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dern-all" table:style-name="ta1">
        <table:shapes>
          <draw:frame draw:z-index="0" draw:style-name="gr1" draw:text-style-name="P1" svg:width="453.51pt" svg:height="255.09pt" svg:x="2.83pt" svg:y="54.06pt">
            <loext:p draw:notify-on-update-of-ranges="'modern-all'.A4:'modern-all'.ALL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1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number-columns-repeated="383" table:default-cell-style-name="Default"/>
        <table:table-row table:style-name="ro1">
          <table:table-cell office:value-type="float" office:value="0.002813" calcext:value-type="float">
            <text:p>0.002813</text:p>
          </table:table-cell>
          <table:table-cell office:value-type="float" office:value="0.006901" calcext:value-type="float">
            <text:p>0.006901</text:p>
          </table:table-cell>
          <table:table-cell office:value-type="float" office:value="0.010823" calcext:value-type="float">
            <text:p>0.010823</text:p>
          </table:table-cell>
          <table:table-cell office:value-type="float" office:value="0.014969" calcext:value-type="float">
            <text:p>0.014969</text:p>
          </table:table-cell>
          <table:table-cell office:value-type="float" office:value="0.019313" calcext:value-type="float">
            <text:p>0.019313</text:p>
          </table:table-cell>
          <table:table-cell office:value-type="float" office:value="0.020541" calcext:value-type="float">
            <text:p>0.020541</text:p>
          </table:table-cell>
          <table:table-cell office:value-type="float" office:value="0.012975" calcext:value-type="float">
            <text:p>0.012975</text:p>
          </table:table-cell>
          <table:table-cell office:value-type="float" office:value="0.015871" calcext:value-type="float">
            <text:p>0.015871</text:p>
          </table:table-cell>
          <table:table-cell office:value-type="float" office:value="0.018232" calcext:value-type="float">
            <text:p>0.018232</text:p>
          </table:table-cell>
          <table:table-cell office:value-type="float" office:value="0.019694" calcext:value-type="float">
            <text:p>0.019694</text:p>
          </table:table-cell>
          <table:table-cell office:value-type="float" office:value="0.022577" calcext:value-type="float">
            <text:p>0.022577</text:p>
          </table:table-cell>
          <table:table-cell office:value-type="float" office:value="0.025887" calcext:value-type="float">
            <text:p>0.025887</text:p>
          </table:table-cell>
          <table:table-cell office:value-type="float" office:value="0.028882" calcext:value-type="float">
            <text:p>0.028882</text:p>
          </table:table-cell>
          <table:table-cell office:value-type="float" office:value="0.032384" calcext:value-type="float">
            <text:p>0.032384</text:p>
          </table:table-cell>
          <table:table-cell office:value-type="float" office:value="0.036266" calcext:value-type="float">
            <text:p>0.036266</text:p>
          </table:table-cell>
          <table:table-cell office:value-type="float" office:value="0.039759" calcext:value-type="float">
            <text:p>0.039759</text:p>
          </table:table-cell>
          <table:table-cell office:value-type="float" office:value="0.043425" calcext:value-type="float">
            <text:p>0.043425</text:p>
          </table:table-cell>
          <table:table-cell office:value-type="float" office:value="0.048057" calcext:value-type="float">
            <text:p>0.048057</text:p>
          </table:table-cell>
          <table:table-cell office:value-type="float" office:value="0.051566" calcext:value-type="float">
            <text:p>0.051566</text:p>
          </table:table-cell>
          <table:table-cell office:value-type="float" office:value="0.055278" calcext:value-type="float">
            <text:p>0.055278</text:p>
          </table:table-cell>
          <table:table-cell office:value-type="float" office:value="0.059897" calcext:value-type="float">
            <text:p>0.059897</text:p>
          </table:table-cell>
          <table:table-cell office:value-type="float" office:value="0.063933" calcext:value-type="float">
            <text:p>0.063933</text:p>
          </table:table-cell>
          <table:table-cell office:value-type="float" office:value="0.068651" calcext:value-type="float">
            <text:p>0.068651</text:p>
          </table:table-cell>
          <table:table-cell office:value-type="float" office:value="0.072922" calcext:value-type="float">
            <text:p>0.072922</text:p>
          </table:table-cell>
          <table:table-cell office:value-type="float" office:value="0.090625" calcext:value-type="float">
            <text:p>0.090625</text:p>
          </table:table-cell>
          <table:table-cell office:value-type="float" office:value="0.083905" calcext:value-type="float">
            <text:p>0.083905</text:p>
          </table:table-cell>
          <table:table-cell office:value-type="float" office:value="0.09016" calcext:value-type="float">
            <text:p>0.09016</text:p>
          </table:table-cell>
          <table:table-cell office:value-type="float" office:value="0.094726" calcext:value-type="float">
            <text:p>0.094726</text:p>
          </table:table-cell>
          <table:table-cell office:value-type="float" office:value="0.097869" calcext:value-type="float">
            <text:p>0.097869</text:p>
          </table:table-cell>
          <table:table-cell office:value-type="float" office:value="0.110861" calcext:value-type="float">
            <text:p>0.110861</text:p>
          </table:table-cell>
          <table:table-cell office:value-type="float" office:value="0.10773" calcext:value-type="float">
            <text:p>0.10773</text:p>
          </table:table-cell>
          <table:table-cell office:value-type="float" office:value="0.112454" calcext:value-type="float">
            <text:p>0.112454</text:p>
          </table:table-cell>
          <table:table-cell office:value-type="float" office:value="0.120557" calcext:value-type="float">
            <text:p>0.120557</text:p>
          </table:table-cell>
          <table:table-cell office:value-type="float" office:value="0.123823" calcext:value-type="float">
            <text:p>0.123823</text:p>
          </table:table-cell>
          <table:table-cell office:value-type="float" office:value="0.133621" calcext:value-type="float">
            <text:p>0.133621</text:p>
          </table:table-cell>
          <table:table-cell office:value-type="float" office:value="0.14741" calcext:value-type="float">
            <text:p>0.14741</text:p>
          </table:table-cell>
          <table:table-cell office:value-type="float" office:value="0.145177" calcext:value-type="float">
            <text:p>0.145177</text:p>
          </table:table-cell>
          <table:table-cell office:value-type="float" office:value="0.146649" calcext:value-type="float">
            <text:p>0.146649</text:p>
          </table:table-cell>
          <table:table-cell office:value-type="float" office:value="0.156063" calcext:value-type="float">
            <text:p>0.156063</text:p>
          </table:table-cell>
          <table:table-cell office:value-type="float" office:value="0.159058" calcext:value-type="float">
            <text:p>0.159058</text:p>
          </table:table-cell>
          <table:table-cell office:value-type="float" office:value="0.166717" calcext:value-type="float">
            <text:p>0.166717</text:p>
          </table:table-cell>
          <table:table-cell office:value-type="float" office:value="0.171564" calcext:value-type="float">
            <text:p>0.171564</text:p>
          </table:table-cell>
          <table:table-cell office:value-type="float" office:value="0.175686" calcext:value-type="float">
            <text:p>0.175686</text:p>
          </table:table-cell>
          <table:table-cell office:value-type="float" office:value="0.202097" calcext:value-type="float">
            <text:p>0.202097</text:p>
          </table:table-cell>
          <table:table-cell office:value-type="float" office:value="0.193092" calcext:value-type="float">
            <text:p>0.193092</text:p>
          </table:table-cell>
          <table:table-cell office:value-type="float" office:value="0.212687" calcext:value-type="float">
            <text:p>0.212687</text:p>
          </table:table-cell>
          <table:table-cell office:value-type="float" office:value="0.204136" calcext:value-type="float">
            <text:p>0.204136</text:p>
          </table:table-cell>
          <table:table-cell office:value-type="float" office:value="0.213153" calcext:value-type="float">
            <text:p>0.213153</text:p>
          </table:table-cell>
          <table:table-cell office:value-type="float" office:value="0.218239" calcext:value-type="float">
            <text:p>0.218239</text:p>
          </table:table-cell>
          <table:table-cell office:value-type="float" office:value="0.224095" calcext:value-type="float">
            <text:p>0.224095</text:p>
          </table:table-cell>
          <table:table-cell office:value-type="float" office:value="0.247511" calcext:value-type="float">
            <text:p>0.247511</text:p>
          </table:table-cell>
          <table:table-cell office:value-type="float" office:value="0.237056" calcext:value-type="float">
            <text:p>0.237056</text:p>
          </table:table-cell>
          <table:table-cell office:value-type="float" office:value="0.241375" calcext:value-type="float">
            <text:p>0.241375</text:p>
          </table:table-cell>
          <table:table-cell office:value-type="float" office:value="0.248719" calcext:value-type="float">
            <text:p>0.248719</text:p>
          </table:table-cell>
          <table:table-cell office:value-type="float" office:value="0.265654" calcext:value-type="float">
            <text:p>0.265654</text:p>
          </table:table-cell>
          <table:table-cell office:value-type="float" office:value="0.27524" calcext:value-type="float">
            <text:p>0.27524</text:p>
          </table:table-cell>
          <table:table-cell office:value-type="float" office:value="0.281669" calcext:value-type="float">
            <text:p>0.281669</text:p>
          </table:table-cell>
          <table:table-cell office:value-type="float" office:value="0.295769" calcext:value-type="float">
            <text:p>0.295769</text:p>
          </table:table-cell>
          <table:table-cell office:value-type="float" office:value="0.298723" calcext:value-type="float">
            <text:p>0.298723</text:p>
          </table:table-cell>
          <table:table-cell office:value-type="float" office:value="0.306557" calcext:value-type="float">
            <text:p>0.306557</text:p>
          </table:table-cell>
          <table:table-cell office:value-type="float" office:value="0.330436" calcext:value-type="float">
            <text:p>0.330436</text:p>
          </table:table-cell>
          <table:table-cell office:value-type="float" office:value="0.322078" calcext:value-type="float">
            <text:p>0.322078</text:p>
          </table:table-cell>
          <table:table-cell office:value-type="float" office:value="0.32158" calcext:value-type="float">
            <text:p>0.32158</text:p>
          </table:table-cell>
          <table:table-cell office:value-type="float" office:value="0.339197" calcext:value-type="float">
            <text:p>0.339197</text:p>
          </table:table-cell>
          <table:table-cell office:value-type="float" office:value="0.348398" calcext:value-type="float">
            <text:p>0.348398</text:p>
          </table:table-cell>
          <table:table-cell office:value-type="float" office:value="0.343221" calcext:value-type="float">
            <text:p>0.343221</text:p>
          </table:table-cell>
          <table:table-cell office:value-type="float" office:value="0.347591" calcext:value-type="float">
            <text:p>0.347591</text:p>
          </table:table-cell>
          <table:table-cell office:value-type="float" office:value="0.37159" calcext:value-type="float">
            <text:p>0.37159</text:p>
          </table:table-cell>
          <table:table-cell office:value-type="float" office:value="0.399861" calcext:value-type="float">
            <text:p>0.399861</text:p>
          </table:table-cell>
          <table:table-cell office:value-type="float" office:value="0.397536" calcext:value-type="float">
            <text:p>0.397536</text:p>
          </table:table-cell>
          <table:table-cell office:value-type="float" office:value="0.376407" calcext:value-type="float">
            <text:p>0.376407</text:p>
          </table:table-cell>
          <table:table-cell office:value-type="float" office:value="0.383539" calcext:value-type="float">
            <text:p>0.383539</text:p>
          </table:table-cell>
          <table:table-cell office:value-type="float" office:value="0.401363" calcext:value-type="float">
            <text:p>0.401363</text:p>
          </table:table-cell>
          <table:table-cell office:value-type="float" office:value="0.398731" calcext:value-type="float">
            <text:p>0.398731</text:p>
          </table:table-cell>
          <table:table-cell office:value-type="float" office:value="0.407308" calcext:value-type="float">
            <text:p>0.407308</text:p>
          </table:table-cell>
          <table:table-cell office:value-type="float" office:value="0.416413" calcext:value-type="float">
            <text:p>0.416413</text:p>
          </table:table-cell>
          <table:table-cell office:value-type="float" office:value="0.424715" calcext:value-type="float">
            <text:p>0.424715</text:p>
          </table:table-cell>
          <table:table-cell office:value-type="float" office:value="0.432402" calcext:value-type="float">
            <text:p>0.432402</text:p>
          </table:table-cell>
          <table:table-cell office:value-type="float" office:value="0.440818" calcext:value-type="float">
            <text:p>0.440818</text:p>
          </table:table-cell>
          <table:table-cell office:value-type="float" office:value="0.44918" calcext:value-type="float">
            <text:p>0.44918</text:p>
          </table:table-cell>
          <table:table-cell office:value-type="float" office:value="0.45913" calcext:value-type="float">
            <text:p>0.45913</text:p>
          </table:table-cell>
          <table:table-cell office:value-type="float" office:value="0.466214" calcext:value-type="float">
            <text:p>0.466214</text:p>
          </table:table-cell>
          <table:table-cell office:value-type="float" office:value="0.472942" calcext:value-type="float">
            <text:p>0.472942</text:p>
          </table:table-cell>
          <table:table-cell office:value-type="float" office:value="0.485301" calcext:value-type="float">
            <text:p>0.485301</text:p>
          </table:table-cell>
          <table:table-cell office:value-type="float" office:value="0.494422" calcext:value-type="float">
            <text:p>0.494422</text:p>
          </table:table-cell>
          <table:table-cell office:value-type="float" office:value="0.500739" calcext:value-type="float">
            <text:p>0.500739</text:p>
          </table:table-cell>
          <table:table-cell office:value-type="float" office:value="0.508248" calcext:value-type="float">
            <text:p>0.508248</text:p>
          </table:table-cell>
          <table:table-cell office:value-type="float" office:value="0.517509" calcext:value-type="float">
            <text:p>0.517509</text:p>
          </table:table-cell>
          <table:table-cell office:value-type="float" office:value="0.526205" calcext:value-type="float">
            <text:p>0.526205</text:p>
          </table:table-cell>
          <table:table-cell office:value-type="float" office:value="0.55317" calcext:value-type="float">
            <text:p>0.55317</text:p>
          </table:table-cell>
          <table:table-cell office:value-type="float" office:value="0.545271" calcext:value-type="float">
            <text:p>0.545271</text:p>
          </table:table-cell>
          <table:table-cell office:value-type="float" office:value="0.556851" calcext:value-type="float">
            <text:p>0.556851</text:p>
          </table:table-cell>
          <table:table-cell office:value-type="float" office:value="0.563327" calcext:value-type="float">
            <text:p>0.563327</text:p>
          </table:table-cell>
          <table:table-cell office:value-type="float" office:value="0.571514" calcext:value-type="float">
            <text:p>0.571514</text:p>
          </table:table-cell>
          <table:table-cell office:value-type="float" office:value="0.583082" calcext:value-type="float">
            <text:p>0.583082</text:p>
          </table:table-cell>
          <table:table-cell office:value-type="float" office:value="0.589514" calcext:value-type="float">
            <text:p>0.589514</text:p>
          </table:table-cell>
          <table:table-cell office:value-type="float" office:value="0.598828" calcext:value-type="float">
            <text:p>0.598828</text:p>
          </table:table-cell>
          <table:table-cell office:value-type="float" office:value="0.608159" calcext:value-type="float">
            <text:p>0.608159</text:p>
          </table:table-cell>
          <table:table-cell office:value-type="float" office:value="0.620018" calcext:value-type="float">
            <text:p>0.620018</text:p>
          </table:table-cell>
          <table:table-cell office:value-type="float" office:value="0.629198" calcext:value-type="float">
            <text:p>0.629198</text:p>
          </table:table-cell>
          <table:table-cell office:value-type="float" office:value="0.638308" calcext:value-type="float">
            <text:p>0.638308</text:p>
          </table:table-cell>
          <table:table-cell office:value-type="float" office:value="0.647543" calcext:value-type="float">
            <text:p>0.647543</text:p>
          </table:table-cell>
          <table:table-cell office:value-type="float" office:value="0.656492" calcext:value-type="float">
            <text:p>0.656492</text:p>
          </table:table-cell>
          <table:table-cell office:value-type="float" office:value="0.665403" calcext:value-type="float">
            <text:p>0.665403</text:p>
          </table:table-cell>
          <table:table-cell office:value-type="float" office:value="0.674965" calcext:value-type="float">
            <text:p>0.674965</text:p>
          </table:table-cell>
          <table:table-cell office:value-type="float" office:value="0.688163" calcext:value-type="float">
            <text:p>0.688163</text:p>
          </table:table-cell>
          <table:table-cell office:value-type="float" office:value="0.694243" calcext:value-type="float">
            <text:p>0.694243</text:p>
          </table:table-cell>
          <table:table-cell office:value-type="float" office:value="0.704995" calcext:value-type="float">
            <text:p>0.704995</text:p>
          </table:table-cell>
          <table:table-cell office:value-type="float" office:value="0.716254" calcext:value-type="float">
            <text:p>0.716254</text:p>
          </table:table-cell>
          <table:table-cell office:value-type="float" office:value="0.725463" calcext:value-type="float">
            <text:p>0.725463</text:p>
          </table:table-cell>
          <table:table-cell office:value-type="float" office:value="0.745817" calcext:value-type="float">
            <text:p>0.745817</text:p>
          </table:table-cell>
          <table:table-cell office:value-type="float" office:value="0.775194" calcext:value-type="float">
            <text:p>0.775194</text:p>
          </table:table-cell>
          <table:table-cell office:value-type="float" office:value="0.787298" calcext:value-type="float">
            <text:p>0.787298</text:p>
          </table:table-cell>
          <table:table-cell office:value-type="float" office:value="0.779783" calcext:value-type="float">
            <text:p>0.779783</text:p>
          </table:table-cell>
          <table:table-cell office:value-type="float" office:value="0.800867" calcext:value-type="float">
            <text:p>0.800867</text:p>
          </table:table-cell>
          <table:table-cell office:value-type="float" office:value="0.813312" calcext:value-type="float">
            <text:p>0.813312</text:p>
          </table:table-cell>
          <table:table-cell office:value-type="float" office:value="0.865913" calcext:value-type="float">
            <text:p>0.865913</text:p>
          </table:table-cell>
          <table:table-cell office:value-type="float" office:value="0.848971" calcext:value-type="float">
            <text:p>0.848971</text:p>
          </table:table-cell>
          <table:table-cell office:value-type="float" office:value="0.833581" calcext:value-type="float">
            <text:p>0.833581</text:p>
          </table:table-cell>
          <table:table-cell office:value-type="float" office:value="0.829818" calcext:value-type="float">
            <text:p>0.829818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719" calcext:value-type="float">
            <text:p>0.84719</text:p>
          </table:table-cell>
          <table:table-cell office:value-type="float" office:value="0.854629" calcext:value-type="float">
            <text:p>0.854629</text:p>
          </table:table-cell>
          <table:table-cell office:value-type="float" office:value="0.870176" calcext:value-type="float">
            <text:p>0.870176</text:p>
          </table:table-cell>
          <table:table-cell office:value-type="float" office:value="0.876055" calcext:value-type="float">
            <text:p>0.876055</text:p>
          </table:table-cell>
          <table:table-cell office:value-type="float" office:value="0.89037" calcext:value-type="float">
            <text:p>0.89037</text:p>
          </table:table-cell>
          <table:table-cell office:value-type="float" office:value="0.895136" calcext:value-type="float">
            <text:p>0.895136</text:p>
          </table:table-cell>
          <table:table-cell office:value-type="float" office:value="0.963076" calcext:value-type="float">
            <text:p>0.963076</text:p>
          </table:table-cell>
          <table:table-cell office:value-type="float" office:value="1.023514" calcext:value-type="float">
            <text:p>1.023514</text:p>
          </table:table-cell>
          <table:table-cell office:value-type="float" office:value="0.985335" calcext:value-type="float">
            <text:p>0.985335</text:p>
          </table:table-cell>
          <table:table-cell office:value-type="float" office:value="0.967596" calcext:value-type="float">
            <text:p>0.967596</text:p>
          </table:table-cell>
          <table:table-cell office:value-type="float" office:value="1.026863" calcext:value-type="float">
            <text:p>1.026863</text:p>
          </table:table-cell>
          <table:table-cell office:value-type="float" office:value="1.022183" calcext:value-type="float">
            <text:p>1.022183</text:p>
          </table:table-cell>
          <table:table-cell office:value-type="float" office:value="1.009473" calcext:value-type="float">
            <text:p>1.009473</text:p>
          </table:table-cell>
          <table:table-cell office:value-type="float" office:value="1.056775" calcext:value-type="float">
            <text:p>1.056775</text:p>
          </table:table-cell>
          <table:table-cell office:value-type="float" office:value="1.050483" calcext:value-type="float">
            <text:p>1.050483</text:p>
          </table:table-cell>
          <table:table-cell office:value-type="float" office:value="1.031632" calcext:value-type="float">
            <text:p>1.031632</text:p>
          </table:table-cell>
          <table:table-cell office:value-type="float" office:value="1.046214" calcext:value-type="float">
            <text:p>1.046214</text:p>
          </table:table-cell>
          <table:table-cell office:value-type="float" office:value="1.05952" calcext:value-type="float">
            <text:p>1.05952</text:p>
          </table:table-cell>
          <table:table-cell office:value-type="float" office:value="1.084988" calcext:value-type="float">
            <text:p>1.084988</text:p>
          </table:table-cell>
          <table:table-cell office:value-type="float" office:value="1.097745" calcext:value-type="float">
            <text:p>1.097745</text:p>
          </table:table-cell>
          <table:table-cell office:value-type="float" office:value="1.087454" calcext:value-type="float">
            <text:p>1.087454</text:p>
          </table:table-cell>
          <table:table-cell office:value-type="float" office:value="1.09662" calcext:value-type="float">
            <text:p>1.09662</text:p>
          </table:table-cell>
          <table:table-cell office:value-type="float" office:value="1.110148" calcext:value-type="float">
            <text:p>1.110148</text:p>
          </table:table-cell>
          <table:table-cell office:value-type="float" office:value="1.120089" calcext:value-type="float">
            <text:p>1.120089</text:p>
          </table:table-cell>
          <table:table-cell office:value-type="float" office:value="1.131603" calcext:value-type="float">
            <text:p>1.131603</text:p>
          </table:table-cell>
          <table:table-cell office:value-type="float" office:value="1.137163" calcext:value-type="float">
            <text:p>1.137163</text:p>
          </table:table-cell>
          <table:table-cell office:value-type="float" office:value="1.149117" calcext:value-type="float">
            <text:p>1.149117</text:p>
          </table:table-cell>
          <table:table-cell office:value-type="float" office:value="1.157983" calcext:value-type="float">
            <text:p>1.157983</text:p>
          </table:table-cell>
          <table:table-cell office:value-type="float" office:value="1.175911" calcext:value-type="float">
            <text:p>1.175911</text:p>
          </table:table-cell>
          <table:table-cell office:value-type="float" office:value="1.192077" calcext:value-type="float">
            <text:p>1.192077</text:p>
          </table:table-cell>
          <table:table-cell office:value-type="float" office:value="1.19648" calcext:value-type="float">
            <text:p>1.19648</text:p>
          </table:table-cell>
          <table:table-cell office:value-type="float" office:value="1.208013" calcext:value-type="float">
            <text:p>1.208013</text:p>
          </table:table-cell>
          <table:table-cell office:value-type="float" office:value="1.227175" calcext:value-type="float">
            <text:p>1.227175</text:p>
          </table:table-cell>
          <table:table-cell office:value-type="float" office:value="1.240069" calcext:value-type="float">
            <text:p>1.240069</text:p>
          </table:table-cell>
          <table:table-cell office:value-type="float" office:value="1.249742" calcext:value-type="float">
            <text:p>1.249742</text:p>
          </table:table-cell>
          <table:table-cell office:value-type="float" office:value="1.256717" calcext:value-type="float">
            <text:p>1.256717</text:p>
          </table:table-cell>
          <table:table-cell office:value-type="float" office:value="1.271378" calcext:value-type="float">
            <text:p>1.271378</text:p>
          </table:table-cell>
          <table:table-cell office:value-type="float" office:value="1.286049" calcext:value-type="float">
            <text:p>1.286049</text:p>
          </table:table-cell>
          <table:table-cell office:value-type="float" office:value="1.291616" calcext:value-type="float">
            <text:p>1.291616</text:p>
          </table:table-cell>
          <table:table-cell office:value-type="float" office:value="1.306437" calcext:value-type="float">
            <text:p>1.306437</text:p>
          </table:table-cell>
          <table:table-cell office:value-type="float" office:value="1.320083" calcext:value-type="float">
            <text:p>1.320083</text:p>
          </table:table-cell>
          <table:table-cell office:value-type="float" office:value="1.334375" calcext:value-type="float">
            <text:p>1.334375</text:p>
          </table:table-cell>
          <table:table-cell office:value-type="float" office:value="1.344354" calcext:value-type="float">
            <text:p>1.344354</text:p>
          </table:table-cell>
          <table:table-cell office:value-type="float" office:value="1.352703" calcext:value-type="float">
            <text:p>1.352703</text:p>
          </table:table-cell>
          <table:table-cell office:value-type="float" office:value="1.365259" calcext:value-type="float">
            <text:p>1.365259</text:p>
          </table:table-cell>
          <table:table-cell office:value-type="float" office:value="1.377914" calcext:value-type="float">
            <text:p>1.377914</text:p>
          </table:table-cell>
          <table:table-cell office:value-type="float" office:value="1.391802" calcext:value-type="float">
            <text:p>1.391802</text:p>
          </table:table-cell>
          <table:table-cell office:value-type="float" office:value="1.405097" calcext:value-type="float">
            <text:p>1.405097</text:p>
          </table:table-cell>
          <table:table-cell office:value-type="float" office:value="1.422474" calcext:value-type="float">
            <text:p>1.422474</text:p>
          </table:table-cell>
          <table:table-cell office:value-type="float" office:value="1.456968" calcext:value-type="float">
            <text:p>1.456968</text:p>
          </table:table-cell>
          <table:table-cell office:value-type="float" office:value="1.471078" calcext:value-type="float">
            <text:p>1.471078</text:p>
          </table:table-cell>
          <table:table-cell office:value-type="float" office:value="1.469614" calcext:value-type="float">
            <text:p>1.469614</text:p>
          </table:table-cell>
          <table:table-cell office:value-type="float" office:value="1.467429" calcext:value-type="float">
            <text:p>1.467429</text:p>
          </table:table-cell>
          <table:table-cell office:value-type="float" office:value="1.479724" calcext:value-type="float">
            <text:p>1.479724</text:p>
          </table:table-cell>
          <table:table-cell office:value-type="float" office:value="1.496466" calcext:value-type="float">
            <text:p>1.496466</text:p>
          </table:table-cell>
          <table:table-cell office:value-type="float" office:value="1.511034" calcext:value-type="float">
            <text:p>1.511034</text:p>
          </table:table-cell>
          <table:table-cell office:value-type="float" office:value="1.517129" calcext:value-type="float">
            <text:p>1.517129</text:p>
          </table:table-cell>
          <table:table-cell office:value-type="float" office:value="1.530842" calcext:value-type="float">
            <text:p>1.530842</text:p>
          </table:table-cell>
          <table:table-cell office:value-type="float" office:value="1.549002" calcext:value-type="float">
            <text:p>1.549002</text:p>
          </table:table-cell>
          <table:table-cell office:value-type="float" office:value="1.557188" calcext:value-type="float">
            <text:p>1.557188</text:p>
          </table:table-cell>
          <table:table-cell office:value-type="float" office:value="1.576679" calcext:value-type="float">
            <text:p>1.576679</text:p>
          </table:table-cell>
          <table:table-cell office:value-type="float" office:value="1.582765" calcext:value-type="float">
            <text:p>1.582765</text:p>
          </table:table-cell>
          <table:table-cell office:value-type="float" office:value="1.599422" calcext:value-type="float">
            <text:p>1.599422</text:p>
          </table:table-cell>
          <table:table-cell office:value-type="float" office:value="1.624201" calcext:value-type="float">
            <text:p>1.624201</text:p>
          </table:table-cell>
          <table:table-cell office:value-type="float" office:value="1.643559" calcext:value-type="float">
            <text:p>1.643559</text:p>
          </table:table-cell>
          <table:table-cell office:value-type="float" office:value="1.773343" calcext:value-type="float">
            <text:p>1.773343</text:p>
          </table:table-cell>
          <table:table-cell office:value-type="float" office:value="1.706976" calcext:value-type="float">
            <text:p>1.706976</text:p>
          </table:table-cell>
          <table:table-cell office:value-type="float" office:value="1.687378" calcext:value-type="float">
            <text:p>1.687378</text:p>
          </table:table-cell>
          <table:table-cell office:value-type="float" office:value="1.704809" calcext:value-type="float">
            <text:p>1.704809</text:p>
          </table:table-cell>
          <table:table-cell office:value-type="float" office:value="1.817496" calcext:value-type="float">
            <text:p>1.817496</text:p>
          </table:table-cell>
          <table:table-cell office:value-type="float" office:value="1.704124" calcext:value-type="float">
            <text:p>1.704124</text:p>
          </table:table-cell>
          <table:table-cell office:value-type="float" office:value="1.704996" calcext:value-type="float">
            <text:p>1.704996</text:p>
          </table:table-cell>
          <table:table-cell office:value-type="float" office:value="1.773478" calcext:value-type="float">
            <text:p>1.773478</text:p>
          </table:table-cell>
          <table:table-cell office:value-type="float" office:value="1.855237" calcext:value-type="float">
            <text:p>1.855237</text:p>
          </table:table-cell>
          <table:table-cell office:value-type="float" office:value="1.767653" calcext:value-type="float">
            <text:p>1.767653</text:p>
          </table:table-cell>
          <table:table-cell office:value-type="float" office:value="1.849661" calcext:value-type="float">
            <text:p>1.849661</text:p>
          </table:table-cell>
          <table:table-cell office:value-type="float" office:value="1.774487" calcext:value-type="float">
            <text:p>1.774487</text:p>
          </table:table-cell>
          <table:table-cell office:value-type="float" office:value="1.868388" calcext:value-type="float">
            <text:p>1.868388</text:p>
          </table:table-cell>
          <table:table-cell office:value-type="float" office:value="1.805971" calcext:value-type="float">
            <text:p>1.805971</text:p>
          </table:table-cell>
          <table:table-cell office:value-type="float" office:value="1.798892" calcext:value-type="float">
            <text:p>1.798892</text:p>
          </table:table-cell>
          <table:table-cell office:value-type="float" office:value="1.924456" calcext:value-type="float">
            <text:p>1.924456</text:p>
          </table:table-cell>
          <table:table-cell office:value-type="float" office:value="1.871214" calcext:value-type="float">
            <text:p>1.871214</text:p>
          </table:table-cell>
          <table:table-cell office:value-type="float" office:value="2.059222" calcext:value-type="float">
            <text:p>2.059222</text:p>
          </table:table-cell>
          <table:table-cell office:value-type="float" office:value="1.96832" calcext:value-type="float">
            <text:p>1.96832</text:p>
          </table:table-cell>
          <table:table-cell office:value-type="float" office:value="2.031587" calcext:value-type="float">
            <text:p>2.031587</text:p>
          </table:table-cell>
          <table:table-cell office:value-type="float" office:value="1.921803" calcext:value-type="float">
            <text:p>1.921803</text:p>
          </table:table-cell>
          <table:table-cell office:value-type="float" office:value="2.031808" calcext:value-type="float">
            <text:p>2.031808</text:p>
          </table:table-cell>
          <table:table-cell office:value-type="float" office:value="1.965232" calcext:value-type="float">
            <text:p>1.965232</text:p>
          </table:table-cell>
          <table:table-cell office:value-type="float" office:value="2.009842" calcext:value-type="float">
            <text:p>2.009842</text:p>
          </table:table-cell>
          <table:table-cell office:value-type="float" office:value="1.951572" calcext:value-type="float">
            <text:p>1.951572</text:p>
          </table:table-cell>
          <table:table-cell office:value-type="float" office:value="2.054524" calcext:value-type="float">
            <text:p>2.054524</text:p>
          </table:table-cell>
          <table:table-cell office:value-type="float" office:value="2.028612" calcext:value-type="float">
            <text:p>2.028612</text:p>
          </table:table-cell>
          <table:table-cell office:value-type="float" office:value="2.130007" calcext:value-type="float">
            <text:p>2.130007</text:p>
          </table:table-cell>
          <table:table-cell office:value-type="float" office:value="2.154003" calcext:value-type="float">
            <text:p>2.154003</text:p>
          </table:table-cell>
          <table:table-cell office:value-type="float" office:value="1.995479" calcext:value-type="float">
            <text:p>1.995479</text:p>
          </table:table-cell>
          <table:table-cell office:value-type="float" office:value="2.037304" calcext:value-type="float">
            <text:p>2.037304</text:p>
          </table:table-cell>
          <table:table-cell office:value-type="float" office:value="2.204447" calcext:value-type="float">
            <text:p>2.204447</text:p>
          </table:table-cell>
          <table:table-cell office:value-type="float" office:value="2.259984" calcext:value-type="float">
            <text:p>2.259984</text:p>
          </table:table-cell>
          <table:table-cell office:value-type="float" office:value="2.153525" calcext:value-type="float">
            <text:p>2.153525</text:p>
          </table:table-cell>
          <table:table-cell office:value-type="float" office:value="2.1461" calcext:value-type="float">
            <text:p>2.1461</text:p>
          </table:table-cell>
          <table:table-cell office:value-type="float" office:value="2.151541" calcext:value-type="float">
            <text:p>2.151541</text:p>
          </table:table-cell>
          <table:table-cell office:value-type="float" office:value="2.156966" calcext:value-type="float">
            <text:p>2.156966</text:p>
          </table:table-cell>
          <table:table-cell office:value-type="float" office:value="2.16335" calcext:value-type="float">
            <text:p>2.16335</text:p>
          </table:table-cell>
          <table:table-cell office:value-type="float" office:value="2.189893" calcext:value-type="float">
            <text:p>2.189893</text:p>
          </table:table-cell>
          <table:table-cell office:value-type="float" office:value="2.191483" calcext:value-type="float">
            <text:p>2.191483</text:p>
          </table:table-cell>
          <table:table-cell office:value-type="float" office:value="2.222747" calcext:value-type="float">
            <text:p>2.222747</text:p>
          </table:table-cell>
          <table:table-cell office:value-type="float" office:value="2.222029" calcext:value-type="float">
            <text:p>2.222029</text:p>
          </table:table-cell>
          <table:table-cell office:value-type="float" office:value="2.244998" calcext:value-type="float">
            <text:p>2.244998</text:p>
          </table:table-cell>
          <table:table-cell office:value-type="float" office:value="2.252388" calcext:value-type="float">
            <text:p>2.252388</text:p>
          </table:table-cell>
          <table:table-cell office:value-type="float" office:value="2.272336" calcext:value-type="float">
            <text:p>2.272336</text:p>
          </table:table-cell>
          <table:table-cell office:value-type="float" office:value="2.308389" calcext:value-type="float">
            <text:p>2.308389</text:p>
          </table:table-cell>
          <table:table-cell office:value-type="float" office:value="2.298107" calcext:value-type="float">
            <text:p>2.298107</text:p>
          </table:table-cell>
          <table:table-cell office:value-type="float" office:value="2.320404" calcext:value-type="float">
            <text:p>2.320404</text:p>
          </table:table-cell>
          <table:table-cell office:value-type="float" office:value="2.333241" calcext:value-type="float">
            <text:p>2.333241</text:p>
          </table:table-cell>
          <table:table-cell office:value-type="float" office:value="2.359945" calcext:value-type="float">
            <text:p>2.359945</text:p>
          </table:table-cell>
          <table:table-cell office:value-type="float" office:value="2.364286" calcext:value-type="float">
            <text:p>2.364286</text:p>
          </table:table-cell>
          <table:table-cell office:value-type="float" office:value="2.378718" calcext:value-type="float">
            <text:p>2.378718</text:p>
          </table:table-cell>
          <table:table-cell office:value-type="float" office:value="2.401483" calcext:value-type="float">
            <text:p>2.401483</text:p>
          </table:table-cell>
          <table:table-cell office:value-type="float" office:value="2.396114" calcext:value-type="float">
            <text:p>2.396114</text:p>
          </table:table-cell>
          <table:table-cell office:value-type="float" office:value="2.419103" calcext:value-type="float">
            <text:p>2.419103</text:p>
          </table:table-cell>
          <table:table-cell office:value-type="float" office:value="2.435928" calcext:value-type="float">
            <text:p>2.435928</text:p>
          </table:table-cell>
          <table:table-cell office:value-type="float" office:value="2.471386" calcext:value-type="float">
            <text:p>2.471386</text:p>
          </table:table-cell>
          <table:table-cell office:value-type="float" office:value="2.468067" calcext:value-type="float">
            <text:p>2.468067</text:p>
          </table:table-cell>
          <table:table-cell office:value-type="float" office:value="2.48258" calcext:value-type="float">
            <text:p>2.48258</text:p>
          </table:table-cell>
          <table:table-cell office:value-type="float" office:value="2.497609" calcext:value-type="float">
            <text:p>2.497609</text:p>
          </table:table-cell>
          <table:table-cell office:value-type="float" office:value="2.512006" calcext:value-type="float">
            <text:p>2.512006</text:p>
          </table:table-cell>
          <table:table-cell office:value-type="float" office:value="2.525204" calcext:value-type="float">
            <text:p>2.525204</text:p>
          </table:table-cell>
          <table:table-cell office:value-type="float" office:value="2.541114" calcext:value-type="float">
            <text:p>2.541114</text:p>
          </table:table-cell>
          <table:table-cell office:value-type="float" office:value="2.561416" calcext:value-type="float">
            <text:p>2.561416</text:p>
          </table:table-cell>
          <table:table-cell office:value-type="float" office:value="2.588136" calcext:value-type="float">
            <text:p>2.588136</text:p>
          </table:table-cell>
          <table:table-cell office:value-type="float" office:value="2.596064" calcext:value-type="float">
            <text:p>2.596064</text:p>
          </table:table-cell>
          <table:table-cell office:value-type="float" office:value="2.600007" calcext:value-type="float">
            <text:p>2.600007</text:p>
          </table:table-cell>
          <table:table-cell office:value-type="float" office:value="2.619101" calcext:value-type="float">
            <text:p>2.619101</text:p>
          </table:table-cell>
          <table:table-cell office:value-type="float" office:value="2.623996" calcext:value-type="float">
            <text:p>2.623996</text:p>
          </table:table-cell>
          <table:table-cell office:value-type="float" office:value="2.65059" calcext:value-type="float">
            <text:p>2.65059</text:p>
          </table:table-cell>
          <table:table-cell office:value-type="float" office:value="2.663108" calcext:value-type="float">
            <text:p>2.663108</text:p>
          </table:table-cell>
          <table:table-cell office:value-type="float" office:value="2.671216" calcext:value-type="float">
            <text:p>2.671216</text:p>
          </table:table-cell>
          <table:table-cell office:value-type="float" office:value="2.693221" calcext:value-type="float">
            <text:p>2.693221</text:p>
          </table:table-cell>
          <table:table-cell office:value-type="float" office:value="2.713505" calcext:value-type="float">
            <text:p>2.713505</text:p>
          </table:table-cell>
          <table:table-cell office:value-type="float" office:value="2.724541" calcext:value-type="float">
            <text:p>2.724541</text:p>
          </table:table-cell>
          <table:table-cell office:value-type="float" office:value="2.744349" calcext:value-type="float">
            <text:p>2.744349</text:p>
          </table:table-cell>
          <table:table-cell office:value-type="float" office:value="2.768825" calcext:value-type="float">
            <text:p>2.768825</text:p>
          </table:table-cell>
          <table:table-cell office:value-type="float" office:value="2.792979" calcext:value-type="float">
            <text:p>2.792979</text:p>
          </table:table-cell>
          <table:table-cell office:value-type="float" office:value="2.813093" calcext:value-type="float">
            <text:p>2.813093</text:p>
          </table:table-cell>
          <table:table-cell office:value-type="float" office:value="2.868071" calcext:value-type="float">
            <text:p>2.868071</text:p>
          </table:table-cell>
          <table:table-cell office:value-type="float" office:value="2.915729" calcext:value-type="float">
            <text:p>2.915729</text:p>
          </table:table-cell>
          <table:table-cell office:value-type="float" office:value="2.894364" calcext:value-type="float">
            <text:p>2.894364</text:p>
          </table:table-cell>
          <table:table-cell office:value-type="float" office:value="2.895102" calcext:value-type="float">
            <text:p>2.895102</text:p>
          </table:table-cell>
          <table:table-cell office:value-type="float" office:value="2.917836" calcext:value-type="float">
            <text:p>2.917836</text:p>
          </table:table-cell>
          <table:table-cell office:value-type="float" office:value="2.908128" calcext:value-type="float">
            <text:p>2.908128</text:p>
          </table:table-cell>
          <table:table-cell office:value-type="float" office:value="2.912142" calcext:value-type="float">
            <text:p>2.912142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955554" calcext:value-type="float">
            <text:p>2.955554</text:p>
          </table:table-cell>
          <table:table-cell office:value-type="float" office:value="2.969068" calcext:value-type="float">
            <text:p>2.969068</text:p>
          </table:table-cell>
          <table:table-cell office:value-type="float" office:value="2.989261" calcext:value-type="float">
            <text:p>2.989261</text:p>
          </table:table-cell>
          <table:table-cell office:value-type="float" office:value="3.037076" calcext:value-type="float">
            <text:p>3.037076</text:p>
          </table:table-cell>
          <table:table-cell office:value-type="float" office:value="3.023319" calcext:value-type="float">
            <text:p>3.023319</text:p>
          </table:table-cell>
          <table:table-cell office:value-type="float" office:value="3.044054" calcext:value-type="float">
            <text:p>3.044054</text:p>
          </table:table-cell>
          <table:table-cell office:value-type="float" office:value="3.071211" calcext:value-type="float">
            <text:p>3.071211</text:p>
          </table:table-cell>
          <table:table-cell office:value-type="float" office:value="3.079944" calcext:value-type="float">
            <text:p>3.079944</text:p>
          </table:table-cell>
          <table:table-cell office:value-type="float" office:value="3.103649" calcext:value-type="float">
            <text:p>3.103649</text:p>
          </table:table-cell>
          <table:table-cell office:value-type="float" office:value="3.114862" calcext:value-type="float">
            <text:p>3.114862</text:p>
          </table:table-cell>
          <table:table-cell office:value-type="float" office:value="3.139017" calcext:value-type="float">
            <text:p>3.139017</text:p>
          </table:table-cell>
          <table:table-cell office:value-type="float" office:value="3.146005" calcext:value-type="float">
            <text:p>3.146005</text:p>
          </table:table-cell>
          <table:table-cell office:value-type="float" office:value="3.157341" calcext:value-type="float">
            <text:p>3.157341</text:p>
          </table:table-cell>
          <table:table-cell office:value-type="float" office:value="3.192499" calcext:value-type="float">
            <text:p>3.192499</text:p>
          </table:table-cell>
          <table:table-cell office:value-type="float" office:value="3.18637" calcext:value-type="float">
            <text:p>3.18637</text:p>
          </table:table-cell>
          <table:table-cell office:value-type="float" office:value="3.211158" calcext:value-type="float">
            <text:p>3.211158</text:p>
          </table:table-cell>
          <table:table-cell office:value-type="float" office:value="3.229941" calcext:value-type="float">
            <text:p>3.229941</text:p>
          </table:table-cell>
          <table:table-cell office:value-type="float" office:value="3.227614" calcext:value-type="float">
            <text:p>3.227614</text:p>
          </table:table-cell>
          <table:table-cell office:value-type="float" office:value="3.25671" calcext:value-type="float">
            <text:p>3.25671</text:p>
          </table:table-cell>
          <table:table-cell office:value-type="float" office:value="3.386336" calcext:value-type="float">
            <text:p>3.386336</text:p>
          </table:table-cell>
          <table:table-cell office:value-type="float" office:value="3.608811" calcext:value-type="float">
            <text:p>3.608811</text:p>
          </table:table-cell>
          <table:table-cell office:value-type="float" office:value="3.619224" calcext:value-type="float">
            <text:p>3.619224</text:p>
          </table:table-cell>
          <table:table-cell office:value-type="float" office:value="3.30924" calcext:value-type="float">
            <text:p>3.30924</text:p>
          </table:table-cell>
          <table:table-cell office:value-type="float" office:value="3.248373" calcext:value-type="float">
            <text:p>3.248373</text:p>
          </table:table-cell>
          <table:table-cell office:value-type="float" office:value="3.246173" calcext:value-type="float">
            <text:p>3.246173</text:p>
          </table:table-cell>
          <table:table-cell office:value-type="float" office:value="3.263173" calcext:value-type="float">
            <text:p>3.263173</text:p>
          </table:table-cell>
          <table:table-cell office:value-type="float" office:value="3.309075" calcext:value-type="float">
            <text:p>3.309075</text:p>
          </table:table-cell>
          <table:table-cell office:value-type="float" office:value="3.469366" calcext:value-type="float">
            <text:p>3.469366</text:p>
          </table:table-cell>
          <table:table-cell office:value-type="float" office:value="3.442177" calcext:value-type="float">
            <text:p>3.442177</text:p>
          </table:table-cell>
          <table:table-cell office:value-type="float" office:value="3.559931" calcext:value-type="float">
            <text:p>3.559931</text:p>
          </table:table-cell>
          <table:table-cell office:value-type="float" office:value="3.565865" calcext:value-type="float">
            <text:p>3.565865</text:p>
          </table:table-cell>
          <table:table-cell office:value-type="float" office:value="3.74146" calcext:value-type="float">
            <text:p>3.74146</text:p>
          </table:table-cell>
          <table:table-cell office:value-type="float" office:value="3.681374" calcext:value-type="float">
            <text:p>3.681374</text:p>
          </table:table-cell>
          <table:table-cell office:value-type="float" office:value="3.51103" calcext:value-type="float">
            <text:p>3.51103</text:p>
          </table:table-cell>
          <table:table-cell office:value-type="float" office:value="3.520316" calcext:value-type="float">
            <text:p>3.520316</text:p>
          </table:table-cell>
          <table:table-cell office:value-type="float" office:value="3.525381" calcext:value-type="float">
            <text:p>3.525381</text:p>
          </table:table-cell>
          <table:table-cell office:value-type="float" office:value="3.557001" calcext:value-type="float">
            <text:p>3.557001</text:p>
          </table:table-cell>
          <table:table-cell office:value-type="float" office:value="3.566813" calcext:value-type="float">
            <text:p>3.566813</text:p>
          </table:table-cell>
          <table:table-cell office:value-type="float" office:value="3.592086" calcext:value-type="float">
            <text:p>3.592086</text:p>
          </table:table-cell>
          <table:table-cell office:value-type="float" office:value="3.609152" calcext:value-type="float">
            <text:p>3.609152</text:p>
          </table:table-cell>
          <table:table-cell office:value-type="float" office:value="3.656937" calcext:value-type="float">
            <text:p>3.656937</text:p>
          </table:table-cell>
          <table:table-cell office:value-type="float" office:value="3.636837" calcext:value-type="float">
            <text:p>3.636837</text:p>
          </table:table-cell>
          <table:table-cell office:value-type="float" office:value="3.6888" calcext:value-type="float">
            <text:p>3.6888</text:p>
          </table:table-cell>
          <table:table-cell office:value-type="float" office:value="3.663677" calcext:value-type="float">
            <text:p>3.663677</text:p>
          </table:table-cell>
          <table:table-cell office:value-type="float" office:value="3.65899" calcext:value-type="float">
            <text:p>3.65899</text:p>
          </table:table-cell>
          <table:table-cell office:value-type="float" office:value="3.685018" calcext:value-type="float">
            <text:p>3.685018</text:p>
          </table:table-cell>
          <table:table-cell office:value-type="float" office:value="3.70114" calcext:value-type="float">
            <text:p>3.70114</text:p>
          </table:table-cell>
          <table:table-cell office:value-type="float" office:value="3.721034" calcext:value-type="float">
            <text:p>3.721034</text:p>
          </table:table-cell>
          <table:table-cell office:value-type="float" office:value="3.723582" calcext:value-type="float">
            <text:p>3.723582</text:p>
          </table:table-cell>
          <table:table-cell office:value-type="float" office:value="3.740912" calcext:value-type="float">
            <text:p>3.740912</text:p>
          </table:table-cell>
          <table:table-cell office:value-type="float" office:value="3.77205" calcext:value-type="float">
            <text:p>3.77205</text:p>
          </table:table-cell>
          <table:table-cell office:value-type="float" office:value="3.780099" calcext:value-type="float">
            <text:p>3.780099</text:p>
          </table:table-cell>
          <table:table-cell office:value-type="float" office:value="3.803536" calcext:value-type="float">
            <text:p>3.803536</text:p>
          </table:table-cell>
          <table:table-cell office:value-type="float" office:value="3.815452" calcext:value-type="float">
            <text:p>3.815452</text:p>
          </table:table-cell>
          <table:table-cell office:value-type="float" office:value="3.840583" calcext:value-type="float">
            <text:p>3.840583</text:p>
          </table:table-cell>
          <table:table-cell office:value-type="float" office:value="3.863845" calcext:value-type="float">
            <text:p>3.863845</text:p>
          </table:table-cell>
          <table:table-cell office:value-type="float" office:value="3.863352" calcext:value-type="float">
            <text:p>3.863352</text:p>
          </table:table-cell>
          <table:table-cell office:value-type="float" office:value="3.878878" calcext:value-type="float">
            <text:p>3.878878</text:p>
          </table:table-cell>
          <table:table-cell office:value-type="float" office:value="3.907165" calcext:value-type="float">
            <text:p>3.907165</text:p>
          </table:table-cell>
          <table:table-cell office:value-type="float" office:value="3.930838" calcext:value-type="float">
            <text:p>3.930838</text:p>
          </table:table-cell>
          <table:table-cell office:value-type="float" office:value="3.960459" calcext:value-type="float">
            <text:p>3.960459</text:p>
          </table:table-cell>
          <table:table-cell office:value-type="float" office:value="3.95794" calcext:value-type="float">
            <text:p>3.95794</text:p>
          </table:table-cell>
          <table:table-cell office:value-type="float" office:value="3.967092" calcext:value-type="float">
            <text:p>3.967092</text:p>
          </table:table-cell>
          <table:table-cell office:value-type="float" office:value="3.99478" calcext:value-type="float">
            <text:p>3.99478</text:p>
          </table:table-cell>
          <table:table-cell office:value-type="float" office:value="4.016968" calcext:value-type="float">
            <text:p>4.016968</text:p>
          </table:table-cell>
          <table:table-cell office:value-type="float" office:value="4.041547" calcext:value-type="float">
            <text:p>4.041547</text:p>
          </table:table-cell>
          <table:table-cell office:value-type="float" office:value="4.042922" calcext:value-type="float">
            <text:p>4.042922</text:p>
          </table:table-cell>
          <table:table-cell office:value-type="float" office:value="4.068891" calcext:value-type="float">
            <text:p>4.068891</text:p>
          </table:table-cell>
          <table:table-cell office:value-type="float" office:value="4.0815" calcext:value-type="float">
            <text:p>4.0815</text:p>
          </table:table-cell>
          <table:table-cell office:value-type="float" office:value="4.099422" calcext:value-type="float">
            <text:p>4.099422</text:p>
          </table:table-cell>
          <table:table-cell office:value-type="float" office:value="4.118691" calcext:value-type="float">
            <text:p>4.118691</text:p>
          </table:table-cell>
          <table:table-cell office:value-type="float" office:value="4.140795" calcext:value-type="float">
            <text:p>4.140795</text:p>
          </table:table-cell>
          <table:table-cell office:value-type="float" office:value="4.243604" calcext:value-type="float">
            <text:p>4.243604</text:p>
          </table:table-cell>
          <table:table-cell office:value-type="float" office:value="4.319393" calcext:value-type="float">
            <text:p>4.319393</text:p>
          </table:table-cell>
          <table:table-cell office:value-type="float" office:value="4.443133" calcext:value-type="float">
            <text:p>4.443133</text:p>
          </table:table-cell>
          <table:table-cell office:value-type="float" office:value="4.435209" calcext:value-type="float">
            <text:p>4.435209</text:p>
          </table:table-cell>
          <table:table-cell office:value-type="float" office:value="4.45063" calcext:value-type="float">
            <text:p>4.45063</text:p>
          </table:table-cell>
          <table:table-cell office:value-type="float" office:value="4.330248" calcext:value-type="float">
            <text:p>4.330248</text:p>
          </table:table-cell>
          <table:table-cell office:value-type="float" office:value="4.306085" calcext:value-type="float">
            <text:p>4.306085</text:p>
          </table:table-cell>
          <table:table-cell office:value-type="float" office:value="4.324033" calcext:value-type="float">
            <text:p>4.324033</text:p>
          </table:table-cell>
          <table:table-cell office:value-type="float" office:value="4.344455" calcext:value-type="float">
            <text:p>4.344455</text:p>
          </table:table-cell>
          <table:table-cell office:value-type="float" office:value="4.367414" calcext:value-type="float">
            <text:p>4.367414</text:p>
          </table:table-cell>
          <table:table-cell office:value-type="float" office:value="4.387296" calcext:value-type="float">
            <text:p>4.387296</text:p>
          </table:table-cell>
          <table:table-cell office:value-type="float" office:value="4.401604" calcext:value-type="float">
            <text:p>4.401604</text:p>
          </table:table-cell>
          <table:table-cell office:value-type="float" office:value="4.426986" calcext:value-type="float">
            <text:p>4.426986</text:p>
          </table:table-cell>
          <table:table-cell office:value-type="float" office:value="4.432084" calcext:value-type="float">
            <text:p>4.432084</text:p>
          </table:table-cell>
          <table:table-cell office:value-type="float" office:value="4.465061" calcext:value-type="float">
            <text:p>4.465061</text:p>
          </table:table-cell>
          <table:table-cell office:value-type="float" office:value="4.464246" calcext:value-type="float">
            <text:p>4.464246</text:p>
          </table:table-cell>
          <table:table-cell office:value-type="float" office:value="4.509275" calcext:value-type="float">
            <text:p>4.509275</text:p>
          </table:table-cell>
          <table:table-cell office:value-type="float" office:value="4.547576" calcext:value-type="float">
            <text:p>4.547576</text:p>
          </table:table-cell>
          <table:table-cell office:value-type="float" office:value="4.548596" calcext:value-type="float">
            <text:p>4.548596</text:p>
          </table:table-cell>
          <table:table-cell office:value-type="float" office:value="4.546859" calcext:value-type="float">
            <text:p>4.546859</text:p>
          </table:table-cell>
          <table:table-cell office:value-type="float" office:value="4.572926" calcext:value-type="float">
            <text:p>4.572926</text:p>
          </table:table-cell>
          <table:table-cell office:value-type="float" office:value="4.599996" calcext:value-type="float">
            <text:p>4.599996</text:p>
          </table:table-cell>
          <table:table-cell office:value-type="float" office:value="4.593437" calcext:value-type="float">
            <text:p>4.593437</text:p>
          </table:table-cell>
          <table:table-cell office:value-type="float" office:value="4.635045" calcext:value-type="float">
            <text:p>4.635045</text:p>
          </table:table-cell>
          <table:table-cell office:value-type="float" office:value="4.650242" calcext:value-type="float">
            <text:p>4.650242</text:p>
          </table:table-cell>
          <table:table-cell office:value-type="float" office:value="4.668618" calcext:value-type="float">
            <text:p>4.668618</text:p>
          </table:table-cell>
          <table:table-cell office:value-type="float" office:value="4.668822" calcext:value-type="float">
            <text:p>4.668822</text:p>
          </table:table-cell>
          <table:table-cell office:value-type="float" office:value="4.804391" calcext:value-type="float">
            <text:p>4.804391</text:p>
          </table:table-cell>
          <table:table-cell office:value-type="float" office:value="4.719012" calcext:value-type="float">
            <text:p>4.719012</text:p>
          </table:table-cell>
          <table:table-cell office:value-type="float" office:value="4.734125" calcext:value-type="float">
            <text:p>4.734125</text:p>
          </table:table-cell>
          <table:table-cell office:value-type="float" office:value="4.789424" calcext:value-type="float">
            <text:p>4.789424</text:p>
          </table:table-cell>
          <table:table-cell office:value-type="float" office:value="4.769599" calcext:value-type="float">
            <text:p>4.769599</text:p>
          </table:table-cell>
          <table:table-cell office:value-type="float" office:value="4.820914" calcext:value-type="float">
            <text:p>4.820914</text:p>
          </table:table-cell>
          <table:table-cell office:value-type="float" office:value="4.827797" calcext:value-type="float">
            <text:p>4.827797</text:p>
          </table:table-cell>
          <table:table-cell office:value-type="float" office:value="4.826759" calcext:value-type="float">
            <text:p>4.826759</text:p>
          </table:table-cell>
          <table:table-cell office:value-type="float" office:value="4.861307" calcext:value-type="float">
            <text:p>4.861307</text:p>
          </table:table-cell>
          <table:table-cell office:value-type="float" office:value="4.896372" calcext:value-type="float">
            <text:p>4.896372</text:p>
          </table:table-cell>
          <table:table-cell office:value-type="float" office:value="4.89315" calcext:value-type="float">
            <text:p>4.89315</text:p>
          </table:table-cell>
          <table:table-cell office:value-type="float" office:value="4.907123" calcext:value-type="float">
            <text:p>4.907123</text:p>
          </table:table-cell>
          <table:table-cell office:value-type="float" office:value="4.937151" calcext:value-type="float">
            <text:p>4.937151</text:p>
          </table:table-cell>
          <table:table-cell office:value-type="float" office:value="4.961891" calcext:value-type="float">
            <text:p>4.961891</text:p>
          </table:table-cell>
          <table:table-cell office:value-type="float" office:value="4.961291" calcext:value-type="float">
            <text:p>4.961291</text:p>
          </table:table-cell>
          <table:table-cell office:value-type="float" office:value="4.977047" calcext:value-type="float">
            <text:p>4.977047</text:p>
          </table:table-cell>
          <table:table-cell office:value-type="float" office:value="5.01213" calcext:value-type="float">
            <text:p>5.01213</text:p>
          </table:table-cell>
          <table:table-cell office:value-type="float" office:value="5.032029" calcext:value-type="float">
            <text:p>5.032029</text:p>
          </table:table-cell>
          <table:table-cell office:value-type="float" office:value="5.034224" calcext:value-type="float">
            <text:p>5.034224</text:p>
          </table:table-cell>
          <table:table-cell office:value-type="float" office:value="5.069109" calcext:value-type="float">
            <text:p>5.069109</text:p>
          </table:table-cell>
          <table:table-cell office:value-type="float" office:value="5.10726" calcext:value-type="float">
            <text:p>5.10726</text:p>
          </table:table-cell>
          <table:table-cell office:value-type="float" office:value="5.11461" calcext:value-type="float">
            <text:p>5.11461</text:p>
          </table:table-cell>
          <table:table-cell office:value-type="float" office:value="5.127571" calcext:value-type="float">
            <text:p>5.127571</text:p>
          </table:table-cell>
          <table:table-cell office:value-type="float" office:value="5.154042" calcext:value-type="float">
            <text:p>5.154042</text:p>
          </table:table-cell>
          <table:table-cell office:value-type="float" office:value="5.17264" calcext:value-type="float">
            <text:p>5.17264</text:p>
          </table:table-cell>
          <table:table-cell office:value-type="float" office:value="5.17967" calcext:value-type="float">
            <text:p>5.17967</text:p>
          </table:table-cell>
          <table:table-cell office:value-type="float" office:value="5.216108" calcext:value-type="float">
            <text:p>5.216108</text:p>
          </table:table-cell>
          <table:table-cell office:value-type="float" office:value="5.221913" calcext:value-type="float">
            <text:p>5.221913</text:p>
          </table:table-cell>
          <table:table-cell office:value-type="float" office:value="5.244639" calcext:value-type="float">
            <text:p>5.244639</text:p>
          </table:table-cell>
          <table:table-cell office:value-type="float" office:value="5.281167" calcext:value-type="float">
            <text:p>5.281167</text:p>
          </table:table-cell>
          <table:table-cell office:value-type="float" office:value="5.297483" calcext:value-type="float">
            <text:p>5.297483</text:p>
          </table:table-cell>
          <table:table-cell office:value-type="float" office:value="5.30934" calcext:value-type="float">
            <text:p>5.30934</text:p>
          </table:table-cell>
          <table:table-cell office:value-type="float" office:value="5.344118" calcext:value-type="float">
            <text:p>5.344118</text:p>
          </table:table-cell>
          <table:table-cell office:value-type="float" office:value="5.329072" calcext:value-type="float">
            <text:p>5.329072</text:p>
          </table:table-cell>
          <table:table-cell office:value-type="float" office:value="5.35714" calcext:value-type="float">
            <text:p>5.35714</text:p>
          </table:table-cell>
          <table:table-cell office:value-type="float" office:value="5.405487" calcext:value-type="float">
            <text:p>5.405487</text:p>
          </table:table-cell>
          <table:table-cell office:value-type="float" office:value="5.391597" calcext:value-type="float">
            <text:p>5.391597</text:p>
          </table:table-cell>
          <table:table-cell office:value-type="float" office:value="5.434679" calcext:value-type="float">
            <text:p>5.434679</text:p>
          </table:table-cell>
          <table:table-cell office:value-type="float" office:value="5.440468" calcext:value-type="float">
            <text:p>5.440468</text:p>
          </table:table-cell>
          <table:table-cell office:value-type="float" office:value="5.459102" calcext:value-type="float">
            <text:p>5.459102</text:p>
          </table:table-cell>
          <table:table-cell office:value-type="float" office:value="5.483656" calcext:value-type="float">
            <text:p>5.483656</text:p>
          </table:table-cell>
          <table:table-cell office:value-type="float" office:value="5.682028" calcext:value-type="float">
            <text:p>5.682028</text:p>
          </table:table-cell>
          <table:table-cell office:value-type="float" office:value="5.540525" calcext:value-type="float">
            <text:p>5.540525</text:p>
          </table:table-cell>
          <table:table-cell office:value-type="float" office:value="5.571531" calcext:value-type="float">
            <text:p>5.571531</text:p>
          </table:table-cell>
          <table:table-cell office:value-type="float" office:value="5.580122" calcext:value-type="float">
            <text:p>5.580122</text:p>
          </table:table-cell>
          <table:table-cell office:value-type="float" office:value="5.612962" calcext:value-type="float">
            <text:p>5.612962</text:p>
          </table:table-cell>
          <table:table-cell office:value-type="float" office:value="5.64373" calcext:value-type="float">
            <text:p>5.64373</text:p>
          </table:table-cell>
          <table:table-cell office:value-type="float" office:value="5.65711" calcext:value-type="float">
            <text:p>5.65711</text:p>
          </table:table-cell>
          <table:table-cell office:value-type="float" office:value="5.656665" calcext:value-type="float">
            <text:p>5.656665</text:p>
          </table:table-cell>
          <table:table-cell office:value-type="float" office:value="5.665034" calcext:value-type="float">
            <text:p>5.665034</text:p>
          </table:table-cell>
          <table:table-cell office:value-type="float" office:value="5.722013" calcext:value-type="float">
            <text:p>5.722013</text:p>
          </table:table-cell>
          <table:table-cell office:value-type="float" office:value="5.723196" calcext:value-type="float">
            <text:p>5.723196</text:p>
          </table:table-cell>
          <table:table-cell office:value-type="float" office:value="5.736131" calcext:value-type="float">
            <text:p>5.736131</text:p>
          </table:table-cell>
          <table:table-cell office:value-type="float" office:value="5.76135" calcext:value-type="float">
            <text:p>5.76135</text:p>
          </table:table-cell>
          <table:table-cell office:value-type="float" office:value="5.773748" calcext:value-type="float">
            <text:p>5.773748</text:p>
          </table:table-cell>
          <table:table-cell office:value-type="float" office:value="5.809962" calcext:value-type="float">
            <text:p>5.809962</text:p>
          </table:table-cell>
          <table:table-cell office:value-type="float" office:value="5.816963" calcext:value-type="float">
            <text:p>5.816963</text:p>
          </table:table-cell>
          <table:table-cell office:value-type="float" office:value="5.924633" calcext:value-type="float">
            <text:p>5.924633</text:p>
          </table:table-cell>
          <table:table-cell office:value-type="float" office:value="5.898856" calcext:value-type="float">
            <text:p>5.898856</text:p>
          </table:table-cell>
          <table:table-cell office:value-type="float" office:value="5.900979" calcext:value-type="float">
            <text:p>5.900979</text:p>
          </table:table-cell>
          <table:table-cell office:value-type="float" office:value="5.939906" calcext:value-type="float">
            <text:p>5.939906</text:p>
          </table:table-cell>
          <table:table-cell office:value-type="float" office:value="5.995559" calcext:value-type="float">
            <text:p>5.995559</text:p>
          </table:table-cell>
          <table:table-cell office:value-type="float" office:value="6.204617" calcext:value-type="float">
            <text:p>6.204617</text:p>
          </table:table-cell>
          <table:table-cell office:value-type="float" office:value="5.983006" calcext:value-type="float">
            <text:p>5.983006</text:p>
          </table:table-cell>
          <table:table-cell office:value-type="float" office:value="5.913894" calcext:value-type="float">
            <text:p>5.913894</text:p>
          </table:table-cell>
          <table:table-cell office:value-type="float" office:value="5.995263" calcext:value-type="float">
            <text:p>5.995263</text:p>
          </table:table-cell>
          <table:table-cell office:value-type="float" office:value="5.996521" calcext:value-type="float">
            <text:p>5.996521</text:p>
          </table:table-cell>
          <table:table-cell office:value-type="float" office:value="5.995867" calcext:value-type="float">
            <text:p>5.995867</text:p>
          </table:table-cell>
          <table:table-cell office:value-type="float" office:value="6.005307" calcext:value-type="float">
            <text:p>6.005307</text:p>
          </table:table-cell>
          <table:table-cell office:value-type="float" office:value="6.044717" calcext:value-type="float">
            <text:p>6.044717</text:p>
          </table:table-cell>
          <table:table-cell office:value-type="float" office:value="6.101927" calcext:value-type="float">
            <text:p>6.101927</text:p>
          </table:table-cell>
          <table:table-cell office:value-type="float" office:value="6.081233" calcext:value-type="float">
            <text:p>6.081233</text:p>
          </table:table-cell>
          <table:table-cell office:value-type="float" office:value="6.092091" calcext:value-type="float">
            <text:p>6.092091</text:p>
          </table:table-cell>
          <table:table-cell office:value-type="float" office:value="6.121903" calcext:value-type="float">
            <text:p>6.121903</text:p>
          </table:table-cell>
          <table:table-cell office:value-type="float" office:value="6.120913" calcext:value-type="float">
            <text:p>6.120913</text:p>
          </table:table-cell>
          <table:table-cell office:value-type="float" office:value="6.169496" calcext:value-type="float">
            <text:p>6.169496</text:p>
          </table:table-cell>
          <table:table-cell office:value-type="float" office:value="6.1881" calcext:value-type="float">
            <text:p>6.1881</text:p>
          </table:table-cell>
          <table:table-cell office:value-type="float" office:value="6.190669" calcext:value-type="float">
            <text:p>6.190669</text:p>
          </table:table-cell>
          <table:table-cell office:value-type="float" office:value="6.215034" calcext:value-type="float">
            <text:p>6.215034</text:p>
          </table:table-cell>
          <table:table-cell office:value-type="float" office:value="6.236094" calcext:value-type="float">
            <text:p>6.236094</text:p>
          </table:table-cell>
          <table:table-cell office:value-type="float" office:value="6.299493" calcext:value-type="float">
            <text:p>6.299493</text:p>
          </table:table-cell>
          <table:table-cell office:value-type="float" office:value="6.297395" calcext:value-type="float">
            <text:p>6.297395</text:p>
          </table:table-cell>
          <table:table-cell office:value-type="float" office:value="6.299502" calcext:value-type="float">
            <text:p>6.299502</text:p>
          </table:table-cell>
          <table:table-cell office:value-type="float" office:value="6.308496" calcext:value-type="float">
            <text:p>6.308496</text:p>
          </table:table-cell>
          <table:table-cell office:value-type="float" office:value="6.357421" calcext:value-type="float">
            <text:p>6.357421</text:p>
          </table:table-cell>
          <table:table-cell office:value-type="float" office:value="6.405033" calcext:value-type="float">
            <text:p>6.405033</text:p>
          </table:table-cell>
          <table:table-cell office:value-type="float" office:value="6.390492" calcext:value-type="float">
            <text:p>6.390492</text:p>
          </table:table-cell>
          <table:table-cell office:value-type="float" office:value="6.416781" calcext:value-type="float">
            <text:p>6.416781</text:p>
          </table:table-cell>
          <table:table-cell office:value-type="float" office:value="6.434764" calcext:value-type="float">
            <text:p>6.434764</text:p>
          </table:table-cell>
          <table:table-cell office:value-type="float" office:value="6.480655" calcext:value-type="float">
            <text:p>6.480655</text:p>
          </table:table-cell>
          <table:table-cell office:value-type="float" office:value="6.470635" calcext:value-type="float">
            <text:p>6.470635</text:p>
          </table:table-cell>
          <table:table-cell office:value-type="float" office:value="6.478373" calcext:value-type="float">
            <text:p>6.478373</text:p>
          </table:table-cell>
          <table:table-cell office:value-type="float" office:value="6.505815" calcext:value-type="float">
            <text:p>6.505815</text:p>
          </table:table-cell>
          <table:table-cell office:value-type="float" office:value="6.538472" calcext:value-type="float">
            <text:p>6.538472</text:p>
          </table:table-cell>
          <table:table-cell office:value-type="float" office:value="6.796308" calcext:value-type="float">
            <text:p>6.796308</text:p>
          </table:table-cell>
          <table:table-cell office:value-type="float" office:value="6.682516" calcext:value-type="float">
            <text:p>6.682516</text:p>
          </table:table-cell>
          <table:table-cell office:value-type="float" office:value="6.694043" calcext:value-type="float">
            <text:p>6.694043</text:p>
          </table:table-cell>
          <table:table-cell office:value-type="float" office:value="6.628915" calcext:value-type="float">
            <text:p>6.628915</text:p>
          </table:table-cell>
          <table:table-cell office:value-type="float" office:value="6.646507" calcext:value-type="float">
            <text:p>6.646507</text:p>
          </table:table-cell>
          <table:table-cell office:value-type="float" office:value="6.688627" calcext:value-type="float">
            <text:p>6.688627</text:p>
          </table:table-cell>
          <table:table-cell office:value-type="float" office:value="6.685188" calcext:value-type="float">
            <text:p>6.685188</text:p>
          </table:table-cell>
          <table:table-cell office:value-type="float" office:value="6.715119" calcext:value-type="float">
            <text:p>6.715119</text:p>
          </table:table-cell>
          <table:table-cell office:value-type="float" office:value="6.72726" calcext:value-type="float">
            <text:p>6.72726</text:p>
          </table:table-cell>
          <table:table-cell office:value-type="float" office:value="6.749492" calcext:value-type="float">
            <text:p>6.749492</text:p>
          </table:table-cell>
          <table:table-cell office:value-type="float" office:value="6.769997" calcext:value-type="float">
            <text:p>6.769997</text:p>
          </table:table-cell>
          <table:table-cell office:value-type="float" office:value="6.806168" calcext:value-type="float">
            <text:p>6.806168</text:p>
          </table:table-cell>
          <table:table-cell office:value-type="float" office:value="6.826463" calcext:value-type="float">
            <text:p>6.826463</text:p>
          </table:table-cell>
          <table:table-cell office:value-type="float" office:value="6.829013" calcext:value-type="float">
            <text:p>6.829013</text:p>
          </table:table-cell>
          <table:table-cell office:value-type="float" office:value="6.850556" calcext:value-type="float">
            <text:p>6.850556</text:p>
          </table:table-cell>
          <table:table-cell office:value-type="float" office:value="6.883091" calcext:value-type="float">
            <text:p>6.883091</text:p>
          </table:table-cell>
          <table:table-cell office:value-type="float" office:value="6.913162" calcext:value-type="float">
            <text:p>6.913162</text:p>
          </table:table-cell>
          <table:table-cell office:value-type="float" office:value="6.941185" calcext:value-type="float">
            <text:p>6.941185</text:p>
          </table:table-cell>
          <table:table-cell office:value-type="float" office:value="6.955606" calcext:value-type="float">
            <text:p>6.955606</text:p>
          </table:table-cell>
          <table:table-cell office:value-type="float" office:value="6.951024" calcext:value-type="float">
            <text:p>6.951024</text:p>
          </table:table-cell>
          <table:table-cell office:value-type="float" office:value="7.015322" calcext:value-type="float">
            <text:p>7.015322</text:p>
          </table:table-cell>
          <table:table-cell office:value-type="float" office:value="6.997647" calcext:value-type="float">
            <text:p>6.997647</text:p>
          </table:table-cell>
          <table:table-cell office:value-type="float" office:value="7.042153" calcext:value-type="float">
            <text:p>7.042153</text:p>
          </table:table-cell>
          <table:table-cell office:value-type="float" office:value="7.051792" calcext:value-type="float">
            <text:p>7.051792</text:p>
          </table:table-cell>
          <table:table-cell office:value-type="float" office:value="7.089638" calcext:value-type="float">
            <text:p>7.089638</text:p>
          </table:table-cell>
          <table:table-cell office:value-type="float" office:value="7.090619" calcext:value-type="float">
            <text:p>7.090619</text:p>
          </table:table-cell>
          <table:table-cell office:value-type="float" office:value="7.126528" calcext:value-type="float">
            <text:p>7.126528</text:p>
          </table:table-cell>
          <table:table-cell office:value-type="float" office:value="7.152566" calcext:value-type="float">
            <text:p>7.152566</text:p>
          </table:table-cell>
          <table:table-cell office:value-type="float" office:value="7.151882" calcext:value-type="float">
            <text:p>7.151882</text:p>
          </table:table-cell>
          <table:table-cell office:value-type="float" office:value="7.188576" calcext:value-type="float">
            <text:p>7.188576</text:p>
          </table:table-cell>
          <table:table-cell office:value-type="float" office:value="7.236153" calcext:value-type="float">
            <text:p>7.236153</text:p>
          </table:table-cell>
          <table:table-cell office:value-type="float" office:value="7.245369" calcext:value-type="float">
            <text:p>7.245369</text:p>
          </table:table-cell>
          <table:table-cell office:value-type="float" office:value="7.244108" calcext:value-type="float">
            <text:p>7.244108</text:p>
          </table:table-cell>
          <table:table-cell office:value-type="float" office:value="7.270764" calcext:value-type="float">
            <text:p>7.270764</text:p>
          </table:table-cell>
          <table:table-cell office:value-type="float" office:value="7.295044" calcext:value-type="float">
            <text:p>7.295044</text:p>
          </table:table-cell>
          <table:table-cell office:value-type="float" office:value="7.317872" calcext:value-type="float">
            <text:p>7.317872</text:p>
          </table:table-cell>
          <table:table-cell office:value-type="float" office:value="7.332418" calcext:value-type="float">
            <text:p>7.332418</text:p>
          </table:table-cell>
          <table:table-cell office:value-type="float" office:value="7.38986" calcext:value-type="float">
            <text:p>7.38986</text:p>
          </table:table-cell>
          <table:table-cell office:value-type="float" office:value="7.385912" calcext:value-type="float">
            <text:p>7.385912</text:p>
          </table:table-cell>
          <table:table-cell office:value-type="float" office:value="7.394115" calcext:value-type="float">
            <text:p>7.394115</text:p>
          </table:table-cell>
          <table:table-cell office:value-type="float" office:value="7.433842" calcext:value-type="float">
            <text:p>7.433842</text:p>
          </table:table-cell>
          <table:table-cell office:value-type="float" office:value="7.467308" calcext:value-type="float">
            <text:p>7.467308</text:p>
          </table:table-cell>
          <table:table-cell office:value-type="float" office:value="7.472035" calcext:value-type="float">
            <text:p>7.472035</text:p>
          </table:table-cell>
          <table:table-cell office:value-type="float" office:value="7.496854" calcext:value-type="float">
            <text:p>7.496854</text:p>
          </table:table-cell>
          <table:table-cell office:value-type="float" office:value="7.571965" calcext:value-type="float">
            <text:p>7.571965</text:p>
          </table:table-cell>
          <table:table-cell office:value-type="float" office:value="7.551196" calcext:value-type="float">
            <text:p>7.551196</text:p>
          </table:table-cell>
          <table:table-cell office:value-type="float" office:value="7.577408" calcext:value-type="float">
            <text:p>7.577408</text:p>
          </table:table-cell>
          <table:table-cell office:value-type="float" office:value="7.566068" calcext:value-type="float">
            <text:p>7.566068</text:p>
          </table:table-cell>
          <table:table-cell office:value-type="float" office:value="7.610455" calcext:value-type="float">
            <text:p>7.610455</text:p>
          </table:table-cell>
          <table:table-cell office:value-type="float" office:value="7.645601" calcext:value-type="float">
            <text:p>7.645601</text:p>
          </table:table-cell>
          <table:table-cell office:value-type="float" office:value="7.665991" calcext:value-type="float">
            <text:p>7.665991</text:p>
          </table:table-cell>
          <table:table-cell office:value-type="float" office:value="7.710574" calcext:value-type="float">
            <text:p>7.710574</text:p>
          </table:table-cell>
          <table:table-cell office:value-type="float" office:value="7.696267" calcext:value-type="float">
            <text:p>7.696267</text:p>
          </table:table-cell>
          <table:table-cell office:value-type="float" office:value="7.700804" calcext:value-type="float">
            <text:p>7.700804</text:p>
          </table:table-cell>
          <table:table-cell office:value-type="float" office:value="7.764407" calcext:value-type="float">
            <text:p>7.764407</text:p>
          </table:table-cell>
          <table:table-cell office:value-type="float" office:value="7.777706" calcext:value-type="float">
            <text:p>7.777706</text:p>
          </table:table-cell>
          <table:table-cell office:value-type="float" office:value="7.77038" calcext:value-type="float">
            <text:p>7.77038</text:p>
          </table:table-cell>
          <table:table-cell office:value-type="float" office:value="7.805828" calcext:value-type="float">
            <text:p>7.805828</text:p>
          </table:table-cell>
          <table:table-cell office:value-type="float" office:value="7.848185" calcext:value-type="float">
            <text:p>7.848185</text:p>
          </table:table-cell>
          <table:table-cell office:value-type="float" office:value="7.857636" calcext:value-type="float">
            <text:p>7.857636</text:p>
          </table:table-cell>
          <table:table-cell office:value-type="float" office:value="7.894413" calcext:value-type="float">
            <text:p>7.894413</text:p>
          </table:table-cell>
          <table:table-cell office:value-type="float" office:value="7.919753" calcext:value-type="float">
            <text:p>7.919753</text:p>
          </table:table-cell>
          <table:table-cell office:value-type="float" office:value="7.90974" calcext:value-type="float">
            <text:p>7.90974</text:p>
          </table:table-cell>
          <table:table-cell office:value-type="float" office:value="7.97404" calcext:value-type="float">
            <text:p>7.97404</text:p>
          </table:table-cell>
          <table:table-cell office:value-type="float" office:value="7.968744" calcext:value-type="float">
            <text:p>7.968744</text:p>
          </table:table-cell>
          <table:table-cell office:value-type="float" office:value="8.00553" calcext:value-type="float">
            <text:p>8.00553</text:p>
          </table:table-cell>
          <table:table-cell office:value-type="float" office:value="8.022238" calcext:value-type="float">
            <text:p>8.022238</text:p>
          </table:table-cell>
          <table:table-cell office:value-type="float" office:value="8.029923" calcext:value-type="float">
            <text:p>8.029923</text:p>
          </table:table-cell>
          <table:table-cell office:value-type="float" office:value="8.071336" calcext:value-type="float">
            <text:p>8.071336</text:p>
          </table:table-cell>
          <table:table-cell office:value-type="float" office:value="8.096396" calcext:value-type="float">
            <text:p>8.096396</text:p>
          </table:table-cell>
          <table:table-cell office:value-type="float" office:value="8.118525" calcext:value-type="float">
            <text:p>8.118525</text:p>
          </table:table-cell>
          <table:table-cell office:value-type="float" office:value="8.1403" calcext:value-type="float">
            <text:p>8.1403</text:p>
          </table:table-cell>
          <table:table-cell office:value-type="float" office:value="8.156813" calcext:value-type="float">
            <text:p>8.156813</text:p>
          </table:table-cell>
          <table:table-cell office:value-type="float" office:value="8.191394" calcext:value-type="float">
            <text:p>8.191394</text:p>
          </table:table-cell>
          <table:table-cell office:value-type="float" office:value="8.212086" calcext:value-type="float">
            <text:p>8.212086</text:p>
          </table:table-cell>
          <table:table-cell office:value-type="float" office:value="8.212004" calcext:value-type="float">
            <text:p>8.212004</text:p>
          </table:table-cell>
          <table:table-cell office:value-type="float" office:value="8.240156" calcext:value-type="float">
            <text:p>8.240156</text:p>
          </table:table-cell>
          <table:table-cell office:value-type="float" office:value="8.276549" calcext:value-type="float">
            <text:p>8.276549</text:p>
          </table:table-cell>
          <table:table-cell office:value-type="float" office:value="8.310963" calcext:value-type="float">
            <text:p>8.310963</text:p>
          </table:table-cell>
          <table:table-cell office:value-type="float" office:value="8.305251" calcext:value-type="float">
            <text:p>8.305251</text:p>
          </table:table-cell>
          <table:table-cell office:value-type="float" office:value="8.349007" calcext:value-type="float">
            <text:p>8.349007</text:p>
          </table:table-cell>
          <table:table-cell office:value-type="float" office:value="8.36002" calcext:value-type="float">
            <text:p>8.36002</text:p>
          </table:table-cell>
          <table:table-cell office:value-type="float" office:value="8.367819" calcext:value-type="float">
            <text:p>8.367819</text:p>
          </table:table-cell>
          <table:table-cell office:value-type="float" office:value="8.399009" calcext:value-type="float">
            <text:p>8.399009</text:p>
          </table:table-cell>
          <table:table-cell office:value-type="float" office:value="8.424486" calcext:value-type="float">
            <text:p>8.424486</text:p>
          </table:table-cell>
          <table:table-cell office:value-type="float" office:value="8.449018" calcext:value-type="float">
            <text:p>8.449018</text:p>
          </table:table-cell>
          <table:table-cell office:value-type="float" office:value="8.449738" calcext:value-type="float">
            <text:p>8.449738</text:p>
          </table:table-cell>
          <table:table-cell office:value-type="float" office:value="8.547609" calcext:value-type="float">
            <text:p>8.547609</text:p>
          </table:table-cell>
          <table:table-cell office:value-type="float" office:value="8.505768" calcext:value-type="float">
            <text:p>8.505768</text:p>
          </table:table-cell>
          <table:table-cell office:value-type="float" office:value="8.551637" calcext:value-type="float">
            <text:p>8.551637</text:p>
          </table:table-cell>
          <table:table-cell office:value-type="float" office:value="8.5787" calcext:value-type="float">
            <text:p>8.5787</text:p>
          </table:table-cell>
          <table:table-cell office:value-type="float" office:value="8.59054" calcext:value-type="float">
            <text:p>8.59054</text:p>
          </table:table-cell>
          <table:table-cell office:value-type="float" office:value="8.614438" calcext:value-type="float">
            <text:p>8.614438</text:p>
          </table:table-cell>
          <table:table-cell office:value-type="float" office:value="8.653301" calcext:value-type="float">
            <text:p>8.653301</text:p>
          </table:table-cell>
          <table:table-cell office:value-type="float" office:value="8.647752" calcext:value-type="float">
            <text:p>8.647752</text:p>
          </table:table-cell>
          <table:table-cell office:value-type="float" office:value="8.671916" calcext:value-type="float">
            <text:p>8.671916</text:p>
          </table:table-cell>
          <table:table-cell office:value-type="float" office:value="8.703668" calcext:value-type="float">
            <text:p>8.703668</text:p>
          </table:table-cell>
          <table:table-cell office:value-type="float" office:value="8.724333" calcext:value-type="float">
            <text:p>8.724333</text:p>
          </table:table-cell>
          <table:table-cell office:value-type="float" office:value="8.76306" calcext:value-type="float">
            <text:p>8.76306</text:p>
          </table:table-cell>
          <table:table-cell office:value-type="float" office:value="8.777667" calcext:value-type="float">
            <text:p>8.777667</text:p>
          </table:table-cell>
          <table:table-cell office:value-type="float" office:value="8.801923" calcext:value-type="float">
            <text:p>8.801923</text:p>
          </table:table-cell>
          <table:table-cell office:value-type="float" office:value="8.843025" calcext:value-type="float">
            <text:p>8.843025</text:p>
          </table:table-cell>
          <table:table-cell office:value-type="float" office:value="8.858703" calcext:value-type="float">
            <text:p>8.858703</text:p>
          </table:table-cell>
          <table:table-cell office:value-type="float" office:value="8.886335" calcext:value-type="float">
            <text:p>8.886335</text:p>
          </table:table-cell>
          <table:table-cell office:value-type="float" office:value="8.880284" calcext:value-type="float">
            <text:p>8.880284</text:p>
          </table:table-cell>
          <table:table-cell office:value-type="float" office:value="8.901966" calcext:value-type="float">
            <text:p>8.901966</text:p>
          </table:table-cell>
          <table:table-cell office:value-type="float" office:value="8.951461" calcext:value-type="float">
            <text:p>8.951461</text:p>
          </table:table-cell>
          <table:table-cell office:value-type="float" office:value="8.975753" calcext:value-type="float">
            <text:p>8.975753</text:p>
          </table:table-cell>
          <table:table-cell office:value-type="float" office:value="9.01004" calcext:value-type="float">
            <text:p>9.01004</text:p>
          </table:table-cell>
          <table:table-cell office:value-type="float" office:value="9.021318" calcext:value-type="float">
            <text:p>9.021318</text:p>
          </table:table-cell>
          <table:table-cell office:value-type="float" office:value="9.04586" calcext:value-type="float">
            <text:p>9.04586</text:p>
          </table:table-cell>
          <table:table-cell office:value-type="float" office:value="9.063798" calcext:value-type="float">
            <text:p>9.063798</text:p>
          </table:table-cell>
          <table:table-cell office:value-type="float" office:value="9.104782" calcext:value-type="float">
            <text:p>9.104782</text:p>
          </table:table-cell>
          <table:table-cell office:value-type="float" office:value="9.098013" calcext:value-type="float">
            <text:p>9.098013</text:p>
          </table:table-cell>
          <table:table-cell office:value-type="float" office:value="9.134413" calcext:value-type="float">
            <text:p>9.134413</text:p>
          </table:table-cell>
          <table:table-cell office:value-type="float" office:value="9.206594" calcext:value-type="float">
            <text:p>9.206594</text:p>
          </table:table-cell>
          <table:table-cell office:value-type="float" office:value="9.256501" calcext:value-type="float">
            <text:p>9.256501</text:p>
          </table:table-cell>
          <table:table-cell office:value-type="float" office:value="9.199575" calcext:value-type="float">
            <text:p>9.199575</text:p>
          </table:table-cell>
          <table:table-cell office:value-type="float" office:value="9.249491" calcext:value-type="float">
            <text:p>9.249491</text:p>
          </table:table-cell>
          <table:table-cell office:value-type="float" office:value="9.252341" calcext:value-type="float">
            <text:p>9.252341</text:p>
          </table:table-cell>
          <table:table-cell office:value-type="float" office:value="9.285914" calcext:value-type="float">
            <text:p>9.285914</text:p>
          </table:table-cell>
          <table:table-cell office:value-type="float" office:value="9.285435" calcext:value-type="float">
            <text:p>9.285435</text:p>
          </table:table-cell>
          <table:table-cell office:value-type="float" office:value="9.333938" calcext:value-type="float">
            <text:p>9.333938</text:p>
          </table:table-cell>
          <table:table-cell office:value-type="float" office:value="9.34689" calcext:value-type="float">
            <text:p>9.34689</text:p>
          </table:table-cell>
          <table:table-cell office:value-type="float" office:value="9.396921" calcext:value-type="float">
            <text:p>9.396921</text:p>
          </table:table-cell>
          <table:table-cell office:value-type="float" office:value="9.375751" calcext:value-type="float">
            <text:p>9.375751</text:p>
          </table:table-cell>
          <table:table-cell office:value-type="float" office:value="9.410797" calcext:value-type="float">
            <text:p>9.410797</text:p>
          </table:table-cell>
          <table:table-cell office:value-type="float" office:value="9.476467" calcext:value-type="float">
            <text:p>9.476467</text:p>
          </table:table-cell>
          <table:table-cell office:value-type="float" office:value="9.463333" calcext:value-type="float">
            <text:p>9.463333</text:p>
          </table:table-cell>
          <table:table-cell office:value-type="float" office:value="9.509219" calcext:value-type="float">
            <text:p>9.509219</text:p>
          </table:table-cell>
          <table:table-cell office:value-type="float" office:value="9.5121" calcext:value-type="float">
            <text:p>9.5121</text:p>
          </table:table-cell>
          <table:table-cell office:value-type="float" office:value="9.542866" calcext:value-type="float">
            <text:p>9.542866</text:p>
          </table:table-cell>
          <table:table-cell office:value-type="float" office:value="9.5756" calcext:value-type="float">
            <text:p>9.5756</text:p>
          </table:table-cell>
          <table:table-cell office:value-type="float" office:value="9.575276" calcext:value-type="float">
            <text:p>9.575276</text:p>
          </table:table-cell>
          <table:table-cell office:value-type="float" office:value="9.598851" calcext:value-type="float">
            <text:p>9.598851</text:p>
          </table:table-cell>
          <table:table-cell office:value-type="float" office:value="9.650696" calcext:value-type="float">
            <text:p>9.650696</text:p>
          </table:table-cell>
          <table:table-cell office:value-type="float" office:value="9.631626" calcext:value-type="float">
            <text:p>9.631626</text:p>
          </table:table-cell>
          <table:table-cell office:value-type="float" office:value="9.68059" calcext:value-type="float">
            <text:p>9.68059</text:p>
          </table:table-cell>
          <table:table-cell office:value-type="float" office:value="9.726496" calcext:value-type="float">
            <text:p>9.726496</text:p>
          </table:table-cell>
          <table:table-cell office:value-type="float" office:value="9.745092" calcext:value-type="float">
            <text:p>9.745092</text:p>
          </table:table-cell>
          <table:table-cell office:value-type="float" office:value="9.776756" calcext:value-type="float">
            <text:p>9.776756</text:p>
          </table:table-cell>
          <table:table-cell office:value-type="float" office:value="9.789794" calcext:value-type="float">
            <text:p>9.789794</text:p>
          </table:table-cell>
          <table:table-cell office:value-type="float" office:value="9.7898" calcext:value-type="float">
            <text:p>9.7898</text:p>
          </table:table-cell>
          <table:table-cell office:value-type="float" office:value="9.861502" calcext:value-type="float">
            <text:p>9.861502</text:p>
          </table:table-cell>
          <table:table-cell office:value-type="float" office:value="9.851842" calcext:value-type="float">
            <text:p>9.851842</text:p>
          </table:table-cell>
          <table:table-cell office:value-type="float" office:value="9.893301" calcext:value-type="float">
            <text:p>9.893301</text:p>
          </table:table-cell>
          <table:table-cell office:value-type="float" office:value="9.954758" calcext:value-type="float">
            <text:p>9.954758</text:p>
          </table:table-cell>
          <table:table-cell office:value-type="float" office:value="10.092723" calcext:value-type="float">
            <text:p>10.092723</text:p>
          </table:table-cell>
          <table:table-cell office:value-type="float" office:value="9.828772" calcext:value-type="float">
            <text:p>9.828772</text:p>
          </table:table-cell>
          <table:table-cell office:value-type="float" office:value="9.776927" calcext:value-type="float">
            <text:p>9.776927</text:p>
          </table:table-cell>
          <table:table-cell office:value-type="float" office:value="9.977119" calcext:value-type="float">
            <text:p>9.977119</text:p>
          </table:table-cell>
          <table:table-cell office:value-type="float" office:value="10.021716" calcext:value-type="float">
            <text:p>10.021716</text:p>
          </table:table-cell>
          <table:table-cell office:value-type="float" office:value="10.076348" calcext:value-type="float">
            <text:p>10.076348</text:p>
          </table:table-cell>
          <table:table-cell office:value-type="float" office:value="10.080877" calcext:value-type="float">
            <text:p>10.080877</text:p>
          </table:table-cell>
          <table:table-cell office:value-type="float" office:value="10.097728" calcext:value-type="float">
            <text:p>10.097728</text:p>
          </table:table-cell>
          <table:table-cell office:value-type="float" office:value="10.134371" calcext:value-type="float">
            <text:p>10.134371</text:p>
          </table:table-cell>
          <table:table-cell office:value-type="float" office:value="10.165888" calcext:value-type="float">
            <text:p>10.165888</text:p>
          </table:table-cell>
          <table:table-cell office:value-type="float" office:value="10.543934" calcext:value-type="float">
            <text:p>10.543934</text:p>
          </table:table-cell>
          <table:table-cell office:value-type="float" office:value="10.172819" calcext:value-type="float">
            <text:p>10.172819</text:p>
          </table:table-cell>
          <table:table-cell office:value-type="float" office:value="10.063483" calcext:value-type="float">
            <text:p>10.063483</text:p>
          </table:table-cell>
          <table:table-cell office:value-type="float" office:value="10.084581" calcext:value-type="float">
            <text:p>10.084581</text:p>
          </table:table-cell>
          <table:table-cell office:value-type="float" office:value="10.106118" calcext:value-type="float">
            <text:p>10.106118</text:p>
          </table:table-cell>
          <table:table-cell office:value-type="float" office:value="10.132787" calcext:value-type="float">
            <text:p>10.132787</text:p>
          </table:table-cell>
          <table:table-cell office:value-type="float" office:value="10.153354" calcext:value-type="float">
            <text:p>10.153354</text:p>
          </table:table-cell>
          <table:table-cell office:value-type="float" office:value="10.222634" calcext:value-type="float">
            <text:p>10.222634</text:p>
          </table:table-cell>
          <table:table-cell office:value-type="float" office:value="10.205943" calcext:value-type="float">
            <text:p>10.205943</text:p>
          </table:table-cell>
          <table:table-cell office:value-type="float" office:value="10.228165" calcext:value-type="float">
            <text:p>10.228165</text:p>
          </table:table-cell>
          <table:table-cell office:value-type="float" office:value="10.275538" calcext:value-type="float">
            <text:p>10.275538</text:p>
          </table:table-cell>
          <table:table-cell office:value-type="float" office:value="10.305462" calcext:value-type="float">
            <text:p>10.305462</text:p>
          </table:table-cell>
          <table:table-cell office:value-type="float" office:value="10.30502" calcext:value-type="float">
            <text:p>10.30502</text:p>
          </table:table-cell>
          <table:table-cell office:value-type="float" office:value="10.33337" calcext:value-type="float">
            <text:p>10.33337</text:p>
          </table:table-cell>
          <table:table-cell office:value-type="float" office:value="10.38439" calcext:value-type="float">
            <text:p>10.38439</text:p>
          </table:table-cell>
          <table:table-cell office:value-type="float" office:value="10.380757" calcext:value-type="float">
            <text:p>10.380757</text:p>
          </table:table-cell>
          <table:table-cell office:value-type="float" office:value="10.428394" calcext:value-type="float">
            <text:p>10.428394</text:p>
          </table:table-cell>
          <table:table-cell office:value-type="float" office:value="10.437131" calcext:value-type="float">
            <text:p>10.437131</text:p>
          </table:table-cell>
          <table:table-cell office:value-type="float" office:value="10.455006" calcext:value-type="float">
            <text:p>10.455006</text:p>
          </table:table-cell>
          <table:table-cell office:value-type="float" office:value="10.521151" calcext:value-type="float">
            <text:p>10.521151</text:p>
          </table:table-cell>
          <table:table-cell office:value-type="float" office:value="10.513704" calcext:value-type="float">
            <text:p>10.513704</text:p>
          </table:table-cell>
          <table:table-cell office:value-type="float" office:value="10.559312" calcext:value-type="float">
            <text:p>10.559312</text:p>
          </table:table-cell>
          <table:table-cell office:value-type="float" office:value="10.987967" calcext:value-type="float">
            <text:p>10.987967</text:p>
          </table:table-cell>
          <table:table-cell office:value-type="float" office:value="10.933052" calcext:value-type="float">
            <text:p>10.933052</text:p>
          </table:table-cell>
          <table:table-cell office:value-type="float" office:value="10.615856" calcext:value-type="float">
            <text:p>10.615856</text:p>
          </table:table-cell>
          <table:table-cell office:value-type="float" office:value="10.627486" calcext:value-type="float">
            <text:p>10.627486</text:p>
          </table:table-cell>
          <table:table-cell office:value-type="float" office:value="10.653186" calcext:value-type="float">
            <text:p>10.653186</text:p>
          </table:table-cell>
          <table:table-cell office:value-type="float" office:value="10.696862" calcext:value-type="float">
            <text:p>10.696862</text:p>
          </table:table-cell>
          <table:table-cell office:value-type="float" office:value="10.695268" calcext:value-type="float">
            <text:p>10.695268</text:p>
          </table:table-cell>
          <table:table-cell office:value-type="float" office:value="10.750992" calcext:value-type="float">
            <text:p>10.750992</text:p>
          </table:table-cell>
          <table:table-cell office:value-type="float" office:value="10.796203" calcext:value-type="float">
            <text:p>10.796203</text:p>
          </table:table-cell>
          <table:table-cell office:value-type="float" office:value="10.781264" calcext:value-type="float">
            <text:p>10.781264</text:p>
          </table:table-cell>
          <table:table-cell office:value-type="float" office:value="10.798873" calcext:value-type="float">
            <text:p>10.798873</text:p>
          </table:table-cell>
          <table:table-cell office:value-type="float" office:value="10.845558" calcext:value-type="float">
            <text:p>10.845558</text:p>
          </table:table-cell>
          <table:table-cell office:value-type="float" office:value="10.863156" calcext:value-type="float">
            <text:p>10.863156</text:p>
          </table:table-cell>
          <table:table-cell office:value-type="float" office:value="10.876504" calcext:value-type="float">
            <text:p>10.876504</text:p>
          </table:table-cell>
          <table:table-cell office:value-type="float" office:value="10.906702" calcext:value-type="float">
            <text:p>10.906702</text:p>
          </table:table-cell>
          <table:table-cell office:value-type="float" office:value="10.933927" calcext:value-type="float">
            <text:p>10.933927</text:p>
          </table:table-cell>
          <table:table-cell office:value-type="float" office:value="10.9697" calcext:value-type="float">
            <text:p>10.9697</text:p>
          </table:table-cell>
          <table:table-cell office:value-type="float" office:value="11.014932" calcext:value-type="float">
            <text:p>11.014932</text:p>
          </table:table-cell>
          <table:table-cell office:value-type="float" office:value="11.030052" calcext:value-type="float">
            <text:p>11.030052</text:p>
          </table:table-cell>
          <table:table-cell office:value-type="float" office:value="11.031848" calcext:value-type="float">
            <text:p>11.031848</text:p>
          </table:table-cell>
          <table:table-cell office:value-type="float" office:value="11.066237" calcext:value-type="float">
            <text:p>11.066237</text:p>
          </table:table-cell>
          <table:table-cell office:value-type="float" office:value="11.08541" calcext:value-type="float">
            <text:p>11.08541</text:p>
          </table:table-cell>
          <table:table-cell office:value-type="float" office:value="11.124083" calcext:value-type="float">
            <text:p>11.124083</text:p>
          </table:table-cell>
          <table:table-cell office:value-type="float" office:value="11.121204" calcext:value-type="float">
            <text:p>11.121204</text:p>
          </table:table-cell>
          <table:table-cell office:value-type="float" office:value="11.163906" calcext:value-type="float">
            <text:p>11.163906</text:p>
          </table:table-cell>
          <table:table-cell office:value-type="float" office:value="11.241973" calcext:value-type="float">
            <text:p>11.241973</text:p>
          </table:table-cell>
          <table:table-cell office:value-type="float" office:value="11.208773" calcext:value-type="float">
            <text:p>11.208773</text:p>
          </table:table-cell>
          <table:table-cell office:value-type="float" office:value="11.253901" calcext:value-type="float">
            <text:p>11.253901</text:p>
          </table:table-cell>
          <table:table-cell office:value-type="float" office:value="11.258967" calcext:value-type="float">
            <text:p>11.258967</text:p>
          </table:table-cell>
          <table:table-cell office:value-type="float" office:value="11.321154" calcext:value-type="float">
            <text:p>11.321154</text:p>
          </table:table-cell>
          <table:table-cell office:value-type="float" office:value="11.312103" calcext:value-type="float">
            <text:p>11.312103</text:p>
          </table:table-cell>
          <table:table-cell office:value-type="float" office:value="11.343376" calcext:value-type="float">
            <text:p>11.343376</text:p>
          </table:table-cell>
          <table:table-cell office:value-type="float" office:value="11.358467" calcext:value-type="float">
            <text:p>11.358467</text:p>
          </table:table-cell>
          <table:table-cell office:value-type="float" office:value="11.436159" calcext:value-type="float">
            <text:p>11.436159</text:p>
          </table:table-cell>
          <table:table-cell office:value-type="float" office:value="11.409288" calcext:value-type="float">
            <text:p>11.409288</text:p>
          </table:table-cell>
          <table:table-cell office:value-type="float" office:value="11.43101" calcext:value-type="float">
            <text:p>11.43101</text:p>
          </table:table-cell>
          <table:table-cell office:value-type="float" office:value="11.455709" calcext:value-type="float">
            <text:p>11.455709</text:p>
          </table:table-cell>
          <table:table-cell office:value-type="float" office:value="11.501809" calcext:value-type="float">
            <text:p>11.501809</text:p>
          </table:table-cell>
          <table:table-cell office:value-type="float" office:value="11.534508" calcext:value-type="float">
            <text:p>11.534508</text:p>
          </table:table-cell>
          <table:table-cell office:value-type="float" office:value="11.56374" calcext:value-type="float">
            <text:p>11.56374</text:p>
          </table:table-cell>
          <table:table-cell office:value-type="float" office:value="11.564649" calcext:value-type="float">
            <text:p>11.564649</text:p>
          </table:table-cell>
          <table:table-cell office:value-type="float" office:value="11.60271" calcext:value-type="float">
            <text:p>11.60271</text:p>
          </table:table-cell>
          <table:table-cell office:value-type="float" office:value="11.615435" calcext:value-type="float">
            <text:p>11.615435</text:p>
          </table:table-cell>
          <table:table-cell office:value-type="float" office:value="11.668715" calcext:value-type="float">
            <text:p>11.668715</text:p>
          </table:table-cell>
          <table:table-cell office:value-type="float" office:value="11.659486" calcext:value-type="float">
            <text:p>11.659486</text:p>
          </table:table-cell>
          <table:table-cell office:value-type="float" office:value="11.727764" calcext:value-type="float">
            <text:p>11.727764</text:p>
          </table:table-cell>
          <table:table-cell office:value-type="float" office:value="11.713818" calcext:value-type="float">
            <text:p>11.713818</text:p>
          </table:table-cell>
          <table:table-cell office:value-type="float" office:value="11.770796" calcext:value-type="float">
            <text:p>11.770796</text:p>
          </table:table-cell>
          <table:table-cell office:value-type="float" office:value="11.759709" calcext:value-type="float">
            <text:p>11.759709</text:p>
          </table:table-cell>
          <table:table-cell office:value-type="float" office:value="11.800422" calcext:value-type="float">
            <text:p>11.800422</text:p>
          </table:table-cell>
          <table:table-cell office:value-type="float" office:value="11.822441" calcext:value-type="float">
            <text:p>11.822441</text:p>
          </table:table-cell>
          <table:table-cell office:value-type="float" office:value="11.890308" calcext:value-type="float">
            <text:p>11.890308</text:p>
          </table:table-cell>
          <table:table-cell office:value-type="float" office:value="11.888246" calcext:value-type="float">
            <text:p>11.888246</text:p>
          </table:table-cell>
          <table:table-cell office:value-type="float" office:value="11.905471" calcext:value-type="float">
            <text:p>11.905471</text:p>
          </table:table-cell>
          <table:table-cell office:value-type="float" office:value="11.911271" calcext:value-type="float">
            <text:p>11.911271</text:p>
          </table:table-cell>
          <table:table-cell office:value-type="float" office:value="11.980043" calcext:value-type="float">
            <text:p>11.980043</text:p>
          </table:table-cell>
          <table:table-cell office:value-type="float" office:value="11.970676" calcext:value-type="float">
            <text:p>11.970676</text:p>
          </table:table-cell>
          <table:table-cell office:value-type="float" office:value="11.992065" calcext:value-type="float">
            <text:p>11.992065</text:p>
          </table:table-cell>
          <table:table-cell office:value-type="float" office:value="12.017206" calcext:value-type="float">
            <text:p>12.017206</text:p>
          </table:table-cell>
          <table:table-cell office:value-type="float" office:value="12.037156" calcext:value-type="float">
            <text:p>12.037156</text:p>
          </table:table-cell>
          <table:table-cell office:value-type="float" office:value="12.494717" calcext:value-type="float">
            <text:p>12.494717</text:p>
          </table:table-cell>
          <table:table-cell office:value-type="float" office:value="12.296946" calcext:value-type="float">
            <text:p>12.296946</text:p>
          </table:table-cell>
          <table:table-cell office:value-type="float" office:value="12.605749" calcext:value-type="float">
            <text:p>12.605749</text:p>
          </table:table-cell>
          <table:table-cell office:value-type="float" office:value="12.338225" calcext:value-type="float">
            <text:p>12.338225</text:p>
          </table:table-cell>
          <table:table-cell office:value-type="float" office:value="12.594061" calcext:value-type="float">
            <text:p>12.594061</text:p>
          </table:table-cell>
          <table:table-cell office:value-type="float" office:value="12.496663" calcext:value-type="float">
            <text:p>12.496663</text:p>
          </table:table-cell>
          <table:table-cell office:value-type="float" office:value="12.404146" calcext:value-type="float">
            <text:p>12.404146</text:p>
          </table:table-cell>
          <table:table-cell office:value-type="float" office:value="12.516678" calcext:value-type="float">
            <text:p>12.516678</text:p>
          </table:table-cell>
          <table:table-cell office:value-type="float" office:value="12.574778" calcext:value-type="float">
            <text:p>12.574778</text:p>
          </table:table-cell>
          <table:table-cell office:value-type="float" office:value="12.43372" calcext:value-type="float">
            <text:p>12.43372</text:p>
          </table:table-cell>
          <table:table-cell office:value-type="float" office:value="12.519589" calcext:value-type="float">
            <text:p>12.519589</text:p>
          </table:table-cell>
          <table:table-cell office:value-type="float" office:value="12.39877" calcext:value-type="float">
            <text:p>12.39877</text:p>
          </table:table-cell>
          <table:table-cell office:value-type="float" office:value="12.451668" calcext:value-type="float">
            <text:p>12.451668</text:p>
          </table:table-cell>
          <table:table-cell office:value-type="float" office:value="12.532613" calcext:value-type="float">
            <text:p>12.532613</text:p>
          </table:table-cell>
          <table:table-cell office:value-type="float" office:value="12.829499" calcext:value-type="float">
            <text:p>12.829499</text:p>
          </table:table-cell>
          <table:table-cell office:value-type="float" office:value="13.276362" calcext:value-type="float">
            <text:p>13.276362</text:p>
          </table:table-cell>
          <table:table-cell office:value-type="float" office:value="14.050474" calcext:value-type="float">
            <text:p>14.050474</text:p>
          </table:table-cell>
          <table:table-cell office:value-type="float" office:value="14.012572" calcext:value-type="float">
            <text:p>14.012572</text:p>
          </table:table-cell>
          <table:table-cell office:value-type="float" office:value="13.970067" calcext:value-type="float">
            <text:p>13.970067</text:p>
          </table:table-cell>
          <table:table-cell office:value-type="float" office:value="13.943054" calcext:value-type="float">
            <text:p>13.943054</text:p>
          </table:table-cell>
          <table:table-cell office:value-type="float" office:value="14.026128" calcext:value-type="float">
            <text:p>14.026128</text:p>
          </table:table-cell>
          <table:table-cell office:value-type="float" office:value="14.175202" calcext:value-type="float">
            <text:p>14.175202</text:p>
          </table:table-cell>
          <table:table-cell office:value-type="float" office:value="14.199967" calcext:value-type="float">
            <text:p>14.199967</text:p>
          </table:table-cell>
          <table:table-cell office:value-type="float" office:value="13.023098" calcext:value-type="float">
            <text:p>13.023098</text:p>
          </table:table-cell>
          <table:table-cell office:value-type="float" office:value="13.066014" calcext:value-type="float">
            <text:p>13.066014</text:p>
          </table:table-cell>
          <table:table-cell office:value-type="float" office:value="12.998912" calcext:value-type="float">
            <text:p>12.998912</text:p>
          </table:table-cell>
          <table:table-cell office:value-type="float" office:value="12.829084" calcext:value-type="float">
            <text:p>12.829084</text:p>
          </table:table-cell>
          <table:table-cell office:value-type="float" office:value="12.705401" calcext:value-type="float">
            <text:p>12.705401</text:p>
          </table:table-cell>
          <table:table-cell office:value-type="float" office:value="12.725983" calcext:value-type="float">
            <text:p>12.725983</text:p>
          </table:table-cell>
          <table:table-cell office:value-type="float" office:value="12.751591" calcext:value-type="float">
            <text:p>12.751591</text:p>
          </table:table-cell>
          <table:table-cell office:value-type="float" office:value="12.767638" calcext:value-type="float">
            <text:p>12.767638</text:p>
          </table:table-cell>
          <table:table-cell office:value-type="float" office:value="12.793951" calcext:value-type="float">
            <text:p>12.793951</text:p>
          </table:table-cell>
          <table:table-cell office:value-type="float" office:value="12.816632" calcext:value-type="float">
            <text:p>12.816632</text:p>
          </table:table-cell>
          <table:table-cell office:value-type="float" office:value="12.84653" calcext:value-type="float">
            <text:p>12.84653</text:p>
          </table:table-cell>
          <table:table-cell office:value-type="float" office:value="12.876274" calcext:value-type="float">
            <text:p>12.876274</text:p>
          </table:table-cell>
          <table:table-cell office:value-type="float" office:value="12.924349" calcext:value-type="float">
            <text:p>12.924349</text:p>
          </table:table-cell>
          <table:table-cell office:value-type="float" office:value="12.920952" calcext:value-type="float">
            <text:p>12.920952</text:p>
          </table:table-cell>
          <table:table-cell office:value-type="float" office:value="12.95254" calcext:value-type="float">
            <text:p>12.95254</text:p>
          </table:table-cell>
          <table:table-cell office:value-type="float" office:value="12.983607" calcext:value-type="float">
            <text:p>12.983607</text:p>
          </table:table-cell>
          <table:table-cell office:value-type="float" office:value="12.993054" calcext:value-type="float">
            <text:p>12.993054</text:p>
          </table:table-cell>
          <table:table-cell office:value-type="float" office:value="13.029053" calcext:value-type="float">
            <text:p>13.029053</text:p>
          </table:table-cell>
          <table:table-cell office:value-type="float" office:value="13.05315" calcext:value-type="float">
            <text:p>13.05315</text:p>
          </table:table-cell>
          <table:table-cell office:value-type="float" office:value="13.087104" calcext:value-type="float">
            <text:p>13.087104</text:p>
          </table:table-cell>
          <table:table-cell office:value-type="float" office:value="13.115142" calcext:value-type="float">
            <text:p>13.115142</text:p>
          </table:table-cell>
          <table:table-cell office:value-type="float" office:value="13.129847" calcext:value-type="float">
            <text:p>13.129847</text:p>
          </table:table-cell>
          <table:table-cell office:value-type="float" office:value="13.158945" calcext:value-type="float">
            <text:p>13.158945</text:p>
          </table:table-cell>
          <table:table-cell office:value-type="float" office:value="13.191504" calcext:value-type="float">
            <text:p>13.191504</text:p>
          </table:table-cell>
          <table:table-cell office:value-type="float" office:value="13.211589" calcext:value-type="float">
            <text:p>13.211589</text:p>
          </table:table-cell>
          <table:table-cell office:value-type="float" office:value="13.376112" calcext:value-type="float">
            <text:p>13.376112</text:p>
          </table:table-cell>
          <table:table-cell office:value-type="float" office:value="13.55521" calcext:value-type="float">
            <text:p>13.55521</text:p>
          </table:table-cell>
          <table:table-cell office:value-type="float" office:value="13.298414" calcext:value-type="float">
            <text:p>13.298414</text:p>
          </table:table-cell>
          <table:table-cell office:value-type="float" office:value="13.343875" calcext:value-type="float">
            <text:p>13.343875</text:p>
          </table:table-cell>
          <table:table-cell office:value-type="float" office:value="13.355807" calcext:value-type="float">
            <text:p>13.355807</text:p>
          </table:table-cell>
          <table:table-cell office:value-type="float" office:value="13.384692" calcext:value-type="float">
            <text:p>13.384692</text:p>
          </table:table-cell>
          <table:table-cell office:value-type="float" office:value="13.392699" calcext:value-type="float">
            <text:p>13.392699</text:p>
          </table:table-cell>
          <table:table-cell office:value-type="float" office:value="13.43704" calcext:value-type="float">
            <text:p>13.43704</text:p>
          </table:table-cell>
          <table:table-cell office:value-type="float" office:value="13.44902" calcext:value-type="float">
            <text:p>13.44902</text:p>
          </table:table-cell>
          <table:table-cell office:value-type="float" office:value="13.477368" calcext:value-type="float">
            <text:p>13.477368</text:p>
          </table:table-cell>
          <table:table-cell office:value-type="float" office:value="13.510653" calcext:value-type="float">
            <text:p>13.510653</text:p>
          </table:table-cell>
          <table:table-cell office:value-type="float" office:value="13.526264" calcext:value-type="float">
            <text:p>13.526264</text:p>
          </table:table-cell>
          <table:table-cell office:value-type="float" office:value="13.55894" calcext:value-type="float">
            <text:p>13.55894</text:p>
          </table:table-cell>
          <table:table-cell office:value-type="float" office:value="13.592043" calcext:value-type="float">
            <text:p>13.592043</text:p>
          </table:table-cell>
          <table:table-cell office:value-type="float" office:value="13.617924" calcext:value-type="float">
            <text:p>13.617924</text:p>
          </table:table-cell>
          <table:table-cell office:value-type="float" office:value="13.637788" calcext:value-type="float">
            <text:p>13.637788</text:p>
          </table:table-cell>
          <table:table-cell office:value-type="float" office:value="13.666429" calcext:value-type="float">
            <text:p>13.666429</text:p>
          </table:table-cell>
          <table:table-cell office:value-type="float" office:value="13.723537" calcext:value-type="float">
            <text:p>13.723537</text:p>
          </table:table-cell>
          <table:table-cell office:value-type="float" office:value="13.720264" calcext:value-type="float">
            <text:p>13.720264</text:p>
          </table:table-cell>
          <table:table-cell office:value-type="float" office:value="13.753176" calcext:value-type="float">
            <text:p>13.753176</text:p>
          </table:table-cell>
          <table:table-cell office:value-type="float" office:value="13.771356" calcext:value-type="float">
            <text:p>13.771356</text:p>
          </table:table-cell>
          <table:table-cell office:value-type="float" office:value="13.807894" calcext:value-type="float">
            <text:p>13.807894</text:p>
          </table:table-cell>
          <table:table-cell office:value-type="float" office:value="13.834024" calcext:value-type="float">
            <text:p>13.834024</text:p>
          </table:table-cell>
          <table:table-cell office:value-type="float" office:value="13.862281" calcext:value-type="float">
            <text:p>13.862281</text:p>
          </table:table-cell>
          <table:table-cell office:value-type="float" office:value="14.1139" calcext:value-type="float">
            <text:p>14.1139</text:p>
          </table:table-cell>
          <table:table-cell office:value-type="float" office:value="13.932075" calcext:value-type="float">
            <text:p>13.932075</text:p>
          </table:table-cell>
          <table:table-cell office:value-type="float" office:value="13.945412" calcext:value-type="float">
            <text:p>13.945412</text:p>
          </table:table-cell>
          <table:table-cell office:value-type="float" office:value="13.962439" calcext:value-type="float">
            <text:p>13.962439</text:p>
          </table:table-cell>
          <table:table-cell office:value-type="float" office:value="13.995605" calcext:value-type="float">
            <text:p>13.995605</text:p>
          </table:table-cell>
          <table:table-cell office:value-type="float" office:value="14.021823" calcext:value-type="float">
            <text:p>14.021823</text:p>
          </table:table-cell>
          <table:table-cell office:value-type="float" office:value="14.046508" calcext:value-type="float">
            <text:p>14.046508</text:p>
          </table:table-cell>
          <table:table-cell office:value-type="float" office:value="14.067236" calcext:value-type="float">
            <text:p>14.067236</text:p>
          </table:table-cell>
          <table:table-cell office:value-type="float" office:value="14.106262" calcext:value-type="float">
            <text:p>14.106262</text:p>
          </table:table-cell>
          <table:table-cell office:value-type="float" office:value="14.134467" calcext:value-type="float">
            <text:p>14.134467</text:p>
          </table:table-cell>
          <table:table-cell office:value-type="float" office:value="14.153613" calcext:value-type="float">
            <text:p>14.153613</text:p>
          </table:table-cell>
          <table:table-cell office:value-type="float" office:value="14.176046" calcext:value-type="float">
            <text:p>14.176046</text:p>
          </table:table-cell>
          <table:table-cell office:value-type="float" office:value="14.203587" calcext:value-type="float">
            <text:p>14.203587</text:p>
          </table:table-cell>
          <table:table-cell office:value-type="float" office:value="14.234971" calcext:value-type="float">
            <text:p>14.234971</text:p>
          </table:table-cell>
          <table:table-cell office:value-type="float" office:value="14.271759" calcext:value-type="float">
            <text:p>14.271759</text:p>
          </table:table-cell>
          <table:table-cell office:value-type="float" office:value="14.293059" calcext:value-type="float">
            <text:p>14.293059</text:p>
          </table:table-cell>
          <table:table-cell office:value-type="float" office:value="14.311378" calcext:value-type="float">
            <text:p>14.311378</text:p>
          </table:table-cell>
          <table:table-cell office:value-type="float" office:value="14.354053" calcext:value-type="float">
            <text:p>14.354053</text:p>
          </table:table-cell>
          <table:table-cell office:value-type="float" office:value="14.378005" calcext:value-type="float">
            <text:p>14.378005</text:p>
          </table:table-cell>
          <table:table-cell office:value-type="float" office:value="14.40324" calcext:value-type="float">
            <text:p>14.40324</text:p>
          </table:table-cell>
          <table:table-cell office:value-type="float" office:value="14.434066" calcext:value-type="float">
            <text:p>14.434066</text:p>
          </table:table-cell>
          <table:table-cell office:value-type="float" office:value="14.459651" calcext:value-type="float">
            <text:p>14.459651</text:p>
          </table:table-cell>
          <table:table-cell office:value-type="float" office:value="14.486964" calcext:value-type="float">
            <text:p>14.486964</text:p>
          </table:table-cell>
          <table:table-cell office:value-type="float" office:value="14.509478" calcext:value-type="float">
            <text:p>14.509478</text:p>
          </table:table-cell>
          <table:table-cell office:value-type="float" office:value="14.531804" calcext:value-type="float">
            <text:p>14.531804</text:p>
          </table:table-cell>
          <table:table-cell office:value-type="float" office:value="14.571992" calcext:value-type="float">
            <text:p>14.571992</text:p>
          </table:table-cell>
          <table:table-cell office:value-type="float" office:value="14.605085" calcext:value-type="float">
            <text:p>14.605085</text:p>
          </table:table-cell>
          <table:table-cell office:value-type="float" office:value="14.621252" calcext:value-type="float">
            <text:p>14.621252</text:p>
          </table:table-cell>
          <table:table-cell office:value-type="float" office:value="14.645673" calcext:value-type="float">
            <text:p>14.645673</text:p>
          </table:table-cell>
          <table:table-cell office:value-type="float" office:value="14.667174" calcext:value-type="float">
            <text:p>14.667174</text:p>
          </table:table-cell>
          <table:table-cell office:value-type="float" office:value="14.730213" calcext:value-type="float">
            <text:p>14.730213</text:p>
          </table:table-cell>
          <table:table-cell office:value-type="float" office:value="14.725983" calcext:value-type="float">
            <text:p>14.725983</text:p>
          </table:table-cell>
          <table:table-cell office:value-type="float" office:value="14.762448" calcext:value-type="float">
            <text:p>14.762448</text:p>
          </table:table-cell>
          <table:table-cell office:value-type="float" office:value="14.780575" calcext:value-type="float">
            <text:p>14.780575</text:p>
          </table:table-cell>
          <table:table-cell office:value-type="float" office:value="14.832147" calcext:value-type="float">
            <text:p>14.832147</text:p>
          </table:table-cell>
          <table:table-cell office:value-type="float" office:value="14.838091" calcext:value-type="float">
            <text:p>14.838091</text:p>
          </table:table-cell>
          <table:table-cell office:value-type="float" office:value="14.868378" calcext:value-type="float">
            <text:p>14.868378</text:p>
          </table:table-cell>
          <table:table-cell office:value-type="float" office:value="14.891176" calcext:value-type="float">
            <text:p>14.891176</text:p>
          </table:table-cell>
          <table:table-cell office:value-type="float" office:value="14.923278" calcext:value-type="float">
            <text:p>14.923278</text:p>
          </table:table-cell>
          <table:table-cell office:value-type="float" office:value="14.955673" calcext:value-type="float">
            <text:p>14.955673</text:p>
          </table:table-cell>
          <table:table-cell office:value-type="float" office:value="14.981168" calcext:value-type="float">
            <text:p>14.981168</text:p>
          </table:table-cell>
          <table:table-cell office:value-type="float" office:value="15.005823" calcext:value-type="float">
            <text:p>15.005823</text:p>
          </table:table-cell>
          <table:table-cell office:value-type="float" office:value="15.048905" calcext:value-type="float">
            <text:p>15.048905</text:p>
          </table:table-cell>
          <table:table-cell office:value-type="float" office:value="15.062632" calcext:value-type="float">
            <text:p>15.062632</text:p>
          </table:table-cell>
          <table:table-cell office:value-type="float" office:value="15.092297" calcext:value-type="float">
            <text:p>15.092297</text:p>
          </table:table-cell>
          <table:table-cell office:value-type="float" office:value="15.124162" calcext:value-type="float">
            <text:p>15.124162</text:p>
          </table:table-cell>
          <table:table-cell office:value-type="float" office:value="15.150655" calcext:value-type="float">
            <text:p>15.150655</text:p>
          </table:table-cell>
          <table:table-cell office:value-type="float" office:value="15.16718" calcext:value-type="float">
            <text:p>15.16718</text:p>
          </table:table-cell>
          <table:table-cell office:value-type="float" office:value="15.202408" calcext:value-type="float">
            <text:p>15.202408</text:p>
          </table:table-cell>
          <table:table-cell office:value-type="float" office:value="15.224499" calcext:value-type="float">
            <text:p>15.224499</text:p>
          </table:table-cell>
          <table:table-cell office:value-type="float" office:value="15.28017" calcext:value-type="float">
            <text:p>15.28017</text:p>
          </table:table-cell>
          <table:table-cell office:value-type="float" office:value="15.297078" calcext:value-type="float">
            <text:p>15.297078</text:p>
          </table:table-cell>
          <table:table-cell office:value-type="float" office:value="15.315683" calcext:value-type="float">
            <text:p>15.315683</text:p>
          </table:table-cell>
          <table:table-cell office:value-type="float" office:value="15.34433" calcext:value-type="float">
            <text:p>15.34433</text:p>
          </table:table-cell>
          <table:table-cell office:value-type="float" office:value="15.385218" calcext:value-type="float">
            <text:p>15.385218</text:p>
          </table:table-cell>
          <table:table-cell office:value-type="float" office:value="15.401016" calcext:value-type="float">
            <text:p>15.401016</text:p>
          </table:table-cell>
          <table:table-cell office:value-type="float" office:value="15.42033" calcext:value-type="float">
            <text:p>15.42033</text:p>
          </table:table-cell>
          <table:table-cell office:value-type="float" office:value="15.459729" calcext:value-type="float">
            <text:p>15.459729</text:p>
          </table:table-cell>
          <table:table-cell office:value-type="float" office:value="15.478688" calcext:value-type="float">
            <text:p>15.478688</text:p>
          </table:table-cell>
          <table:table-cell office:value-type="float" office:value="15.51143" calcext:value-type="float">
            <text:p>15.51143</text:p>
          </table:table-cell>
          <table:table-cell office:value-type="float" office:value="15.542179" calcext:value-type="float">
            <text:p>15.542179</text:p>
          </table:table-cell>
          <table:table-cell office:value-type="float" office:value="15.58725" calcext:value-type="float">
            <text:p>15.58725</text:p>
          </table:table-cell>
          <table:table-cell office:value-type="float" office:value="15.590744" calcext:value-type="float">
            <text:p>15.590744</text:p>
          </table:table-cell>
          <table:table-cell office:value-type="float" office:value="15.638136" calcext:value-type="float">
            <text:p>15.638136</text:p>
          </table:table-cell>
          <table:table-cell office:value-type="float" office:value="15.643803" calcext:value-type="float">
            <text:p>15.643803</text:p>
          </table:table-cell>
          <table:table-cell office:value-type="float" office:value="15.705003" calcext:value-type="float">
            <text:p>15.705003</text:p>
          </table:table-cell>
          <table:table-cell office:value-type="float" office:value="15.704309" calcext:value-type="float">
            <text:p>15.704309</text:p>
          </table:table-cell>
          <table:table-cell office:value-type="float" office:value="15.754309" calcext:value-type="float">
            <text:p>15.754309</text:p>
          </table:table-cell>
          <table:table-cell office:value-type="float" office:value="15.771997" calcext:value-type="float">
            <text:p>15.771997</text:p>
          </table:table-cell>
          <table:table-cell office:value-type="float" office:value="15.795077" calcext:value-type="float">
            <text:p>15.795077</text:p>
          </table:table-cell>
          <table:table-cell office:value-type="float" office:value="15.830645" calcext:value-type="float">
            <text:p>15.830645</text:p>
          </table:table-cell>
          <table:table-cell office:value-type="float" office:value="15.83893" calcext:value-type="float">
            <text:p>15.83893</text:p>
          </table:table-cell>
          <table:table-cell office:value-type="float" office:value="15.876722" calcext:value-type="float">
            <text:p>15.876722</text:p>
          </table:table-cell>
          <table:table-cell office:value-type="float" office:value="15.91997" calcext:value-type="float">
            <text:p>15.91997</text:p>
          </table:table-cell>
          <table:table-cell office:value-type="float" office:value="15.939972" calcext:value-type="float">
            <text:p>15.939972</text:p>
          </table:table-cell>
          <table:table-cell office:value-type="float" office:value="15.95323" calcext:value-type="float">
            <text:p>15.95323</text:p>
          </table:table-cell>
          <table:table-cell office:value-type="float" office:value="15.993963" calcext:value-type="float">
            <text:p>15.993963</text:p>
          </table:table-cell>
          <table:table-cell office:value-type="float" office:value="16.018427" calcext:value-type="float">
            <text:p>16.018427</text:p>
          </table:table-cell>
          <table:table-cell office:value-type="float" office:value="16.041859" calcext:value-type="float">
            <text:p>16.041859</text:p>
          </table:table-cell>
          <table:table-cell office:value-type="float" office:value="16.082029" calcext:value-type="float">
            <text:p>16.082029</text:p>
          </table:table-cell>
          <table:table-cell office:value-type="float" office:value="16.101269" calcext:value-type="float">
            <text:p>16.101269</text:p>
          </table:table-cell>
          <table:table-cell office:value-type="float" office:value="16.135319" calcext:value-type="float">
            <text:p>16.135319</text:p>
          </table:table-cell>
          <table:table-cell office:value-type="float" office:value="16.152609" calcext:value-type="float">
            <text:p>16.152609</text:p>
          </table:table-cell>
          <table:table-cell office:value-type="float" office:value="16.198303" calcext:value-type="float">
            <text:p>16.198303</text:p>
          </table:table-cell>
          <table:table-cell office:value-type="float" office:value="16.207726" calcext:value-type="float">
            <text:p>16.207726</text:p>
          </table:table-cell>
          <table:table-cell office:value-type="float" office:value="16.244539" calcext:value-type="float">
            <text:p>16.244539</text:p>
          </table:table-cell>
          <table:table-cell office:value-type="float" office:value="16.291931" calcext:value-type="float">
            <text:p>16.291931</text:p>
          </table:table-cell>
          <table:table-cell office:value-type="float" office:value="16.313469" calcext:value-type="float">
            <text:p>16.313469</text:p>
          </table:table-cell>
          <table:table-cell office:value-type="float" office:value="16.320801" calcext:value-type="float">
            <text:p>16.320801</text:p>
          </table:table-cell>
          <table:table-cell office:value-type="float" office:value="16.370829" calcext:value-type="float">
            <text:p>16.370829</text:p>
          </table:table-cell>
          <table:table-cell office:value-type="float" office:value="16.391775" calcext:value-type="float">
            <text:p>16.391775</text:p>
          </table:table-cell>
          <table:table-cell office:value-type="float" office:value="16.438284" calcext:value-type="float">
            <text:p>16.438284</text:p>
          </table:table-cell>
          <table:table-cell office:value-type="float" office:value="16.450491" calcext:value-type="float">
            <text:p>16.450491</text:p>
          </table:table-cell>
          <table:table-cell office:value-type="float" office:value="16.467859" calcext:value-type="float">
            <text:p>16.467859</text:p>
          </table:table-cell>
          <table:table-cell office:value-type="float" office:value="16.498581" calcext:value-type="float">
            <text:p>16.498581</text:p>
          </table:table-cell>
          <table:table-cell office:value-type="float" office:value="16.556108" calcext:value-type="float">
            <text:p>16.556108</text:p>
          </table:table-cell>
          <table:table-cell office:value-type="float" office:value="16.562208" calcext:value-type="float">
            <text:p>16.562208</text:p>
          </table:table-cell>
          <table:table-cell office:value-type="float" office:value="16.607443" calcext:value-type="float">
            <text:p>16.607443</text:p>
          </table:table-cell>
          <table:table-cell office:value-type="float" office:value="16.62281" calcext:value-type="float">
            <text:p>16.62281</text:p>
          </table:table-cell>
          <table:table-cell office:value-type="float" office:value="16.642521" calcext:value-type="float">
            <text:p>16.642521</text:p>
          </table:table-cell>
          <table:table-cell office:value-type="float" office:value="16.684826" calcext:value-type="float">
            <text:p>16.684826</text:p>
          </table:table-cell>
          <table:table-cell office:value-type="float" office:value="16.708868" calcext:value-type="float">
            <text:p>16.708868</text:p>
          </table:table-cell>
          <table:table-cell office:value-type="float" office:value="16.747581" calcext:value-type="float">
            <text:p>16.747581</text:p>
          </table:table-cell>
          <table:table-cell office:value-type="float" office:value="16.765287" calcext:value-type="float">
            <text:p>16.765287</text:p>
          </table:table-cell>
          <table:table-cell office:value-type="float" office:value="16.791809" calcext:value-type="float">
            <text:p>16.791809</text:p>
          </table:table-cell>
          <table:table-cell office:value-type="float" office:value="16.809393" calcext:value-type="float">
            <text:p>16.809393</text:p>
          </table:table-cell>
          <table:table-cell office:value-type="float" office:value="16.844019" calcext:value-type="float">
            <text:p>16.844019</text:p>
          </table:table-cell>
          <table:table-cell office:value-type="float" office:value="16.880829" calcext:value-type="float">
            <text:p>16.880829</text:p>
          </table:table-cell>
          <table:table-cell office:value-type="float" office:value="16.908049" calcext:value-type="float">
            <text:p>16.908049</text:p>
          </table:table-cell>
          <table:table-cell office:value-type="float" office:value="16.939938" calcext:value-type="float">
            <text:p>16.939938</text:p>
          </table:table-cell>
          <table:table-cell office:value-type="float" office:value="16.969543" calcext:value-type="float">
            <text:p>16.969543</text:p>
          </table:table-cell>
          <table:table-cell office:value-type="float" office:value="16.996775" calcext:value-type="float">
            <text:p>16.996775</text:p>
          </table:table-cell>
          <table:table-cell office:value-type="float" office:value="17.021908" calcext:value-type="float">
            <text:p>17.021908</text:p>
          </table:table-cell>
          <table:table-cell office:value-type="float" office:value="17.043957" calcext:value-type="float">
            <text:p>17.043957</text:p>
          </table:table-cell>
          <table:table-cell office:value-type="float" office:value="17.082058" calcext:value-type="float">
            <text:p>17.082058</text:p>
          </table:table-cell>
          <table:table-cell office:value-type="float" office:value="17.116461" calcext:value-type="float">
            <text:p>17.116461</text:p>
          </table:table-cell>
          <table:table-cell office:value-type="float" office:value="17.136889" calcext:value-type="float">
            <text:p>17.136889</text:p>
          </table:table-cell>
          <table:table-cell office:value-type="float" office:value="17.167725" calcext:value-type="float">
            <text:p>17.167725</text:p>
          </table:table-cell>
          <table:table-cell office:value-type="float" office:value="17.199368" calcext:value-type="float">
            <text:p>17.199368</text:p>
          </table:table-cell>
          <table:table-cell office:value-type="float" office:value="17.234991" calcext:value-type="float">
            <text:p>17.234991</text:p>
          </table:table-cell>
          <table:table-cell office:value-type="float" office:value="17.258324" calcext:value-type="float">
            <text:p>17.258324</text:p>
          </table:table-cell>
          <table:table-cell office:value-type="float" office:value="17.285282" calcext:value-type="float">
            <text:p>17.285282</text:p>
          </table:table-cell>
          <table:table-cell office:value-type="float" office:value="17.308876" calcext:value-type="float">
            <text:p>17.308876</text:p>
          </table:table-cell>
          <table:table-cell office:value-type="float" office:value="17.349501" calcext:value-type="float">
            <text:p>17.349501</text:p>
          </table:table-cell>
          <table:table-cell office:value-type="float" office:value="17.368572" calcext:value-type="float">
            <text:p>17.368572</text:p>
          </table:table-cell>
          <table:table-cell office:value-type="float" office:value="17.393692" calcext:value-type="float">
            <text:p>17.393692</text:p>
          </table:table-cell>
          <table:table-cell office:value-type="float" office:value="17.430433" calcext:value-type="float">
            <text:p>17.430433</text:p>
          </table:table-cell>
          <table:table-cell office:value-type="float" office:value="17.467493" calcext:value-type="float">
            <text:p>17.467493</text:p>
          </table:table-cell>
          <table:table-cell office:value-type="float" office:value="17.490644" calcext:value-type="float">
            <text:p>17.490644</text:p>
          </table:table-cell>
          <table:table-cell office:value-type="float" office:value="17.523314" calcext:value-type="float">
            <text:p>17.523314</text:p>
          </table:table-cell>
          <table:table-cell office:value-type="float" office:value="17.5592" calcext:value-type="float">
            <text:p>17.5592</text:p>
          </table:table-cell>
          <table:table-cell office:value-type="float" office:value="17.570581" calcext:value-type="float">
            <text:p>17.570581</text:p>
          </table:table-cell>
          <table:table-cell office:value-type="float" office:value="17.614489" calcext:value-type="float">
            <text:p>17.614489</text:p>
          </table:table-cell>
          <table:table-cell office:value-type="float" office:value="17.625277" calcext:value-type="float">
            <text:p>17.625277</text:p>
          </table:table-cell>
          <table:table-cell office:value-type="float" office:value="17.653168" calcext:value-type="float">
            <text:p>17.653168</text:p>
          </table:table-cell>
          <table:table-cell office:value-type="float" office:value="17.696878" calcext:value-type="float">
            <text:p>17.696878</text:p>
          </table:table-cell>
          <table:table-cell office:value-type="float" office:value="17.722166" calcext:value-type="float">
            <text:p>17.722166</text:p>
          </table:table-cell>
          <table:table-cell office:value-type="float" office:value="17.750334" calcext:value-type="float">
            <text:p>17.750334</text:p>
          </table:table-cell>
          <table:table-cell office:value-type="float" office:value="17.787712" calcext:value-type="float">
            <text:p>17.787712</text:p>
          </table:table-cell>
          <table:table-cell office:value-type="float" office:value="17.810717" calcext:value-type="float">
            <text:p>17.810717</text:p>
          </table:table-cell>
          <table:table-cell office:value-type="float" office:value="17.847853" calcext:value-type="float">
            <text:p>17.847853</text:p>
          </table:table-cell>
          <table:table-cell office:value-type="float" office:value="17.880213" calcext:value-type="float">
            <text:p>17.880213</text:p>
          </table:table-cell>
          <table:table-cell office:value-type="float" office:value="17.904087" calcext:value-type="float">
            <text:p>17.904087</text:p>
          </table:table-cell>
          <table:table-cell office:value-type="float" office:value="17.933767" calcext:value-type="float">
            <text:p>17.933767</text:p>
          </table:table-cell>
          <table:table-cell office:value-type="float" office:value="17.95841" calcext:value-type="float">
            <text:p>17.95841</text:p>
          </table:table-cell>
          <table:table-cell office:value-type="float" office:value="17.984039" calcext:value-type="float">
            <text:p>17.984039</text:p>
          </table:table-cell>
          <table:table-cell office:value-type="float" office:value="18.015976" calcext:value-type="float">
            <text:p>18.015976</text:p>
          </table:table-cell>
          <table:table-cell office:value-type="float" office:value="18.052307" calcext:value-type="float">
            <text:p>18.052307</text:p>
          </table:table-cell>
          <table:table-cell office:value-type="float" office:value="18.074158" calcext:value-type="float">
            <text:p>18.074158</text:p>
          </table:table-cell>
          <table:table-cell office:value-type="float" office:value="18.097399" calcext:value-type="float">
            <text:p>18.097399</text:p>
          </table:table-cell>
          <table:table-cell office:value-type="float" office:value="18.134438" calcext:value-type="float">
            <text:p>18.134438</text:p>
          </table:table-cell>
          <table:table-cell office:value-type="float" office:value="18.165388" calcext:value-type="float">
            <text:p>18.165388</text:p>
          </table:table-cell>
          <table:table-cell office:value-type="float" office:value="18.192547" calcext:value-type="float">
            <text:p>18.192547</text:p>
          </table:table-cell>
          <table:table-cell office:value-type="float" office:value="18.21884" calcext:value-type="float">
            <text:p>18.21884</text:p>
          </table:table-cell>
          <table:table-cell office:value-type="float" office:value="18.251583" calcext:value-type="float">
            <text:p>18.251583</text:p>
          </table:table-cell>
          <table:table-cell office:value-type="float" office:value="18.276995" calcext:value-type="float">
            <text:p>18.276995</text:p>
          </table:table-cell>
          <table:table-cell office:value-type="float" office:value="18.308855" calcext:value-type="float">
            <text:p>18.308855</text:p>
          </table:table-cell>
          <table:table-cell office:value-type="float" office:value="18.34922" calcext:value-type="float">
            <text:p>18.34922</text:p>
          </table:table-cell>
          <table:table-cell office:value-type="float" office:value="18.379089" calcext:value-type="float">
            <text:p>18.379089</text:p>
          </table:table-cell>
          <table:table-cell office:value-type="float" office:value="18.413877" calcext:value-type="float">
            <text:p>18.413877</text:p>
          </table:table-cell>
          <table:table-cell office:value-type="float" office:value="18.436474" calcext:value-type="float">
            <text:p>18.436474</text:p>
          </table:table-cell>
          <table:table-cell office:value-type="float" office:value="18.469532" calcext:value-type="float">
            <text:p>18.469532</text:p>
          </table:table-cell>
          <table:table-cell office:value-type="float" office:value="18.496264" calcext:value-type="float">
            <text:p>18.496264</text:p>
          </table:table-cell>
          <table:table-cell office:value-type="float" office:value="18.520962" calcext:value-type="float">
            <text:p>18.520962</text:p>
          </table:table-cell>
          <table:table-cell office:value-type="float" office:value="18.554363" calcext:value-type="float">
            <text:p>18.554363</text:p>
          </table:table-cell>
          <table:table-cell office:value-type="float" office:value="18.576792" calcext:value-type="float">
            <text:p>18.576792</text:p>
          </table:table-cell>
          <table:table-cell office:value-type="float" office:value="18.610935" calcext:value-type="float">
            <text:p>18.610935</text:p>
          </table:table-cell>
          <table:table-cell office:value-type="float" office:value="18.648151" calcext:value-type="float">
            <text:p>18.648151</text:p>
          </table:table-cell>
          <table:table-cell office:value-type="float" office:value="18.657036" calcext:value-type="float">
            <text:p>18.657036</text:p>
          </table:table-cell>
          <table:table-cell office:value-type="float" office:value="18.703253" calcext:value-type="float">
            <text:p>18.703253</text:p>
          </table:table-cell>
          <table:table-cell office:value-type="float" office:value="18.76367" calcext:value-type="float">
            <text:p>18.76367</text:p>
          </table:table-cell>
          <table:table-cell office:value-type="float" office:value="18.758535" calcext:value-type="float">
            <text:p>18.758535</text:p>
          </table:table-cell>
          <table:table-cell office:value-type="float" office:value="18.803852" calcext:value-type="float">
            <text:p>18.803852</text:p>
          </table:table-cell>
          <table:table-cell office:value-type="float" office:value="18.819584" calcext:value-type="float">
            <text:p>18.819584</text:p>
          </table:table-cell>
          <table:table-cell office:value-type="float" office:value="18.907568" calcext:value-type="float">
            <text:p>18.907568</text:p>
          </table:table-cell>
          <table:table-cell office:value-type="float" office:value="18.957582" calcext:value-type="float">
            <text:p>18.957582</text:p>
          </table:table-cell>
          <table:table-cell office:value-type="float" office:value="18.917101" calcext:value-type="float">
            <text:p>18.917101</text:p>
          </table:table-cell>
          <table:table-cell office:value-type="float" office:value="18.933718" calcext:value-type="float">
            <text:p>18.933718</text:p>
          </table:table-cell>
          <table:table-cell office:value-type="float" office:value="18.974337" calcext:value-type="float">
            <text:p>18.974337</text:p>
          </table:table-cell>
          <table:table-cell office:value-type="float" office:value="19.006935" calcext:value-type="float">
            <text:p>19.006935</text:p>
          </table:table-cell>
          <table:table-cell office:value-type="float" office:value="19.043566" calcext:value-type="float">
            <text:p>19.043566</text:p>
          </table:table-cell>
          <table:table-cell office:value-type="float" office:value="19.048655" calcext:value-type="float">
            <text:p>19.048655</text:p>
          </table:table-cell>
          <table:table-cell office:value-type="float" office:value="19.096428" calcext:value-type="float">
            <text:p>19.096428</text:p>
          </table:table-cell>
          <table:table-cell office:value-type="float" office:value="19.128836" calcext:value-type="float">
            <text:p>19.128836</text:p>
          </table:table-cell>
          <table:table-cell office:value-type="float" office:value="19.142853" calcext:value-type="float">
            <text:p>19.142853</text:p>
          </table:table-cell>
          <table:table-cell office:value-type="float" office:value="19.175528" calcext:value-type="float">
            <text:p>19.175528</text:p>
          </table:table-cell>
          <table:table-cell office:value-type="float" office:value="19.207964" calcext:value-type="float">
            <text:p>19.207964</text:p>
          </table:table-cell>
          <table:table-cell office:value-type="float" office:value="19.253687" calcext:value-type="float">
            <text:p>19.253687</text:p>
          </table:table-cell>
          <table:table-cell office:value-type="float" office:value="19.283661" calcext:value-type="float">
            <text:p>19.283661</text:p>
          </table:table-cell>
          <table:table-cell office:value-type="float" office:value="19.299601" calcext:value-type="float">
            <text:p>19.299601</text:p>
          </table:table-cell>
          <table:table-cell office:value-type="float" office:value="19.3409" calcext:value-type="float">
            <text:p>19.3409</text:p>
          </table:table-cell>
          <table:table-cell office:value-type="float" office:value="19.353851" calcext:value-type="float">
            <text:p>19.353851</text:p>
          </table:table-cell>
          <table:table-cell office:value-type="float" office:value="19.388704" calcext:value-type="float">
            <text:p>19.388704</text:p>
          </table:table-cell>
          <table:table-cell office:value-type="float" office:value="19.416925" calcext:value-type="float">
            <text:p>19.416925</text:p>
          </table:table-cell>
          <table:table-cell office:value-type="float" office:value="19.45866" calcext:value-type="float">
            <text:p>19.45866</text:p>
          </table:table-cell>
          <table:table-cell office:value-type="float" office:value="19.52537" calcext:value-type="float">
            <text:p>19.52537</text:p>
          </table:table-cell>
          <table:table-cell office:value-type="float" office:value="19.516602" calcext:value-type="float">
            <text:p>19.516602</text:p>
          </table:table-cell>
          <table:table-cell office:value-type="float" office:value="19.554621" calcext:value-type="float">
            <text:p>19.554621</text:p>
          </table:table-cell>
          <table:table-cell office:value-type="float" office:value="19.561054" calcext:value-type="float">
            <text:p>19.561054</text:p>
          </table:table-cell>
          <table:table-cell office:value-type="float" office:value="19.615419" calcext:value-type="float">
            <text:p>19.615419</text:p>
          </table:table-cell>
          <table:table-cell office:value-type="float" office:value="19.647482" calcext:value-type="float">
            <text:p>19.647482</text:p>
          </table:table-cell>
          <table:table-cell office:value-type="float" office:value="19.678404" calcext:value-type="float">
            <text:p>19.678404</text:p>
          </table:table-cell>
          <table:table-cell office:value-type="float" office:value="19.707203" calcext:value-type="float">
            <text:p>19.707203</text:p>
          </table:table-cell>
          <table:table-cell office:value-type="float" office:value="19.727566" calcext:value-type="float">
            <text:p>19.727566</text:p>
          </table:table-cell>
          <table:table-cell office:value-type="float" office:value="19.763887" calcext:value-type="float">
            <text:p>19.763887</text:p>
          </table:table-cell>
          <table:table-cell office:value-type="float" office:value="19.83164" calcext:value-type="float">
            <text:p>19.83164</text:p>
          </table:table-cell>
          <table:table-cell office:value-type="float" office:value="19.830273" calcext:value-type="float">
            <text:p>19.830273</text:p>
          </table:table-cell>
          <table:table-cell office:value-type="float" office:value="19.868317" calcext:value-type="float">
            <text:p>19.868317</text:p>
          </table:table-cell>
          <table:table-cell office:value-type="float" office:value="19.882954" calcext:value-type="float">
            <text:p>19.882954</text:p>
          </table:table-cell>
          <table:table-cell office:value-type="float" office:value="19.904337" calcext:value-type="float">
            <text:p>19.904337</text:p>
          </table:table-cell>
          <table:table-cell office:value-type="float" office:value="19.940012" calcext:value-type="float">
            <text:p>19.940012</text:p>
          </table:table-cell>
          <table:table-cell office:value-type="float" office:value="19.97382" calcext:value-type="float">
            <text:p>19.97382</text:p>
          </table:table-cell>
          <table:table-cell office:value-type="float" office:value="20.008724" calcext:value-type="float">
            <text:p>20.008724</text:p>
          </table:table-cell>
          <table:table-cell office:value-type="float" office:value="20.043436" calcext:value-type="float">
            <text:p>20.043436</text:p>
          </table:table-cell>
          <table:table-cell office:value-type="float" office:value="20.059744" calcext:value-type="float">
            <text:p>20.059744</text:p>
          </table:table-cell>
          <table:table-cell office:value-type="float" office:value="20.09296" calcext:value-type="float">
            <text:p>20.09296</text:p>
          </table:table-cell>
          <table:table-cell office:value-type="float" office:value="20.126787" calcext:value-type="float">
            <text:p>20.126787</text:p>
          </table:table-cell>
          <table:table-cell office:value-type="float" office:value="20.164291" calcext:value-type="float">
            <text:p>20.164291</text:p>
          </table:table-cell>
          <table:table-cell office:value-type="float" office:value="20.191164" calcext:value-type="float">
            <text:p>20.191164</text:p>
          </table:table-cell>
          <table:table-cell office:value-type="float" office:value="20.224676" calcext:value-type="float">
            <text:p>20.224676</text:p>
          </table:table-cell>
          <table:table-cell office:value-type="float" office:value="20.250164" calcext:value-type="float">
            <text:p>20.250164</text:p>
          </table:table-cell>
          <table:table-cell office:value-type="float" office:value="20.285652" calcext:value-type="float">
            <text:p>20.285652</text:p>
          </table:table-cell>
          <table:table-cell office:value-type="float" office:value="20.307205" calcext:value-type="float">
            <text:p>20.307205</text:p>
          </table:table-cell>
        </table:table-row>
        <table:table-row table:style-name="ro1">
          <table:table-cell office:value-type="float" office:value="0.003073" calcext:value-type="float">
            <text:p>0.003073</text:p>
          </table:table-cell>
          <table:table-cell office:value-type="float" office:value="0.007751" calcext:value-type="float">
            <text:p>0.007751</text:p>
          </table:table-cell>
          <table:table-cell office:value-type="float" office:value="0.012313" calcext:value-type="float">
            <text:p>0.012313</text:p>
          </table:table-cell>
          <table:table-cell office:value-type="float" office:value="0.017129" calcext:value-type="float">
            <text:p>0.017129</text:p>
          </table:table-cell>
          <table:table-cell office:value-type="float" office:value="0.009595" calcext:value-type="float">
            <text:p>0.009595</text:p>
          </table:table-cell>
          <table:table-cell office:value-type="float" office:value="0.011113" calcext:value-type="float">
            <text:p>0.011113</text:p>
          </table:table-cell>
          <table:table-cell office:value-type="float" office:value="0.01403" calcext:value-type="float">
            <text:p>0.01403</text:p>
          </table:table-cell>
          <table:table-cell office:value-type="float" office:value="0.03564" calcext:value-type="float">
            <text:p>0.03564</text:p>
          </table:table-cell>
          <table:table-cell office:value-type="float" office:value="0.039031" calcext:value-type="float">
            <text:p>0.039031</text:p>
          </table:table-cell>
          <table:table-cell office:value-type="float" office:value="0.020291" calcext:value-type="float">
            <text:p>0.020291</text:p>
          </table:table-cell>
          <table:table-cell office:value-type="float" office:value="0.022522" calcext:value-type="float">
            <text:p>0.022522</text:p>
          </table:table-cell>
          <table:table-cell office:value-type="float" office:value="0.026187" calcext:value-type="float">
            <text:p>0.026187</text:p>
          </table:table-cell>
          <table:table-cell office:value-type="float" office:value="0.029042" calcext:value-type="float">
            <text:p>0.029042</text:p>
          </table:table-cell>
          <table:table-cell office:value-type="float" office:value="0.032194" calcext:value-type="float">
            <text:p>0.032194</text:p>
          </table:table-cell>
          <table:table-cell office:value-type="float" office:value="0.036949" calcext:value-type="float">
            <text:p>0.036949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43379" calcext:value-type="float">
            <text:p>0.043379</text:p>
          </table:table-cell>
          <table:table-cell office:value-type="float" office:value="0.048158" calcext:value-type="float">
            <text:p>0.048158</text:p>
          </table:table-cell>
          <table:table-cell office:value-type="float" office:value="0.052224" calcext:value-type="float">
            <text:p>0.052224</text:p>
          </table:table-cell>
          <table:table-cell office:value-type="float" office:value="0.057511" calcext:value-type="float">
            <text:p>0.057511</text:p>
          </table:table-cell>
          <table:table-cell office:value-type="float" office:value="0.059184" calcext:value-type="float">
            <text:p>0.059184</text:p>
          </table:table-cell>
          <table:table-cell office:value-type="float" office:value="0.063446" calcext:value-type="float">
            <text:p>0.063446</text:p>
          </table:table-cell>
          <table:table-cell office:value-type="float" office:value="0.068645" calcext:value-type="float">
            <text:p>0.068645</text:p>
          </table:table-cell>
          <table:table-cell office:value-type="float" office:value="0.072142" calcext:value-type="float">
            <text:p>0.072142</text:p>
          </table:table-cell>
          <table:table-cell office:value-type="float" office:value="0.076837" calcext:value-type="float">
            <text:p>0.076837</text:p>
          </table:table-cell>
          <table:table-cell office:value-type="float" office:value="0.084747" calcext:value-type="float">
            <text:p>0.084747</text:p>
          </table:table-cell>
          <table:table-cell office:value-type="float" office:value="0.087124" calcext:value-type="float">
            <text:p>0.087124</text:p>
          </table:table-cell>
          <table:table-cell office:value-type="float" office:value="0.092088" calcext:value-type="float">
            <text:p>0.092088</text:p>
          </table:table-cell>
          <table:table-cell office:value-type="float" office:value="0.096701" calcext:value-type="float">
            <text:p>0.096701</text:p>
          </table:table-cell>
          <table:table-cell office:value-type="float" office:value="0.10184" calcext:value-type="float">
            <text:p>0.10184</text:p>
          </table:table-cell>
          <table:table-cell office:value-type="float" office:value="0.106356" calcext:value-type="float">
            <text:p>0.106356</text:p>
          </table:table-cell>
          <table:table-cell office:value-type="float" office:value="0.111696" calcext:value-type="float">
            <text:p>0.111696</text:p>
          </table:table-cell>
          <table:table-cell office:value-type="float" office:value="0.118887" calcext:value-type="float">
            <text:p>0.118887</text:p>
          </table:table-cell>
          <table:table-cell office:value-type="float" office:value="0.122443" calcext:value-type="float">
            <text:p>0.122443</text:p>
          </table:table-cell>
          <table:table-cell office:value-type="float" office:value="0.128938" calcext:value-type="float">
            <text:p>0.128938</text:p>
          </table:table-cell>
          <table:table-cell office:value-type="float" office:value="0.134287" calcext:value-type="float">
            <text:p>0.134287</text:p>
          </table:table-cell>
          <table:table-cell office:value-type="float" office:value="0.139992" calcext:value-type="float">
            <text:p>0.139992</text:p>
          </table:table-cell>
          <table:table-cell office:value-type="float" office:value="0.145188" calcext:value-type="float">
            <text:p>0.145188</text:p>
          </table:table-cell>
          <table:table-cell office:value-type="float" office:value="0.151429" calcext:value-type="float">
            <text:p>0.151429</text:p>
          </table:table-cell>
          <table:table-cell office:value-type="float" office:value="0.157779" calcext:value-type="float">
            <text:p>0.157779</text:p>
          </table:table-cell>
          <table:table-cell office:value-type="float" office:value="0.162947" calcext:value-type="float">
            <text:p>0.162947</text:p>
          </table:table-cell>
          <table:table-cell office:value-type="float" office:value="0.169767" calcext:value-type="float">
            <text:p>0.169767</text:p>
          </table:table-cell>
          <table:table-cell office:value-type="float" office:value="0.174842" calcext:value-type="float">
            <text:p>0.174842</text:p>
          </table:table-cell>
          <table:table-cell office:value-type="float" office:value="0.180066" calcext:value-type="float">
            <text:p>0.180066</text:p>
          </table:table-cell>
          <table:table-cell office:value-type="float" office:value="0.187976" calcext:value-type="float">
            <text:p>0.187976</text:p>
          </table:table-cell>
          <table:table-cell office:value-type="float" office:value="0.195373" calcext:value-type="float">
            <text:p>0.195373</text:p>
          </table:table-cell>
          <table:table-cell office:value-type="float" office:value="0.19877" calcext:value-type="float">
            <text:p>0.19877</text:p>
          </table:table-cell>
          <table:table-cell office:value-type="float" office:value="0.205289" calcext:value-type="float">
            <text:p>0.205289</text:p>
          </table:table-cell>
          <table:table-cell office:value-type="float" office:value="0.219638" calcext:value-type="float">
            <text:p>0.219638</text:p>
          </table:table-cell>
          <table:table-cell office:value-type="float" office:value="0.218282" calcext:value-type="float">
            <text:p>0.218282</text:p>
          </table:table-cell>
          <table:table-cell office:value-type="float" office:value="0.225897" calcext:value-type="float">
            <text:p>0.225897</text:p>
          </table:table-cell>
          <table:table-cell office:value-type="float" office:value="0.231859" calcext:value-type="float">
            <text:p>0.231859</text:p>
          </table:table-cell>
          <table:table-cell office:value-type="float" office:value="0.238455" calcext:value-type="float">
            <text:p>0.238455</text:p>
          </table:table-cell>
          <table:table-cell office:value-type="float" office:value="0.248127" calcext:value-type="float">
            <text:p>0.248127</text:p>
          </table:table-cell>
          <table:table-cell office:value-type="float" office:value="0.25249" calcext:value-type="float">
            <text:p>0.25249</text:p>
          </table:table-cell>
          <table:table-cell office:value-type="float" office:value="0.259497" calcext:value-type="float">
            <text:p>0.259497</text:p>
          </table:table-cell>
          <table:table-cell office:value-type="float" office:value="0.265572" calcext:value-type="float">
            <text:p>0.265572</text:p>
          </table:table-cell>
          <table:table-cell office:value-type="float" office:value="0.275128" calcext:value-type="float">
            <text:p>0.275128</text:p>
          </table:table-cell>
          <table:table-cell office:value-type="float" office:value="0.282284" calcext:value-type="float">
            <text:p>0.282284</text:p>
          </table:table-cell>
          <table:table-cell office:value-type="float" office:value="0.30571" calcext:value-type="float">
            <text:p>0.30571</text:p>
          </table:table-cell>
          <table:table-cell office:value-type="float" office:value="0.296062" calcext:value-type="float">
            <text:p>0.296062</text:p>
          </table:table-cell>
          <table:table-cell office:value-type="float" office:value="0.302842" calcext:value-type="float">
            <text:p>0.302842</text:p>
          </table:table-cell>
          <table:table-cell office:value-type="float" office:value="0.310096" calcext:value-type="float">
            <text:p>0.310096</text:p>
          </table:table-cell>
          <table:table-cell office:value-type="float" office:value="0.31656" calcext:value-type="float">
            <text:p>0.31656</text:p>
          </table:table-cell>
          <table:table-cell office:value-type="float" office:value="0.323842" calcext:value-type="float">
            <text:p>0.323842</text:p>
          </table:table-cell>
          <table:table-cell office:value-type="float" office:value="0.353668" calcext:value-type="float">
            <text:p>0.353668</text:p>
          </table:table-cell>
          <table:table-cell office:value-type="float" office:value="0.339146" calcext:value-type="float">
            <text:p>0.339146</text:p>
          </table:table-cell>
          <table:table-cell office:value-type="float" office:value="0.34715" calcext:value-type="float">
            <text:p>0.34715</text:p>
          </table:table-cell>
          <table:table-cell office:value-type="float" office:value="0.354776" calcext:value-type="float">
            <text:p>0.354776</text:p>
          </table:table-cell>
          <table:table-cell office:value-type="float" office:value="0.362782" calcext:value-type="float">
            <text:p>0.362782</text:p>
          </table:table-cell>
          <table:table-cell office:value-type="float" office:value="0.370493" calcext:value-type="float">
            <text:p>0.370493</text:p>
          </table:table-cell>
          <table:table-cell office:value-type="float" office:value="0.378328" calcext:value-type="float">
            <text:p>0.378328</text:p>
          </table:table-cell>
          <table:table-cell office:value-type="float" office:value="0.386468" calcext:value-type="float">
            <text:p>0.386468</text:p>
          </table:table-cell>
          <table:table-cell office:value-type="float" office:value="0.394608" calcext:value-type="float">
            <text:p>0.394608</text:p>
          </table:table-cell>
          <table:table-cell office:value-type="float" office:value="0.402531" calcext:value-type="float">
            <text:p>0.402531</text:p>
          </table:table-cell>
          <table:table-cell office:value-type="float" office:value="0.410858" calcext:value-type="float">
            <text:p>0.410858</text:p>
          </table:table-cell>
          <table:table-cell office:value-type="float" office:value="0.41903" calcext:value-type="float">
            <text:p>0.41903</text:p>
          </table:table-cell>
          <table:table-cell office:value-type="float" office:value="0.42749" calcext:value-type="float">
            <text:p>0.42749</text:p>
          </table:table-cell>
          <table:table-cell office:value-type="float" office:value="0.435309" calcext:value-type="float">
            <text:p>0.435309</text:p>
          </table:table-cell>
          <table:table-cell office:value-type="float" office:value="0.444384" calcext:value-type="float">
            <text:p>0.444384</text:p>
          </table:table-cell>
          <table:table-cell office:value-type="float" office:value="0.456849" calcext:value-type="float">
            <text:p>0.456849</text:p>
          </table:table-cell>
          <table:table-cell office:value-type="float" office:value="0.460801" calcext:value-type="float">
            <text:p>0.460801</text:p>
          </table:table-cell>
          <table:table-cell office:value-type="float" office:value="0.469083" calcext:value-type="float">
            <text:p>0.469083</text:p>
          </table:table-cell>
          <table:table-cell office:value-type="float" office:value="0.478493" calcext:value-type="float">
            <text:p>0.478493</text:p>
          </table:table-cell>
          <table:table-cell office:value-type="float" office:value="0.485913" calcext:value-type="float">
            <text:p>0.485913</text:p>
          </table:table-cell>
          <table:table-cell office:value-type="float" office:value="0.495657" calcext:value-type="float">
            <text:p>0.495657</text:p>
          </table:table-cell>
          <table:table-cell office:value-type="float" office:value="0.506451" calcext:value-type="float">
            <text:p>0.506451</text:p>
          </table:table-cell>
          <table:table-cell office:value-type="float" office:value="0.512402" calcext:value-type="float">
            <text:p>0.512402</text:p>
          </table:table-cell>
          <table:table-cell office:value-type="float" office:value="0.523107" calcext:value-type="float">
            <text:p>0.523107</text:p>
          </table:table-cell>
          <table:table-cell office:value-type="float" office:value="0.530239" calcext:value-type="float">
            <text:p>0.530239</text:p>
          </table:table-cell>
          <table:table-cell office:value-type="float" office:value="0.538766" calcext:value-type="float">
            <text:p>0.538766</text:p>
          </table:table-cell>
          <table:table-cell office:value-type="float" office:value="0.548249" calcext:value-type="float">
            <text:p>0.548249</text:p>
          </table:table-cell>
          <table:table-cell office:value-type="float" office:value="0.556964" calcext:value-type="float">
            <text:p>0.556964</text:p>
          </table:table-cell>
          <table:table-cell office:value-type="float" office:value="0.566178" calcext:value-type="float">
            <text:p>0.566178</text:p>
          </table:table-cell>
          <table:table-cell office:value-type="float" office:value="0.575422" calcext:value-type="float">
            <text:p>0.575422</text:p>
          </table:table-cell>
          <table:table-cell office:value-type="float" office:value="0.584299" calcext:value-type="float">
            <text:p>0.584299</text:p>
          </table:table-cell>
          <table:table-cell office:value-type="float" office:value="0.59374" calcext:value-type="float">
            <text:p>0.59374</text:p>
          </table:table-cell>
          <table:table-cell office:value-type="float" office:value="0.602498" calcext:value-type="float">
            <text:p>0.602498</text:p>
          </table:table-cell>
          <table:table-cell office:value-type="float" office:value="0.612274" calcext:value-type="float">
            <text:p>0.612274</text:p>
          </table:table-cell>
          <table:table-cell office:value-type="float" office:value="0.621651" calcext:value-type="float">
            <text:p>0.621651</text:p>
          </table:table-cell>
          <table:table-cell office:value-type="float" office:value="0.630872" calcext:value-type="float">
            <text:p>0.630872</text:p>
          </table:table-cell>
          <table:table-cell office:value-type="float" office:value="0.640674" calcext:value-type="float">
            <text:p>0.640674</text:p>
          </table:table-cell>
          <table:table-cell office:value-type="float" office:value="0.649953" calcext:value-type="float">
            <text:p>0.649953</text:p>
          </table:table-cell>
          <table:table-cell office:value-type="float" office:value="0.659265" calcext:value-type="float">
            <text:p>0.659265</text:p>
          </table:table-cell>
          <table:table-cell office:value-type="float" office:value="0.669361" calcext:value-type="float">
            <text:p>0.669361</text:p>
          </table:table-cell>
          <table:table-cell office:value-type="float" office:value="0.678585" calcext:value-type="float">
            <text:p>0.678585</text:p>
          </table:table-cell>
          <table:table-cell office:value-type="float" office:value="0.68892" calcext:value-type="float">
            <text:p>0.68892</text:p>
          </table:table-cell>
          <table:table-cell office:value-type="float" office:value="0.698444" calcext:value-type="float">
            <text:p>0.698444</text:p>
          </table:table-cell>
          <table:table-cell office:value-type="float" office:value="0.70781" calcext:value-type="float">
            <text:p>0.70781</text:p>
          </table:table-cell>
          <table:table-cell office:value-type="float" office:value="0.717804" calcext:value-type="float">
            <text:p>0.717804</text:p>
          </table:table-cell>
          <table:table-cell office:value-type="float" office:value="0.727832" calcext:value-type="float">
            <text:p>0.727832</text:p>
          </table:table-cell>
          <table:table-cell office:value-type="float" office:value="0.736991" calcext:value-type="float">
            <text:p>0.736991</text:p>
          </table:table-cell>
          <table:table-cell office:value-type="float" office:value="0.747959" calcext:value-type="float">
            <text:p>0.747959</text:p>
          </table:table-cell>
          <table:table-cell office:value-type="float" office:value="0.757631" calcext:value-type="float">
            <text:p>0.757631</text:p>
          </table:table-cell>
          <table:table-cell office:value-type="float" office:value="0.766422" calcext:value-type="float">
            <text:p>0.766422</text:p>
          </table:table-cell>
          <table:table-cell office:value-type="float" office:value="0.778075" calcext:value-type="float">
            <text:p>0.778075</text:p>
          </table:table-cell>
          <table:table-cell office:value-type="float" office:value="0.787731" calcext:value-type="float">
            <text:p>0.787731</text:p>
          </table:table-cell>
          <table:table-cell office:value-type="float" office:value="0.798791" calcext:value-type="float">
            <text:p>0.798791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819757" calcext:value-type="float">
            <text:p>0.819757</text:p>
          </table:table-cell>
          <table:table-cell office:value-type="float" office:value="0.830071" calcext:value-type="float">
            <text:p>0.830071</text:p>
          </table:table-cell>
          <table:table-cell office:value-type="float" office:value="0.840537" calcext:value-type="float">
            <text:p>0.840537</text:p>
          </table:table-cell>
          <table:table-cell office:value-type="float" office:value="0.850208" calcext:value-type="float">
            <text:p>0.850208</text:p>
          </table:table-cell>
          <table:table-cell office:value-type="float" office:value="0.860712" calcext:value-type="float">
            <text:p>0.860712</text:p>
          </table:table-cell>
          <table:table-cell office:value-type="float" office:value="0.878239" calcext:value-type="float">
            <text:p>0.878239</text:p>
          </table:table-cell>
          <table:table-cell office:value-type="float" office:value="0.881929" calcext:value-type="float">
            <text:p>0.881929</text:p>
          </table:table-cell>
          <table:table-cell office:value-type="float" office:value="0.892305" calcext:value-type="float">
            <text:p>0.892305</text:p>
          </table:table-cell>
          <table:table-cell office:value-type="float" office:value="0.903283" calcext:value-type="float">
            <text:p>0.903283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924893" calcext:value-type="float">
            <text:p>0.924893</text:p>
          </table:table-cell>
          <table:table-cell office:value-type="float" office:value="0.934187" calcext:value-type="float">
            <text:p>0.934187</text:p>
          </table:table-cell>
          <table:table-cell office:value-type="float" office:value="0.945775" calcext:value-type="float">
            <text:p>0.945775</text:p>
          </table:table-cell>
          <table:table-cell office:value-type="float" office:value="0.95808" calcext:value-type="float">
            <text:p>0.95808</text:p>
          </table:table-cell>
          <table:table-cell office:value-type="float" office:value="0.967217" calcext:value-type="float">
            <text:p>0.967217</text:p>
          </table:table-cell>
          <table:table-cell office:value-type="float" office:value="0.97879" calcext:value-type="float">
            <text:p>0.97879</text:p>
          </table:table-cell>
          <table:table-cell office:value-type="float" office:value="0.989748" calcext:value-type="float">
            <text:p>0.989748</text:p>
          </table:table-cell>
          <table:table-cell office:value-type="float" office:value="1.000344" calcext:value-type="float">
            <text:p>1.000344</text:p>
          </table:table-cell>
          <table:table-cell office:value-type="float" office:value="1.012372" calcext:value-type="float">
            <text:p>1.012372</text:p>
          </table:table-cell>
          <table:table-cell office:value-type="float" office:value="1.022065" calcext:value-type="float">
            <text:p>1.022065</text:p>
          </table:table-cell>
          <table:table-cell office:value-type="float" office:value="1.032425" calcext:value-type="float">
            <text:p>1.032425</text:p>
          </table:table-cell>
          <table:table-cell office:value-type="float" office:value="1.045192" calcext:value-type="float">
            <text:p>1.045192</text:p>
          </table:table-cell>
          <table:table-cell office:value-type="float" office:value="1.056195" calcext:value-type="float">
            <text:p>1.056195</text:p>
          </table:table-cell>
          <table:table-cell office:value-type="float" office:value="1.070407" calcext:value-type="float">
            <text:p>1.070407</text:p>
          </table:table-cell>
          <table:table-cell office:value-type="float" office:value="1.078883" calcext:value-type="float">
            <text:p>1.078883</text:p>
          </table:table-cell>
          <table:table-cell office:value-type="float" office:value="1.095142" calcext:value-type="float">
            <text:p>1.095142</text:p>
          </table:table-cell>
          <table:table-cell office:value-type="float" office:value="1.100907" calcext:value-type="float">
            <text:p>1.100907</text:p>
          </table:table-cell>
          <table:table-cell office:value-type="float" office:value="1.116033" calcext:value-type="float">
            <text:p>1.116033</text:p>
          </table:table-cell>
          <table:table-cell office:value-type="float" office:value="1.129226" calcext:value-type="float">
            <text:p>1.129226</text:p>
          </table:table-cell>
          <table:table-cell office:value-type="float" office:value="1.135914" calcext:value-type="float">
            <text:p>1.135914</text:p>
          </table:table-cell>
          <table:table-cell office:value-type="float" office:value="1.151618" calcext:value-type="float">
            <text:p>1.151618</text:p>
          </table:table-cell>
          <table:table-cell office:value-type="float" office:value="1.158864" calcext:value-type="float">
            <text:p>1.158864</text:p>
          </table:table-cell>
          <table:table-cell office:value-type="float" office:value="1.170624" calcext:value-type="float">
            <text:p>1.170624</text:p>
          </table:table-cell>
          <table:table-cell office:value-type="float" office:value="1.181763" calcext:value-type="float">
            <text:p>1.181763</text:p>
          </table:table-cell>
          <table:table-cell office:value-type="float" office:value="1.197135" calcext:value-type="float">
            <text:p>1.197135</text:p>
          </table:table-cell>
          <table:table-cell office:value-type="float" office:value="1.205833" calcext:value-type="float">
            <text:p>1.205833</text:p>
          </table:table-cell>
          <table:table-cell office:value-type="float" office:value="1.218155" calcext:value-type="float">
            <text:p>1.218155</text:p>
          </table:table-cell>
          <table:table-cell office:value-type="float" office:value="1.230857" calcext:value-type="float">
            <text:p>1.230857</text:p>
          </table:table-cell>
          <table:table-cell office:value-type="float" office:value="1.244763" calcext:value-type="float">
            <text:p>1.244763</text:p>
          </table:table-cell>
          <table:table-cell office:value-type="float" office:value="1.252175" calcext:value-type="float">
            <text:p>1.252175</text:p>
          </table:table-cell>
          <table:table-cell office:value-type="float" office:value="1.266669" calcext:value-type="float">
            <text:p>1.266669</text:p>
          </table:table-cell>
          <table:table-cell office:value-type="float" office:value="1.2791" calcext:value-type="float">
            <text:p>1.2791</text:p>
          </table:table-cell>
          <table:table-cell office:value-type="float" office:value="1.289405" calcext:value-type="float">
            <text:p>1.289405</text:p>
          </table:table-cell>
          <table:table-cell office:value-type="float" office:value="1.309039" calcext:value-type="float">
            <text:p>1.309039</text:p>
          </table:table-cell>
          <table:table-cell office:value-type="float" office:value="1.31382" calcext:value-type="float">
            <text:p>1.31382</text:p>
          </table:table-cell>
          <table:table-cell office:value-type="float" office:value="1.325615" calcext:value-type="float">
            <text:p>1.325615</text:p>
          </table:table-cell>
          <table:table-cell office:value-type="float" office:value="1.346154" calcext:value-type="float">
            <text:p>1.346154</text:p>
          </table:table-cell>
          <table:table-cell office:value-type="float" office:value="1.35027" calcext:value-type="float">
            <text:p>1.35027</text:p>
          </table:table-cell>
          <table:table-cell office:value-type="float" office:value="1.364491" calcext:value-type="float">
            <text:p>1.364491</text:p>
          </table:table-cell>
          <table:table-cell office:value-type="float" office:value="1.373706" calcext:value-type="float">
            <text:p>1.373706</text:p>
          </table:table-cell>
          <table:table-cell office:value-type="float" office:value="1.386529" calcext:value-type="float">
            <text:p>1.386529</text:p>
          </table:table-cell>
          <table:table-cell office:value-type="float" office:value="1.398288" calcext:value-type="float">
            <text:p>1.398288</text:p>
          </table:table-cell>
          <table:table-cell office:value-type="float" office:value="1.413567" calcext:value-type="float">
            <text:p>1.413567</text:p>
          </table:table-cell>
          <table:table-cell office:value-type="float" office:value="1.424561" calcext:value-type="float">
            <text:p>1.424561</text:p>
          </table:table-cell>
          <table:table-cell office:value-type="float" office:value="1.450094" calcext:value-type="float">
            <text:p>1.450094</text:p>
          </table:table-cell>
          <table:table-cell office:value-type="float" office:value="1.449433" calcext:value-type="float">
            <text:p>1.449433</text:p>
          </table:table-cell>
          <table:table-cell office:value-type="float" office:value="1.467064" calcext:value-type="float">
            <text:p>1.467064</text:p>
          </table:table-cell>
          <table:table-cell office:value-type="float" office:value="1.475706" calcext:value-type="float">
            <text:p>1.475706</text:p>
          </table:table-cell>
          <table:table-cell office:value-type="float" office:value="1.489709" calcext:value-type="float">
            <text:p>1.489709</text:p>
          </table:table-cell>
          <table:table-cell office:value-type="float" office:value="1.500698" calcext:value-type="float">
            <text:p>1.500698</text:p>
          </table:table-cell>
          <table:table-cell office:value-type="float" office:value="1.51639" calcext:value-type="float">
            <text:p>1.51639</text:p>
          </table:table-cell>
          <table:table-cell office:value-type="float" office:value="1.534288" calcext:value-type="float">
            <text:p>1.534288</text:p>
          </table:table-cell>
          <table:table-cell office:value-type="float" office:value="1.536002" calcext:value-type="float">
            <text:p>1.536002</text:p>
          </table:table-cell>
          <table:table-cell office:value-type="float" office:value="1.55105" calcext:value-type="float">
            <text:p>1.55105</text:p>
          </table:table-cell>
          <table:table-cell office:value-type="float" office:value="1.563658" calcext:value-type="float">
            <text:p>1.563658</text:p>
          </table:table-cell>
          <table:table-cell office:value-type="float" office:value="1.587251" calcext:value-type="float">
            <text:p>1.587251</text:p>
          </table:table-cell>
          <table:table-cell office:value-type="float" office:value="1.588403" calcext:value-type="float">
            <text:p>1.588403</text:p>
          </table:table-cell>
          <table:table-cell office:value-type="float" office:value="1.607517" calcext:value-type="float">
            <text:p>1.607517</text:p>
          </table:table-cell>
          <table:table-cell office:value-type="float" office:value="1.625929" calcext:value-type="float">
            <text:p>1.625929</text:p>
          </table:table-cell>
          <table:table-cell office:value-type="float" office:value="1.63864" calcext:value-type="float">
            <text:p>1.63864</text:p>
          </table:table-cell>
          <table:table-cell office:value-type="float" office:value="1.656666" calcext:value-type="float">
            <text:p>1.656666</text:p>
          </table:table-cell>
          <table:table-cell office:value-type="float" office:value="1.66228" calcext:value-type="float">
            <text:p>1.66228</text:p>
          </table:table-cell>
          <table:table-cell office:value-type="float" office:value="1.667192" calcext:value-type="float">
            <text:p>1.667192</text:p>
          </table:table-cell>
          <table:table-cell office:value-type="float" office:value="1.680436" calcext:value-type="float">
            <text:p>1.680436</text:p>
          </table:table-cell>
          <table:table-cell office:value-type="float" office:value="1.706677" calcext:value-type="float">
            <text:p>1.706677</text:p>
          </table:table-cell>
          <table:table-cell office:value-type="float" office:value="1.70704" calcext:value-type="float">
            <text:p>1.70704</text:p>
          </table:table-cell>
          <table:table-cell office:value-type="float" office:value="1.719261" calcext:value-type="float">
            <text:p>1.719261</text:p>
          </table:table-cell>
          <table:table-cell office:value-type="float" office:value="1.733729" calcext:value-type="float">
            <text:p>1.733729</text:p>
          </table:table-cell>
          <table:table-cell office:value-type="float" office:value="1.748953" calcext:value-type="float">
            <text:p>1.748953</text:p>
          </table:table-cell>
          <table:table-cell office:value-type="float" office:value="1.760182" calcext:value-type="float">
            <text:p>1.760182</text:p>
          </table:table-cell>
          <table:table-cell office:value-type="float" office:value="1.774463" calcext:value-type="float">
            <text:p>1.774463</text:p>
          </table:table-cell>
          <table:table-cell office:value-type="float" office:value="1.787302" calcext:value-type="float">
            <text:p>1.787302</text:p>
          </table:table-cell>
          <table:table-cell office:value-type="float" office:value="1.802208" calcext:value-type="float">
            <text:p>1.802208</text:p>
          </table:table-cell>
          <table:table-cell office:value-type="float" office:value="1.824649" calcext:value-type="float">
            <text:p>1.824649</text:p>
          </table:table-cell>
          <table:table-cell office:value-type="float" office:value="1.833616" calcext:value-type="float">
            <text:p>1.833616</text:p>
          </table:table-cell>
          <table:table-cell office:value-type="float" office:value="1.844045" calcext:value-type="float">
            <text:p>1.844045</text:p>
          </table:table-cell>
          <table:table-cell office:value-type="float" office:value="1.864656" calcext:value-type="float">
            <text:p>1.864656</text:p>
          </table:table-cell>
          <table:table-cell office:value-type="float" office:value="1.877931" calcext:value-type="float">
            <text:p>1.877931</text:p>
          </table:table-cell>
          <table:table-cell office:value-type="float" office:value="1.882144" calcext:value-type="float">
            <text:p>1.882144</text:p>
          </table:table-cell>
          <table:table-cell office:value-type="float" office:value="1.905892" calcext:value-type="float">
            <text:p>1.905892</text:p>
          </table:table-cell>
          <table:table-cell office:value-type="float" office:value="1.910168" calcext:value-type="float">
            <text:p>1.910168</text:p>
          </table:table-cell>
          <table:table-cell office:value-type="float" office:value="1.92272" calcext:value-type="float">
            <text:p>1.92272</text:p>
          </table:table-cell>
          <table:table-cell office:value-type="float" office:value="1.937153" calcext:value-type="float">
            <text:p>1.937153</text:p>
          </table:table-cell>
          <table:table-cell office:value-type="float" office:value="1.950477" calcext:value-type="float">
            <text:p>1.950477</text:p>
          </table:table-cell>
          <table:table-cell office:value-type="float" office:value="1.963945" calcext:value-type="float">
            <text:p>1.963945</text:p>
          </table:table-cell>
          <table:table-cell office:value-type="float" office:value="1.979119" calcext:value-type="float">
            <text:p>1.979119</text:p>
          </table:table-cell>
          <table:table-cell office:value-type="float" office:value="1.992182" calcext:value-type="float">
            <text:p>1.992182</text:p>
          </table:table-cell>
          <table:table-cell office:value-type="float" office:value="2.017277" calcext:value-type="float">
            <text:p>2.017277</text:p>
          </table:table-cell>
          <table:table-cell office:value-type="float" office:value="2.030899" calcext:value-type="float">
            <text:p>2.030899</text:p>
          </table:table-cell>
          <table:table-cell office:value-type="float" office:value="2.045381" calcext:value-type="float">
            <text:p>2.045381</text:p>
          </table:table-cell>
          <table:table-cell office:value-type="float" office:value="2.059083" calcext:value-type="float">
            <text:p>2.059083</text:p>
          </table:table-cell>
          <table:table-cell office:value-type="float" office:value="2.062677" calcext:value-type="float">
            <text:p>2.062677</text:p>
          </table:table-cell>
          <table:table-cell office:value-type="float" office:value="2.088582" calcext:value-type="float">
            <text:p>2.088582</text:p>
          </table:table-cell>
          <table:table-cell office:value-type="float" office:value="2.095959" calcext:value-type="float">
            <text:p>2.095959</text:p>
          </table:table-cell>
          <table:table-cell office:value-type="float" office:value="2.115889" calcext:value-type="float">
            <text:p>2.115889</text:p>
          </table:table-cell>
          <table:table-cell office:value-type="float" office:value="2.130945" calcext:value-type="float">
            <text:p>2.130945</text:p>
          </table:table-cell>
          <table:table-cell office:value-type="float" office:value="2.135515" calcext:value-type="float">
            <text:p>2.135515</text:p>
          </table:table-cell>
          <table:table-cell office:value-type="float" office:value="2.146293" calcext:value-type="float">
            <text:p>2.146293</text:p>
          </table:table-cell>
          <table:table-cell office:value-type="float" office:value="2.172173" calcext:value-type="float">
            <text:p>2.172173</text:p>
          </table:table-cell>
          <table:table-cell office:value-type="float" office:value="2.186028" calcext:value-type="float">
            <text:p>2.186028</text:p>
          </table:table-cell>
          <table:table-cell office:value-type="float" office:value="2.194312" calcext:value-type="float">
            <text:p>2.194312</text:p>
          </table:table-cell>
          <table:table-cell office:value-type="float" office:value="2.218523" calcext:value-type="float">
            <text:p>2.218523</text:p>
          </table:table-cell>
          <table:table-cell office:value-type="float" office:value="2.230752" calcext:value-type="float">
            <text:p>2.230752</text:p>
          </table:table-cell>
          <table:table-cell office:value-type="float" office:value="2.234163" calcext:value-type="float">
            <text:p>2.234163</text:p>
          </table:table-cell>
          <table:table-cell office:value-type="float" office:value="2.250518" calcext:value-type="float">
            <text:p>2.250518</text:p>
          </table:table-cell>
          <table:table-cell office:value-type="float" office:value="2.281084" calcext:value-type="float">
            <text:p>2.281084</text:p>
          </table:table-cell>
          <table:table-cell office:value-type="float" office:value="2.279153" calcext:value-type="float">
            <text:p>2.279153</text:p>
          </table:table-cell>
          <table:table-cell office:value-type="float" office:value="2.292856" calcext:value-type="float">
            <text:p>2.292856</text:p>
          </table:table-cell>
          <table:table-cell office:value-type="float" office:value="2.311818" calcext:value-type="float">
            <text:p>2.311818</text:p>
          </table:table-cell>
          <table:table-cell office:value-type="float" office:value="2.33528" calcext:value-type="float">
            <text:p>2.33528</text:p>
          </table:table-cell>
          <table:table-cell office:value-type="float" office:value="2.337958" calcext:value-type="float">
            <text:p>2.337958</text:p>
          </table:table-cell>
          <table:table-cell office:value-type="float" office:value="2.353067" calcext:value-type="float">
            <text:p>2.353067</text:p>
          </table:table-cell>
          <table:table-cell office:value-type="float" office:value="2.372563" calcext:value-type="float">
            <text:p>2.372563</text:p>
          </table:table-cell>
          <table:table-cell office:value-type="float" office:value="2.382422" calcext:value-type="float">
            <text:p>2.382422</text:p>
          </table:table-cell>
          <table:table-cell office:value-type="float" office:value="2.398252" calcext:value-type="float">
            <text:p>2.398252</text:p>
          </table:table-cell>
          <table:table-cell office:value-type="float" office:value="2.434737" calcext:value-type="float">
            <text:p>2.434737</text:p>
          </table:table-cell>
          <table:table-cell office:value-type="float" office:value="2.429626" calcext:value-type="float">
            <text:p>2.429626</text:p>
          </table:table-cell>
          <table:table-cell office:value-type="float" office:value="2.44294" calcext:value-type="float">
            <text:p>2.44294</text:p>
          </table:table-cell>
          <table:table-cell office:value-type="float" office:value="2.454041" calcext:value-type="float">
            <text:p>2.454041</text:p>
          </table:table-cell>
          <table:table-cell office:value-type="float" office:value="2.480615" calcext:value-type="float">
            <text:p>2.480615</text:p>
          </table:table-cell>
          <table:table-cell office:value-type="float" office:value="2.487923" calcext:value-type="float">
            <text:p>2.487923</text:p>
          </table:table-cell>
          <table:table-cell office:value-type="float" office:value="2.501635" calcext:value-type="float">
            <text:p>2.501635</text:p>
          </table:table-cell>
          <table:table-cell office:value-type="float" office:value="2.518851" calcext:value-type="float">
            <text:p>2.518851</text:p>
          </table:table-cell>
          <table:table-cell office:value-type="float" office:value="2.532384" calcext:value-type="float">
            <text:p>2.532384</text:p>
          </table:table-cell>
          <table:table-cell office:value-type="float" office:value="2.548864" calcext:value-type="float">
            <text:p>2.548864</text:p>
          </table:table-cell>
          <table:table-cell office:value-type="float" office:value="2.561902" calcext:value-type="float">
            <text:p>2.561902</text:p>
          </table:table-cell>
          <table:table-cell office:value-type="float" office:value="2.582444" calcext:value-type="float">
            <text:p>2.582444</text:p>
          </table:table-cell>
          <table:table-cell office:value-type="float" office:value="2.598792" calcext:value-type="float">
            <text:p>2.598792</text:p>
          </table:table-cell>
          <table:table-cell office:value-type="float" office:value="2.614307" calcext:value-type="float">
            <text:p>2.614307</text:p>
          </table:table-cell>
          <table:table-cell office:value-type="float" office:value="2.623589" calcext:value-type="float">
            <text:p>2.623589</text:p>
          </table:table-cell>
          <table:table-cell office:value-type="float" office:value="2.646795" calcext:value-type="float">
            <text:p>2.646795</text:p>
          </table:table-cell>
          <table:table-cell office:value-type="float" office:value="2.658546" calcext:value-type="float">
            <text:p>2.658546</text:p>
          </table:table-cell>
          <table:table-cell office:value-type="float" office:value="2.669295" calcext:value-type="float">
            <text:p>2.669295</text:p>
          </table:table-cell>
          <table:table-cell office:value-type="float" office:value="2.688578" calcext:value-type="float">
            <text:p>2.688578</text:p>
          </table:table-cell>
          <table:table-cell office:value-type="float" office:value="2.702237" calcext:value-type="float">
            <text:p>2.702237</text:p>
          </table:table-cell>
          <table:table-cell office:value-type="float" office:value="2.713224" calcext:value-type="float">
            <text:p>2.713224</text:p>
          </table:table-cell>
          <table:table-cell office:value-type="float" office:value="2.739579" calcext:value-type="float">
            <text:p>2.739579</text:p>
          </table:table-cell>
          <table:table-cell office:value-type="float" office:value="2.744417" calcext:value-type="float">
            <text:p>2.744417</text:p>
          </table:table-cell>
          <table:table-cell office:value-type="float" office:value="2.76788" calcext:value-type="float">
            <text:p>2.76788</text:p>
          </table:table-cell>
          <table:table-cell office:value-type="float" office:value="2.787916" calcext:value-type="float">
            <text:p>2.787916</text:p>
          </table:table-cell>
          <table:table-cell office:value-type="float" office:value="2.808902" calcext:value-type="float">
            <text:p>2.808902</text:p>
          </table:table-cell>
          <table:table-cell office:value-type="float" office:value="2.807838" calcext:value-type="float">
            <text:p>2.807838</text:p>
          </table:table-cell>
          <table:table-cell office:value-type="float" office:value="2.838194" calcext:value-type="float">
            <text:p>2.838194</text:p>
          </table:table-cell>
          <table:table-cell office:value-type="float" office:value="2.838374" calcext:value-type="float">
            <text:p>2.838374</text:p>
          </table:table-cell>
          <table:table-cell office:value-type="float" office:value="2.861638" calcext:value-type="float">
            <text:p>2.861638</text:p>
          </table:table-cell>
          <table:table-cell office:value-type="float" office:value="2.899935" calcext:value-type="float">
            <text:p>2.899935</text:p>
          </table:table-cell>
          <table:table-cell office:value-type="float" office:value="2.891294" calcext:value-type="float">
            <text:p>2.891294</text:p>
          </table:table-cell>
          <table:table-cell office:value-type="float" office:value="2.921896" calcext:value-type="float">
            <text:p>2.921896</text:p>
          </table:table-cell>
          <table:table-cell office:value-type="float" office:value="2.932963" calcext:value-type="float">
            <text:p>2.932963</text:p>
          </table:table-cell>
          <table:table-cell office:value-type="float" office:value="2.933864" calcext:value-type="float">
            <text:p>2.933864</text:p>
          </table:table-cell>
          <table:table-cell office:value-type="float" office:value="2.952862" calcext:value-type="float">
            <text:p>2.952862</text:p>
          </table:table-cell>
          <table:table-cell office:value-type="float" office:value="2.975912" calcext:value-type="float">
            <text:p>2.975912</text:p>
          </table:table-cell>
          <table:table-cell office:value-type="float" office:value="2.986294" calcext:value-type="float">
            <text:p>2.986294</text:p>
          </table:table-cell>
          <table:table-cell office:value-type="float" office:value="3.000616" calcext:value-type="float">
            <text:p>3.000616</text:p>
          </table:table-cell>
          <table:table-cell office:value-type="float" office:value="3.014608" calcext:value-type="float">
            <text:p>3.014608</text:p>
          </table:table-cell>
          <table:table-cell office:value-type="float" office:value="3.03227" calcext:value-type="float">
            <text:p>3.03227</text:p>
          </table:table-cell>
          <table:table-cell office:value-type="float" office:value="3.064717" calcext:value-type="float">
            <text:p>3.064717</text:p>
          </table:table-cell>
          <table:table-cell office:value-type="float" office:value="3.066016" calcext:value-type="float">
            <text:p>3.066016</text:p>
          </table:table-cell>
          <table:table-cell office:value-type="float" office:value="3.084726" calcext:value-type="float">
            <text:p>3.084726</text:p>
          </table:table-cell>
          <table:table-cell office:value-type="float" office:value="3.11021" calcext:value-type="float">
            <text:p>3.11021</text:p>
          </table:table-cell>
          <table:table-cell office:value-type="float" office:value="3.114764" calcext:value-type="float">
            <text:p>3.114764</text:p>
          </table:table-cell>
          <table:table-cell office:value-type="float" office:value="3.128707" calcext:value-type="float">
            <text:p>3.128707</text:p>
          </table:table-cell>
          <table:table-cell office:value-type="float" office:value="3.160615" calcext:value-type="float">
            <text:p>3.160615</text:p>
          </table:table-cell>
          <table:table-cell office:value-type="float" office:value="3.162873" calcext:value-type="float">
            <text:p>3.162873</text:p>
          </table:table-cell>
          <table:table-cell office:value-type="float" office:value="3.189394" calcext:value-type="float">
            <text:p>3.189394</text:p>
          </table:table-cell>
          <table:table-cell office:value-type="float" office:value="3.19209" calcext:value-type="float">
            <text:p>3.19209</text:p>
          </table:table-cell>
          <table:table-cell office:value-type="float" office:value="3.209945" calcext:value-type="float">
            <text:p>3.209945</text:p>
          </table:table-cell>
          <table:table-cell office:value-type="float" office:value="3.225573" calcext:value-type="float">
            <text:p>3.225573</text:p>
          </table:table-cell>
          <table:table-cell office:value-type="float" office:value="3.244585" calcext:value-type="float">
            <text:p>3.244585</text:p>
          </table:table-cell>
          <table:table-cell office:value-type="float" office:value="3.258723" calcext:value-type="float">
            <text:p>3.258723</text:p>
          </table:table-cell>
          <table:table-cell office:value-type="float" office:value="3.275714" calcext:value-type="float">
            <text:p>3.275714</text:p>
          </table:table-cell>
          <table:table-cell office:value-type="float" office:value="3.29476" calcext:value-type="float">
            <text:p>3.29476</text:p>
          </table:table-cell>
          <table:table-cell office:value-type="float" office:value="3.313678" calcext:value-type="float">
            <text:p>3.313678</text:p>
          </table:table-cell>
          <table:table-cell office:value-type="float" office:value="3.323305" calcext:value-type="float">
            <text:p>3.323305</text:p>
          </table:table-cell>
          <table:table-cell office:value-type="float" office:value="3.365207" calcext:value-type="float">
            <text:p>3.365207</text:p>
          </table:table-cell>
          <table:table-cell office:value-type="float" office:value="3.365271" calcext:value-type="float">
            <text:p>3.365271</text:p>
          </table:table-cell>
          <table:table-cell office:value-type="float" office:value="3.389465" calcext:value-type="float">
            <text:p>3.389465</text:p>
          </table:table-cell>
          <table:table-cell office:value-type="float" office:value="3.402798" calcext:value-type="float">
            <text:p>3.402798</text:p>
          </table:table-cell>
          <table:table-cell office:value-type="float" office:value="3.408997" calcext:value-type="float">
            <text:p>3.408997</text:p>
          </table:table-cell>
          <table:table-cell office:value-type="float" office:value="3.441845" calcext:value-type="float">
            <text:p>3.441845</text:p>
          </table:table-cell>
          <table:table-cell office:value-type="float" office:value="3.450153" calcext:value-type="float">
            <text:p>3.450153</text:p>
          </table:table-cell>
          <table:table-cell office:value-type="float" office:value="3.459133" calcext:value-type="float">
            <text:p>3.459133</text:p>
          </table:table-cell>
          <table:table-cell office:value-type="float" office:value="3.477948" calcext:value-type="float">
            <text:p>3.477948</text:p>
          </table:table-cell>
          <table:table-cell office:value-type="float" office:value="3.491229" calcext:value-type="float">
            <text:p>3.491229</text:p>
          </table:table-cell>
          <table:table-cell office:value-type="float" office:value="3.510418" calcext:value-type="float">
            <text:p>3.510418</text:p>
          </table:table-cell>
          <table:table-cell office:value-type="float" office:value="3.528896" calcext:value-type="float">
            <text:p>3.528896</text:p>
          </table:table-cell>
          <table:table-cell office:value-type="float" office:value="3.556816" calcext:value-type="float">
            <text:p>3.556816</text:p>
          </table:table-cell>
          <table:table-cell office:value-type="float" office:value="3.572615" calcext:value-type="float">
            <text:p>3.572615</text:p>
          </table:table-cell>
          <table:table-cell office:value-type="float" office:value="3.574828" calcext:value-type="float">
            <text:p>3.574828</text:p>
          </table:table-cell>
          <table:table-cell office:value-type="float" office:value="3.612918" calcext:value-type="float">
            <text:p>3.612918</text:p>
          </table:table-cell>
          <table:table-cell office:value-type="float" office:value="3.628042" calcext:value-type="float">
            <text:p>3.628042</text:p>
          </table:table-cell>
          <table:table-cell office:value-type="float" office:value="3.64157" calcext:value-type="float">
            <text:p>3.64157</text:p>
          </table:table-cell>
          <table:table-cell office:value-type="float" office:value="3.656962" calcext:value-type="float">
            <text:p>3.656962</text:p>
          </table:table-cell>
          <table:table-cell office:value-type="float" office:value="3.672716" calcext:value-type="float">
            <text:p>3.672716</text:p>
          </table:table-cell>
          <table:table-cell office:value-type="float" office:value="3.685109" calcext:value-type="float">
            <text:p>3.685109</text:p>
          </table:table-cell>
          <table:table-cell office:value-type="float" office:value="3.704699" calcext:value-type="float">
            <text:p>3.704699</text:p>
          </table:table-cell>
          <table:table-cell office:value-type="float" office:value="3.712528" calcext:value-type="float">
            <text:p>3.712528</text:p>
          </table:table-cell>
          <table:table-cell office:value-type="float" office:value="3.730542" calcext:value-type="float">
            <text:p>3.730542</text:p>
          </table:table-cell>
          <table:table-cell office:value-type="float" office:value="3.746333" calcext:value-type="float">
            <text:p>3.746333</text:p>
          </table:table-cell>
          <table:table-cell office:value-type="float" office:value="3.763557" calcext:value-type="float">
            <text:p>3.763557</text:p>
          </table:table-cell>
          <table:table-cell office:value-type="float" office:value="3.787899" calcext:value-type="float">
            <text:p>3.787899</text:p>
          </table:table-cell>
          <table:table-cell office:value-type="float" office:value="3.812102" calcext:value-type="float">
            <text:p>3.812102</text:p>
          </table:table-cell>
          <table:table-cell office:value-type="float" office:value="3.82235" calcext:value-type="float">
            <text:p>3.82235</text:p>
          </table:table-cell>
          <table:table-cell office:value-type="float" office:value="3.839753" calcext:value-type="float">
            <text:p>3.839753</text:p>
          </table:table-cell>
          <table:table-cell office:value-type="float" office:value="3.86821" calcext:value-type="float">
            <text:p>3.86821</text:p>
          </table:table-cell>
          <table:table-cell office:value-type="float" office:value="3.876487" calcext:value-type="float">
            <text:p>3.876487</text:p>
          </table:table-cell>
          <table:table-cell office:value-type="float" office:value="3.890617" calcext:value-type="float">
            <text:p>3.890617</text:p>
          </table:table-cell>
          <table:table-cell office:value-type="float" office:value="3.909011" calcext:value-type="float">
            <text:p>3.909011</text:p>
          </table:table-cell>
          <table:table-cell office:value-type="float" office:value="3.923443" calcext:value-type="float">
            <text:p>3.923443</text:p>
          </table:table-cell>
          <table:table-cell office:value-type="float" office:value="3.941267" calcext:value-type="float">
            <text:p>3.941267</text:p>
          </table:table-cell>
          <table:table-cell office:value-type="float" office:value="3.958941" calcext:value-type="float">
            <text:p>3.958941</text:p>
          </table:table-cell>
          <table:table-cell office:value-type="float" office:value="3.977238" calcext:value-type="float">
            <text:p>3.977238</text:p>
          </table:table-cell>
          <table:table-cell office:value-type="float" office:value="4.013386" calcext:value-type="float">
            <text:p>4.013386</text:p>
          </table:table-cell>
          <table:table-cell office:value-type="float" office:value="4.047535" calcext:value-type="float">
            <text:p>4.047535</text:p>
          </table:table-cell>
          <table:table-cell office:value-type="float" office:value="4.058433" calcext:value-type="float">
            <text:p>4.058433</text:p>
          </table:table-cell>
          <table:table-cell office:value-type="float" office:value="4.04649" calcext:value-type="float">
            <text:p>4.04649</text:p>
          </table:table-cell>
          <table:table-cell office:value-type="float" office:value="4.105559" calcext:value-type="float">
            <text:p>4.105559</text:p>
          </table:table-cell>
          <table:table-cell office:value-type="float" office:value="4.099227" calcext:value-type="float">
            <text:p>4.099227</text:p>
          </table:table-cell>
          <table:table-cell office:value-type="float" office:value="4.117185" calcext:value-type="float">
            <text:p>4.117185</text:p>
          </table:table-cell>
          <table:table-cell office:value-type="float" office:value="4.12308" calcext:value-type="float">
            <text:p>4.12308</text:p>
          </table:table-cell>
          <table:table-cell office:value-type="float" office:value="4.148389" calcext:value-type="float">
            <text:p>4.148389</text:p>
          </table:table-cell>
          <table:table-cell office:value-type="float" office:value="4.158714" calcext:value-type="float">
            <text:p>4.158714</text:p>
          </table:table-cell>
          <table:table-cell office:value-type="float" office:value="4.177867" calcext:value-type="float">
            <text:p>4.177867</text:p>
          </table:table-cell>
          <table:table-cell office:value-type="float" office:value="4.193903" calcext:value-type="float">
            <text:p>4.193903</text:p>
          </table:table-cell>
          <table:table-cell office:value-type="float" office:value="4.211483" calcext:value-type="float">
            <text:p>4.211483</text:p>
          </table:table-cell>
          <table:table-cell office:value-type="float" office:value="4.227393" calcext:value-type="float">
            <text:p>4.227393</text:p>
          </table:table-cell>
          <table:table-cell office:value-type="float" office:value="4.246384" calcext:value-type="float">
            <text:p>4.246384</text:p>
          </table:table-cell>
          <table:table-cell office:value-type="float" office:value="4.275718" calcext:value-type="float">
            <text:p>4.275718</text:p>
          </table:table-cell>
          <table:table-cell office:value-type="float" office:value="4.309032" calcext:value-type="float">
            <text:p>4.309032</text:p>
          </table:table-cell>
          <table:table-cell office:value-type="float" office:value="4.296695" calcext:value-type="float">
            <text:p>4.296695</text:p>
          </table:table-cell>
          <table:table-cell office:value-type="float" office:value="4.319158" calcext:value-type="float">
            <text:p>4.319158</text:p>
          </table:table-cell>
          <table:table-cell office:value-type="float" office:value="4.33295" calcext:value-type="float">
            <text:p>4.33295</text:p>
          </table:table-cell>
          <table:table-cell office:value-type="float" office:value="4.36689" calcext:value-type="float">
            <text:p>4.36689</text:p>
          </table:table-cell>
          <table:table-cell office:value-type="float" office:value="4.401138" calcext:value-type="float">
            <text:p>4.401138</text:p>
          </table:table-cell>
          <table:table-cell office:value-type="float" office:value="4.396653" calcext:value-type="float">
            <text:p>4.396653</text:p>
          </table:table-cell>
          <table:table-cell office:value-type="float" office:value="4.4357" calcext:value-type="float">
            <text:p>4.4357</text:p>
          </table:table-cell>
          <table:table-cell office:value-type="float" office:value="4.4491" calcext:value-type="float">
            <text:p>4.4491</text:p>
          </table:table-cell>
          <table:table-cell office:value-type="float" office:value="4.464439" calcext:value-type="float">
            <text:p>4.464439</text:p>
          </table:table-cell>
          <table:table-cell office:value-type="float" office:value="4.484139" calcext:value-type="float">
            <text:p>4.484139</text:p>
          </table:table-cell>
          <table:table-cell office:value-type="float" office:value="4.495142" calcext:value-type="float">
            <text:p>4.495142</text:p>
          </table:table-cell>
          <table:table-cell office:value-type="float" office:value="4.515621" calcext:value-type="float">
            <text:p>4.515621</text:p>
          </table:table-cell>
          <table:table-cell office:value-type="float" office:value="4.542907" calcext:value-type="float">
            <text:p>4.542907</text:p>
          </table:table-cell>
          <table:table-cell office:value-type="float" office:value="4.548389" calcext:value-type="float">
            <text:p>4.548389</text:p>
          </table:table-cell>
          <table:table-cell office:value-type="float" office:value="4.561948" calcext:value-type="float">
            <text:p>4.561948</text:p>
          </table:table-cell>
          <table:table-cell office:value-type="float" office:value="4.599596" calcext:value-type="float">
            <text:p>4.599596</text:p>
          </table:table-cell>
          <table:table-cell office:value-type="float" office:value="4.598171" calcext:value-type="float">
            <text:p>4.598171</text:p>
          </table:table-cell>
          <table:table-cell office:value-type="float" office:value="4.652915" calcext:value-type="float">
            <text:p>4.652915</text:p>
          </table:table-cell>
          <table:table-cell office:value-type="float" office:value="4.63187" calcext:value-type="float">
            <text:p>4.63187</text:p>
          </table:table-cell>
          <table:table-cell office:value-type="float" office:value="4.651887" calcext:value-type="float">
            <text:p>4.651887</text:p>
          </table:table-cell>
          <table:table-cell office:value-type="float" office:value="4.709099" calcext:value-type="float">
            <text:p>4.709099</text:p>
          </table:table-cell>
          <table:table-cell office:value-type="float" office:value="4.684944" calcext:value-type="float">
            <text:p>4.684944</text:p>
          </table:table-cell>
          <table:table-cell office:value-type="float" office:value="4.706129" calcext:value-type="float">
            <text:p>4.706129</text:p>
          </table:table-cell>
          <table:table-cell office:value-type="float" office:value="4.723161" calcext:value-type="float">
            <text:p>4.723161</text:p>
          </table:table-cell>
          <table:table-cell office:value-type="float" office:value="4.763762" calcext:value-type="float">
            <text:p>4.763762</text:p>
          </table:table-cell>
          <table:table-cell office:value-type="float" office:value="4.804752" calcext:value-type="float">
            <text:p>4.804752</text:p>
          </table:table-cell>
          <table:table-cell office:value-type="float" office:value="4.800213" calcext:value-type="float">
            <text:p>4.800213</text:p>
          </table:table-cell>
          <table:table-cell office:value-type="float" office:value="4.81905" calcext:value-type="float">
            <text:p>4.81905</text:p>
          </table:table-cell>
          <table:table-cell office:value-type="float" office:value="4.833774" calcext:value-type="float">
            <text:p>4.833774</text:p>
          </table:table-cell>
          <table:table-cell office:value-type="float" office:value="4.8711" calcext:value-type="float">
            <text:p>4.8711</text:p>
          </table:table-cell>
          <table:table-cell office:value-type="float" office:value="4.854791" calcext:value-type="float">
            <text:p>4.854791</text:p>
          </table:table-cell>
          <table:table-cell office:value-type="float" office:value="4.891857" calcext:value-type="float">
            <text:p>4.891857</text:p>
          </table:table-cell>
          <table:table-cell office:value-type="float" office:value="4.919475" calcext:value-type="float">
            <text:p>4.919475</text:p>
          </table:table-cell>
          <table:table-cell office:value-type="float" office:value="4.92102" calcext:value-type="float">
            <text:p>4.92102</text:p>
          </table:table-cell>
          <table:table-cell office:value-type="float" office:value="4.932113" calcext:value-type="float">
            <text:p>4.932113</text:p>
          </table:table-cell>
          <table:table-cell office:value-type="float" office:value="4.945872" calcext:value-type="float">
            <text:p>4.945872</text:p>
          </table:table-cell>
          <table:table-cell office:value-type="float" office:value="4.969757" calcext:value-type="float">
            <text:p>4.969757</text:p>
          </table:table-cell>
          <table:table-cell office:value-type="float" office:value="4.989655" calcext:value-type="float">
            <text:p>4.989655</text:p>
          </table:table-cell>
          <table:table-cell office:value-type="float" office:value="5.006396" calcext:value-type="float">
            <text:p>5.006396</text:p>
          </table:table-cell>
          <table:table-cell office:value-type="float" office:value="5.026958" calcext:value-type="float">
            <text:p>5.026958</text:p>
          </table:table-cell>
          <table:table-cell office:value-type="float" office:value="5.053051" calcext:value-type="float">
            <text:p>5.053051</text:p>
          </table:table-cell>
          <table:table-cell office:value-type="float" office:value="5.071338" calcext:value-type="float">
            <text:p>5.071338</text:p>
          </table:table-cell>
          <table:table-cell office:value-type="float" office:value="5.088664" calcext:value-type="float">
            <text:p>5.088664</text:p>
          </table:table-cell>
          <table:table-cell office:value-type="float" office:value="5.129247" calcext:value-type="float">
            <text:p>5.129247</text:p>
          </table:table-cell>
          <table:table-cell office:value-type="float" office:value="5.144729" calcext:value-type="float">
            <text:p>5.144729</text:p>
          </table:table-cell>
          <table:table-cell office:value-type="float" office:value="5.148787" calcext:value-type="float">
            <text:p>5.148787</text:p>
          </table:table-cell>
          <table:table-cell office:value-type="float" office:value="5.163356" calcext:value-type="float">
            <text:p>5.163356</text:p>
          </table:table-cell>
          <table:table-cell office:value-type="float" office:value="5.176988" calcext:value-type="float">
            <text:p>5.176988</text:p>
          </table:table-cell>
          <table:table-cell office:value-type="float" office:value="5.227413" calcext:value-type="float">
            <text:p>5.227413</text:p>
          </table:table-cell>
          <table:table-cell office:value-type="float" office:value="5.221644" calcext:value-type="float">
            <text:p>5.221644</text:p>
          </table:table-cell>
          <table:table-cell office:value-type="float" office:value="5.235158" calcext:value-type="float">
            <text:p>5.235158</text:p>
          </table:table-cell>
          <table:table-cell office:value-type="float" office:value="5.256719" calcext:value-type="float">
            <text:p>5.256719</text:p>
          </table:table-cell>
          <table:table-cell office:value-type="float" office:value="5.320589" calcext:value-type="float">
            <text:p>5.320589</text:p>
          </table:table-cell>
          <table:table-cell office:value-type="float" office:value="5.323723" calcext:value-type="float">
            <text:p>5.323723</text:p>
          </table:table-cell>
          <table:table-cell office:value-type="float" office:value="5.319796" calcext:value-type="float">
            <text:p>5.319796</text:p>
          </table:table-cell>
          <table:table-cell office:value-type="float" office:value="5.338514" calcext:value-type="float">
            <text:p>5.338514</text:p>
          </table:table-cell>
          <table:table-cell office:value-type="float" office:value="5.35676" calcext:value-type="float">
            <text:p>5.35676</text:p>
          </table:table-cell>
          <table:table-cell office:value-type="float" office:value="5.400075" calcext:value-type="float">
            <text:p>5.400075</text:p>
          </table:table-cell>
          <table:table-cell office:value-type="float" office:value="5.390817" calcext:value-type="float">
            <text:p>5.390817</text:p>
          </table:table-cell>
          <table:table-cell office:value-type="float" office:value="5.410319" calcext:value-type="float">
            <text:p>5.410319</text:p>
          </table:table-cell>
          <table:table-cell office:value-type="float" office:value="5.455295" calcext:value-type="float">
            <text:p>5.455295</text:p>
          </table:table-cell>
          <table:table-cell office:value-type="float" office:value="5.469313" calcext:value-type="float">
            <text:p>5.469313</text:p>
          </table:table-cell>
          <table:table-cell office:value-type="float" office:value="5.469716" calcext:value-type="float">
            <text:p>5.469716</text:p>
          </table:table-cell>
          <table:table-cell office:value-type="float" office:value="5.492818" calcext:value-type="float">
            <text:p>5.492818</text:p>
          </table:table-cell>
          <table:table-cell office:value-type="float" office:value="5.515275" calcext:value-type="float">
            <text:p>5.515275</text:p>
          </table:table-cell>
          <table:table-cell office:value-type="float" office:value="5.535054" calcext:value-type="float">
            <text:p>5.535054</text:p>
          </table:table-cell>
          <table:table-cell office:value-type="float" office:value="5.560791" calcext:value-type="float">
            <text:p>5.560791</text:p>
          </table:table-cell>
          <table:table-cell office:value-type="float" office:value="5.604738" calcext:value-type="float">
            <text:p>5.604738</text:p>
          </table:table-cell>
          <table:table-cell office:value-type="float" office:value="5.609577" calcext:value-type="float">
            <text:p>5.609577</text:p>
          </table:table-cell>
          <table:table-cell office:value-type="float" office:value="5.640475" calcext:value-type="float">
            <text:p>5.640475</text:p>
          </table:table-cell>
          <table:table-cell office:value-type="float" office:value="5.649932" calcext:value-type="float">
            <text:p>5.649932</text:p>
          </table:table-cell>
          <table:table-cell office:value-type="float" office:value="5.677974" calcext:value-type="float">
            <text:p>5.677974</text:p>
          </table:table-cell>
          <table:table-cell office:value-type="float" office:value="5.690572" calcext:value-type="float">
            <text:p>5.690572</text:p>
          </table:table-cell>
          <table:table-cell office:value-type="float" office:value="5.729925" calcext:value-type="float">
            <text:p>5.729925</text:p>
          </table:table-cell>
          <table:table-cell office:value-type="float" office:value="5.732297" calcext:value-type="float">
            <text:p>5.732297</text:p>
          </table:table-cell>
          <table:table-cell office:value-type="float" office:value="5.730223" calcext:value-type="float">
            <text:p>5.730223</text:p>
          </table:table-cell>
          <table:table-cell office:value-type="float" office:value="5.750934" calcext:value-type="float">
            <text:p>5.750934</text:p>
          </table:table-cell>
          <table:table-cell office:value-type="float" office:value="5.769301" calcext:value-type="float">
            <text:p>5.769301</text:p>
          </table:table-cell>
          <table:table-cell office:value-type="float" office:value="5.794575" calcext:value-type="float">
            <text:p>5.794575</text:p>
          </table:table-cell>
          <table:table-cell office:value-type="float" office:value="5.811687" calcext:value-type="float">
            <text:p>5.811687</text:p>
          </table:table-cell>
          <table:table-cell office:value-type="float" office:value="5.832021" calcext:value-type="float">
            <text:p>5.832021</text:p>
          </table:table-cell>
          <table:table-cell office:value-type="float" office:value="5.84878" calcext:value-type="float">
            <text:p>5.84878</text:p>
          </table:table-cell>
          <table:table-cell office:value-type="float" office:value="5.872375" calcext:value-type="float">
            <text:p>5.872375</text:p>
          </table:table-cell>
          <table:table-cell office:value-type="float" office:value="5.903392" calcext:value-type="float">
            <text:p>5.903392</text:p>
          </table:table-cell>
          <table:table-cell office:value-type="float" office:value="5.910221" calcext:value-type="float">
            <text:p>5.910221</text:p>
          </table:table-cell>
          <table:table-cell office:value-type="float" office:value="5.944287" calcext:value-type="float">
            <text:p>5.944287</text:p>
          </table:table-cell>
          <table:table-cell office:value-type="float" office:value="5.953048" calcext:value-type="float">
            <text:p>5.953048</text:p>
          </table:table-cell>
          <table:table-cell office:value-type="float" office:value="5.995246" calcext:value-type="float">
            <text:p>5.995246</text:p>
          </table:table-cell>
          <table:table-cell office:value-type="float" office:value="6.03895" calcext:value-type="float">
            <text:p>6.03895</text:p>
          </table:table-cell>
          <table:table-cell office:value-type="float" office:value="6.011306" calcext:value-type="float">
            <text:p>6.011306</text:p>
          </table:table-cell>
          <table:table-cell office:value-type="float" office:value="6.029232" calcext:value-type="float">
            <text:p>6.029232</text:p>
          </table:table-cell>
          <table:table-cell office:value-type="float" office:value="6.055078" calcext:value-type="float">
            <text:p>6.055078</text:p>
          </table:table-cell>
          <table:table-cell office:value-type="float" office:value="6.071164" calcext:value-type="float">
            <text:p>6.071164</text:p>
          </table:table-cell>
          <table:table-cell office:value-type="float" office:value="6.092097" calcext:value-type="float">
            <text:p>6.092097</text:p>
          </table:table-cell>
          <table:table-cell office:value-type="float" office:value="6.130612" calcext:value-type="float">
            <text:p>6.130612</text:p>
          </table:table-cell>
          <table:table-cell office:value-type="float" office:value="6.135586" calcext:value-type="float">
            <text:p>6.135586</text:p>
          </table:table-cell>
          <table:table-cell office:value-type="float" office:value="6.175783" calcext:value-type="float">
            <text:p>6.175783</text:p>
          </table:table-cell>
          <table:table-cell office:value-type="float" office:value="6.195846" calcext:value-type="float">
            <text:p>6.195846</text:p>
          </table:table-cell>
          <table:table-cell office:value-type="float" office:value="6.208599" calcext:value-type="float">
            <text:p>6.208599</text:p>
          </table:table-cell>
          <table:table-cell office:value-type="float" office:value="6.24797" calcext:value-type="float">
            <text:p>6.24797</text:p>
          </table:table-cell>
          <table:table-cell office:value-type="float" office:value="6.234361" calcext:value-type="float">
            <text:p>6.234361</text:p>
          </table:table-cell>
          <table:table-cell office:value-type="float" office:value="6.280337" calcext:value-type="float">
            <text:p>6.280337</text:p>
          </table:table-cell>
          <table:table-cell office:value-type="float" office:value="6.275409" calcext:value-type="float">
            <text:p>6.275409</text:p>
          </table:table-cell>
          <table:table-cell office:value-type="float" office:value="6.318411" calcext:value-type="float">
            <text:p>6.318411</text:p>
          </table:table-cell>
          <table:table-cell office:value-type="float" office:value="6.330061" calcext:value-type="float">
            <text:p>6.330061</text:p>
          </table:table-cell>
          <table:table-cell office:value-type="float" office:value="6.3673" calcext:value-type="float">
            <text:p>6.3673</text:p>
          </table:table-cell>
          <table:table-cell office:value-type="float" office:value="6.388776" calcext:value-type="float">
            <text:p>6.388776</text:p>
          </table:table-cell>
          <table:table-cell office:value-type="float" office:value="6.445127" calcext:value-type="float">
            <text:p>6.445127</text:p>
          </table:table-cell>
          <table:table-cell office:value-type="float" office:value="6.401145" calcext:value-type="float">
            <text:p>6.401145</text:p>
          </table:table-cell>
          <table:table-cell office:value-type="float" office:value="6.423908" calcext:value-type="float">
            <text:p>6.423908</text:p>
          </table:table-cell>
          <table:table-cell office:value-type="float" office:value="6.458566" calcext:value-type="float">
            <text:p>6.458566</text:p>
          </table:table-cell>
          <table:table-cell office:value-type="float" office:value="6.467875" calcext:value-type="float">
            <text:p>6.467875</text:p>
          </table:table-cell>
          <table:table-cell office:value-type="float" office:value="6.489944" calcext:value-type="float">
            <text:p>6.489944</text:p>
          </table:table-cell>
          <table:table-cell office:value-type="float" office:value="6.503194" calcext:value-type="float">
            <text:p>6.503194</text:p>
          </table:table-cell>
          <table:table-cell office:value-type="float" office:value="6.526455" calcext:value-type="float">
            <text:p>6.526455</text:p>
          </table:table-cell>
          <table:table-cell office:value-type="float" office:value="6.549303" calcext:value-type="float">
            <text:p>6.549303</text:p>
          </table:table-cell>
          <table:table-cell office:value-type="float" office:value="6.591331" calcext:value-type="float">
            <text:p>6.591331</text:p>
          </table:table-cell>
          <table:table-cell office:value-type="float" office:value="6.586657" calcext:value-type="float">
            <text:p>6.586657</text:p>
          </table:table-cell>
          <table:table-cell office:value-type="float" office:value="6.618484" calcext:value-type="float">
            <text:p>6.618484</text:p>
          </table:table-cell>
          <table:table-cell office:value-type="float" office:value="6.629262" calcext:value-type="float">
            <text:p>6.629262</text:p>
          </table:table-cell>
          <table:table-cell office:value-type="float" office:value="6.6498" calcext:value-type="float">
            <text:p>6.6498</text:p>
          </table:table-cell>
          <table:table-cell office:value-type="float" office:value="6.671049" calcext:value-type="float">
            <text:p>6.671049</text:p>
          </table:table-cell>
          <table:table-cell office:value-type="float" office:value="6.701456" calcext:value-type="float">
            <text:p>6.701456</text:p>
          </table:table-cell>
          <table:table-cell office:value-type="float" office:value="6.721321" calcext:value-type="float">
            <text:p>6.721321</text:p>
          </table:table-cell>
          <table:table-cell office:value-type="float" office:value="6.751717" calcext:value-type="float">
            <text:p>6.751717</text:p>
          </table:table-cell>
          <table:table-cell office:value-type="float" office:value="6.775182" calcext:value-type="float">
            <text:p>6.775182</text:p>
          </table:table-cell>
          <table:table-cell office:value-type="float" office:value="6.820783" calcext:value-type="float">
            <text:p>6.820783</text:p>
          </table:table-cell>
          <table:table-cell office:value-type="float" office:value="6.86085" calcext:value-type="float">
            <text:p>6.86085</text:p>
          </table:table-cell>
          <table:table-cell office:value-type="float" office:value="6.876808" calcext:value-type="float">
            <text:p>6.876808</text:p>
          </table:table-cell>
          <table:table-cell office:value-type="float" office:value="6.841242" calcext:value-type="float">
            <text:p>6.841242</text:p>
          </table:table-cell>
          <table:table-cell office:value-type="float" office:value="6.874736" calcext:value-type="float">
            <text:p>6.874736</text:p>
          </table:table-cell>
          <table:table-cell office:value-type="float" office:value="6.887273" calcext:value-type="float">
            <text:p>6.887273</text:p>
          </table:table-cell>
          <table:table-cell office:value-type="float" office:value="6.940001" calcext:value-type="float">
            <text:p>6.940001</text:p>
          </table:table-cell>
          <table:table-cell office:value-type="float" office:value="6.931254" calcext:value-type="float">
            <text:p>6.931254</text:p>
          </table:table-cell>
          <table:table-cell office:value-type="float" office:value="7.004936" calcext:value-type="float">
            <text:p>7.004936</text:p>
          </table:table-cell>
          <table:table-cell office:value-type="float" office:value="7.050722" calcext:value-type="float">
            <text:p>7.050722</text:p>
          </table:table-cell>
          <table:table-cell office:value-type="float" office:value="6.997099" calcext:value-type="float">
            <text:p>6.997099</text:p>
          </table:table-cell>
          <table:table-cell office:value-type="float" office:value="7.018783" calcext:value-type="float">
            <text:p>7.018783</text:p>
          </table:table-cell>
          <table:table-cell office:value-type="float" office:value="7.041538" calcext:value-type="float">
            <text:p>7.041538</text:p>
          </table:table-cell>
          <table:table-cell office:value-type="float" office:value="7.061325" calcext:value-type="float">
            <text:p>7.061325</text:p>
          </table:table-cell>
          <table:table-cell office:value-type="float" office:value="7.075004" calcext:value-type="float">
            <text:p>7.075004</text:p>
          </table:table-cell>
          <table:table-cell office:value-type="float" office:value="7.124169" calcext:value-type="float">
            <text:p>7.124169</text:p>
          </table:table-cell>
          <table:table-cell office:value-type="float" office:value="7.122646" calcext:value-type="float">
            <text:p>7.122646</text:p>
          </table:table-cell>
          <table:table-cell office:value-type="float" office:value="7.147789" calcext:value-type="float">
            <text:p>7.147789</text:p>
          </table:table-cell>
          <table:table-cell office:value-type="float" office:value="7.207184" calcext:value-type="float">
            <text:p>7.207184</text:p>
          </table:table-cell>
          <table:table-cell office:value-type="float" office:value="7.208147" calcext:value-type="float">
            <text:p>7.208147</text:p>
          </table:table-cell>
          <table:table-cell office:value-type="float" office:value="7.214796" calcext:value-type="float">
            <text:p>7.214796</text:p>
          </table:table-cell>
          <table:table-cell office:value-type="float" office:value="7.232284" calcext:value-type="float">
            <text:p>7.232284</text:p>
          </table:table-cell>
          <table:table-cell office:value-type="float" office:value="7.25694" calcext:value-type="float">
            <text:p>7.25694</text:p>
          </table:table-cell>
          <table:table-cell office:value-type="float" office:value="7.275313" calcext:value-type="float">
            <text:p>7.275313</text:p>
          </table:table-cell>
          <table:table-cell office:value-type="float" office:value="7.327949" calcext:value-type="float">
            <text:p>7.327949</text:p>
          </table:table-cell>
          <table:table-cell office:value-type="float" office:value="7.315896" calcext:value-type="float">
            <text:p>7.315896</text:p>
          </table:table-cell>
          <table:table-cell office:value-type="float" office:value="7.33902" calcext:value-type="float">
            <text:p>7.33902</text:p>
          </table:table-cell>
          <table:table-cell office:value-type="float" office:value="7.361742" calcext:value-type="float">
            <text:p>7.361742</text:p>
          </table:table-cell>
          <table:table-cell office:value-type="float" office:value="7.387179" calcext:value-type="float">
            <text:p>7.387179</text:p>
          </table:table-cell>
          <table:table-cell office:value-type="float" office:value="7.433698" calcext:value-type="float">
            <text:p>7.433698</text:p>
          </table:table-cell>
          <table:table-cell office:value-type="float" office:value="7.421377" calcext:value-type="float">
            <text:p>7.421377</text:p>
          </table:table-cell>
          <table:table-cell office:value-type="float" office:value="7.46566" calcext:value-type="float">
            <text:p>7.46566</text:p>
          </table:table-cell>
          <table:table-cell office:value-type="float" office:value="7.490315" calcext:value-type="float">
            <text:p>7.490315</text:p>
          </table:table-cell>
          <table:table-cell office:value-type="float" office:value="7.499468" calcext:value-type="float">
            <text:p>7.499468</text:p>
          </table:table-cell>
          <table:table-cell office:value-type="float" office:value="7.512705" calcext:value-type="float">
            <text:p>7.512705</text:p>
          </table:table-cell>
          <table:table-cell office:value-type="float" office:value="7.535726" calcext:value-type="float">
            <text:p>7.535726</text:p>
          </table:table-cell>
          <table:table-cell office:value-type="float" office:value="7.586569" calcext:value-type="float">
            <text:p>7.586569</text:p>
          </table:table-cell>
          <table:table-cell office:value-type="float" office:value="7.579341" calcext:value-type="float">
            <text:p>7.579341</text:p>
          </table:table-cell>
          <table:table-cell office:value-type="float" office:value="7.60225" calcext:value-type="float">
            <text:p>7.60225</text:p>
          </table:table-cell>
          <table:table-cell office:value-type="float" office:value="7.658205" calcext:value-type="float">
            <text:p>7.658205</text:p>
          </table:table-cell>
          <table:table-cell office:value-type="float" office:value="7.665789" calcext:value-type="float">
            <text:p>7.665789</text:p>
          </table:table-cell>
          <table:table-cell office:value-type="float" office:value="7.66247" calcext:value-type="float">
            <text:p>7.66247</text:p>
          </table:table-cell>
          <table:table-cell office:value-type="float" office:value="7.701641" calcext:value-type="float">
            <text:p>7.701641</text:p>
          </table:table-cell>
          <table:table-cell office:value-type="float" office:value="7.718021" calcext:value-type="float">
            <text:p>7.718021</text:p>
          </table:table-cell>
          <table:table-cell office:value-type="float" office:value="7.737538" calcext:value-type="float">
            <text:p>7.737538</text:p>
          </table:table-cell>
          <table:table-cell office:value-type="float" office:value="7.759818" calcext:value-type="float">
            <text:p>7.759818</text:p>
          </table:table-cell>
          <table:table-cell office:value-type="float" office:value="7.77881" calcext:value-type="float">
            <text:p>7.77881</text:p>
          </table:table-cell>
          <table:table-cell office:value-type="float" office:value="7.801669" calcext:value-type="float">
            <text:p>7.801669</text:p>
          </table:table-cell>
          <table:table-cell office:value-type="float" office:value="7.827664" calcext:value-type="float">
            <text:p>7.827664</text:p>
          </table:table-cell>
          <table:table-cell office:value-type="float" office:value="7.853278" calcext:value-type="float">
            <text:p>7.853278</text:p>
          </table:table-cell>
          <table:table-cell office:value-type="float" office:value="7.863276" calcext:value-type="float">
            <text:p>7.863276</text:p>
          </table:table-cell>
          <table:table-cell office:value-type="float" office:value="7.893084" calcext:value-type="float">
            <text:p>7.893084</text:p>
          </table:table-cell>
          <table:table-cell office:value-type="float" office:value="7.915453" calcext:value-type="float">
            <text:p>7.915453</text:p>
          </table:table-cell>
          <table:table-cell office:value-type="float" office:value="7.939134" calcext:value-type="float">
            <text:p>7.939134</text:p>
          </table:table-cell>
          <table:table-cell office:value-type="float" office:value="8.007715" calcext:value-type="float">
            <text:p>8.007715</text:p>
          </table:table-cell>
          <table:table-cell office:value-type="float" office:value="7.982743" calcext:value-type="float">
            <text:p>7.982743</text:p>
          </table:table-cell>
          <table:table-cell office:value-type="float" office:value="8.000624" calcext:value-type="float">
            <text:p>8.000624</text:p>
          </table:table-cell>
          <table:table-cell office:value-type="float" office:value="8.029301" calcext:value-type="float">
            <text:p>8.029301</text:p>
          </table:table-cell>
          <table:table-cell office:value-type="float" office:value="8.050425" calcext:value-type="float">
            <text:p>8.050425</text:p>
          </table:table-cell>
          <table:table-cell office:value-type="float" office:value="8.072126" calcext:value-type="float">
            <text:p>8.072126</text:p>
          </table:table-cell>
          <table:table-cell office:value-type="float" office:value="8.113283" calcext:value-type="float">
            <text:p>8.113283</text:p>
          </table:table-cell>
          <table:table-cell office:value-type="float" office:value="8.118785" calcext:value-type="float">
            <text:p>8.118785</text:p>
          </table:table-cell>
          <table:table-cell office:value-type="float" office:value="8.145336" calcext:value-type="float">
            <text:p>8.145336</text:p>
          </table:table-cell>
          <table:table-cell office:value-type="float" office:value="8.179526" calcext:value-type="float">
            <text:p>8.179526</text:p>
          </table:table-cell>
          <table:table-cell office:value-type="float" office:value="8.214275" calcext:value-type="float">
            <text:p>8.214275</text:p>
          </table:table-cell>
          <table:table-cell office:value-type="float" office:value="8.204732" calcext:value-type="float">
            <text:p>8.204732</text:p>
          </table:table-cell>
          <table:table-cell office:value-type="float" office:value="8.238574" calcext:value-type="float">
            <text:p>8.238574</text:p>
          </table:table-cell>
          <table:table-cell office:value-type="float" office:value="8.24714" calcext:value-type="float">
            <text:p>8.24714</text:p>
          </table:table-cell>
          <table:table-cell office:value-type="float" office:value="8.295404" calcext:value-type="float">
            <text:p>8.295404</text:p>
          </table:table-cell>
          <table:table-cell office:value-type="float" office:value="8.292551" calcext:value-type="float">
            <text:p>8.292551</text:p>
          </table:table-cell>
          <table:table-cell office:value-type="float" office:value="8.312053" calcext:value-type="float">
            <text:p>8.312053</text:p>
          </table:table-cell>
          <table:table-cell office:value-type="float" office:value="8.367974" calcext:value-type="float">
            <text:p>8.367974</text:p>
          </table:table-cell>
          <table:table-cell office:value-type="float" office:value="8.367188" calcext:value-type="float">
            <text:p>8.367188</text:p>
          </table:table-cell>
          <table:table-cell office:value-type="float" office:value="8.384359" calcext:value-type="float">
            <text:p>8.384359</text:p>
          </table:table-cell>
          <table:table-cell office:value-type="float" office:value="8.429447" calcext:value-type="float">
            <text:p>8.429447</text:p>
          </table:table-cell>
          <table:table-cell office:value-type="float" office:value="8.439801" calcext:value-type="float">
            <text:p>8.439801</text:p>
          </table:table-cell>
          <table:table-cell office:value-type="float" office:value="8.460173" calcext:value-type="float">
            <text:p>8.460173</text:p>
          </table:table-cell>
          <table:table-cell office:value-type="float" office:value="8.491598" calcext:value-type="float">
            <text:p>8.491598</text:p>
          </table:table-cell>
          <table:table-cell office:value-type="float" office:value="8.505253" calcext:value-type="float">
            <text:p>8.505253</text:p>
          </table:table-cell>
          <table:table-cell office:value-type="float" office:value="8.537823" calcext:value-type="float">
            <text:p>8.537823</text:p>
          </table:table-cell>
          <table:table-cell office:value-type="float" office:value="8.54682" calcext:value-type="float">
            <text:p>8.54682</text:p>
          </table:table-cell>
          <table:table-cell office:value-type="float" office:value="8.56932" calcext:value-type="float">
            <text:p>8.56932</text:p>
          </table:table-cell>
          <table:table-cell office:value-type="float" office:value="8.594306" calcext:value-type="float">
            <text:p>8.594306</text:p>
          </table:table-cell>
          <table:table-cell office:value-type="float" office:value="8.619859" calcext:value-type="float">
            <text:p>8.619859</text:p>
          </table:table-cell>
          <table:table-cell office:value-type="float" office:value="8.637336" calcext:value-type="float">
            <text:p>8.637336</text:p>
          </table:table-cell>
          <table:table-cell office:value-type="float" office:value="8.657588" calcext:value-type="float">
            <text:p>8.657588</text:p>
          </table:table-cell>
          <table:table-cell office:value-type="float" office:value="8.697977" calcext:value-type="float">
            <text:p>8.697977</text:p>
          </table:table-cell>
          <table:table-cell office:value-type="float" office:value="8.733954" calcext:value-type="float">
            <text:p>8.733954</text:p>
          </table:table-cell>
          <table:table-cell office:value-type="float" office:value="8.728528" calcext:value-type="float">
            <text:p>8.728528</text:p>
          </table:table-cell>
          <table:table-cell office:value-type="float" office:value="8.756434" calcext:value-type="float">
            <text:p>8.756434</text:p>
          </table:table-cell>
          <table:table-cell office:value-type="float" office:value="8.805487" calcext:value-type="float">
            <text:p>8.805487</text:p>
          </table:table-cell>
          <table:table-cell office:value-type="float" office:value="8.860865" calcext:value-type="float">
            <text:p>8.860865</text:p>
          </table:table-cell>
          <table:table-cell office:value-type="float" office:value="8.837" calcext:value-type="float">
            <text:p>8.837</text:p>
          </table:table-cell>
          <table:table-cell office:value-type="float" office:value="8.845457" calcext:value-type="float">
            <text:p>8.845457</text:p>
          </table:table-cell>
          <table:table-cell office:value-type="float" office:value="8.867586" calcext:value-type="float">
            <text:p>8.867586</text:p>
          </table:table-cell>
          <table:table-cell office:value-type="float" office:value="8.984945" calcext:value-type="float">
            <text:p>8.984945</text:p>
          </table:table-cell>
          <table:table-cell office:value-type="float" office:value="8.989871" calcext:value-type="float">
            <text:p>8.989871</text:p>
          </table:table-cell>
          <table:table-cell office:value-type="float" office:value="8.945732" calcext:value-type="float">
            <text:p>8.945732</text:p>
          </table:table-cell>
          <table:table-cell office:value-type="float" office:value="8.956287" calcext:value-type="float">
            <text:p>8.956287</text:p>
          </table:table-cell>
          <table:table-cell office:value-type="float" office:value="8.988198" calcext:value-type="float">
            <text:p>8.988198</text:p>
          </table:table-cell>
          <table:table-cell office:value-type="float" office:value="9.00908" calcext:value-type="float">
            <text:p>9.00908</text:p>
          </table:table-cell>
          <table:table-cell office:value-type="float" office:value="9.033573" calcext:value-type="float">
            <text:p>9.033573</text:p>
          </table:table-cell>
          <table:table-cell office:value-type="float" office:value="9.048438" calcext:value-type="float">
            <text:p>9.048438</text:p>
          </table:table-cell>
          <table:table-cell office:value-type="float" office:value="9.081225" calcext:value-type="float">
            <text:p>9.081225</text:p>
          </table:table-cell>
          <table:table-cell office:value-type="float" office:value="9.104531" calcext:value-type="float">
            <text:p>9.104531</text:p>
          </table:table-cell>
          <table:table-cell office:value-type="float" office:value="9.158454" calcext:value-type="float">
            <text:p>9.158454</text:p>
          </table:table-cell>
          <table:table-cell office:value-type="float" office:value="9.147036" calcext:value-type="float">
            <text:p>9.147036</text:p>
          </table:table-cell>
          <table:table-cell office:value-type="float" office:value="9.176525" calcext:value-type="float">
            <text:p>9.176525</text:p>
          </table:table-cell>
          <table:table-cell office:value-type="float" office:value="9.195243" calcext:value-type="float">
            <text:p>9.195243</text:p>
          </table:table-cell>
          <table:table-cell office:value-type="float" office:value="9.218696" calcext:value-type="float">
            <text:p>9.218696</text:p>
          </table:table-cell>
          <table:table-cell office:value-type="float" office:value="9.284674" calcext:value-type="float">
            <text:p>9.284674</text:p>
          </table:table-cell>
          <table:table-cell office:value-type="float" office:value="9.263247" calcext:value-type="float">
            <text:p>9.263247</text:p>
          </table:table-cell>
          <table:table-cell office:value-type="float" office:value="9.288682" calcext:value-type="float">
            <text:p>9.288682</text:p>
          </table:table-cell>
          <table:table-cell office:value-type="float" office:value="9.313519" calcext:value-type="float">
            <text:p>9.313519</text:p>
          </table:table-cell>
          <table:table-cell office:value-type="float" office:value="9.336832" calcext:value-type="float">
            <text:p>9.336832</text:p>
          </table:table-cell>
          <table:table-cell office:value-type="float" office:value="9.384381" calcext:value-type="float">
            <text:p>9.384381</text:p>
          </table:table-cell>
          <table:table-cell office:value-type="float" office:value="9.378206" calcext:value-type="float">
            <text:p>9.378206</text:p>
          </table:table-cell>
          <table:table-cell office:value-type="float" office:value="9.457659" calcext:value-type="float">
            <text:p>9.457659</text:p>
          </table:table-cell>
          <table:table-cell office:value-type="float" office:value="9.482776" calcext:value-type="float">
            <text:p>9.482776</text:p>
          </table:table-cell>
          <table:table-cell office:value-type="float" office:value="9.457458" calcext:value-type="float">
            <text:p>9.457458</text:p>
          </table:table-cell>
          <table:table-cell office:value-type="float" office:value="9.475813" calcext:value-type="float">
            <text:p>9.475813</text:p>
          </table:table-cell>
          <table:table-cell office:value-type="float" office:value="9.582523" calcext:value-type="float">
            <text:p>9.582523</text:p>
          </table:table-cell>
          <table:table-cell office:value-type="float" office:value="9.618389" calcext:value-type="float">
            <text:p>9.618389</text:p>
          </table:table-cell>
          <table:table-cell office:value-type="float" office:value="9.628013" calcext:value-type="float">
            <text:p>9.628013</text:p>
          </table:table-cell>
          <table:table-cell office:value-type="float" office:value="9.654159" calcext:value-type="float">
            <text:p>9.654159</text:p>
          </table:table-cell>
          <table:table-cell office:value-type="float" office:value="9.661304" calcext:value-type="float">
            <text:p>9.661304</text:p>
          </table:table-cell>
          <table:table-cell office:value-type="float" office:value="9.6741" calcext:value-type="float">
            <text:p>9.6741</text:p>
          </table:table-cell>
          <table:table-cell office:value-type="float" office:value="9.638371" calcext:value-type="float">
            <text:p>9.638371</text:p>
          </table:table-cell>
          <table:table-cell office:value-type="float" office:value="9.665721" calcext:value-type="float">
            <text:p>9.665721</text:p>
          </table:table-cell>
          <table:table-cell office:value-type="float" office:value="9.718398" calcext:value-type="float">
            <text:p>9.718398</text:p>
          </table:table-cell>
          <table:table-cell office:value-type="float" office:value="9.71616" calcext:value-type="float">
            <text:p>9.71616</text:p>
          </table:table-cell>
          <table:table-cell office:value-type="float" office:value="9.791696" calcext:value-type="float">
            <text:p>9.791696</text:p>
          </table:table-cell>
          <table:table-cell office:value-type="float" office:value="9.763769" calcext:value-type="float">
            <text:p>9.763769</text:p>
          </table:table-cell>
          <table:table-cell office:value-type="float" office:value="9.81332" calcext:value-type="float">
            <text:p>9.81332</text:p>
          </table:table-cell>
          <table:table-cell office:value-type="float" office:value="9.875435" calcext:value-type="float">
            <text:p>9.875435</text:p>
          </table:table-cell>
          <table:table-cell office:value-type="float" office:value="9.836294" calcext:value-type="float">
            <text:p>9.836294</text:p>
          </table:table-cell>
          <table:table-cell office:value-type="float" office:value="9.858865" calcext:value-type="float">
            <text:p>9.858865</text:p>
          </table:table-cell>
          <table:table-cell office:value-type="float" office:value="9.883646" calcext:value-type="float">
            <text:p>9.883646</text:p>
          </table:table-cell>
          <table:table-cell office:value-type="float" office:value="9.917138" calcext:value-type="float">
            <text:p>9.917138</text:p>
          </table:table-cell>
          <table:table-cell office:value-type="float" office:value="9.936452" calcext:value-type="float">
            <text:p>9.936452</text:p>
          </table:table-cell>
          <table:table-cell office:value-type="float" office:value="10.037046" calcext:value-type="float">
            <text:p>10.037046</text:p>
          </table:table-cell>
          <table:table-cell office:value-type="float" office:value="10.032033" calcext:value-type="float">
            <text:p>10.032033</text:p>
          </table:table-cell>
          <table:table-cell office:value-type="float" office:value="10.076313" calcext:value-type="float">
            <text:p>10.076313</text:p>
          </table:table-cell>
          <table:table-cell office:value-type="float" office:value="10.036988" calcext:value-type="float">
            <text:p>10.036988</text:p>
          </table:table-cell>
          <table:table-cell office:value-type="float" office:value="10.053255" calcext:value-type="float">
            <text:p>10.053255</text:p>
          </table:table-cell>
          <table:table-cell office:value-type="float" office:value="10.081216" calcext:value-type="float">
            <text:p>10.081216</text:p>
          </table:table-cell>
          <table:table-cell office:value-type="float" office:value="10.101191" calcext:value-type="float">
            <text:p>10.101191</text:p>
          </table:table-cell>
          <table:table-cell office:value-type="float" office:value="10.184251" calcext:value-type="float">
            <text:p>10.184251</text:p>
          </table:table-cell>
          <table:table-cell office:value-type="float" office:value="10.189384" calcext:value-type="float">
            <text:p>10.189384</text:p>
          </table:table-cell>
          <table:table-cell office:value-type="float" office:value="10.207016" calcext:value-type="float">
            <text:p>10.207016</text:p>
          </table:table-cell>
          <table:table-cell office:value-type="float" office:value="10.194105" calcext:value-type="float">
            <text:p>10.194105</text:p>
          </table:table-cell>
          <table:table-cell office:value-type="float" office:value="10.266861" calcext:value-type="float">
            <text:p>10.266861</text:p>
          </table:table-cell>
          <table:table-cell office:value-type="float" office:value="10.352051" calcext:value-type="float">
            <text:p>10.352051</text:p>
          </table:table-cell>
          <table:table-cell office:value-type="float" office:value="10.324364" calcext:value-type="float">
            <text:p>10.324364</text:p>
          </table:table-cell>
          <table:table-cell office:value-type="float" office:value="10.358274" calcext:value-type="float">
            <text:p>10.358274</text:p>
          </table:table-cell>
          <table:table-cell office:value-type="float" office:value="10.41142" calcext:value-type="float">
            <text:p>10.41142</text:p>
          </table:table-cell>
          <table:table-cell office:value-type="float" office:value="10.444432" calcext:value-type="float">
            <text:p>10.444432</text:p>
          </table:table-cell>
          <table:table-cell office:value-type="float" office:value="10.369397" calcext:value-type="float">
            <text:p>10.369397</text:p>
          </table:table-cell>
          <table:table-cell office:value-type="float" office:value="10.393442" calcext:value-type="float">
            <text:p>10.393442</text:p>
          </table:table-cell>
          <table:table-cell office:value-type="float" office:value="10.430152" calcext:value-type="float">
            <text:p>10.430152</text:p>
          </table:table-cell>
          <table:table-cell office:value-type="float" office:value="10.503288" calcext:value-type="float">
            <text:p>10.503288</text:p>
          </table:table-cell>
          <table:table-cell office:value-type="float" office:value="10.476394" calcext:value-type="float">
            <text:p>10.476394</text:p>
          </table:table-cell>
          <table:table-cell office:value-type="float" office:value="10.529746" calcext:value-type="float">
            <text:p>10.529746</text:p>
          </table:table-cell>
          <table:table-cell office:value-type="float" office:value="10.515564" calcext:value-type="float">
            <text:p>10.515564</text:p>
          </table:table-cell>
          <table:table-cell office:value-type="float" office:value="10.568988" calcext:value-type="float">
            <text:p>10.568988</text:p>
          </table:table-cell>
          <table:table-cell office:value-type="float" office:value="10.579066" calcext:value-type="float">
            <text:p>10.579066</text:p>
          </table:table-cell>
          <table:table-cell office:value-type="float" office:value="10.657166" calcext:value-type="float">
            <text:p>10.657166</text:p>
          </table:table-cell>
          <table:table-cell office:value-type="float" office:value="10.6146" calcext:value-type="float">
            <text:p>10.6146</text:p>
          </table:table-cell>
          <table:table-cell office:value-type="float" office:value="10.651106" calcext:value-type="float">
            <text:p>10.651106</text:p>
          </table:table-cell>
          <table:table-cell office:value-type="float" office:value="10.660221" calcext:value-type="float">
            <text:p>10.660221</text:p>
          </table:table-cell>
          <table:table-cell office:value-type="float" office:value="10.697176" calcext:value-type="float">
            <text:p>10.697176</text:p>
          </table:table-cell>
          <table:table-cell office:value-type="float" office:value="10.723345" calcext:value-type="float">
            <text:p>10.723345</text:p>
          </table:table-cell>
          <table:table-cell office:value-type="float" office:value="10.744799" calcext:value-type="float">
            <text:p>10.744799</text:p>
          </table:table-cell>
          <table:table-cell office:value-type="float" office:value="10.766069" calcext:value-type="float">
            <text:p>10.766069</text:p>
          </table:table-cell>
          <table:table-cell office:value-type="float" office:value="10.852698" calcext:value-type="float">
            <text:p>10.852698</text:p>
          </table:table-cell>
          <table:table-cell office:value-type="float" office:value="10.822517" calcext:value-type="float">
            <text:p>10.822517</text:p>
          </table:table-cell>
          <table:table-cell office:value-type="float" office:value="10.846209" calcext:value-type="float">
            <text:p>10.846209</text:p>
          </table:table-cell>
          <table:table-cell office:value-type="float" office:value="10.905541" calcext:value-type="float">
            <text:p>10.905541</text:p>
          </table:table-cell>
          <table:table-cell office:value-type="float" office:value="10.932014" calcext:value-type="float">
            <text:p>10.932014</text:p>
          </table:table-cell>
          <table:table-cell office:value-type="float" office:value="10.996362" calcext:value-type="float">
            <text:p>10.996362</text:p>
          </table:table-cell>
          <table:table-cell office:value-type="float" office:value="10.936116" calcext:value-type="float">
            <text:p>10.936116</text:p>
          </table:table-cell>
          <table:table-cell office:value-type="float" office:value="10.983407" calcext:value-type="float">
            <text:p>10.983407</text:p>
          </table:table-cell>
          <table:table-cell office:value-type="float" office:value="10.9947" calcext:value-type="float">
            <text:p>10.9947</text:p>
          </table:table-cell>
          <table:table-cell office:value-type="float" office:value="11.017657" calcext:value-type="float">
            <text:p>11.017657</text:p>
          </table:table-cell>
          <table:table-cell office:value-type="float" office:value="11.040032" calcext:value-type="float">
            <text:p>11.040032</text:p>
          </table:table-cell>
          <table:table-cell office:value-type="float" office:value="11.072843" calcext:value-type="float">
            <text:p>11.072843</text:p>
          </table:table-cell>
          <table:table-cell office:value-type="float" office:value="11.098746" calcext:value-type="float">
            <text:p>11.098746</text:p>
          </table:table-cell>
          <table:table-cell office:value-type="float" office:value="11.121673" calcext:value-type="float">
            <text:p>11.121673</text:p>
          </table:table-cell>
          <table:table-cell office:value-type="float" office:value="11.174428" calcext:value-type="float">
            <text:p>11.174428</text:p>
          </table:table-cell>
          <table:table-cell office:value-type="float" office:value="11.163566" calcext:value-type="float">
            <text:p>11.163566</text:p>
          </table:table-cell>
          <table:table-cell office:value-type="float" office:value="11.269841" calcext:value-type="float">
            <text:p>11.269841</text:p>
          </table:table-cell>
          <table:table-cell office:value-type="float" office:value="11.213485" calcext:value-type="float">
            <text:p>11.213485</text:p>
          </table:table-cell>
          <table:table-cell office:value-type="float" office:value="11.251488" calcext:value-type="float">
            <text:p>11.251488</text:p>
          </table:table-cell>
          <table:table-cell office:value-type="float" office:value="11.259954" calcext:value-type="float">
            <text:p>11.259954</text:p>
          </table:table-cell>
          <table:table-cell office:value-type="float" office:value="11.301461" calcext:value-type="float">
            <text:p>11.301461</text:p>
          </table:table-cell>
          <table:table-cell office:value-type="float" office:value="11.334004" calcext:value-type="float">
            <text:p>11.334004</text:p>
          </table:table-cell>
          <table:table-cell office:value-type="float" office:value="11.348252" calcext:value-type="float">
            <text:p>11.348252</text:p>
          </table:table-cell>
          <table:table-cell office:value-type="float" office:value="11.402072" calcext:value-type="float">
            <text:p>11.402072</text:p>
          </table:table-cell>
          <table:table-cell office:value-type="float" office:value="11.394108" calcext:value-type="float">
            <text:p>11.394108</text:p>
          </table:table-cell>
          <table:table-cell office:value-type="float" office:value="11.427395" calcext:value-type="float">
            <text:p>11.427395</text:p>
          </table:table-cell>
          <table:table-cell office:value-type="float" office:value="11.440559" calcext:value-type="float">
            <text:p>11.440559</text:p>
          </table:table-cell>
          <table:table-cell office:value-type="float" office:value="11.471563" calcext:value-type="float">
            <text:p>11.471563</text:p>
          </table:table-cell>
          <table:table-cell office:value-type="float" office:value="11.505058" calcext:value-type="float">
            <text:p>11.505058</text:p>
          </table:table-cell>
          <table:table-cell office:value-type="float" office:value="11.525906" calcext:value-type="float">
            <text:p>11.525906</text:p>
          </table:table-cell>
          <table:table-cell office:value-type="float" office:value="11.590065" calcext:value-type="float">
            <text:p>11.590065</text:p>
          </table:table-cell>
          <table:table-cell office:value-type="float" office:value="11.565881" calcext:value-type="float">
            <text:p>11.565881</text:p>
          </table:table-cell>
          <table:table-cell office:value-type="float" office:value="11.649633" calcext:value-type="float">
            <text:p>11.649633</text:p>
          </table:table-cell>
          <table:table-cell office:value-type="float" office:value="11.659026" calcext:value-type="float">
            <text:p>11.659026</text:p>
          </table:table-cell>
          <table:table-cell office:value-type="float" office:value="11.650485" calcext:value-type="float">
            <text:p>11.650485</text:p>
          </table:table-cell>
          <table:table-cell office:value-type="float" office:value="11.679455" calcext:value-type="float">
            <text:p>11.679455</text:p>
          </table:table-cell>
          <table:table-cell office:value-type="float" office:value="11.6958" calcext:value-type="float">
            <text:p>11.6958</text:p>
          </table:table-cell>
          <table:table-cell office:value-type="float" office:value="11.742973" calcext:value-type="float">
            <text:p>11.742973</text:p>
          </table:table-cell>
          <table:table-cell office:value-type="float" office:value="11.770755" calcext:value-type="float">
            <text:p>11.770755</text:p>
          </table:table-cell>
          <table:table-cell office:value-type="float" office:value="11.770205" calcext:value-type="float">
            <text:p>11.770205</text:p>
          </table:table-cell>
          <table:table-cell office:value-type="float" office:value="11.809733" calcext:value-type="float">
            <text:p>11.809733</text:p>
          </table:table-cell>
          <table:table-cell office:value-type="float" office:value="11.820669" calcext:value-type="float">
            <text:p>11.820669</text:p>
          </table:table-cell>
          <table:table-cell office:value-type="float" office:value="11.866211" calcext:value-type="float">
            <text:p>11.866211</text:p>
          </table:table-cell>
          <table:table-cell office:value-type="float" office:value="11.881011" calcext:value-type="float">
            <text:p>11.881011</text:p>
          </table:table-cell>
          <table:table-cell office:value-type="float" office:value="11.937192" calcext:value-type="float">
            <text:p>11.937192</text:p>
          </table:table-cell>
          <table:table-cell office:value-type="float" office:value="11.992958" calcext:value-type="float">
            <text:p>11.992958</text:p>
          </table:table-cell>
          <table:table-cell office:value-type="float" office:value="12.038186" calcext:value-type="float">
            <text:p>12.038186</text:p>
          </table:table-cell>
          <table:table-cell office:value-type="float" office:value="12.066698" calcext:value-type="float">
            <text:p>12.066698</text:p>
          </table:table-cell>
          <table:table-cell office:value-type="float" office:value="12.042811" calcext:value-type="float">
            <text:p>12.042811</text:p>
          </table:table-cell>
          <table:table-cell office:value-type="float" office:value="12.100798" calcext:value-type="float">
            <text:p>12.100798</text:p>
          </table:table-cell>
          <table:table-cell office:value-type="float" office:value="12.137404" calcext:value-type="float">
            <text:p>12.137404</text:p>
          </table:table-cell>
          <table:table-cell office:value-type="float" office:value="12.135117" calcext:value-type="float">
            <text:p>12.135117</text:p>
          </table:table-cell>
          <table:table-cell office:value-type="float" office:value="12.111975" calcext:value-type="float">
            <text:p>12.111975</text:p>
          </table:table-cell>
          <table:table-cell office:value-type="float" office:value="12.12982" calcext:value-type="float">
            <text:p>12.12982</text:p>
          </table:table-cell>
          <table:table-cell office:value-type="float" office:value="12.171719" calcext:value-type="float">
            <text:p>12.171719</text:p>
          </table:table-cell>
          <table:table-cell office:value-type="float" office:value="12.226921" calcext:value-type="float">
            <text:p>12.226921</text:p>
          </table:table-cell>
          <table:table-cell office:value-type="float" office:value="12.204" calcext:value-type="float">
            <text:p>12.204</text:p>
          </table:table-cell>
          <table:table-cell office:value-type="float" office:value="12.242423" calcext:value-type="float">
            <text:p>12.242423</text:p>
          </table:table-cell>
          <table:table-cell office:value-type="float" office:value="12.256817" calcext:value-type="float">
            <text:p>12.256817</text:p>
          </table:table-cell>
          <table:table-cell office:value-type="float" office:value="12.296269" calcext:value-type="float">
            <text:p>12.296269</text:p>
          </table:table-cell>
          <table:table-cell office:value-type="float" office:value="12.308005" calcext:value-type="float">
            <text:p>12.308005</text:p>
          </table:table-cell>
          <table:table-cell office:value-type="float" office:value="12.388104" calcext:value-type="float">
            <text:p>12.388104</text:p>
          </table:table-cell>
          <table:table-cell office:value-type="float" office:value="12.362438" calcext:value-type="float">
            <text:p>12.362438</text:p>
          </table:table-cell>
          <table:table-cell office:value-type="float" office:value="12.42145" calcext:value-type="float">
            <text:p>12.42145</text:p>
          </table:table-cell>
          <table:table-cell office:value-type="float" office:value="12.433626" calcext:value-type="float">
            <text:p>12.433626</text:p>
          </table:table-cell>
          <table:table-cell office:value-type="float" office:value="12.44119" calcext:value-type="float">
            <text:p>12.44119</text:p>
          </table:table-cell>
          <table:table-cell office:value-type="float" office:value="12.476934" calcext:value-type="float">
            <text:p>12.476934</text:p>
          </table:table-cell>
          <table:table-cell office:value-type="float" office:value="12.501054" calcext:value-type="float">
            <text:p>12.501054</text:p>
          </table:table-cell>
          <table:table-cell office:value-type="float" office:value="12.523138" calcext:value-type="float">
            <text:p>12.523138</text:p>
          </table:table-cell>
          <table:table-cell office:value-type="float" office:value="12.557088" calcext:value-type="float">
            <text:p>12.557088</text:p>
          </table:table-cell>
          <table:table-cell office:value-type="float" office:value="12.595897" calcext:value-type="float">
            <text:p>12.595897</text:p>
          </table:table-cell>
          <table:table-cell office:value-type="float" office:value="12.595351" calcext:value-type="float">
            <text:p>12.595351</text:p>
          </table:table-cell>
          <table:table-cell office:value-type="float" office:value="12.677559" calcext:value-type="float">
            <text:p>12.677559</text:p>
          </table:table-cell>
          <table:table-cell office:value-type="float" office:value="12.663053" calcext:value-type="float">
            <text:p>12.663053</text:p>
          </table:table-cell>
          <table:table-cell office:value-type="float" office:value="12.688025" calcext:value-type="float">
            <text:p>12.688025</text:p>
          </table:table-cell>
          <table:table-cell office:value-type="float" office:value="12.712738" calcext:value-type="float">
            <text:p>12.712738</text:p>
          </table:table-cell>
          <table:table-cell office:value-type="float" office:value="12.741611" calcext:value-type="float">
            <text:p>12.741611</text:p>
          </table:table-cell>
          <table:table-cell office:value-type="float" office:value="12.769512" calcext:value-type="float">
            <text:p>12.769512</text:p>
          </table:table-cell>
          <table:table-cell office:value-type="float" office:value="12.788193" calcext:value-type="float">
            <text:p>12.788193</text:p>
          </table:table-cell>
          <table:table-cell office:value-type="float" office:value="12.808899" calcext:value-type="float">
            <text:p>12.808899</text:p>
          </table:table-cell>
          <table:table-cell office:value-type="float" office:value="12.838005" calcext:value-type="float">
            <text:p>12.838005</text:p>
          </table:table-cell>
          <table:table-cell office:value-type="float" office:value="12.860262" calcext:value-type="float">
            <text:p>12.860262</text:p>
          </table:table-cell>
          <table:table-cell office:value-type="float" office:value="12.922049" calcext:value-type="float">
            <text:p>12.922049</text:p>
          </table:table-cell>
          <table:table-cell office:value-type="float" office:value="12.919402" calcext:value-type="float">
            <text:p>12.919402</text:p>
          </table:table-cell>
          <table:table-cell office:value-type="float" office:value="12.937189" calcext:value-type="float">
            <text:p>12.937189</text:p>
          </table:table-cell>
          <table:table-cell office:value-type="float" office:value="13.020181" calcext:value-type="float">
            <text:p>13.020181</text:p>
          </table:table-cell>
          <table:table-cell office:value-type="float" office:value="12.989964" calcext:value-type="float">
            <text:p>12.989964</text:p>
          </table:table-cell>
          <table:table-cell office:value-type="float" office:value="13.015836" calcext:value-type="float">
            <text:p>13.015836</text:p>
          </table:table-cell>
          <table:table-cell office:value-type="float" office:value="13.110735" calcext:value-type="float">
            <text:p>13.110735</text:p>
          </table:table-cell>
          <table:table-cell office:value-type="float" office:value="13.112897" calcext:value-type="float">
            <text:p>13.112897</text:p>
          </table:table-cell>
          <table:table-cell office:value-type="float" office:value="13.142982" calcext:value-type="float">
            <text:p>13.142982</text:p>
          </table:table-cell>
          <table:table-cell office:value-type="float" office:value="13.174026" calcext:value-type="float">
            <text:p>13.174026</text:p>
          </table:table-cell>
          <table:table-cell office:value-type="float" office:value="13.157801" calcext:value-type="float">
            <text:p>13.157801</text:p>
          </table:table-cell>
          <table:table-cell office:value-type="float" office:value="13.190615" calcext:value-type="float">
            <text:p>13.190615</text:p>
          </table:table-cell>
          <table:table-cell office:value-type="float" office:value="13.291008" calcext:value-type="float">
            <text:p>13.291008</text:p>
          </table:table-cell>
          <table:table-cell office:value-type="float" office:value="13.340492" calcext:value-type="float">
            <text:p>13.340492</text:p>
          </table:table-cell>
          <table:table-cell office:value-type="float" office:value="13.333278" calcext:value-type="float">
            <text:p>13.333278</text:p>
          </table:table-cell>
          <table:table-cell office:value-type="float" office:value="13.389925" calcext:value-type="float">
            <text:p>13.389925</text:p>
          </table:table-cell>
          <table:table-cell office:value-type="float" office:value="13.400253" calcext:value-type="float">
            <text:p>13.400253</text:p>
          </table:table-cell>
          <table:table-cell office:value-type="float" office:value="13.342201" calcext:value-type="float">
            <text:p>13.342201</text:p>
          </table:table-cell>
          <table:table-cell office:value-type="float" office:value="13.363246" calcext:value-type="float">
            <text:p>13.363246</text:p>
          </table:table-cell>
          <table:table-cell office:value-type="float" office:value="13.457127" calcext:value-type="float">
            <text:p>13.457127</text:p>
          </table:table-cell>
          <table:table-cell office:value-type="float" office:value="13.561735" calcext:value-type="float">
            <text:p>13.561735</text:p>
          </table:table-cell>
          <table:table-cell office:value-type="float" office:value="13.578828" calcext:value-type="float">
            <text:p>13.578828</text:p>
          </table:table-cell>
          <table:table-cell office:value-type="float" office:value="13.574691" calcext:value-type="float">
            <text:p>13.574691</text:p>
          </table:table-cell>
          <table:table-cell office:value-type="float" office:value="13.596581" calcext:value-type="float">
            <text:p>13.596581</text:p>
          </table:table-cell>
          <table:table-cell office:value-type="float" office:value="13.609521" calcext:value-type="float">
            <text:p>13.609521</text:p>
          </table:table-cell>
          <table:table-cell office:value-type="float" office:value="13.655551" calcext:value-type="float">
            <text:p>13.655551</text:p>
          </table:table-cell>
          <table:table-cell office:value-type="float" office:value="13.702657" calcext:value-type="float">
            <text:p>13.702657</text:p>
          </table:table-cell>
          <table:table-cell office:value-type="float" office:value="13.727662" calcext:value-type="float">
            <text:p>13.727662</text:p>
          </table:table-cell>
          <table:table-cell office:value-type="float" office:value="13.747139" calcext:value-type="float">
            <text:p>13.747139</text:p>
          </table:table-cell>
          <table:table-cell office:value-type="float" office:value="13.698091" calcext:value-type="float">
            <text:p>13.698091</text:p>
          </table:table-cell>
          <table:table-cell office:value-type="float" office:value="13.696713" calcext:value-type="float">
            <text:p>13.696713</text:p>
          </table:table-cell>
          <table:table-cell office:value-type="float" office:value="13.72325" calcext:value-type="float">
            <text:p>13.72325</text:p>
          </table:table-cell>
          <table:table-cell office:value-type="float" office:value="13.745934" calcext:value-type="float">
            <text:p>13.745934</text:p>
          </table:table-cell>
          <table:table-cell office:value-type="float" office:value="13.785605" calcext:value-type="float">
            <text:p>13.785605</text:p>
          </table:table-cell>
          <table:table-cell office:value-type="float" office:value="13.803936" calcext:value-type="float">
            <text:p>13.803936</text:p>
          </table:table-cell>
          <table:table-cell office:value-type="float" office:value="13.844031" calcext:value-type="float">
            <text:p>13.844031</text:p>
          </table:table-cell>
          <table:table-cell office:value-type="float" office:value="13.867214" calcext:value-type="float">
            <text:p>13.867214</text:p>
          </table:table-cell>
          <table:table-cell office:value-type="float" office:value="13.889414" calcext:value-type="float">
            <text:p>13.889414</text:p>
          </table:table-cell>
          <table:table-cell office:value-type="float" office:value="13.940059" calcext:value-type="float">
            <text:p>13.940059</text:p>
          </table:table-cell>
          <table:table-cell office:value-type="float" office:value="13.932971" calcext:value-type="float">
            <text:p>13.932971</text:p>
          </table:table-cell>
          <table:table-cell office:value-type="float" office:value="13.972094" calcext:value-type="float">
            <text:p>13.972094</text:p>
          </table:table-cell>
          <table:table-cell office:value-type="float" office:value="13.998345" calcext:value-type="float">
            <text:p>13.998345</text:p>
          </table:table-cell>
          <table:table-cell office:value-type="float" office:value="14.053983" calcext:value-type="float">
            <text:p>14.053983</text:p>
          </table:table-cell>
          <table:table-cell office:value-type="float" office:value="14.045435" calcext:value-type="float">
            <text:p>14.045435</text:p>
          </table:table-cell>
          <table:table-cell office:value-type="float" office:value="14.06692" calcext:value-type="float">
            <text:p>14.06692</text:p>
          </table:table-cell>
          <table:table-cell office:value-type="float" office:value="14.108864" calcext:value-type="float">
            <text:p>14.108864</text:p>
          </table:table-cell>
          <table:table-cell office:value-type="float" office:value="14.114768" calcext:value-type="float">
            <text:p>14.114768</text:p>
          </table:table-cell>
          <table:table-cell office:value-type="float" office:value="14.185775" calcext:value-type="float">
            <text:p>14.185775</text:p>
          </table:table-cell>
          <table:table-cell office:value-type="float" office:value="14.185263" calcext:value-type="float">
            <text:p>14.185263</text:p>
          </table:table-cell>
          <table:table-cell office:value-type="float" office:value="14.212162" calcext:value-type="float">
            <text:p>14.212162</text:p>
          </table:table-cell>
          <table:table-cell office:value-type="float" office:value="14.252262" calcext:value-type="float">
            <text:p>14.252262</text:p>
          </table:table-cell>
          <table:table-cell office:value-type="float" office:value="14.24892" calcext:value-type="float">
            <text:p>14.24892</text:p>
          </table:table-cell>
          <table:table-cell office:value-type="float" office:value="14.291791" calcext:value-type="float">
            <text:p>14.291791</text:p>
          </table:table-cell>
          <table:table-cell office:value-type="float" office:value="14.33244" calcext:value-type="float">
            <text:p>14.33244</text:p>
          </table:table-cell>
          <table:table-cell office:value-type="float" office:value="14.338407" calcext:value-type="float">
            <text:p>14.338407</text:p>
          </table:table-cell>
          <table:table-cell office:value-type="float" office:value="14.36937" calcext:value-type="float">
            <text:p>14.36937</text:p>
          </table:table-cell>
          <table:table-cell office:value-type="float" office:value="14.390362" calcext:value-type="float">
            <text:p>14.390362</text:p>
          </table:table-cell>
          <table:table-cell office:value-type="float" office:value="14.435637" calcext:value-type="float">
            <text:p>14.435637</text:p>
          </table:table-cell>
          <table:table-cell office:value-type="float" office:value="14.442615" calcext:value-type="float">
            <text:p>14.442615</text:p>
          </table:table-cell>
          <table:table-cell office:value-type="float" office:value="14.483517" calcext:value-type="float">
            <text:p>14.483517</text:p>
          </table:table-cell>
          <table:table-cell office:value-type="float" office:value="14.51286" calcext:value-type="float">
            <text:p>14.51286</text:p>
          </table:table-cell>
          <table:table-cell office:value-type="float" office:value="14.540832" calcext:value-type="float">
            <text:p>14.540832</text:p>
          </table:table-cell>
          <table:table-cell office:value-type="float" office:value="14.583466" calcext:value-type="float">
            <text:p>14.583466</text:p>
          </table:table-cell>
          <table:table-cell office:value-type="float" office:value="14.596052" calcext:value-type="float">
            <text:p>14.596052</text:p>
          </table:table-cell>
          <table:table-cell office:value-type="float" office:value="14.632291" calcext:value-type="float">
            <text:p>14.632291</text:p>
          </table:table-cell>
          <table:table-cell office:value-type="float" office:value="14.649292" calcext:value-type="float">
            <text:p>14.649292</text:p>
          </table:table-cell>
          <table:table-cell office:value-type="float" office:value="14.679006" calcext:value-type="float">
            <text:p>14.679006</text:p>
          </table:table-cell>
          <table:table-cell office:value-type="float" office:value="14.704528" calcext:value-type="float">
            <text:p>14.704528</text:p>
          </table:table-cell>
          <table:table-cell office:value-type="float" office:value="14.736895" calcext:value-type="float">
            <text:p>14.736895</text:p>
          </table:table-cell>
          <table:table-cell office:value-type="float" office:value="14.76059" calcext:value-type="float">
            <text:p>14.76059</text:p>
          </table:table-cell>
          <table:table-cell office:value-type="float" office:value="14.792385" calcext:value-type="float">
            <text:p>14.792385</text:p>
          </table:table-cell>
          <table:table-cell office:value-type="float" office:value="14.814208" calcext:value-type="float">
            <text:p>14.814208</text:p>
          </table:table-cell>
          <table:table-cell office:value-type="float" office:value="14.844491" calcext:value-type="float">
            <text:p>14.844491</text:p>
          </table:table-cell>
          <table:table-cell office:value-type="float" office:value="14.919456" calcext:value-type="float">
            <text:p>14.919456</text:p>
          </table:table-cell>
          <table:table-cell office:value-type="float" office:value="14.909254" calcext:value-type="float">
            <text:p>14.909254</text:p>
          </table:table-cell>
          <table:table-cell office:value-type="float" office:value="14.913232" calcext:value-type="float">
            <text:p>14.913232</text:p>
          </table:table-cell>
          <table:table-cell office:value-type="float" office:value="14.963196" calcext:value-type="float">
            <text:p>14.963196</text:p>
          </table:table-cell>
          <table:table-cell office:value-type="float" office:value="14.967543" calcext:value-type="float">
            <text:p>14.967543</text:p>
          </table:table-cell>
          <table:table-cell office:value-type="float" office:value="15.012553" calcext:value-type="float">
            <text:p>15.012553</text:p>
          </table:table-cell>
          <table:table-cell office:value-type="float" office:value="15.02198" calcext:value-type="float">
            <text:p>15.02198</text:p>
          </table:table-cell>
          <table:table-cell office:value-type="float" office:value="15.066879" calcext:value-type="float">
            <text:p>15.066879</text:p>
          </table:table-cell>
          <table:table-cell office:value-type="float" office:value="15.096136" calcext:value-type="float">
            <text:p>15.096136</text:p>
          </table:table-cell>
          <table:table-cell office:value-type="float" office:value="15.133514" calcext:value-type="float">
            <text:p>15.133514</text:p>
          </table:table-cell>
          <table:table-cell office:value-type="float" office:value="15.155829" calcext:value-type="float">
            <text:p>15.155829</text:p>
          </table:table-cell>
          <table:table-cell office:value-type="float" office:value="15.1766" calcext:value-type="float">
            <text:p>15.1766</text:p>
          </table:table-cell>
          <table:table-cell office:value-type="float" office:value="15.208097" calcext:value-type="float">
            <text:p>15.208097</text:p>
          </table:table-cell>
          <table:table-cell office:value-type="float" office:value="15.250767" calcext:value-type="float">
            <text:p>15.250767</text:p>
          </table:table-cell>
          <table:table-cell office:value-type="float" office:value="15.270387" calcext:value-type="float">
            <text:p>15.270387</text:p>
          </table:table-cell>
          <table:table-cell office:value-type="float" office:value="15.284961" calcext:value-type="float">
            <text:p>15.284961</text:p>
          </table:table-cell>
          <table:table-cell office:value-type="float" office:value="15.373281" calcext:value-type="float">
            <text:p>15.373281</text:p>
          </table:table-cell>
          <table:table-cell office:value-type="float" office:value="15.332898" calcext:value-type="float">
            <text:p>15.332898</text:p>
          </table:table-cell>
          <table:table-cell office:value-type="float" office:value="15.35855" calcext:value-type="float">
            <text:p>15.35855</text:p>
          </table:table-cell>
          <table:table-cell office:value-type="float" office:value="15.387886" calcext:value-type="float">
            <text:p>15.387886</text:p>
          </table:table-cell>
          <table:table-cell office:value-type="float" office:value="15.426113" calcext:value-type="float">
            <text:p>15.426113</text:p>
          </table:table-cell>
          <table:table-cell office:value-type="float" office:value="15.46376" calcext:value-type="float">
            <text:p>15.46376</text:p>
          </table:table-cell>
          <table:table-cell office:value-type="float" office:value="15.48087" calcext:value-type="float">
            <text:p>15.48087</text:p>
          </table:table-cell>
          <table:table-cell office:value-type="float" office:value="15.545497" calcext:value-type="float">
            <text:p>15.545497</text:p>
          </table:table-cell>
          <table:table-cell office:value-type="float" office:value="15.525721" calcext:value-type="float">
            <text:p>15.525721</text:p>
          </table:table-cell>
          <table:table-cell office:value-type="float" office:value="15.575915" calcext:value-type="float">
            <text:p>15.575915</text:p>
          </table:table-cell>
          <table:table-cell office:value-type="float" office:value="15.607485" calcext:value-type="float">
            <text:p>15.607485</text:p>
          </table:table-cell>
          <table:table-cell office:value-type="float" office:value="15.605137" calcext:value-type="float">
            <text:p>15.605137</text:p>
          </table:table-cell>
          <table:table-cell office:value-type="float" office:value="15.660197" calcext:value-type="float">
            <text:p>15.660197</text:p>
          </table:table-cell>
          <table:table-cell office:value-type="float" office:value="15.665685" calcext:value-type="float">
            <text:p>15.665685</text:p>
          </table:table-cell>
          <table:table-cell office:value-type="float" office:value="15.704841" calcext:value-type="float">
            <text:p>15.704841</text:p>
          </table:table-cell>
          <table:table-cell office:value-type="float" office:value="15.725178" calcext:value-type="float">
            <text:p>15.725178</text:p>
          </table:table-cell>
          <table:table-cell office:value-type="float" office:value="15.762394" calcext:value-type="float">
            <text:p>15.762394</text:p>
          </table:table-cell>
          <table:table-cell office:value-type="float" office:value="15.79034" calcext:value-type="float">
            <text:p>15.79034</text:p>
          </table:table-cell>
          <table:table-cell office:value-type="float" office:value="15.818962" calcext:value-type="float">
            <text:p>15.818962</text:p>
          </table:table-cell>
          <table:table-cell office:value-type="float" office:value="15.896664" calcext:value-type="float">
            <text:p>15.896664</text:p>
          </table:table-cell>
          <table:table-cell office:value-type="float" office:value="15.867347" calcext:value-type="float">
            <text:p>15.867347</text:p>
          </table:table-cell>
          <table:table-cell office:value-type="float" office:value="15.890321" calcext:value-type="float">
            <text:p>15.890321</text:p>
          </table:table-cell>
          <table:table-cell office:value-type="float" office:value="15.969397" calcext:value-type="float">
            <text:p>15.969397</text:p>
          </table:table-cell>
          <table:table-cell office:value-type="float" office:value="15.987052" calcext:value-type="float">
            <text:p>15.987052</text:p>
          </table:table-cell>
          <table:table-cell office:value-type="float" office:value="15.980695" calcext:value-type="float">
            <text:p>15.980695</text:p>
          </table:table-cell>
          <table:table-cell office:value-type="float" office:value="16.00843" calcext:value-type="float">
            <text:p>16.00843</text:p>
          </table:table-cell>
          <table:table-cell office:value-type="float" office:value="16.033981" calcext:value-type="float">
            <text:p>16.033981</text:p>
          </table:table-cell>
          <table:table-cell office:value-type="float" office:value="16.068842" calcext:value-type="float">
            <text:p>16.068842</text:p>
          </table:table-cell>
          <table:table-cell office:value-type="float" office:value="16.097137" calcext:value-type="float">
            <text:p>16.097137</text:p>
          </table:table-cell>
          <table:table-cell office:value-type="float" office:value="16.118656" calcext:value-type="float">
            <text:p>16.118656</text:p>
          </table:table-cell>
          <table:table-cell office:value-type="float" office:value="16.155279" calcext:value-type="float">
            <text:p>16.155279</text:p>
          </table:table-cell>
          <table:table-cell office:value-type="float" office:value="16.192339" calcext:value-type="float">
            <text:p>16.192339</text:p>
          </table:table-cell>
          <table:table-cell office:value-type="float" office:value="16.21866" calcext:value-type="float">
            <text:p>16.21866</text:p>
          </table:table-cell>
          <table:table-cell office:value-type="float" office:value="16.246946" calcext:value-type="float">
            <text:p>16.246946</text:p>
          </table:table-cell>
          <table:table-cell office:value-type="float" office:value="16.261864" calcext:value-type="float">
            <text:p>16.261864</text:p>
          </table:table-cell>
          <table:table-cell office:value-type="float" office:value="16.360174" calcext:value-type="float">
            <text:p>16.360174</text:p>
          </table:table-cell>
          <table:table-cell office:value-type="float" office:value="16.332747" calcext:value-type="float">
            <text:p>16.332747</text:p>
          </table:table-cell>
          <table:table-cell office:value-type="float" office:value="16.354279" calcext:value-type="float">
            <text:p>16.354279</text:p>
          </table:table-cell>
          <table:table-cell office:value-type="float" office:value="16.388563" calcext:value-type="float">
            <text:p>16.388563</text:p>
          </table:table-cell>
          <table:table-cell office:value-type="float" office:value="16.420961" calcext:value-type="float">
            <text:p>16.420961</text:p>
          </table:table-cell>
          <table:table-cell office:value-type="float" office:value="16.457157" calcext:value-type="float">
            <text:p>16.457157</text:p>
          </table:table-cell>
          <table:table-cell office:value-type="float" office:value="16.464882" calcext:value-type="float">
            <text:p>16.464882</text:p>
          </table:table-cell>
          <table:table-cell office:value-type="float" office:value="16.493813" calcext:value-type="float">
            <text:p>16.493813</text:p>
          </table:table-cell>
          <table:table-cell office:value-type="float" office:value="16.545879" calcext:value-type="float">
            <text:p>16.545879</text:p>
          </table:table-cell>
          <table:table-cell office:value-type="float" office:value="16.556931" calcext:value-type="float">
            <text:p>16.556931</text:p>
          </table:table-cell>
          <table:table-cell office:value-type="float" office:value="16.586006" calcext:value-type="float">
            <text:p>16.586006</text:p>
          </table:table-cell>
          <table:table-cell office:value-type="float" office:value="16.615444" calcext:value-type="float">
            <text:p>16.615444</text:p>
          </table:table-cell>
          <table:table-cell office:value-type="float" office:value="16.63999" calcext:value-type="float">
            <text:p>16.63999</text:p>
          </table:table-cell>
          <table:table-cell office:value-type="float" office:value="16.679815" calcext:value-type="float">
            <text:p>16.679815</text:p>
          </table:table-cell>
          <table:table-cell office:value-type="float" office:value="16.70826" calcext:value-type="float">
            <text:p>16.70826</text:p>
          </table:table-cell>
          <table:table-cell office:value-type="float" office:value="16.738731" calcext:value-type="float">
            <text:p>16.738731</text:p>
          </table:table-cell>
          <table:table-cell office:value-type="float" office:value="16.745678" calcext:value-type="float">
            <text:p>16.745678</text:p>
          </table:table-cell>
          <table:table-cell office:value-type="float" office:value="16.795813" calcext:value-type="float">
            <text:p>16.795813</text:p>
          </table:table-cell>
          <table:table-cell office:value-type="float" office:value="16.824345" calcext:value-type="float">
            <text:p>16.824345</text:p>
          </table:table-cell>
          <table:table-cell office:value-type="float" office:value="16.840788" calcext:value-type="float">
            <text:p>16.840788</text:p>
          </table:table-cell>
          <table:table-cell office:value-type="float" office:value="16.870319" calcext:value-type="float">
            <text:p>16.870319</text:p>
          </table:table-cell>
          <table:table-cell office:value-type="float" office:value="16.902462" calcext:value-type="float">
            <text:p>16.902462</text:p>
          </table:table-cell>
          <table:table-cell office:value-type="float" office:value="16.940296" calcext:value-type="float">
            <text:p>16.940296</text:p>
          </table:table-cell>
          <table:table-cell office:value-type="float" office:value="16.962534" calcext:value-type="float">
            <text:p>16.962534</text:p>
          </table:table-cell>
          <table:table-cell office:value-type="float" office:value="16.989077" calcext:value-type="float">
            <text:p>16.989077</text:p>
          </table:table-cell>
          <table:table-cell office:value-type="float" office:value="17.014854" calcext:value-type="float">
            <text:p>17.014854</text:p>
          </table:table-cell>
          <table:table-cell office:value-type="float" office:value="17.044107" calcext:value-type="float">
            <text:p>17.044107</text:p>
          </table:table-cell>
          <table:table-cell office:value-type="float" office:value="17.083183" calcext:value-type="float">
            <text:p>17.083183</text:p>
          </table:table-cell>
          <table:table-cell office:value-type="float" office:value="17.110441" calcext:value-type="float">
            <text:p>17.110441</text:p>
          </table:table-cell>
          <table:table-cell office:value-type="float" office:value="17.141159" calcext:value-type="float">
            <text:p>17.141159</text:p>
          </table:table-cell>
          <table:table-cell office:value-type="float" office:value="17.181324" calcext:value-type="float">
            <text:p>17.181324</text:p>
          </table:table-cell>
          <table:table-cell office:value-type="float" office:value="17.206816" calcext:value-type="float">
            <text:p>17.206816</text:p>
          </table:table-cell>
          <table:table-cell office:value-type="float" office:value="17.228807" calcext:value-type="float">
            <text:p>17.228807</text:p>
          </table:table-cell>
          <table:table-cell office:value-type="float" office:value="17.285908" calcext:value-type="float">
            <text:p>17.285908</text:p>
          </table:table-cell>
          <table:table-cell office:value-type="float" office:value="17.287182" calcext:value-type="float">
            <text:p>17.287182</text:p>
          </table:table-cell>
          <table:table-cell office:value-type="float" office:value="17.32128" calcext:value-type="float">
            <text:p>17.32128</text:p>
          </table:table-cell>
          <table:table-cell office:value-type="float" office:value="17.372005" calcext:value-type="float">
            <text:p>17.372005</text:p>
          </table:table-cell>
          <table:table-cell office:value-type="float" office:value="17.3748" calcext:value-type="float">
            <text:p>17.3748</text:p>
          </table:table-cell>
          <table:table-cell office:value-type="float" office:value="17.40592" calcext:value-type="float">
            <text:p>17.40592</text:p>
          </table:table-cell>
          <table:table-cell office:value-type="float" office:value="17.433912" calcext:value-type="float">
            <text:p>17.433912</text:p>
          </table:table-cell>
          <table:table-cell office:value-type="float" office:value="17.464977" calcext:value-type="float">
            <text:p>17.464977</text:p>
          </table:table-cell>
          <table:table-cell office:value-type="float" office:value="17.482264" calcext:value-type="float">
            <text:p>17.482264</text:p>
          </table:table-cell>
          <table:table-cell office:value-type="float" office:value="17.525316" calcext:value-type="float">
            <text:p>17.525316</text:p>
          </table:table-cell>
          <table:table-cell office:value-type="float" office:value="17.530802" calcext:value-type="float">
            <text:p>17.530802</text:p>
          </table:table-cell>
          <table:table-cell office:value-type="float" office:value="17.5609" calcext:value-type="float">
            <text:p>17.5609</text:p>
          </table:table-cell>
          <table:table-cell office:value-type="float" office:value="17.608496" calcext:value-type="float">
            <text:p>17.608496</text:p>
          </table:table-cell>
          <table:table-cell office:value-type="float" office:value="17.634045" calcext:value-type="float">
            <text:p>17.634045</text:p>
          </table:table-cell>
          <table:table-cell office:value-type="float" office:value="17.667128" calcext:value-type="float">
            <text:p>17.667128</text:p>
          </table:table-cell>
          <table:table-cell office:value-type="float" office:value="17.696943" calcext:value-type="float">
            <text:p>17.696943</text:p>
          </table:table-cell>
          <table:table-cell office:value-type="float" office:value="17.747545" calcext:value-type="float">
            <text:p>17.747545</text:p>
          </table:table-cell>
          <table:table-cell office:value-type="float" office:value="17.754564" calcext:value-type="float">
            <text:p>17.754564</text:p>
          </table:table-cell>
          <table:table-cell office:value-type="float" office:value="17.774296" calcext:value-type="float">
            <text:p>17.774296</text:p>
          </table:table-cell>
          <table:table-cell office:value-type="float" office:value="17.805843" calcext:value-type="float">
            <text:p>17.805843</text:p>
          </table:table-cell>
          <table:table-cell office:value-type="float" office:value="17.849077" calcext:value-type="float">
            <text:p>17.849077</text:p>
          </table:table-cell>
          <table:table-cell office:value-type="float" office:value="17.863316" calcext:value-type="float">
            <text:p>17.863316</text:p>
          </table:table-cell>
          <table:table-cell office:value-type="float" office:value="17.906269" calcext:value-type="float">
            <text:p>17.906269</text:p>
          </table:table-cell>
          <table:table-cell office:value-type="float" office:value="17.939163" calcext:value-type="float">
            <text:p>17.939163</text:p>
          </table:table-cell>
          <table:table-cell office:value-type="float" office:value="17.9604" calcext:value-type="float">
            <text:p>17.9604</text:p>
          </table:table-cell>
          <table:table-cell office:value-type="float" office:value="17.988993" calcext:value-type="float">
            <text:p>17.988993</text:p>
          </table:table-cell>
          <table:table-cell office:value-type="float" office:value="18.005619" calcext:value-type="float">
            <text:p>18.005619</text:p>
          </table:table-cell>
          <table:table-cell office:value-type="float" office:value="18.054691" calcext:value-type="float">
            <text:p>18.054691</text:p>
          </table:table-cell>
          <table:table-cell office:value-type="float" office:value="18.077379" calcext:value-type="float">
            <text:p>18.077379</text:p>
          </table:table-cell>
          <table:table-cell office:value-type="float" office:value="18.096909" calcext:value-type="float">
            <text:p>18.096909</text:p>
          </table:table-cell>
          <table:table-cell office:value-type="float" office:value="18.151728" calcext:value-type="float">
            <text:p>18.151728</text:p>
          </table:table-cell>
          <table:table-cell office:value-type="float" office:value="18.155605" calcext:value-type="float">
            <text:p>18.155605</text:p>
          </table:table-cell>
          <table:table-cell office:value-type="float" office:value="18.209101" calcext:value-type="float">
            <text:p>18.209101</text:p>
          </table:table-cell>
          <table:table-cell office:value-type="float" office:value="18.20595" calcext:value-type="float">
            <text:p>18.20595</text:p>
          </table:table-cell>
          <table:table-cell office:value-type="float" office:value="18.237604" calcext:value-type="float">
            <text:p>18.237604</text:p>
          </table:table-cell>
          <table:table-cell office:value-type="float" office:value="18.289536" calcext:value-type="float">
            <text:p>18.289536</text:p>
          </table:table-cell>
          <table:table-cell office:value-type="float" office:value="18.32563" calcext:value-type="float">
            <text:p>18.32563</text:p>
          </table:table-cell>
          <table:table-cell office:value-type="float" office:value="18.344315" calcext:value-type="float">
            <text:p>18.344315</text:p>
          </table:table-cell>
          <table:table-cell office:value-type="float" office:value="18.369745" calcext:value-type="float">
            <text:p>18.369745</text:p>
          </table:table-cell>
          <table:table-cell office:value-type="float" office:value="18.399916" calcext:value-type="float">
            <text:p>18.399916</text:p>
          </table:table-cell>
          <table:table-cell office:value-type="float" office:value="18.437664" calcext:value-type="float">
            <text:p>18.437664</text:p>
          </table:table-cell>
          <table:table-cell office:value-type="float" office:value="18.472231" calcext:value-type="float">
            <text:p>18.472231</text:p>
          </table:table-cell>
          <table:table-cell office:value-type="float" office:value="18.478508" calcext:value-type="float">
            <text:p>18.478508</text:p>
          </table:table-cell>
          <table:table-cell office:value-type="float" office:value="18.527857" calcext:value-type="float">
            <text:p>18.527857</text:p>
          </table:table-cell>
          <table:table-cell office:value-type="float" office:value="18.554001" calcext:value-type="float">
            <text:p>18.554001</text:p>
          </table:table-cell>
          <table:table-cell office:value-type="float" office:value="18.57193" calcext:value-type="float">
            <text:p>18.57193</text:p>
          </table:table-cell>
          <table:table-cell office:value-type="float" office:value="18.615034" calcext:value-type="float">
            <text:p>18.615034</text:p>
          </table:table-cell>
          <table:table-cell office:value-type="float" office:value="18.625813" calcext:value-type="float">
            <text:p>18.625813</text:p>
          </table:table-cell>
          <table:table-cell office:value-type="float" office:value="18.656981" calcext:value-type="float">
            <text:p>18.656981</text:p>
          </table:table-cell>
          <table:table-cell office:value-type="float" office:value="18.706596" calcext:value-type="float">
            <text:p>18.706596</text:p>
          </table:table-cell>
          <table:table-cell office:value-type="float" office:value="18.734493" calcext:value-type="float">
            <text:p>18.734493</text:p>
          </table:table-cell>
          <table:table-cell office:value-type="float" office:value="18.824635" calcext:value-type="float">
            <text:p>18.824635</text:p>
          </table:table-cell>
          <table:table-cell office:value-type="float" office:value="18.839851" calcext:value-type="float">
            <text:p>18.839851</text:p>
          </table:table-cell>
          <table:table-cell office:value-type="float" office:value="18.812586" calcext:value-type="float">
            <text:p>18.812586</text:p>
          </table:table-cell>
          <table:table-cell office:value-type="float" office:value="18.844835" calcext:value-type="float">
            <text:p>18.844835</text:p>
          </table:table-cell>
          <table:table-cell office:value-type="float" office:value="18.991526" calcext:value-type="float">
            <text:p>18.991526</text:p>
          </table:table-cell>
          <table:table-cell office:value-type="float" office:value="19.012205" calcext:value-type="float">
            <text:p>19.012205</text:p>
          </table:table-cell>
          <table:table-cell office:value-type="float" office:value="18.928469" calcext:value-type="float">
            <text:p>18.928469</text:p>
          </table:table-cell>
          <table:table-cell office:value-type="float" office:value="18.971998" calcext:value-type="float">
            <text:p>18.971998</text:p>
          </table:table-cell>
          <table:table-cell office:value-type="float" office:value="19.007704" calcext:value-type="float">
            <text:p>19.007704</text:p>
          </table:table-cell>
          <table:table-cell office:value-type="float" office:value="19.021288" calcext:value-type="float">
            <text:p>19.021288</text:p>
          </table:table-cell>
          <table:table-cell office:value-type="float" office:value="19.062668" calcext:value-type="float">
            <text:p>19.062668</text:p>
          </table:table-cell>
          <table:table-cell office:value-type="float" office:value="19.093906" calcext:value-type="float">
            <text:p>19.093906</text:p>
          </table:table-cell>
          <table:table-cell office:value-type="float" office:value="19.115458" calcext:value-type="float">
            <text:p>19.115458</text:p>
          </table:table-cell>
          <table:table-cell office:value-type="float" office:value="19.289228" calcext:value-type="float">
            <text:p>19.289228</text:p>
          </table:table-cell>
          <table:table-cell office:value-type="float" office:value="19.187147" calcext:value-type="float">
            <text:p>19.187147</text:p>
          </table:table-cell>
          <table:table-cell office:value-type="float" office:value="19.215775" calcext:value-type="float">
            <text:p>19.215775</text:p>
          </table:table-cell>
          <table:table-cell office:value-type="float" office:value="19.264965" calcext:value-type="float">
            <text:p>19.264965</text:p>
          </table:table-cell>
          <table:table-cell office:value-type="float" office:value="19.312588" calcext:value-type="float">
            <text:p>19.312588</text:p>
          </table:table-cell>
          <table:table-cell office:value-type="float" office:value="19.490517" calcext:value-type="float">
            <text:p>19.490517</text:p>
          </table:table-cell>
          <table:table-cell office:value-type="float" office:value="19.449074" calcext:value-type="float">
            <text:p>19.449074</text:p>
          </table:table-cell>
          <table:table-cell office:value-type="float" office:value="19.499533" calcext:value-type="float">
            <text:p>19.499533</text:p>
          </table:table-cell>
          <table:table-cell office:value-type="float" office:value="19.581852" calcext:value-type="float">
            <text:p>19.581852</text:p>
          </table:table-cell>
          <table:table-cell office:value-type="float" office:value="19.589142" calcext:value-type="float">
            <text:p>19.589142</text:p>
          </table:table-cell>
          <table:table-cell office:value-type="float" office:value="19.604445" calcext:value-type="float">
            <text:p>19.604445</text:p>
          </table:table-cell>
          <table:table-cell office:value-type="float" office:value="19.624487" calcext:value-type="float">
            <text:p>19.624487</text:p>
          </table:table-cell>
          <table:table-cell office:value-type="float" office:value="19.744688" calcext:value-type="float">
            <text:p>19.744688</text:p>
          </table:table-cell>
          <table:table-cell office:value-type="float" office:value="19.539106" calcext:value-type="float">
            <text:p>19.539106</text:p>
          </table:table-cell>
          <table:table-cell office:value-type="float" office:value="19.561357" calcext:value-type="float">
            <text:p>19.561357</text:p>
          </table:table-cell>
          <table:table-cell office:value-type="float" office:value="19.629868" calcext:value-type="float">
            <text:p>19.629868</text:p>
          </table:table-cell>
          <table:table-cell office:value-type="float" office:value="19.632393" calcext:value-type="float">
            <text:p>19.632393</text:p>
          </table:table-cell>
          <table:table-cell office:value-type="float" office:value="19.699539" calcext:value-type="float">
            <text:p>19.699539</text:p>
          </table:table-cell>
          <table:table-cell office:value-type="float" office:value="19.685345" calcext:value-type="float">
            <text:p>19.685345</text:p>
          </table:table-cell>
          <table:table-cell office:value-type="float" office:value="19.764065" calcext:value-type="float">
            <text:p>19.764065</text:p>
          </table:table-cell>
          <table:table-cell office:value-type="float" office:value="19.80302" calcext:value-type="float">
            <text:p>19.80302</text:p>
          </table:table-cell>
          <table:table-cell office:value-type="float" office:value="19.948477" calcext:value-type="float">
            <text:p>19.948477</text:p>
          </table:table-cell>
          <table:table-cell office:value-type="float" office:value="19.954588" calcext:value-type="float">
            <text:p>19.954588</text:p>
          </table:table-cell>
          <table:table-cell office:value-type="float" office:value="19.989393" calcext:value-type="float">
            <text:p>19.989393</text:p>
          </table:table-cell>
          <table:table-cell office:value-type="float" office:value="19.939896" calcext:value-type="float">
            <text:p>19.939896</text:p>
          </table:table-cell>
          <table:table-cell office:value-type="float" office:value="19.901974" calcext:value-type="float">
            <text:p>19.901974</text:p>
          </table:table-cell>
          <table:table-cell office:value-type="float" office:value="19.94486" calcext:value-type="float">
            <text:p>19.94486</text:p>
          </table:table-cell>
          <table:table-cell office:value-type="float" office:value="19.964403" calcext:value-type="float">
            <text:p>19.964403</text:p>
          </table:table-cell>
          <table:table-cell office:value-type="float" office:value="19.998856" calcext:value-type="float">
            <text:p>19.998856</text:p>
          </table:table-cell>
          <table:table-cell office:value-type="float" office:value="20.023668" calcext:value-type="float">
            <text:p>20.023668</text:p>
          </table:table-cell>
          <table:table-cell office:value-type="float" office:value="20.06394" calcext:value-type="float">
            <text:p>20.06394</text:p>
          </table:table-cell>
          <table:table-cell office:value-type="float" office:value="20.091557" calcext:value-type="float">
            <text:p>20.091557</text:p>
          </table:table-cell>
          <table:table-cell office:value-type="float" office:value="20.120905" calcext:value-type="float">
            <text:p>20.120905</text:p>
          </table:table-cell>
          <table:table-cell office:value-type="float" office:value="20.150845" calcext:value-type="float">
            <text:p>20.150845</text:p>
          </table:table-cell>
          <table:table-cell office:value-type="float" office:value="20.202171" calcext:value-type="float">
            <text:p>20.202171</text:p>
          </table:table-cell>
          <table:table-cell office:value-type="float" office:value="20.261335" calcext:value-type="float">
            <text:p>20.261335</text:p>
          </table:table-cell>
          <table:table-cell office:value-type="float" office:value="20.290747" calcext:value-type="float">
            <text:p>20.290747</text:p>
          </table:table-cell>
          <table:table-cell office:value-type="float" office:value="20.434475" calcext:value-type="float">
            <text:p>20.434475</text:p>
          </table:table-cell>
          <table:table-cell office:value-type="float" office:value="20.481836" calcext:value-type="float">
            <text:p>20.481836</text:p>
          </table:table-cell>
        </table:table-row>
        <table:table-row table:style-name="ro1">
          <table:table-cell office:value-type="float" office:value="0.002752" calcext:value-type="float">
            <text:p>0.002752</text:p>
          </table:table-cell>
          <table:table-cell office:value-type="float" office:value="0.007023" calcext:value-type="float">
            <text:p>0.007023</text:p>
          </table:table-cell>
          <table:table-cell office:value-type="float" office:value="0.011156" calcext:value-type="float">
            <text:p>0.011156</text:p>
          </table:table-cell>
          <table:table-cell office:value-type="float" office:value="0.013802" calcext:value-type="float">
            <text:p>0.013802</text:p>
          </table:table-cell>
          <table:table-cell office:value-type="float" office:value="0.017995" calcext:value-type="float">
            <text:p>0.017995</text:p>
          </table:table-cell>
          <table:table-cell office:value-type="float" office:value="0.012869" calcext:value-type="float">
            <text:p>0.012869</text:p>
          </table:table-cell>
          <table:table-cell office:value-type="float" office:value="0.011497" calcext:value-type="float">
            <text:p>0.011497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8081" calcext:value-type="float">
            <text:p>0.018081</text:p>
          </table:table-cell>
          <table:table-cell office:value-type="float" office:value="0.032031" calcext:value-type="float">
            <text:p>0.032031</text:p>
          </table:table-cell>
          <table:table-cell office:value-type="float" office:value="0.023639" calcext:value-type="float">
            <text:p>0.023639</text:p>
          </table:table-cell>
          <table:table-cell office:value-type="float" office:value="0.025968" calcext:value-type="float">
            <text:p>0.025968</text:p>
          </table:table-cell>
          <table:table-cell office:value-type="float" office:value="0.032098" calcext:value-type="float">
            <text:p>0.032098</text:p>
          </table:table-cell>
          <table:table-cell office:value-type="float" office:value="0.034036" calcext:value-type="float">
            <text:p>0.034036</text:p>
          </table:table-cell>
          <table:table-cell office:value-type="float" office:value="0.037045" calcext:value-type="float">
            <text:p>0.037045</text:p>
          </table:table-cell>
          <table:table-cell office:value-type="float" office:value="0.040403" calcext:value-type="float">
            <text:p>0.040403</text:p>
          </table:table-cell>
          <table:table-cell office:value-type="float" office:value="0.043399" calcext:value-type="float">
            <text:p>0.043399</text:p>
          </table:table-cell>
          <table:table-cell office:value-type="float" office:value="0.047885" calcext:value-type="float">
            <text:p>0.047885</text:p>
          </table:table-cell>
          <table:table-cell office:value-type="float" office:value="0.053484" calcext:value-type="float">
            <text:p>0.053484</text:p>
          </table:table-cell>
          <table:table-cell office:value-type="float" office:value="0.055229" calcext:value-type="float">
            <text:p>0.055229</text:p>
          </table:table-cell>
          <table:table-cell office:value-type="float" office:value="0.059329" calcext:value-type="float">
            <text:p>0.059329</text:p>
          </table:table-cell>
          <table:table-cell office:value-type="float" office:value="0.065333" calcext:value-type="float">
            <text:p>0.065333</text:p>
          </table:table-cell>
          <table:table-cell office:value-type="float" office:value="0.068239" calcext:value-type="float">
            <text:p>0.068239</text:p>
          </table:table-cell>
          <table:table-cell office:value-type="float" office:value="0.072604" calcext:value-type="float">
            <text:p>0.072604</text:p>
          </table:table-cell>
          <table:table-cell office:value-type="float" office:value="0.077812" calcext:value-type="float">
            <text:p>0.077812</text:p>
          </table:table-cell>
          <table:table-cell office:value-type="float" office:value="0.082402" calcext:value-type="float">
            <text:p>0.082402</text:p>
          </table:table-cell>
          <table:table-cell office:value-type="float" office:value="0.086783" calcext:value-type="float">
            <text:p>0.086783</text:p>
          </table:table-cell>
          <table:table-cell office:value-type="float" office:value="0.091136" calcext:value-type="float">
            <text:p>0.091136</text:p>
          </table:table-cell>
          <table:table-cell office:value-type="float" office:value="0.097069" calcext:value-type="float">
            <text:p>0.097069</text:p>
          </table:table-cell>
          <table:table-cell office:value-type="float" office:value="0.10101" calcext:value-type="float">
            <text:p>0.10101</text:p>
          </table:table-cell>
          <table:table-cell office:value-type="float" office:value="0.106274" calcext:value-type="float">
            <text:p>0.106274</text:p>
          </table:table-cell>
          <table:table-cell office:value-type="float" office:value="0.111205" calcext:value-type="float">
            <text:p>0.111205</text:p>
          </table:table-cell>
          <table:table-cell office:value-type="float" office:value="0.117881" calcext:value-type="float">
            <text:p>0.117881</text:p>
          </table:table-cell>
          <table:table-cell office:value-type="float" office:value="0.122044" calcext:value-type="float">
            <text:p>0.122044</text:p>
          </table:table-cell>
          <table:table-cell office:value-type="float" office:value="0.127534" calcext:value-type="float">
            <text:p>0.127534</text:p>
          </table:table-cell>
          <table:table-cell office:value-type="float" office:value="0.138572" calcext:value-type="float">
            <text:p>0.138572</text:p>
          </table:table-cell>
          <table:table-cell office:value-type="float" office:value="0.138683" calcext:value-type="float">
            <text:p>0.138683</text:p>
          </table:table-cell>
          <table:table-cell office:value-type="float" office:value="0.145112" calcext:value-type="float">
            <text:p>0.145112</text:p>
          </table:table-cell>
          <table:table-cell office:value-type="float" office:value="0.150552" calcext:value-type="float">
            <text:p>0.150552</text:p>
          </table:table-cell>
          <table:table-cell office:value-type="float" office:value="0.156426" calcext:value-type="float">
            <text:p>0.156426</text:p>
          </table:table-cell>
          <table:table-cell office:value-type="float" office:value="0.162148" calcext:value-type="float">
            <text:p>0.162148</text:p>
          </table:table-cell>
          <table:table-cell office:value-type="float" office:value="0.168152" calcext:value-type="float">
            <text:p>0.168152</text:p>
          </table:table-cell>
          <table:table-cell office:value-type="float" office:value="0.175014" calcext:value-type="float">
            <text:p>0.175014</text:p>
          </table:table-cell>
          <table:table-cell office:value-type="float" office:value="0.182587" calcext:value-type="float">
            <text:p>0.182587</text:p>
          </table:table-cell>
          <table:table-cell office:value-type="float" office:value="0.188347" calcext:value-type="float">
            <text:p>0.188347</text:p>
          </table:table-cell>
          <table:table-cell office:value-type="float" office:value="0.194305" calcext:value-type="float">
            <text:p>0.194305</text:p>
          </table:table-cell>
          <table:table-cell office:value-type="float" office:value="0.198928" calcext:value-type="float">
            <text:p>0.198928</text:p>
          </table:table-cell>
          <table:table-cell office:value-type="float" office:value="0.20722" calcext:value-type="float">
            <text:p>0.20722</text:p>
          </table:table-cell>
          <table:table-cell office:value-type="float" office:value="0.211735" calcext:value-type="float">
            <text:p>0.211735</text:p>
          </table:table-cell>
          <table:table-cell office:value-type="float" office:value="0.239122" calcext:value-type="float">
            <text:p>0.239122</text:p>
          </table:table-cell>
          <table:table-cell office:value-type="float" office:value="0.225025" calcext:value-type="float">
            <text:p>0.225025</text:p>
          </table:table-cell>
          <table:table-cell office:value-type="float" office:value="0.231461" calcext:value-type="float">
            <text:p>0.231461</text:p>
          </table:table-cell>
          <table:table-cell office:value-type="float" office:value="0.238633" calcext:value-type="float">
            <text:p>0.238633</text:p>
          </table:table-cell>
          <table:table-cell office:value-type="float" office:value="0.245004" calcext:value-type="float">
            <text:p>0.245004</text:p>
          </table:table-cell>
          <table:table-cell office:value-type="float" office:value="0.252079" calcext:value-type="float">
            <text:p>0.252079</text:p>
          </table:table-cell>
          <table:table-cell office:value-type="float" office:value="0.259283" calcext:value-type="float">
            <text:p>0.259283</text:p>
          </table:table-cell>
          <table:table-cell office:value-type="float" office:value="0.266411" calcext:value-type="float">
            <text:p>0.266411</text:p>
          </table:table-cell>
          <table:table-cell office:value-type="float" office:value="0.272815" calcext:value-type="float">
            <text:p>0.272815</text:p>
          </table:table-cell>
          <table:table-cell office:value-type="float" office:value="0.279956" calcext:value-type="float">
            <text:p>0.279956</text:p>
          </table:table-cell>
          <table:table-cell office:value-type="float" office:value="0.287424" calcext:value-type="float">
            <text:p>0.287424</text:p>
          </table:table-cell>
          <table:table-cell office:value-type="float" office:value="0.294716" calcext:value-type="float">
            <text:p>0.294716</text:p>
          </table:table-cell>
          <table:table-cell office:value-type="float" office:value="0.301797" calcext:value-type="float">
            <text:p>0.301797</text:p>
          </table:table-cell>
          <table:table-cell office:value-type="float" office:value="0.309473" calcext:value-type="float">
            <text:p>0.309473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28028" calcext:value-type="float">
            <text:p>0.328028</text:p>
          </table:table-cell>
          <table:table-cell office:value-type="float" office:value="0.331724" calcext:value-type="float">
            <text:p>0.331724</text:p>
          </table:table-cell>
          <table:table-cell office:value-type="float" office:value="0.339825" calcext:value-type="float">
            <text:p>0.339825</text:p>
          </table:table-cell>
          <table:table-cell office:value-type="float" office:value="0.347514" calcext:value-type="float">
            <text:p>0.347514</text:p>
          </table:table-cell>
          <table:table-cell office:value-type="float" office:value="0.354606" calcext:value-type="float">
            <text:p>0.354606</text:p>
          </table:table-cell>
          <table:table-cell office:value-type="float" office:value="0.36308" calcext:value-type="float">
            <text:p>0.36308</text:p>
          </table:table-cell>
          <table:table-cell office:value-type="float" office:value="0.370255" calcext:value-type="float">
            <text:p>0.370255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386618" calcext:value-type="float">
            <text:p>0.386618</text:p>
          </table:table-cell>
          <table:table-cell office:value-type="float" office:value="0.394281" calcext:value-type="float">
            <text:p>0.394281</text:p>
          </table:table-cell>
          <table:table-cell office:value-type="float" office:value="0.402731" calcext:value-type="float">
            <text:p>0.402731</text:p>
          </table:table-cell>
          <table:table-cell office:value-type="float" office:value="0.410356" calcext:value-type="float">
            <text:p>0.410356</text:p>
          </table:table-cell>
          <table:table-cell office:value-type="float" office:value="0.418555" calcext:value-type="float">
            <text:p>0.418555</text:p>
          </table:table-cell>
          <table:table-cell office:value-type="float" office:value="0.427618" calcext:value-type="float">
            <text:p>0.427618</text:p>
          </table:table-cell>
          <table:table-cell office:value-type="float" office:value="0.435274" calcext:value-type="float">
            <text:p>0.435274</text:p>
          </table:table-cell>
          <table:table-cell office:value-type="float" office:value="0.44444" calcext:value-type="float">
            <text:p>0.44444</text:p>
          </table:table-cell>
          <table:table-cell office:value-type="float" office:value="0.451849" calcext:value-type="float">
            <text:p>0.451849</text:p>
          </table:table-cell>
          <table:table-cell office:value-type="float" office:value="0.460743" calcext:value-type="float">
            <text:p>0.460743</text:p>
          </table:table-cell>
          <table:table-cell office:value-type="float" office:value="0.469583" calcext:value-type="float">
            <text:p>0.469583</text:p>
          </table:table-cell>
          <table:table-cell office:value-type="float" office:value="0.477724" calcext:value-type="float">
            <text:p>0.477724</text:p>
          </table:table-cell>
          <table:table-cell office:value-type="float" office:value="0.486386" calcext:value-type="float">
            <text:p>0.486386</text:p>
          </table:table-cell>
          <table:table-cell office:value-type="float" office:value="0.494539" calcext:value-type="float">
            <text:p>0.494539</text:p>
          </table:table-cell>
          <table:table-cell office:value-type="float" office:value="0.503615" calcext:value-type="float">
            <text:p>0.503615</text:p>
          </table:table-cell>
          <table:table-cell office:value-type="float" office:value="0.512816" calcext:value-type="float">
            <text:p>0.512816</text:p>
          </table:table-cell>
          <table:table-cell office:value-type="float" office:value="0.521233" calcext:value-type="float">
            <text:p>0.521233</text:p>
          </table:table-cell>
          <table:table-cell office:value-type="float" office:value="0.52999" calcext:value-type="float">
            <text:p>0.52999</text:p>
          </table:table-cell>
          <table:table-cell office:value-type="float" office:value="0.538522" calcext:value-type="float">
            <text:p>0.538522</text:p>
          </table:table-cell>
          <table:table-cell office:value-type="float" office:value="0.547767" calcext:value-type="float">
            <text:p>0.547767</text:p>
          </table:table-cell>
          <table:table-cell office:value-type="float" office:value="0.556975" calcext:value-type="float">
            <text:p>0.556975</text:p>
          </table:table-cell>
          <table:table-cell office:value-type="float" office:value="0.566728" calcext:value-type="float">
            <text:p>0.566728</text:p>
          </table:table-cell>
          <table:table-cell office:value-type="float" office:value="0.575219" calcext:value-type="float">
            <text:p>0.575219</text:p>
          </table:table-cell>
          <table:table-cell office:value-type="float" office:value="0.584312" calcext:value-type="float">
            <text:p>0.584312</text:p>
          </table:table-cell>
          <table:table-cell office:value-type="float" office:value="0.595049" calcext:value-type="float">
            <text:p>0.595049</text:p>
          </table:table-cell>
          <table:table-cell office:value-type="float" office:value="0.603432" calcext:value-type="float">
            <text:p>0.603432</text:p>
          </table:table-cell>
          <table:table-cell office:value-type="float" office:value="0.61124" calcext:value-type="float">
            <text:p>0.61124</text:p>
          </table:table-cell>
          <table:table-cell office:value-type="float" office:value="0.621527" calcext:value-type="float">
            <text:p>0.621527</text:p>
          </table:table-cell>
          <table:table-cell office:value-type="float" office:value="0.631031" calcext:value-type="float">
            <text:p>0.631031</text:p>
          </table:table-cell>
          <table:table-cell office:value-type="float" office:value="0.640216" calcext:value-type="float">
            <text:p>0.640216</text:p>
          </table:table-cell>
          <table:table-cell office:value-type="float" office:value="0.650286" calcext:value-type="float">
            <text:p>0.650286</text:p>
          </table:table-cell>
          <table:table-cell office:value-type="float" office:value="0.659815" calcext:value-type="float">
            <text:p>0.659815</text:p>
          </table:table-cell>
          <table:table-cell office:value-type="float" office:value="0.668524" calcext:value-type="float">
            <text:p>0.668524</text:p>
          </table:table-cell>
          <table:table-cell office:value-type="float" office:value="0.679347" calcext:value-type="float">
            <text:p>0.679347</text:p>
          </table:table-cell>
          <table:table-cell office:value-type="float" office:value="0.691629" calcext:value-type="float">
            <text:p>0.691629</text:p>
          </table:table-cell>
          <table:table-cell office:value-type="float" office:value="0.700964" calcext:value-type="float">
            <text:p>0.700964</text:p>
          </table:table-cell>
          <table:table-cell office:value-type="float" office:value="0.707912" calcext:value-type="float">
            <text:p>0.707912</text:p>
          </table:table-cell>
          <table:table-cell office:value-type="float" office:value="0.719853" calcext:value-type="float">
            <text:p>0.719853</text:p>
          </table:table-cell>
          <table:table-cell office:value-type="float" office:value="0.729297" calcext:value-type="float">
            <text:p>0.729297</text:p>
          </table:table-cell>
          <table:table-cell office:value-type="float" office:value="0.745139" calcext:value-type="float">
            <text:p>0.745139</text:p>
          </table:table-cell>
          <table:table-cell office:value-type="float" office:value="0.748142" calcext:value-type="float">
            <text:p>0.748142</text:p>
          </table:table-cell>
          <table:table-cell office:value-type="float" office:value="0.756599" calcext:value-type="float">
            <text:p>0.756599</text:p>
          </table:table-cell>
          <table:table-cell office:value-type="float" office:value="0.767628" calcext:value-type="float">
            <text:p>0.767628</text:p>
          </table:table-cell>
          <table:table-cell office:value-type="float" office:value="0.777206" calcext:value-type="float">
            <text:p>0.777206</text:p>
          </table:table-cell>
          <table:table-cell office:value-type="float" office:value="0.788398" calcext:value-type="float">
            <text:p>0.788398</text:p>
          </table:table-cell>
          <table:table-cell office:value-type="float" office:value="0.798123" calcext:value-type="float">
            <text:p>0.798123</text:p>
          </table:table-cell>
          <table:table-cell office:value-type="float" office:value="0.80917" calcext:value-type="float">
            <text:p>0.80917</text:p>
          </table:table-cell>
          <table:table-cell office:value-type="float" office:value="0.819063" calcext:value-type="float">
            <text:p>0.819063</text:p>
          </table:table-cell>
          <table:table-cell office:value-type="float" office:value="0.829335" calcext:value-type="float">
            <text:p>0.829335</text:p>
          </table:table-cell>
          <table:table-cell office:value-type="float" office:value="0.840092" calcext:value-type="float">
            <text:p>0.840092</text:p>
          </table:table-cell>
          <table:table-cell office:value-type="float" office:value="0.848982" calcext:value-type="float">
            <text:p>0.848982</text:p>
          </table:table-cell>
          <table:table-cell office:value-type="float" office:value="0.860517" calcext:value-type="float">
            <text:p>0.860517</text:p>
          </table:table-cell>
          <table:table-cell office:value-type="float" office:value="0.870513" calcext:value-type="float">
            <text:p>0.870513</text:p>
          </table:table-cell>
          <table:table-cell office:value-type="float" office:value="0.88184" calcext:value-type="float">
            <text:p>0.88184</text:p>
          </table:table-cell>
          <table:table-cell office:value-type="float" office:value="0.892866" calcext:value-type="float">
            <text:p>0.892866</text:p>
          </table:table-cell>
          <table:table-cell office:value-type="float" office:value="0.902747" calcext:value-type="float">
            <text:p>0.902747</text:p>
          </table:table-cell>
          <table:table-cell office:value-type="float" office:value="0.913768" calcext:value-type="float">
            <text:p>0.913768</text:p>
          </table:table-cell>
          <table:table-cell office:value-type="float" office:value="0.924819" calcext:value-type="float">
            <text:p>0.924819</text:p>
          </table:table-cell>
          <table:table-cell office:value-type="float" office:value="0.934206" calcext:value-type="float">
            <text:p>0.934206</text:p>
          </table:table-cell>
          <table:table-cell office:value-type="float" office:value="0.945694" calcext:value-type="float">
            <text:p>0.945694</text:p>
          </table:table-cell>
          <table:table-cell office:value-type="float" office:value="0.956298" calcext:value-type="float">
            <text:p>0.956298</text:p>
          </table:table-cell>
          <table:table-cell office:value-type="float" office:value="0.967998" calcext:value-type="float">
            <text:p>0.967998</text:p>
          </table:table-cell>
          <table:table-cell office:value-type="float" office:value="0.978796" calcext:value-type="float">
            <text:p>0.978796</text:p>
          </table:table-cell>
          <table:table-cell office:value-type="float" office:value="0.992765" calcext:value-type="float">
            <text:p>0.992765</text:p>
          </table:table-cell>
          <table:table-cell office:value-type="float" office:value="0.999455" calcext:value-type="float">
            <text:p>0.999455</text:p>
          </table:table-cell>
          <table:table-cell office:value-type="float" office:value="1.010915" calcext:value-type="float">
            <text:p>1.010915</text:p>
          </table:table-cell>
          <table:table-cell office:value-type="float" office:value="1.022133" calcext:value-type="float">
            <text:p>1.022133</text:p>
          </table:table-cell>
          <table:table-cell office:value-type="float" office:value="1.033654" calcext:value-type="float">
            <text:p>1.033654</text:p>
          </table:table-cell>
          <table:table-cell office:value-type="float" office:value="1.043865" calcext:value-type="float">
            <text:p>1.043865</text:p>
          </table:table-cell>
          <table:table-cell office:value-type="float" office:value="1.05529" calcext:value-type="float">
            <text:p>1.05529</text:p>
          </table:table-cell>
          <table:table-cell office:value-type="float" office:value="1.066883" calcext:value-type="float">
            <text:p>1.066883</text:p>
          </table:table-cell>
          <table:table-cell office:value-type="float" office:value="1.079308" calcext:value-type="float">
            <text:p>1.079308</text:p>
          </table:table-cell>
          <table:table-cell office:value-type="float" office:value="1.090021" calcext:value-type="float">
            <text:p>1.090021</text:p>
          </table:table-cell>
          <table:table-cell office:value-type="float" office:value="1.102468" calcext:value-type="float">
            <text:p>1.102468</text:p>
          </table:table-cell>
          <table:table-cell office:value-type="float" office:value="1.114479" calcext:value-type="float">
            <text:p>1.114479</text:p>
          </table:table-cell>
          <table:table-cell office:value-type="float" office:value="1.130368" calcext:value-type="float">
            <text:p>1.130368</text:p>
          </table:table-cell>
          <table:table-cell office:value-type="float" office:value="1.140821" calcext:value-type="float">
            <text:p>1.140821</text:p>
          </table:table-cell>
          <table:table-cell office:value-type="float" office:value="1.147596" calcext:value-type="float">
            <text:p>1.147596</text:p>
          </table:table-cell>
          <table:table-cell office:value-type="float" office:value="1.159351" calcext:value-type="float">
            <text:p>1.159351</text:p>
          </table:table-cell>
          <table:table-cell office:value-type="float" office:value="1.169728" calcext:value-type="float">
            <text:p>1.169728</text:p>
          </table:table-cell>
          <table:table-cell office:value-type="float" office:value="1.182679" calcext:value-type="float">
            <text:p>1.182679</text:p>
          </table:table-cell>
          <table:table-cell office:value-type="float" office:value="1.193233" calcext:value-type="float">
            <text:p>1.193233</text:p>
          </table:table-cell>
          <table:table-cell office:value-type="float" office:value="1.206352" calcext:value-type="float">
            <text:p>1.206352</text:p>
          </table:table-cell>
          <table:table-cell office:value-type="float" office:value="1.217919" calcext:value-type="float">
            <text:p>1.217919</text:p>
          </table:table-cell>
          <table:table-cell office:value-type="float" office:value="1.230063" calcext:value-type="float">
            <text:p>1.230063</text:p>
          </table:table-cell>
          <table:table-cell office:value-type="float" office:value="1.240239" calcext:value-type="float">
            <text:p>1.240239</text:p>
          </table:table-cell>
          <table:table-cell office:value-type="float" office:value="1.25295" calcext:value-type="float">
            <text:p>1.25295</text:p>
          </table:table-cell>
          <table:table-cell office:value-type="float" office:value="1.265604" calcext:value-type="float">
            <text:p>1.265604</text:p>
          </table:table-cell>
          <table:table-cell office:value-type="float" office:value="1.279089" calcext:value-type="float">
            <text:p>1.279089</text:p>
          </table:table-cell>
          <table:table-cell office:value-type="float" office:value="1.288621" calcext:value-type="float">
            <text:p>1.288621</text:p>
          </table:table-cell>
          <table:table-cell office:value-type="float" office:value="1.301427" calcext:value-type="float">
            <text:p>1.301427</text:p>
          </table:table-cell>
          <table:table-cell office:value-type="float" office:value="1.313754" calcext:value-type="float">
            <text:p>1.313754</text:p>
          </table:table-cell>
          <table:table-cell office:value-type="float" office:value="1.325188" calcext:value-type="float">
            <text:p>1.325188</text:p>
          </table:table-cell>
          <table:table-cell office:value-type="float" office:value="1.338719" calcext:value-type="float">
            <text:p>1.338719</text:p>
          </table:table-cell>
          <table:table-cell office:value-type="float" office:value="1.348351" calcext:value-type="float">
            <text:p>1.348351</text:p>
          </table:table-cell>
          <table:table-cell office:value-type="float" office:value="1.362743" calcext:value-type="float">
            <text:p>1.362743</text:p>
          </table:table-cell>
          <table:table-cell office:value-type="float" office:value="1.373993" calcext:value-type="float">
            <text:p>1.373993</text:p>
          </table:table-cell>
          <table:table-cell office:value-type="float" office:value="1.385388" calcext:value-type="float">
            <text:p>1.385388</text:p>
          </table:table-cell>
          <table:table-cell office:value-type="float" office:value="1.399079" calcext:value-type="float">
            <text:p>1.399079</text:p>
          </table:table-cell>
          <table:table-cell office:value-type="float" office:value="1.412761" calcext:value-type="float">
            <text:p>1.412761</text:p>
          </table:table-cell>
          <table:table-cell office:value-type="float" office:value="1.424463" calcext:value-type="float">
            <text:p>1.424463</text:p>
          </table:table-cell>
          <table:table-cell office:value-type="float" office:value="1.436502" calcext:value-type="float">
            <text:p>1.436502</text:p>
          </table:table-cell>
          <table:table-cell office:value-type="float" office:value="1.44799" calcext:value-type="float">
            <text:p>1.44799</text:p>
          </table:table-cell>
          <table:table-cell office:value-type="float" office:value="1.461996" calcext:value-type="float">
            <text:p>1.461996</text:p>
          </table:table-cell>
          <table:table-cell office:value-type="float" office:value="1.472534" calcext:value-type="float">
            <text:p>1.472534</text:p>
          </table:table-cell>
          <table:table-cell office:value-type="float" office:value="1.486749" calcext:value-type="float">
            <text:p>1.486749</text:p>
          </table:table-cell>
          <table:table-cell office:value-type="float" office:value="1.498212" calcext:value-type="float">
            <text:p>1.498212</text:p>
          </table:table-cell>
          <table:table-cell office:value-type="float" office:value="1.514414" calcext:value-type="float">
            <text:p>1.514414</text:p>
          </table:table-cell>
          <table:table-cell office:value-type="float" office:value="1.525794" calcext:value-type="float">
            <text:p>1.525794</text:p>
          </table:table-cell>
          <table:table-cell office:value-type="float" office:value="1.538242" calcext:value-type="float">
            <text:p>1.538242</text:p>
          </table:table-cell>
          <table:table-cell office:value-type="float" office:value="1.550054" calcext:value-type="float">
            <text:p>1.550054</text:p>
          </table:table-cell>
          <table:table-cell office:value-type="float" office:value="1.566702" calcext:value-type="float">
            <text:p>1.566702</text:p>
          </table:table-cell>
          <table:table-cell office:value-type="float" office:value="1.577769" calcext:value-type="float">
            <text:p>1.577769</text:p>
          </table:table-cell>
          <table:table-cell office:value-type="float" office:value="1.588722" calcext:value-type="float">
            <text:p>1.588722</text:p>
          </table:table-cell>
          <table:table-cell office:value-type="float" office:value="1.602137" calcext:value-type="float">
            <text:p>1.602137</text:p>
          </table:table-cell>
          <table:table-cell office:value-type="float" office:value="1.615623" calcext:value-type="float">
            <text:p>1.615623</text:p>
          </table:table-cell>
          <table:table-cell office:value-type="float" office:value="1.626867" calcext:value-type="float">
            <text:p>1.626867</text:p>
          </table:table-cell>
          <table:table-cell office:value-type="float" office:value="1.643237" calcext:value-type="float">
            <text:p>1.643237</text:p>
          </table:table-cell>
          <table:table-cell office:value-type="float" office:value="1.655343" calcext:value-type="float">
            <text:p>1.655343</text:p>
          </table:table-cell>
          <table:table-cell office:value-type="float" office:value="1.667573" calcext:value-type="float">
            <text:p>1.667573</text:p>
          </table:table-cell>
          <table:table-cell office:value-type="float" office:value="1.68132" calcext:value-type="float">
            <text:p>1.68132</text:p>
          </table:table-cell>
          <table:table-cell office:value-type="float" office:value="1.692685" calcext:value-type="float">
            <text:p>1.692685</text:p>
          </table:table-cell>
          <table:table-cell office:value-type="float" office:value="1.708559" calcext:value-type="float">
            <text:p>1.708559</text:p>
          </table:table-cell>
          <table:table-cell office:value-type="float" office:value="1.721247" calcext:value-type="float">
            <text:p>1.721247</text:p>
          </table:table-cell>
          <table:table-cell office:value-type="float" office:value="1.73453" calcext:value-type="float">
            <text:p>1.73453</text:p>
          </table:table-cell>
          <table:table-cell office:value-type="float" office:value="1.746454" calcext:value-type="float">
            <text:p>1.746454</text:p>
          </table:table-cell>
          <table:table-cell office:value-type="float" office:value="1.761373" calcext:value-type="float">
            <text:p>1.761373</text:p>
          </table:table-cell>
          <table:table-cell office:value-type="float" office:value="1.774448" calcext:value-type="float">
            <text:p>1.774448</text:p>
          </table:table-cell>
          <table:table-cell office:value-type="float" office:value="1.786303" calcext:value-type="float">
            <text:p>1.786303</text:p>
          </table:table-cell>
          <table:table-cell office:value-type="float" office:value="1.799335" calcext:value-type="float">
            <text:p>1.799335</text:p>
          </table:table-cell>
          <table:table-cell office:value-type="float" office:value="1.815007" calcext:value-type="float">
            <text:p>1.815007</text:p>
          </table:table-cell>
          <table:table-cell office:value-type="float" office:value="1.829184" calcext:value-type="float">
            <text:p>1.829184</text:p>
          </table:table-cell>
          <table:table-cell office:value-type="float" office:value="1.859542" calcext:value-type="float">
            <text:p>1.859542</text:p>
          </table:table-cell>
          <table:table-cell office:value-type="float" office:value="1.859203" calcext:value-type="float">
            <text:p>1.859203</text:p>
          </table:table-cell>
          <table:table-cell office:value-type="float" office:value="1.868407" calcext:value-type="float">
            <text:p>1.868407</text:p>
          </table:table-cell>
          <table:table-cell office:value-type="float" office:value="1.882198" calcext:value-type="float">
            <text:p>1.882198</text:p>
          </table:table-cell>
          <table:table-cell office:value-type="float" office:value="1.893717" calcext:value-type="float">
            <text:p>1.893717</text:p>
          </table:table-cell>
          <table:table-cell office:value-type="float" office:value="1.909974" calcext:value-type="float">
            <text:p>1.909974</text:p>
          </table:table-cell>
          <table:table-cell office:value-type="float" office:value="1.925196" calcext:value-type="float">
            <text:p>1.925196</text:p>
          </table:table-cell>
          <table:table-cell office:value-type="float" office:value="1.937706" calcext:value-type="float">
            <text:p>1.937706</text:p>
          </table:table-cell>
          <table:table-cell office:value-type="float" office:value="1.954452" calcext:value-type="float">
            <text:p>1.954452</text:p>
          </table:table-cell>
          <table:table-cell office:value-type="float" office:value="1.966601" calcext:value-type="float">
            <text:p>1.966601</text:p>
          </table:table-cell>
          <table:table-cell office:value-type="float" office:value="1.980613" calcext:value-type="float">
            <text:p>1.980613</text:p>
          </table:table-cell>
          <table:table-cell office:value-type="float" office:value="2.047075" calcext:value-type="float">
            <text:p>2.047075</text:p>
          </table:table-cell>
          <table:table-cell office:value-type="float" office:value="2.013067" calcext:value-type="float">
            <text:p>2.013067</text:p>
          </table:table-cell>
          <table:table-cell office:value-type="float" office:value="2.02108" calcext:value-type="float">
            <text:p>2.02108</text:p>
          </table:table-cell>
          <table:table-cell office:value-type="float" office:value="2.035195" calcext:value-type="float">
            <text:p>2.035195</text:p>
          </table:table-cell>
          <table:table-cell office:value-type="float" office:value="2.052454" calcext:value-type="float">
            <text:p>2.052454</text:p>
          </table:table-cell>
          <table:table-cell office:value-type="float" office:value="2.065321" calcext:value-type="float">
            <text:p>2.065321</text:p>
          </table:table-cell>
          <table:table-cell office:value-type="float" office:value="2.07748" calcext:value-type="float">
            <text:p>2.07748</text:p>
          </table:table-cell>
          <table:table-cell office:value-type="float" office:value="2.092891" calcext:value-type="float">
            <text:p>2.092891</text:p>
          </table:table-cell>
          <table:table-cell office:value-type="float" office:value="2.106411" calcext:value-type="float">
            <text:p>2.106411</text:p>
          </table:table-cell>
          <table:table-cell office:value-type="float" office:value="2.12032" calcext:value-type="float">
            <text:p>2.12032</text:p>
          </table:table-cell>
          <table:table-cell office:value-type="float" office:value="2.138271" calcext:value-type="float">
            <text:p>2.138271</text:p>
          </table:table-cell>
          <table:table-cell office:value-type="float" office:value="2.149486" calcext:value-type="float">
            <text:p>2.149486</text:p>
          </table:table-cell>
          <table:table-cell office:value-type="float" office:value="2.165168" calcext:value-type="float">
            <text:p>2.165168</text:p>
          </table:table-cell>
          <table:table-cell office:value-type="float" office:value="2.179147" calcext:value-type="float">
            <text:p>2.179147</text:p>
          </table:table-cell>
          <table:table-cell office:value-type="float" office:value="2.19158" calcext:value-type="float">
            <text:p>2.19158</text:p>
          </table:table-cell>
          <table:table-cell office:value-type="float" office:value="2.205139" calcext:value-type="float">
            <text:p>2.205139</text:p>
          </table:table-cell>
          <table:table-cell office:value-type="float" office:value="2.220477" calcext:value-type="float">
            <text:p>2.220477</text:p>
          </table:table-cell>
          <table:table-cell office:value-type="float" office:value="2.235914" calcext:value-type="float">
            <text:p>2.235914</text:p>
          </table:table-cell>
          <table:table-cell office:value-type="float" office:value="2.249019" calcext:value-type="float">
            <text:p>2.249019</text:p>
          </table:table-cell>
          <table:table-cell office:value-type="float" office:value="2.263414" calcext:value-type="float">
            <text:p>2.263414</text:p>
          </table:table-cell>
          <table:table-cell office:value-type="float" office:value="2.278295" calcext:value-type="float">
            <text:p>2.278295</text:p>
          </table:table-cell>
          <table:table-cell office:value-type="float" office:value="2.292971" calcext:value-type="float">
            <text:p>2.292971</text:p>
          </table:table-cell>
          <table:table-cell office:value-type="float" office:value="2.307452" calcext:value-type="float">
            <text:p>2.307452</text:p>
          </table:table-cell>
          <table:table-cell office:value-type="float" office:value="2.321958" calcext:value-type="float">
            <text:p>2.321958</text:p>
          </table:table-cell>
          <table:table-cell office:value-type="float" office:value="2.338004" calcext:value-type="float">
            <text:p>2.338004</text:p>
          </table:table-cell>
          <table:table-cell office:value-type="float" office:value="2.35204" calcext:value-type="float">
            <text:p>2.35204</text:p>
          </table:table-cell>
          <table:table-cell office:value-type="float" office:value="2.365679" calcext:value-type="float">
            <text:p>2.365679</text:p>
          </table:table-cell>
          <table:table-cell office:value-type="float" office:value="2.381118" calcext:value-type="float">
            <text:p>2.381118</text:p>
          </table:table-cell>
          <table:table-cell office:value-type="float" office:value="2.395853" calcext:value-type="float">
            <text:p>2.395853</text:p>
          </table:table-cell>
          <table:table-cell office:value-type="float" office:value="2.410634" calcext:value-type="float">
            <text:p>2.410634</text:p>
          </table:table-cell>
          <table:table-cell office:value-type="float" office:value="2.425088" calcext:value-type="float">
            <text:p>2.425088</text:p>
          </table:table-cell>
          <table:table-cell office:value-type="float" office:value="2.439808" calcext:value-type="float">
            <text:p>2.439808</text:p>
          </table:table-cell>
          <table:table-cell office:value-type="float" office:value="2.45658" calcext:value-type="float">
            <text:p>2.45658</text:p>
          </table:table-cell>
          <table:table-cell office:value-type="float" office:value="2.469799" calcext:value-type="float">
            <text:p>2.469799</text:p>
          </table:table-cell>
          <table:table-cell office:value-type="float" office:value="2.48626" calcext:value-type="float">
            <text:p>2.48626</text:p>
          </table:table-cell>
          <table:table-cell office:value-type="float" office:value="2.501392" calcext:value-type="float">
            <text:p>2.501392</text:p>
          </table:table-cell>
          <table:table-cell office:value-type="float" office:value="2.516997" calcext:value-type="float">
            <text:p>2.516997</text:p>
          </table:table-cell>
          <table:table-cell office:value-type="float" office:value="2.533757" calcext:value-type="float">
            <text:p>2.533757</text:p>
          </table:table-cell>
          <table:table-cell office:value-type="float" office:value="2.547958" calcext:value-type="float">
            <text:p>2.547958</text:p>
          </table:table-cell>
          <table:table-cell office:value-type="float" office:value="2.563756" calcext:value-type="float">
            <text:p>2.563756</text:p>
          </table:table-cell>
          <table:table-cell office:value-type="float" office:value="2.578169" calcext:value-type="float">
            <text:p>2.578169</text:p>
          </table:table-cell>
          <table:table-cell office:value-type="float" office:value="2.59294" calcext:value-type="float">
            <text:p>2.59294</text:p>
          </table:table-cell>
          <table:table-cell office:value-type="float" office:value="2.608978" calcext:value-type="float">
            <text:p>2.608978</text:p>
          </table:table-cell>
          <table:table-cell office:value-type="float" office:value="2.62419" calcext:value-type="float">
            <text:p>2.62419</text:p>
          </table:table-cell>
          <table:table-cell office:value-type="float" office:value="2.638931" calcext:value-type="float">
            <text:p>2.638931</text:p>
          </table:table-cell>
          <table:table-cell office:value-type="float" office:value="2.653368" calcext:value-type="float">
            <text:p>2.653368</text:p>
          </table:table-cell>
          <table:table-cell office:value-type="float" office:value="2.666952" calcext:value-type="float">
            <text:p>2.666952</text:p>
          </table:table-cell>
          <table:table-cell office:value-type="float" office:value="2.682713" calcext:value-type="float">
            <text:p>2.682713</text:p>
          </table:table-cell>
          <table:table-cell office:value-type="float" office:value="2.698144" calcext:value-type="float">
            <text:p>2.698144</text:p>
          </table:table-cell>
          <table:table-cell office:value-type="float" office:value="2.713934" calcext:value-type="float">
            <text:p>2.713934</text:p>
          </table:table-cell>
          <table:table-cell office:value-type="float" office:value="2.72906" calcext:value-type="float">
            <text:p>2.72906</text:p>
          </table:table-cell>
          <table:table-cell office:value-type="float" office:value="2.745457" calcext:value-type="float">
            <text:p>2.745457</text:p>
          </table:table-cell>
          <table:table-cell office:value-type="float" office:value="2.761065" calcext:value-type="float">
            <text:p>2.761065</text:p>
          </table:table-cell>
          <table:table-cell office:value-type="float" office:value="2.776315" calcext:value-type="float">
            <text:p>2.776315</text:p>
          </table:table-cell>
          <table:table-cell office:value-type="float" office:value="2.794403" calcext:value-type="float">
            <text:p>2.794403</text:p>
          </table:table-cell>
          <table:table-cell office:value-type="float" office:value="2.810135" calcext:value-type="float">
            <text:p>2.810135</text:p>
          </table:table-cell>
          <table:table-cell office:value-type="float" office:value="2.825221" calcext:value-type="float">
            <text:p>2.825221</text:p>
          </table:table-cell>
          <table:table-cell office:value-type="float" office:value="2.838764" calcext:value-type="float">
            <text:p>2.838764</text:p>
          </table:table-cell>
          <table:table-cell office:value-type="float" office:value="2.85894" calcext:value-type="float">
            <text:p>2.85894</text:p>
          </table:table-cell>
          <table:table-cell office:value-type="float" office:value="2.872119" calcext:value-type="float">
            <text:p>2.872119</text:p>
          </table:table-cell>
          <table:table-cell office:value-type="float" office:value="2.887351" calcext:value-type="float">
            <text:p>2.887351</text:p>
          </table:table-cell>
          <table:table-cell office:value-type="float" office:value="2.907419" calcext:value-type="float">
            <text:p>2.907419</text:p>
          </table:table-cell>
          <table:table-cell office:value-type="float" office:value="2.919401" calcext:value-type="float">
            <text:p>2.919401</text:p>
          </table:table-cell>
          <table:table-cell office:value-type="float" office:value="2.937601" calcext:value-type="float">
            <text:p>2.937601</text:p>
          </table:table-cell>
          <table:table-cell office:value-type="float" office:value="2.948596" calcext:value-type="float">
            <text:p>2.948596</text:p>
          </table:table-cell>
          <table:table-cell office:value-type="float" office:value="2.967352" calcext:value-type="float">
            <text:p>2.967352</text:p>
          </table:table-cell>
          <table:table-cell office:value-type="float" office:value="2.983788" calcext:value-type="float">
            <text:p>2.983788</text:p>
          </table:table-cell>
          <table:table-cell office:value-type="float" office:value="3.013054" calcext:value-type="float">
            <text:p>3.013054</text:p>
          </table:table-cell>
          <table:table-cell office:value-type="float" office:value="3.015221" calcext:value-type="float">
            <text:p>3.015221</text:p>
          </table:table-cell>
          <table:table-cell office:value-type="float" office:value="3.03327" calcext:value-type="float">
            <text:p>3.03327</text:p>
          </table:table-cell>
          <table:table-cell office:value-type="float" office:value="3.046182" calcext:value-type="float">
            <text:p>3.046182</text:p>
          </table:table-cell>
          <table:table-cell office:value-type="float" office:value="3.062099" calcext:value-type="float">
            <text:p>3.062099</text:p>
          </table:table-cell>
          <table:table-cell office:value-type="float" office:value="3.078717" calcext:value-type="float">
            <text:p>3.078717</text:p>
          </table:table-cell>
          <table:table-cell office:value-type="float" office:value="3.095982" calcext:value-type="float">
            <text:p>3.095982</text:p>
          </table:table-cell>
          <table:table-cell office:value-type="float" office:value="3.114012" calcext:value-type="float">
            <text:p>3.114012</text:p>
          </table:table-cell>
          <table:table-cell office:value-type="float" office:value="3.128278" calcext:value-type="float">
            <text:p>3.128278</text:p>
          </table:table-cell>
          <table:table-cell office:value-type="float" office:value="3.145217" calcext:value-type="float">
            <text:p>3.145217</text:p>
          </table:table-cell>
          <table:table-cell office:value-type="float" office:value="3.1616" calcext:value-type="float">
            <text:p>3.1616</text:p>
          </table:table-cell>
          <table:table-cell office:value-type="float" office:value="3.179048" calcext:value-type="float">
            <text:p>3.179048</text:p>
          </table:table-cell>
          <table:table-cell office:value-type="float" office:value="3.193644" calcext:value-type="float">
            <text:p>3.193644</text:p>
          </table:table-cell>
          <table:table-cell office:value-type="float" office:value="3.214265" calcext:value-type="float">
            <text:p>3.214265</text:p>
          </table:table-cell>
          <table:table-cell office:value-type="float" office:value="3.228244" calcext:value-type="float">
            <text:p>3.228244</text:p>
          </table:table-cell>
          <table:table-cell office:value-type="float" office:value="3.244583" calcext:value-type="float">
            <text:p>3.244583</text:p>
          </table:table-cell>
          <table:table-cell office:value-type="float" office:value="3.262302" calcext:value-type="float">
            <text:p>3.262302</text:p>
          </table:table-cell>
          <table:table-cell office:value-type="float" office:value="3.301099" calcext:value-type="float">
            <text:p>3.301099</text:p>
          </table:table-cell>
          <table:table-cell office:value-type="float" office:value="3.294616" calcext:value-type="float">
            <text:p>3.294616</text:p>
          </table:table-cell>
          <table:table-cell office:value-type="float" office:value="3.308254" calcext:value-type="float">
            <text:p>3.308254</text:p>
          </table:table-cell>
          <table:table-cell office:value-type="float" office:value="3.327529" calcext:value-type="float">
            <text:p>3.327529</text:p>
          </table:table-cell>
          <table:table-cell office:value-type="float" office:value="3.343313" calcext:value-type="float">
            <text:p>3.343313</text:p>
          </table:table-cell>
          <table:table-cell office:value-type="float" office:value="3.357534" calcext:value-type="float">
            <text:p>3.357534</text:p>
          </table:table-cell>
          <table:table-cell office:value-type="float" office:value="3.375815" calcext:value-type="float">
            <text:p>3.375815</text:p>
          </table:table-cell>
          <table:table-cell office:value-type="float" office:value="3.39312" calcext:value-type="float">
            <text:p>3.39312</text:p>
          </table:table-cell>
          <table:table-cell office:value-type="float" office:value="3.413122" calcext:value-type="float">
            <text:p>3.413122</text:p>
          </table:table-cell>
          <table:table-cell office:value-type="float" office:value="3.42702" calcext:value-type="float">
            <text:p>3.42702</text:p>
          </table:table-cell>
          <table:table-cell office:value-type="float" office:value="3.445942" calcext:value-type="float">
            <text:p>3.445942</text:p>
          </table:table-cell>
          <table:table-cell office:value-type="float" office:value="3.458108" calcext:value-type="float">
            <text:p>3.458108</text:p>
          </table:table-cell>
          <table:table-cell office:value-type="float" office:value="3.479924" calcext:value-type="float">
            <text:p>3.479924</text:p>
          </table:table-cell>
          <table:table-cell office:value-type="float" office:value="3.490363" calcext:value-type="float">
            <text:p>3.490363</text:p>
          </table:table-cell>
          <table:table-cell office:value-type="float" office:value="3.51174" calcext:value-type="float">
            <text:p>3.51174</text:p>
          </table:table-cell>
          <table:table-cell office:value-type="float" office:value="3.528359" calcext:value-type="float">
            <text:p>3.528359</text:p>
          </table:table-cell>
          <table:table-cell office:value-type="float" office:value="3.541863" calcext:value-type="float">
            <text:p>3.541863</text:p>
          </table:table-cell>
          <table:table-cell office:value-type="float" office:value="3.560335" calcext:value-type="float">
            <text:p>3.560335</text:p>
          </table:table-cell>
          <table:table-cell office:value-type="float" office:value="3.577742" calcext:value-type="float">
            <text:p>3.577742</text:p>
          </table:table-cell>
          <table:table-cell office:value-type="float" office:value="3.594455" calcext:value-type="float">
            <text:p>3.594455</text:p>
          </table:table-cell>
          <table:table-cell office:value-type="float" office:value="3.615061" calcext:value-type="float">
            <text:p>3.615061</text:p>
          </table:table-cell>
          <table:table-cell office:value-type="float" office:value="3.630916" calcext:value-type="float">
            <text:p>3.630916</text:p>
          </table:table-cell>
          <table:table-cell office:value-type="float" office:value="3.648142" calcext:value-type="float">
            <text:p>3.648142</text:p>
          </table:table-cell>
          <table:table-cell office:value-type="float" office:value="3.66563" calcext:value-type="float">
            <text:p>3.66563</text:p>
          </table:table-cell>
          <table:table-cell office:value-type="float" office:value="3.678357" calcext:value-type="float">
            <text:p>3.678357</text:p>
          </table:table-cell>
          <table:table-cell office:value-type="float" office:value="3.698595" calcext:value-type="float">
            <text:p>3.698595</text:p>
          </table:table-cell>
          <table:table-cell office:value-type="float" office:value="3.715865" calcext:value-type="float">
            <text:p>3.715865</text:p>
          </table:table-cell>
          <table:table-cell office:value-type="float" office:value="3.73623" calcext:value-type="float">
            <text:p>3.73623</text:p>
          </table:table-cell>
          <table:table-cell office:value-type="float" office:value="3.757968" calcext:value-type="float">
            <text:p>3.757968</text:p>
          </table:table-cell>
          <table:table-cell office:value-type="float" office:value="3.763759" calcext:value-type="float">
            <text:p>3.763759</text:p>
          </table:table-cell>
          <table:table-cell office:value-type="float" office:value="3.791173" calcext:value-type="float">
            <text:p>3.791173</text:p>
          </table:table-cell>
          <table:table-cell office:value-type="float" office:value="3.805184" calcext:value-type="float">
            <text:p>3.805184</text:p>
          </table:table-cell>
          <table:table-cell office:value-type="float" office:value="3.821868" calcext:value-type="float">
            <text:p>3.821868</text:p>
          </table:table-cell>
          <table:table-cell office:value-type="float" office:value="3.865521" calcext:value-type="float">
            <text:p>3.865521</text:p>
          </table:table-cell>
          <table:table-cell office:value-type="float" office:value="3.858207" calcext:value-type="float">
            <text:p>3.858207</text:p>
          </table:table-cell>
          <table:table-cell office:value-type="float" office:value="3.874477" calcext:value-type="float">
            <text:p>3.874477</text:p>
          </table:table-cell>
          <table:table-cell office:value-type="float" office:value="3.892024" calcext:value-type="float">
            <text:p>3.892024</text:p>
          </table:table-cell>
          <table:table-cell office:value-type="float" office:value="3.932244" calcext:value-type="float">
            <text:p>3.932244</text:p>
          </table:table-cell>
          <table:table-cell office:value-type="float" office:value="3.944583" calcext:value-type="float">
            <text:p>3.944583</text:p>
          </table:table-cell>
          <table:table-cell office:value-type="float" office:value="3.965529" calcext:value-type="float">
            <text:p>3.965529</text:p>
          </table:table-cell>
          <table:table-cell office:value-type="float" office:value="3.963607" calcext:value-type="float">
            <text:p>3.963607</text:p>
          </table:table-cell>
          <table:table-cell office:value-type="float" office:value="3.980287" calcext:value-type="float">
            <text:p>3.980287</text:p>
          </table:table-cell>
          <table:table-cell office:value-type="float" office:value="3.999831" calcext:value-type="float">
            <text:p>3.999831</text:p>
          </table:table-cell>
          <table:table-cell office:value-type="float" office:value="4.034362" calcext:value-type="float">
            <text:p>4.034362</text:p>
          </table:table-cell>
          <table:table-cell office:value-type="float" office:value="4.05178" calcext:value-type="float">
            <text:p>4.05178</text:p>
          </table:table-cell>
          <table:table-cell office:value-type="float" office:value="4.049306" calcext:value-type="float">
            <text:p>4.049306</text:p>
          </table:table-cell>
          <table:table-cell office:value-type="float" office:value="4.06502" calcext:value-type="float">
            <text:p>4.06502</text:p>
          </table:table-cell>
          <table:table-cell office:value-type="float" office:value="4.088974" calcext:value-type="float">
            <text:p>4.088974</text:p>
          </table:table-cell>
          <table:table-cell office:value-type="float" office:value="4.101213" calcext:value-type="float">
            <text:p>4.101213</text:p>
          </table:table-cell>
          <table:table-cell office:value-type="float" office:value="4.118817" calcext:value-type="float">
            <text:p>4.118817</text:p>
          </table:table-cell>
          <table:table-cell office:value-type="float" office:value="4.137746" calcext:value-type="float">
            <text:p>4.137746</text:p>
          </table:table-cell>
          <table:table-cell office:value-type="float" office:value="4.158883" calcext:value-type="float">
            <text:p>4.158883</text:p>
          </table:table-cell>
          <table:table-cell office:value-type="float" office:value="4.174928" calcext:value-type="float">
            <text:p>4.174928</text:p>
          </table:table-cell>
          <table:table-cell office:value-type="float" office:value="4.192343" calcext:value-type="float">
            <text:p>4.192343</text:p>
          </table:table-cell>
          <table:table-cell office:value-type="float" office:value="4.206665" calcext:value-type="float">
            <text:p>4.206665</text:p>
          </table:table-cell>
          <table:table-cell office:value-type="float" office:value="4.231237" calcext:value-type="float">
            <text:p>4.231237</text:p>
          </table:table-cell>
          <table:table-cell office:value-type="float" office:value="4.247127" calcext:value-type="float">
            <text:p>4.247127</text:p>
          </table:table-cell>
          <table:table-cell office:value-type="float" office:value="4.26176" calcext:value-type="float">
            <text:p>4.26176</text:p>
          </table:table-cell>
          <table:table-cell office:value-type="float" office:value="4.299645" calcext:value-type="float">
            <text:p>4.299645</text:p>
          </table:table-cell>
          <table:table-cell office:value-type="float" office:value="4.303445" calcext:value-type="float">
            <text:p>4.303445</text:p>
          </table:table-cell>
          <table:table-cell office:value-type="float" office:value="4.320391" calcext:value-type="float">
            <text:p>4.320391</text:p>
          </table:table-cell>
          <table:table-cell office:value-type="float" office:value="4.339255" calcext:value-type="float">
            <text:p>4.339255</text:p>
          </table:table-cell>
          <table:table-cell office:value-type="float" office:value="4.364747" calcext:value-type="float">
            <text:p>4.364747</text:p>
          </table:table-cell>
          <table:table-cell office:value-type="float" office:value="4.371078" calcext:value-type="float">
            <text:p>4.371078</text:p>
          </table:table-cell>
          <table:table-cell office:value-type="float" office:value="4.388515" calcext:value-type="float">
            <text:p>4.388515</text:p>
          </table:table-cell>
          <table:table-cell office:value-type="float" office:value="4.4135" calcext:value-type="float">
            <text:p>4.4135</text:p>
          </table:table-cell>
          <table:table-cell office:value-type="float" office:value="4.428827" calcext:value-type="float">
            <text:p>4.428827</text:p>
          </table:table-cell>
          <table:table-cell office:value-type="float" office:value="4.448438" calcext:value-type="float">
            <text:p>4.448438</text:p>
          </table:table-cell>
          <table:table-cell office:value-type="float" office:value="4.485631" calcext:value-type="float">
            <text:p>4.485631</text:p>
          </table:table-cell>
          <table:table-cell office:value-type="float" office:value="4.484054" calcext:value-type="float">
            <text:p>4.484054</text:p>
          </table:table-cell>
          <table:table-cell office:value-type="float" office:value="4.501952" calcext:value-type="float">
            <text:p>4.501952</text:p>
          </table:table-cell>
          <table:table-cell office:value-type="float" office:value="4.517192" calcext:value-type="float">
            <text:p>4.517192</text:p>
          </table:table-cell>
          <table:table-cell office:value-type="float" office:value="4.539377" calcext:value-type="float">
            <text:p>4.539377</text:p>
          </table:table-cell>
          <table:table-cell office:value-type="float" office:value="4.559735" calcext:value-type="float">
            <text:p>4.559735</text:p>
          </table:table-cell>
          <table:table-cell office:value-type="float" office:value="4.5806" calcext:value-type="float">
            <text:p>4.5806</text:p>
          </table:table-cell>
          <table:table-cell office:value-type="float" office:value="4.591312" calcext:value-type="float">
            <text:p>4.591312</text:p>
          </table:table-cell>
          <table:table-cell office:value-type="float" office:value="4.610554" calcext:value-type="float">
            <text:p>4.610554</text:p>
          </table:table-cell>
          <table:table-cell office:value-type="float" office:value="4.633485" calcext:value-type="float">
            <text:p>4.633485</text:p>
          </table:table-cell>
          <table:table-cell office:value-type="float" office:value="4.648211" calcext:value-type="float">
            <text:p>4.648211</text:p>
          </table:table-cell>
          <table:table-cell office:value-type="float" office:value="4.668418" calcext:value-type="float">
            <text:p>4.668418</text:p>
          </table:table-cell>
          <table:table-cell office:value-type="float" office:value="4.690256" calcext:value-type="float">
            <text:p>4.690256</text:p>
          </table:table-cell>
          <table:table-cell office:value-type="float" office:value="4.705141" calcext:value-type="float">
            <text:p>4.705141</text:p>
          </table:table-cell>
          <table:table-cell office:value-type="float" office:value="4.721142" calcext:value-type="float">
            <text:p>4.721142</text:p>
          </table:table-cell>
          <table:table-cell office:value-type="float" office:value="4.739893" calcext:value-type="float">
            <text:p>4.739893</text:p>
          </table:table-cell>
          <table:table-cell office:value-type="float" office:value="4.768771" calcext:value-type="float">
            <text:p>4.768771</text:p>
          </table:table-cell>
          <table:table-cell office:value-type="float" office:value="4.778897" calcext:value-type="float">
            <text:p>4.778897</text:p>
          </table:table-cell>
          <table:table-cell office:value-type="float" office:value="4.803002" calcext:value-type="float">
            <text:p>4.803002</text:p>
          </table:table-cell>
          <table:table-cell office:value-type="float" office:value="4.820528" calcext:value-type="float">
            <text:p>4.820528</text:p>
          </table:table-cell>
          <table:table-cell office:value-type="float" office:value="4.847036" calcext:value-type="float">
            <text:p>4.847036</text:p>
          </table:table-cell>
          <table:table-cell office:value-type="float" office:value="4.854505" calcext:value-type="float">
            <text:p>4.854505</text:p>
          </table:table-cell>
          <table:table-cell office:value-type="float" office:value="4.892618" calcext:value-type="float">
            <text:p>4.892618</text:p>
          </table:table-cell>
          <table:table-cell office:value-type="float" office:value="4.894745" calcext:value-type="float">
            <text:p>4.894745</text:p>
          </table:table-cell>
          <table:table-cell office:value-type="float" office:value="4.910105" calcext:value-type="float">
            <text:p>4.910105</text:p>
          </table:table-cell>
          <table:table-cell office:value-type="float" office:value="4.930099" calcext:value-type="float">
            <text:p>4.930099</text:p>
          </table:table-cell>
          <table:table-cell office:value-type="float" office:value="4.94762" calcext:value-type="float">
            <text:p>4.94762</text:p>
          </table:table-cell>
          <table:table-cell office:value-type="float" office:value="4.966914" calcext:value-type="float">
            <text:p>4.966914</text:p>
          </table:table-cell>
          <table:table-cell office:value-type="float" office:value="4.985625" calcext:value-type="float">
            <text:p>4.985625</text:p>
          </table:table-cell>
          <table:table-cell office:value-type="float" office:value="5.008741" calcext:value-type="float">
            <text:p>5.008741</text:p>
          </table:table-cell>
          <table:table-cell office:value-type="float" office:value="5.027005" calcext:value-type="float">
            <text:p>5.027005</text:p>
          </table:table-cell>
          <table:table-cell office:value-type="float" office:value="5.051426" calcext:value-type="float">
            <text:p>5.051426</text:p>
          </table:table-cell>
          <table:table-cell office:value-type="float" office:value="5.066689" calcext:value-type="float">
            <text:p>5.066689</text:p>
          </table:table-cell>
          <table:table-cell office:value-type="float" office:value="5.086526" calcext:value-type="float">
            <text:p>5.086526</text:p>
          </table:table-cell>
          <table:table-cell office:value-type="float" office:value="5.105184" calcext:value-type="float">
            <text:p>5.105184</text:p>
          </table:table-cell>
          <table:table-cell office:value-type="float" office:value="5.121753" calcext:value-type="float">
            <text:p>5.121753</text:p>
          </table:table-cell>
          <table:table-cell office:value-type="float" office:value="5.155139" calcext:value-type="float">
            <text:p>5.155139</text:p>
          </table:table-cell>
          <table:table-cell office:value-type="float" office:value="5.16324" calcext:value-type="float">
            <text:p>5.16324</text:p>
          </table:table-cell>
          <table:table-cell office:value-type="float" office:value="5.182254" calcext:value-type="float">
            <text:p>5.182254</text:p>
          </table:table-cell>
          <table:table-cell office:value-type="float" office:value="5.204936" calcext:value-type="float">
            <text:p>5.204936</text:p>
          </table:table-cell>
          <table:table-cell office:value-type="float" office:value="5.214313" calcext:value-type="float">
            <text:p>5.214313</text:p>
          </table:table-cell>
          <table:table-cell office:value-type="float" office:value="5.239034" calcext:value-type="float">
            <text:p>5.239034</text:p>
          </table:table-cell>
          <table:table-cell office:value-type="float" office:value="5.261301" calcext:value-type="float">
            <text:p>5.261301</text:p>
          </table:table-cell>
          <table:table-cell office:value-type="float" office:value="5.280333" calcext:value-type="float">
            <text:p>5.280333</text:p>
          </table:table-cell>
          <table:table-cell office:value-type="float" office:value="5.311524" calcext:value-type="float">
            <text:p>5.311524</text:p>
          </table:table-cell>
          <table:table-cell office:value-type="float" office:value="5.31769" calcext:value-type="float">
            <text:p>5.31769</text:p>
          </table:table-cell>
          <table:table-cell office:value-type="float" office:value="5.333399" calcext:value-type="float">
            <text:p>5.333399</text:p>
          </table:table-cell>
          <table:table-cell office:value-type="float" office:value="5.363092" calcext:value-type="float">
            <text:p>5.363092</text:p>
          </table:table-cell>
          <table:table-cell office:value-type="float" office:value="5.373494" calcext:value-type="float">
            <text:p>5.373494</text:p>
          </table:table-cell>
          <table:table-cell office:value-type="float" office:value="5.396426" calcext:value-type="float">
            <text:p>5.396426</text:p>
          </table:table-cell>
          <table:table-cell office:value-type="float" office:value="5.412946" calcext:value-type="float">
            <text:p>5.412946</text:p>
          </table:table-cell>
          <table:table-cell office:value-type="float" office:value="5.434966" calcext:value-type="float">
            <text:p>5.434966</text:p>
          </table:table-cell>
          <table:table-cell office:value-type="float" office:value="5.453134" calcext:value-type="float">
            <text:p>5.453134</text:p>
          </table:table-cell>
          <table:table-cell office:value-type="float" office:value="5.475775" calcext:value-type="float">
            <text:p>5.475775</text:p>
          </table:table-cell>
          <table:table-cell office:value-type="float" office:value="5.493797" calcext:value-type="float">
            <text:p>5.493797</text:p>
          </table:table-cell>
          <table:table-cell office:value-type="float" office:value="5.513605" calcext:value-type="float">
            <text:p>5.513605</text:p>
          </table:table-cell>
          <table:table-cell office:value-type="float" office:value="5.529365" calcext:value-type="float">
            <text:p>5.529365</text:p>
          </table:table-cell>
          <table:table-cell office:value-type="float" office:value="5.559538" calcext:value-type="float">
            <text:p>5.559538</text:p>
          </table:table-cell>
          <table:table-cell office:value-type="float" office:value="5.569996" calcext:value-type="float">
            <text:p>5.569996</text:p>
          </table:table-cell>
          <table:table-cell office:value-type="float" office:value="5.59742" calcext:value-type="float">
            <text:p>5.59742</text:p>
          </table:table-cell>
          <table:table-cell office:value-type="float" office:value="5.614664" calcext:value-type="float">
            <text:p>5.614664</text:p>
          </table:table-cell>
          <table:table-cell office:value-type="float" office:value="5.651819" calcext:value-type="float">
            <text:p>5.651819</text:p>
          </table:table-cell>
          <table:table-cell office:value-type="float" office:value="5.650008" calcext:value-type="float">
            <text:p>5.650008</text:p>
          </table:table-cell>
          <table:table-cell office:value-type="float" office:value="5.676394" calcext:value-type="float">
            <text:p>5.676394</text:p>
          </table:table-cell>
          <table:table-cell office:value-type="float" office:value="5.711753" calcext:value-type="float">
            <text:p>5.711753</text:p>
          </table:table-cell>
          <table:table-cell office:value-type="float" office:value="5.7314" calcext:value-type="float">
            <text:p>5.7314</text:p>
          </table:table-cell>
          <table:table-cell office:value-type="float" office:value="5.737748" calcext:value-type="float">
            <text:p>5.737748</text:p>
          </table:table-cell>
          <table:table-cell office:value-type="float" office:value="5.750337" calcext:value-type="float">
            <text:p>5.750337</text:p>
          </table:table-cell>
          <table:table-cell office:value-type="float" office:value="5.773655" calcext:value-type="float">
            <text:p>5.773655</text:p>
          </table:table-cell>
          <table:table-cell office:value-type="float" office:value="5.811152" calcext:value-type="float">
            <text:p>5.811152</text:p>
          </table:table-cell>
          <table:table-cell office:value-type="float" office:value="5.818836" calcext:value-type="float">
            <text:p>5.818836</text:p>
          </table:table-cell>
          <table:table-cell office:value-type="float" office:value="5.829001" calcext:value-type="float">
            <text:p>5.829001</text:p>
          </table:table-cell>
          <table:table-cell office:value-type="float" office:value="5.85665" calcext:value-type="float">
            <text:p>5.85665</text:p>
          </table:table-cell>
          <table:table-cell office:value-type="float" office:value="5.873428" calcext:value-type="float">
            <text:p>5.873428</text:p>
          </table:table-cell>
          <table:table-cell office:value-type="float" office:value="5.897123" calcext:value-type="float">
            <text:p>5.897123</text:p>
          </table:table-cell>
          <table:table-cell office:value-type="float" office:value="5.914017" calcext:value-type="float">
            <text:p>5.914017</text:p>
          </table:table-cell>
          <table:table-cell office:value-type="float" office:value="5.930188" calcext:value-type="float">
            <text:p>5.930188</text:p>
          </table:table-cell>
          <table:table-cell office:value-type="float" office:value="5.964802" calcext:value-type="float">
            <text:p>5.964802</text:p>
          </table:table-cell>
          <table:table-cell office:value-type="float" office:value="5.977359" calcext:value-type="float">
            <text:p>5.977359</text:p>
          </table:table-cell>
          <table:table-cell office:value-type="float" office:value="6.033942" calcext:value-type="float">
            <text:p>6.033942</text:p>
          </table:table-cell>
          <table:table-cell office:value-type="float" office:value="6.010636" calcext:value-type="float">
            <text:p>6.010636</text:p>
          </table:table-cell>
          <table:table-cell office:value-type="float" office:value="6.037316" calcext:value-type="float">
            <text:p>6.037316</text:p>
          </table:table-cell>
          <table:table-cell office:value-type="float" office:value="6.056301" calcext:value-type="float">
            <text:p>6.056301</text:p>
          </table:table-cell>
          <table:table-cell office:value-type="float" office:value="6.077702" calcext:value-type="float">
            <text:p>6.077702</text:p>
          </table:table-cell>
          <table:table-cell office:value-type="float" office:value="6.098847" calcext:value-type="float">
            <text:p>6.098847</text:p>
          </table:table-cell>
          <table:table-cell office:value-type="float" office:value="6.113622" calcext:value-type="float">
            <text:p>6.113622</text:p>
          </table:table-cell>
          <table:table-cell office:value-type="float" office:value="6.170359" calcext:value-type="float">
            <text:p>6.170359</text:p>
          </table:table-cell>
          <table:table-cell office:value-type="float" office:value="6.170991" calcext:value-type="float">
            <text:p>6.170991</text:p>
          </table:table-cell>
          <table:table-cell office:value-type="float" office:value="6.186123" calcext:value-type="float">
            <text:p>6.186123</text:p>
          </table:table-cell>
          <table:table-cell office:value-type="float" office:value="6.217407" calcext:value-type="float">
            <text:p>6.217407</text:p>
          </table:table-cell>
          <table:table-cell office:value-type="float" office:value="6.220529" calcext:value-type="float">
            <text:p>6.220529</text:p>
          </table:table-cell>
          <table:table-cell office:value-type="float" office:value="6.236771" calcext:value-type="float">
            <text:p>6.236771</text:p>
          </table:table-cell>
          <table:table-cell office:value-type="float" office:value="6.260109" calcext:value-type="float">
            <text:p>6.260109</text:p>
          </table:table-cell>
          <table:table-cell office:value-type="float" office:value="6.287627" calcext:value-type="float">
            <text:p>6.287627</text:p>
          </table:table-cell>
          <table:table-cell office:value-type="float" office:value="6.297585" calcext:value-type="float">
            <text:p>6.297585</text:p>
          </table:table-cell>
          <table:table-cell office:value-type="float" office:value="6.385931" calcext:value-type="float">
            <text:p>6.385931</text:p>
          </table:table-cell>
          <table:table-cell office:value-type="float" office:value="6.370299" calcext:value-type="float">
            <text:p>6.370299</text:p>
          </table:table-cell>
          <table:table-cell office:value-type="float" office:value="6.375016" calcext:value-type="float">
            <text:p>6.375016</text:p>
          </table:table-cell>
          <table:table-cell office:value-type="float" office:value="6.385352" calcext:value-type="float">
            <text:p>6.385352</text:p>
          </table:table-cell>
          <table:table-cell office:value-type="float" office:value="6.399176" calcext:value-type="float">
            <text:p>6.399176</text:p>
          </table:table-cell>
          <table:table-cell office:value-type="float" office:value="6.426817" calcext:value-type="float">
            <text:p>6.426817</text:p>
          </table:table-cell>
          <table:table-cell office:value-type="float" office:value="6.474363" calcext:value-type="float">
            <text:p>6.474363</text:p>
          </table:table-cell>
          <table:table-cell office:value-type="float" office:value="6.468083" calcext:value-type="float">
            <text:p>6.468083</text:p>
          </table:table-cell>
          <table:table-cell office:value-type="float" office:value="6.492982" calcext:value-type="float">
            <text:p>6.492982</text:p>
          </table:table-cell>
          <table:table-cell office:value-type="float" office:value="6.532528" calcext:value-type="float">
            <text:p>6.532528</text:p>
          </table:table-cell>
          <table:table-cell office:value-type="float" office:value="6.530499" calcext:value-type="float">
            <text:p>6.530499</text:p>
          </table:table-cell>
          <table:table-cell office:value-type="float" office:value="6.546191" calcext:value-type="float">
            <text:p>6.546191</text:p>
          </table:table-cell>
          <table:table-cell office:value-type="float" office:value="6.582241" calcext:value-type="float">
            <text:p>6.582241</text:p>
          </table:table-cell>
          <table:table-cell office:value-type="float" office:value="6.589952" calcext:value-type="float">
            <text:p>6.589952</text:p>
          </table:table-cell>
          <table:table-cell office:value-type="float" office:value="6.609819" calcext:value-type="float">
            <text:p>6.609819</text:p>
          </table:table-cell>
          <table:table-cell office:value-type="float" office:value="6.644979" calcext:value-type="float">
            <text:p>6.644979</text:p>
          </table:table-cell>
          <table:table-cell office:value-type="float" office:value="6.659079" calcext:value-type="float">
            <text:p>6.659079</text:p>
          </table:table-cell>
          <table:table-cell office:value-type="float" office:value="6.678782" calcext:value-type="float">
            <text:p>6.678782</text:p>
          </table:table-cell>
          <table:table-cell office:value-type="float" office:value="6.700251" calcext:value-type="float">
            <text:p>6.700251</text:p>
          </table:table-cell>
          <table:table-cell office:value-type="float" office:value="6.722647" calcext:value-type="float">
            <text:p>6.722647</text:p>
          </table:table-cell>
          <table:table-cell office:value-type="float" office:value="6.753115" calcext:value-type="float">
            <text:p>6.753115</text:p>
          </table:table-cell>
          <table:table-cell office:value-type="float" office:value="6.762288" calcext:value-type="float">
            <text:p>6.762288</text:p>
          </table:table-cell>
          <table:table-cell office:value-type="float" office:value="6.782906" calcext:value-type="float">
            <text:p>6.782906</text:p>
          </table:table-cell>
          <table:table-cell office:value-type="float" office:value="6.798454" calcext:value-type="float">
            <text:p>6.798454</text:p>
          </table:table-cell>
          <table:table-cell office:value-type="float" office:value="6.826939" calcext:value-type="float">
            <text:p>6.826939</text:p>
          </table:table-cell>
          <table:table-cell office:value-type="float" office:value="6.842009" calcext:value-type="float">
            <text:p>6.842009</text:p>
          </table:table-cell>
          <table:table-cell office:value-type="float" office:value="6.868985" calcext:value-type="float">
            <text:p>6.868985</text:p>
          </table:table-cell>
          <table:table-cell office:value-type="float" office:value="6.895292" calcext:value-type="float">
            <text:p>6.895292</text:p>
          </table:table-cell>
          <table:table-cell office:value-type="float" office:value="6.908047" calcext:value-type="float">
            <text:p>6.908047</text:p>
          </table:table-cell>
          <table:table-cell office:value-type="float" office:value="6.93633" calcext:value-type="float">
            <text:p>6.93633</text:p>
          </table:table-cell>
          <table:table-cell office:value-type="float" office:value="6.953358" calcext:value-type="float">
            <text:p>6.953358</text:p>
          </table:table-cell>
          <table:table-cell office:value-type="float" office:value="6.976077" calcext:value-type="float">
            <text:p>6.976077</text:p>
          </table:table-cell>
          <table:table-cell office:value-type="float" office:value="6.991982" calcext:value-type="float">
            <text:p>6.991982</text:p>
          </table:table-cell>
          <table:table-cell office:value-type="float" office:value="7.070791" calcext:value-type="float">
            <text:p>7.070791</text:p>
          </table:table-cell>
          <table:table-cell office:value-type="float" office:value="7.064845" calcext:value-type="float">
            <text:p>7.064845</text:p>
          </table:table-cell>
          <table:table-cell office:value-type="float" office:value="7.126049" calcext:value-type="float">
            <text:p>7.126049</text:p>
          </table:table-cell>
          <table:table-cell office:value-type="float" office:value="7.109049" calcext:value-type="float">
            <text:p>7.109049</text:p>
          </table:table-cell>
          <table:table-cell office:value-type="float" office:value="7.096839" calcext:value-type="float">
            <text:p>7.096839</text:p>
          </table:table-cell>
          <table:table-cell office:value-type="float" office:value="7.134581" calcext:value-type="float">
            <text:p>7.134581</text:p>
          </table:table-cell>
          <table:table-cell office:value-type="float" office:value="7.19149" calcext:value-type="float">
            <text:p>7.19149</text:p>
          </table:table-cell>
          <table:table-cell office:value-type="float" office:value="7.182345" calcext:value-type="float">
            <text:p>7.182345</text:p>
          </table:table-cell>
          <table:table-cell office:value-type="float" office:value="7.215424" calcext:value-type="float">
            <text:p>7.215424</text:p>
          </table:table-cell>
          <table:table-cell office:value-type="float" office:value="7.213126" calcext:value-type="float">
            <text:p>7.213126</text:p>
          </table:table-cell>
          <table:table-cell office:value-type="float" office:value="7.244322" calcext:value-type="float">
            <text:p>7.244322</text:p>
          </table:table-cell>
          <table:table-cell office:value-type="float" office:value="7.251362" calcext:value-type="float">
            <text:p>7.251362</text:p>
          </table:table-cell>
          <table:table-cell office:value-type="float" office:value="7.292339" calcext:value-type="float">
            <text:p>7.292339</text:p>
          </table:table-cell>
          <table:table-cell office:value-type="float" office:value="7.293992" calcext:value-type="float">
            <text:p>7.293992</text:p>
          </table:table-cell>
          <table:table-cell office:value-type="float" office:value="7.317232" calcext:value-type="float">
            <text:p>7.317232</text:p>
          </table:table-cell>
          <table:table-cell office:value-type="float" office:value="7.343369" calcext:value-type="float">
            <text:p>7.343369</text:p>
          </table:table-cell>
          <table:table-cell office:value-type="float" office:value="7.359354" calcext:value-type="float">
            <text:p>7.359354</text:p>
          </table:table-cell>
          <table:table-cell office:value-type="float" office:value="7.439981" calcext:value-type="float">
            <text:p>7.439981</text:p>
          </table:table-cell>
          <table:table-cell office:value-type="float" office:value="7.406569" calcext:value-type="float">
            <text:p>7.406569</text:p>
          </table:table-cell>
          <table:table-cell office:value-type="float" office:value="7.42544" calcext:value-type="float">
            <text:p>7.42544</text:p>
          </table:table-cell>
          <table:table-cell office:value-type="float" office:value="7.45296" calcext:value-type="float">
            <text:p>7.45296</text:p>
          </table:table-cell>
          <table:table-cell office:value-type="float" office:value="7.472203" calcext:value-type="float">
            <text:p>7.472203</text:p>
          </table:table-cell>
          <table:table-cell office:value-type="float" office:value="7.492136" calcext:value-type="float">
            <text:p>7.492136</text:p>
          </table:table-cell>
          <table:table-cell office:value-type="float" office:value="7.555557" calcext:value-type="float">
            <text:p>7.555557</text:p>
          </table:table-cell>
          <table:table-cell office:value-type="float" office:value="7.578915" calcext:value-type="float">
            <text:p>7.578915</text:p>
          </table:table-cell>
          <table:table-cell office:value-type="float" office:value="7.617575" calcext:value-type="float">
            <text:p>7.617575</text:p>
          </table:table-cell>
          <table:table-cell office:value-type="float" office:value="7.639889" calcext:value-type="float">
            <text:p>7.639889</text:p>
          </table:table-cell>
          <table:table-cell office:value-type="float" office:value="7.662334" calcext:value-type="float">
            <text:p>7.662334</text:p>
          </table:table-cell>
          <table:table-cell office:value-type="float" office:value="7.644424" calcext:value-type="float">
            <text:p>7.644424</text:p>
          </table:table-cell>
          <table:table-cell office:value-type="float" office:value="7.679122" calcext:value-type="float">
            <text:p>7.679122</text:p>
          </table:table-cell>
          <table:table-cell office:value-type="float" office:value="7.685744" calcext:value-type="float">
            <text:p>7.685744</text:p>
          </table:table-cell>
          <table:table-cell office:value-type="float" office:value="7.739002" calcext:value-type="float">
            <text:p>7.739002</text:p>
          </table:table-cell>
          <table:table-cell office:value-type="float" office:value="7.783229" calcext:value-type="float">
            <text:p>7.783229</text:p>
          </table:table-cell>
          <table:table-cell office:value-type="float" office:value="7.779465" calcext:value-type="float">
            <text:p>7.779465</text:p>
          </table:table-cell>
          <table:table-cell office:value-type="float" office:value="7.784931" calcext:value-type="float">
            <text:p>7.784931</text:p>
          </table:table-cell>
          <table:table-cell office:value-type="float" office:value="7.801233" calcext:value-type="float">
            <text:p>7.801233</text:p>
          </table:table-cell>
          <table:table-cell office:value-type="float" office:value="7.836207" calcext:value-type="float">
            <text:p>7.836207</text:p>
          </table:table-cell>
          <table:table-cell office:value-type="float" office:value="7.837387" calcext:value-type="float">
            <text:p>7.837387</text:p>
          </table:table-cell>
          <table:table-cell office:value-type="float" office:value="7.84886" calcext:value-type="float">
            <text:p>7.84886</text:p>
          </table:table-cell>
          <table:table-cell office:value-type="float" office:value="7.881664" calcext:value-type="float">
            <text:p>7.881664</text:p>
          </table:table-cell>
          <table:table-cell office:value-type="float" office:value="7.895418" calcext:value-type="float">
            <text:p>7.895418</text:p>
          </table:table-cell>
          <table:table-cell office:value-type="float" office:value="7.94302" calcext:value-type="float">
            <text:p>7.94302</text:p>
          </table:table-cell>
          <table:table-cell office:value-type="float" office:value="7.941768" calcext:value-type="float">
            <text:p>7.941768</text:p>
          </table:table-cell>
          <table:table-cell office:value-type="float" office:value="7.96177" calcext:value-type="float">
            <text:p>7.96177</text:p>
          </table:table-cell>
          <table:table-cell office:value-type="float" office:value="8.011455" calcext:value-type="float">
            <text:p>8.011455</text:p>
          </table:table-cell>
          <table:table-cell office:value-type="float" office:value="7.998683" calcext:value-type="float">
            <text:p>7.998683</text:p>
          </table:table-cell>
          <table:table-cell office:value-type="float" office:value="8.046174" calcext:value-type="float">
            <text:p>8.046174</text:p>
          </table:table-cell>
          <table:table-cell office:value-type="float" office:value="8.04266" calcext:value-type="float">
            <text:p>8.04266</text:p>
          </table:table-cell>
          <table:table-cell office:value-type="float" office:value="8.080409" calcext:value-type="float">
            <text:p>8.080409</text:p>
          </table:table-cell>
          <table:table-cell office:value-type="float" office:value="8.110723" calcext:value-type="float">
            <text:p>8.110723</text:p>
          </table:table-cell>
          <table:table-cell office:value-type="float" office:value="8.136487" calcext:value-type="float">
            <text:p>8.136487</text:p>
          </table:table-cell>
          <table:table-cell office:value-type="float" office:value="8.142725" calcext:value-type="float">
            <text:p>8.142725</text:p>
          </table:table-cell>
          <table:table-cell office:value-type="float" office:value="8.163018" calcext:value-type="float">
            <text:p>8.163018</text:p>
          </table:table-cell>
          <table:table-cell office:value-type="float" office:value="8.188675" calcext:value-type="float">
            <text:p>8.188675</text:p>
          </table:table-cell>
          <table:table-cell office:value-type="float" office:value="8.213178" calcext:value-type="float">
            <text:p>8.213178</text:p>
          </table:table-cell>
          <table:table-cell office:value-type="float" office:value="8.234483" calcext:value-type="float">
            <text:p>8.234483</text:p>
          </table:table-cell>
          <table:table-cell office:value-type="float" office:value="8.259277" calcext:value-type="float">
            <text:p>8.259277</text:p>
          </table:table-cell>
          <table:table-cell office:value-type="float" office:value="8.284505" calcext:value-type="float">
            <text:p>8.284505</text:p>
          </table:table-cell>
          <table:table-cell office:value-type="float" office:value="8.339154" calcext:value-type="float">
            <text:p>8.339154</text:p>
          </table:table-cell>
          <table:table-cell office:value-type="float" office:value="8.376918" calcext:value-type="float">
            <text:p>8.376918</text:p>
          </table:table-cell>
          <table:table-cell office:value-type="float" office:value="8.365702" calcext:value-type="float">
            <text:p>8.365702</text:p>
          </table:table-cell>
          <table:table-cell office:value-type="float" office:value="8.401424" calcext:value-type="float">
            <text:p>8.401424</text:p>
          </table:table-cell>
          <table:table-cell office:value-type="float" office:value="8.38515" calcext:value-type="float">
            <text:p>8.38515</text:p>
          </table:table-cell>
          <table:table-cell office:value-type="float" office:value="8.416896" calcext:value-type="float">
            <text:p>8.416896</text:p>
          </table:table-cell>
          <table:table-cell office:value-type="float" office:value="8.479148" calcext:value-type="float">
            <text:p>8.479148</text:p>
          </table:table-cell>
          <table:table-cell office:value-type="float" office:value="8.451998" calcext:value-type="float">
            <text:p>8.451998</text:p>
          </table:table-cell>
          <table:table-cell office:value-type="float" office:value="8.518413" calcext:value-type="float">
            <text:p>8.518413</text:p>
          </table:table-cell>
          <table:table-cell office:value-type="float" office:value="8.497124" calcext:value-type="float">
            <text:p>8.497124</text:p>
          </table:table-cell>
          <table:table-cell office:value-type="float" office:value="8.549792" calcext:value-type="float">
            <text:p>8.549792</text:p>
          </table:table-cell>
          <table:table-cell office:value-type="float" office:value="8.561656" calcext:value-type="float">
            <text:p>8.561656</text:p>
          </table:table-cell>
          <table:table-cell office:value-type="float" office:value="8.624858" calcext:value-type="float">
            <text:p>8.624858</text:p>
          </table:table-cell>
          <table:table-cell office:value-type="float" office:value="8.597436" calcext:value-type="float">
            <text:p>8.597436</text:p>
          </table:table-cell>
          <table:table-cell office:value-type="float" office:value="8.635898" calcext:value-type="float">
            <text:p>8.635898</text:p>
          </table:table-cell>
          <table:table-cell office:value-type="float" office:value="8.639185" calcext:value-type="float">
            <text:p>8.639185</text:p>
          </table:table-cell>
          <table:table-cell office:value-type="float" office:value="8.66027" calcext:value-type="float">
            <text:p>8.66027</text:p>
          </table:table-cell>
          <table:table-cell office:value-type="float" office:value="8.711009" calcext:value-type="float">
            <text:p>8.711009</text:p>
          </table:table-cell>
          <table:table-cell office:value-type="float" office:value="8.70233" calcext:value-type="float">
            <text:p>8.70233</text:p>
          </table:table-cell>
          <table:table-cell office:value-type="float" office:value="8.763289" calcext:value-type="float">
            <text:p>8.763289</text:p>
          </table:table-cell>
          <table:table-cell office:value-type="float" office:value="8.783048" calcext:value-type="float">
            <text:p>8.783048</text:p>
          </table:table-cell>
          <table:table-cell office:value-type="float" office:value="8.776354" calcext:value-type="float">
            <text:p>8.776354</text:p>
          </table:table-cell>
          <table:table-cell office:value-type="float" office:value="8.823798" calcext:value-type="float">
            <text:p>8.823798</text:p>
          </table:table-cell>
          <table:table-cell office:value-type="float" office:value="8.886035" calcext:value-type="float">
            <text:p>8.886035</text:p>
          </table:table-cell>
          <table:table-cell office:value-type="float" office:value="8.940291" calcext:value-type="float">
            <text:p>8.940291</text:p>
          </table:table-cell>
          <table:table-cell office:value-type="float" office:value="8.938711" calcext:value-type="float">
            <text:p>8.938711</text:p>
          </table:table-cell>
          <table:table-cell office:value-type="float" office:value="8.933773" calcext:value-type="float">
            <text:p>8.933773</text:p>
          </table:table-cell>
          <table:table-cell office:value-type="float" office:value="8.927432" calcext:value-type="float">
            <text:p>8.927432</text:p>
          </table:table-cell>
          <table:table-cell office:value-type="float" office:value="8.937397" calcext:value-type="float">
            <text:p>8.937397</text:p>
          </table:table-cell>
          <table:table-cell office:value-type="float" office:value="8.980211" calcext:value-type="float">
            <text:p>8.980211</text:p>
          </table:table-cell>
          <table:table-cell office:value-type="float" office:value="8.988714" calcext:value-type="float">
            <text:p>8.988714</text:p>
          </table:table-cell>
          <table:table-cell office:value-type="float" office:value="9.006474" calcext:value-type="float">
            <text:p>9.006474</text:p>
          </table:table-cell>
          <table:table-cell office:value-type="float" office:value="9.101684" calcext:value-type="float">
            <text:p>9.101684</text:p>
          </table:table-cell>
          <table:table-cell office:value-type="float" office:value="9.051502" calcext:value-type="float">
            <text:p>9.051502</text:p>
          </table:table-cell>
          <table:table-cell office:value-type="float" office:value="9.086772" calcext:value-type="float">
            <text:p>9.086772</text:p>
          </table:table-cell>
          <table:table-cell office:value-type="float" office:value="9.108649" calcext:value-type="float">
            <text:p>9.108649</text:p>
          </table:table-cell>
          <table:table-cell office:value-type="float" office:value="9.135929" calcext:value-type="float">
            <text:p>9.135929</text:p>
          </table:table-cell>
          <table:table-cell office:value-type="float" office:value="9.154759" calcext:value-type="float">
            <text:p>9.154759</text:p>
          </table:table-cell>
          <table:table-cell office:value-type="float" office:value="9.170748" calcext:value-type="float">
            <text:p>9.170748</text:p>
          </table:table-cell>
          <table:table-cell office:value-type="float" office:value="9.242725" calcext:value-type="float">
            <text:p>9.242725</text:p>
          </table:table-cell>
          <table:table-cell office:value-type="float" office:value="9.250722" calcext:value-type="float">
            <text:p>9.250722</text:p>
          </table:table-cell>
          <table:table-cell office:value-type="float" office:value="9.317695" calcext:value-type="float">
            <text:p>9.317695</text:p>
          </table:table-cell>
          <table:table-cell office:value-type="float" office:value="9.311331" calcext:value-type="float">
            <text:p>9.311331</text:p>
          </table:table-cell>
          <table:table-cell office:value-type="float" office:value="9.291168" calcext:value-type="float">
            <text:p>9.291168</text:p>
          </table:table-cell>
          <table:table-cell office:value-type="float" office:value="9.351166" calcext:value-type="float">
            <text:p>9.351166</text:p>
          </table:table-cell>
          <table:table-cell office:value-type="float" office:value="9.336326" calcext:value-type="float">
            <text:p>9.336326</text:p>
          </table:table-cell>
          <table:table-cell office:value-type="float" office:value="9.370418" calcext:value-type="float">
            <text:p>9.370418</text:p>
          </table:table-cell>
          <table:table-cell office:value-type="float" office:value="9.441143" calcext:value-type="float">
            <text:p>9.441143</text:p>
          </table:table-cell>
          <table:table-cell office:value-type="float" office:value="9.50872" calcext:value-type="float">
            <text:p>9.50872</text:p>
          </table:table-cell>
          <table:table-cell office:value-type="float" office:value="9.428994" calcext:value-type="float">
            <text:p>9.428994</text:p>
          </table:table-cell>
          <table:table-cell office:value-type="float" office:value="9.471792" calcext:value-type="float">
            <text:p>9.471792</text:p>
          </table:table-cell>
          <table:table-cell office:value-type="float" office:value="9.503817" calcext:value-type="float">
            <text:p>9.503817</text:p>
          </table:table-cell>
          <table:table-cell office:value-type="float" office:value="9.529346" calcext:value-type="float">
            <text:p>9.529346</text:p>
          </table:table-cell>
          <table:table-cell office:value-type="float" office:value="9.565894" calcext:value-type="float">
            <text:p>9.565894</text:p>
          </table:table-cell>
          <table:table-cell office:value-type="float" office:value="9.557206" calcext:value-type="float">
            <text:p>9.557206</text:p>
          </table:table-cell>
          <table:table-cell office:value-type="float" office:value="9.577196" calcext:value-type="float">
            <text:p>9.577196</text:p>
          </table:table-cell>
          <table:table-cell office:value-type="float" office:value="9.59635" calcext:value-type="float">
            <text:p>9.59635</text:p>
          </table:table-cell>
          <table:table-cell office:value-type="float" office:value="9.622793" calcext:value-type="float">
            <text:p>9.622793</text:p>
          </table:table-cell>
          <table:table-cell office:value-type="float" office:value="9.726118" calcext:value-type="float">
            <text:p>9.726118</text:p>
          </table:table-cell>
          <table:table-cell office:value-type="float" office:value="9.698754" calcext:value-type="float">
            <text:p>9.698754</text:p>
          </table:table-cell>
          <table:table-cell office:value-type="float" office:value="9.727964" calcext:value-type="float">
            <text:p>9.727964</text:p>
          </table:table-cell>
          <table:table-cell office:value-type="float" office:value="9.7176" calcext:value-type="float">
            <text:p>9.7176</text:p>
          </table:table-cell>
          <table:table-cell office:value-type="float" office:value="9.768563" calcext:value-type="float">
            <text:p>9.768563</text:p>
          </table:table-cell>
          <table:table-cell office:value-type="float" office:value="9.795805" calcext:value-type="float">
            <text:p>9.795805</text:p>
          </table:table-cell>
          <table:table-cell office:value-type="float" office:value="9.793071" calcext:value-type="float">
            <text:p>9.793071</text:p>
          </table:table-cell>
          <table:table-cell office:value-type="float" office:value="9.823814" calcext:value-type="float">
            <text:p>9.823814</text:p>
          </table:table-cell>
          <table:table-cell office:value-type="float" office:value="9.8355" calcext:value-type="float">
            <text:p>9.8355</text:p>
          </table:table-cell>
          <table:table-cell office:value-type="float" office:value="9.952988" calcext:value-type="float">
            <text:p>9.952988</text:p>
          </table:table-cell>
          <table:table-cell office:value-type="float" office:value="9.935968" calcext:value-type="float">
            <text:p>9.935968</text:p>
          </table:table-cell>
          <table:table-cell office:value-type="float" office:value="9.909535" calcext:value-type="float">
            <text:p>9.909535</text:p>
          </table:table-cell>
          <table:table-cell office:value-type="float" office:value="9.984099" calcext:value-type="float">
            <text:p>9.984099</text:p>
          </table:table-cell>
          <table:table-cell office:value-type="float" office:value="10.029261" calcext:value-type="float">
            <text:p>10.029261</text:p>
          </table:table-cell>
          <table:table-cell office:value-type="float" office:value="10.056601" calcext:value-type="float">
            <text:p>10.056601</text:p>
          </table:table-cell>
          <table:table-cell office:value-type="float" office:value="10.008964" calcext:value-type="float">
            <text:p>10.008964</text:p>
          </table:table-cell>
          <table:table-cell office:value-type="float" office:value="10.074857" calcext:value-type="float">
            <text:p>10.074857</text:p>
          </table:table-cell>
          <table:table-cell office:value-type="float" office:value="10.058465" calcext:value-type="float">
            <text:p>10.058465</text:p>
          </table:table-cell>
          <table:table-cell office:value-type="float" office:value="10.091667" calcext:value-type="float">
            <text:p>10.091667</text:p>
          </table:table-cell>
          <table:table-cell office:value-type="float" office:value="10.116857" calcext:value-type="float">
            <text:p>10.116857</text:p>
          </table:table-cell>
          <table:table-cell office:value-type="float" office:value="10.132562" calcext:value-type="float">
            <text:p>10.132562</text:p>
          </table:table-cell>
          <table:table-cell office:value-type="float" office:value="10.178578" calcext:value-type="float">
            <text:p>10.178578</text:p>
          </table:table-cell>
          <table:table-cell office:value-type="float" office:value="10.178644" calcext:value-type="float">
            <text:p>10.178644</text:p>
          </table:table-cell>
          <table:table-cell office:value-type="float" office:value="10.206072" calcext:value-type="float">
            <text:p>10.206072</text:p>
          </table:table-cell>
          <table:table-cell office:value-type="float" office:value="10.227308" calcext:value-type="float">
            <text:p>10.227308</text:p>
          </table:table-cell>
          <table:table-cell office:value-type="float" office:value="10.251232" calcext:value-type="float">
            <text:p>10.251232</text:p>
          </table:table-cell>
          <table:table-cell office:value-type="float" office:value="10.278369" calcext:value-type="float">
            <text:p>10.278369</text:p>
          </table:table-cell>
          <table:table-cell office:value-type="float" office:value="10.302536" calcext:value-type="float">
            <text:p>10.302536</text:p>
          </table:table-cell>
          <table:table-cell office:value-type="float" office:value="10.326465" calcext:value-type="float">
            <text:p>10.326465</text:p>
          </table:table-cell>
          <table:table-cell office:value-type="float" office:value="10.349813" calcext:value-type="float">
            <text:p>10.349813</text:p>
          </table:table-cell>
          <table:table-cell office:value-type="float" office:value="10.379664" calcext:value-type="float">
            <text:p>10.379664</text:p>
          </table:table-cell>
          <table:table-cell office:value-type="float" office:value="10.40374" calcext:value-type="float">
            <text:p>10.40374</text:p>
          </table:table-cell>
          <table:table-cell office:value-type="float" office:value="10.423729" calcext:value-type="float">
            <text:p>10.423729</text:p>
          </table:table-cell>
          <table:table-cell office:value-type="float" office:value="10.461518" calcext:value-type="float">
            <text:p>10.461518</text:p>
          </table:table-cell>
          <table:table-cell office:value-type="float" office:value="10.470381" calcext:value-type="float">
            <text:p>10.470381</text:p>
          </table:table-cell>
          <table:table-cell office:value-type="float" office:value="10.50192" calcext:value-type="float">
            <text:p>10.50192</text:p>
          </table:table-cell>
          <table:table-cell office:value-type="float" office:value="10.520145" calcext:value-type="float">
            <text:p>10.520145</text:p>
          </table:table-cell>
          <table:table-cell office:value-type="float" office:value="10.542981" calcext:value-type="float">
            <text:p>10.542981</text:p>
          </table:table-cell>
          <table:table-cell office:value-type="float" office:value="10.5767" calcext:value-type="float">
            <text:p>10.5767</text:p>
          </table:table-cell>
          <table:table-cell office:value-type="float" office:value="10.623961" calcext:value-type="float">
            <text:p>10.623961</text:p>
          </table:table-cell>
          <table:table-cell office:value-type="float" office:value="10.659788" calcext:value-type="float">
            <text:p>10.659788</text:p>
          </table:table-cell>
          <table:table-cell office:value-type="float" office:value="10.656142" calcext:value-type="float">
            <text:p>10.656142</text:p>
          </table:table-cell>
          <table:table-cell office:value-type="float" office:value="10.702167" calcext:value-type="float">
            <text:p>10.702167</text:p>
          </table:table-cell>
          <table:table-cell office:value-type="float" office:value="10.691297" calcext:value-type="float">
            <text:p>10.691297</text:p>
          </table:table-cell>
          <table:table-cell office:value-type="float" office:value="10.720802" calcext:value-type="float">
            <text:p>10.720802</text:p>
          </table:table-cell>
          <table:table-cell office:value-type="float" office:value="10.842068" calcext:value-type="float">
            <text:p>10.842068</text:p>
          </table:table-cell>
          <table:table-cell office:value-type="float" office:value="10.774601" calcext:value-type="float">
            <text:p>10.774601</text:p>
          </table:table-cell>
          <table:table-cell office:value-type="float" office:value="10.796835" calcext:value-type="float">
            <text:p>10.796835</text:p>
          </table:table-cell>
          <table:table-cell office:value-type="float" office:value="10.819616" calcext:value-type="float">
            <text:p>10.819616</text:p>
          </table:table-cell>
          <table:table-cell office:value-type="float" office:value="10.840954" calcext:value-type="float">
            <text:p>10.840954</text:p>
          </table:table-cell>
          <table:table-cell office:value-type="float" office:value="10.923572" calcext:value-type="float">
            <text:p>10.923572</text:p>
          </table:table-cell>
          <table:table-cell office:value-type="float" office:value="10.89615" calcext:value-type="float">
            <text:p>10.89615</text:p>
          </table:table-cell>
          <table:table-cell office:value-type="float" office:value="10.917268" calcext:value-type="float">
            <text:p>10.917268</text:p>
          </table:table-cell>
          <table:table-cell office:value-type="float" office:value="10.948252" calcext:value-type="float">
            <text:p>10.948252</text:p>
          </table:table-cell>
          <table:table-cell office:value-type="float" office:value="10.964946" calcext:value-type="float">
            <text:p>10.964946</text:p>
          </table:table-cell>
          <table:table-cell office:value-type="float" office:value="10.992786" calcext:value-type="float">
            <text:p>10.992786</text:p>
          </table:table-cell>
          <table:table-cell office:value-type="float" office:value="11.043166" calcext:value-type="float">
            <text:p>11.043166</text:p>
          </table:table-cell>
          <table:table-cell office:value-type="float" office:value="11.053455" calcext:value-type="float">
            <text:p>11.053455</text:p>
          </table:table-cell>
          <table:table-cell office:value-type="float" office:value="11.065588" calcext:value-type="float">
            <text:p>11.065588</text:p>
          </table:table-cell>
          <table:table-cell office:value-type="float" office:value="11.095955" calcext:value-type="float">
            <text:p>11.095955</text:p>
          </table:table-cell>
          <table:table-cell office:value-type="float" office:value="11.117916" calcext:value-type="float">
            <text:p>11.117916</text:p>
          </table:table-cell>
          <table:table-cell office:value-type="float" office:value="11.148574" calcext:value-type="float">
            <text:p>11.148574</text:p>
          </table:table-cell>
          <table:table-cell office:value-type="float" office:value="11.172401" calcext:value-type="float">
            <text:p>11.172401</text:p>
          </table:table-cell>
          <table:table-cell office:value-type="float" office:value="11.202499" calcext:value-type="float">
            <text:p>11.202499</text:p>
          </table:table-cell>
          <table:table-cell office:value-type="float" office:value="11.220396" calcext:value-type="float">
            <text:p>11.220396</text:p>
          </table:table-cell>
          <table:table-cell office:value-type="float" office:value="11.263393" calcext:value-type="float">
            <text:p>11.263393</text:p>
          </table:table-cell>
          <table:table-cell office:value-type="float" office:value="11.265608" calcext:value-type="float">
            <text:p>11.265608</text:p>
          </table:table-cell>
          <table:table-cell office:value-type="float" office:value="11.293148" calcext:value-type="float">
            <text:p>11.293148</text:p>
          </table:table-cell>
          <table:table-cell office:value-type="float" office:value="11.322048" calcext:value-type="float">
            <text:p>11.322048</text:p>
          </table:table-cell>
          <table:table-cell office:value-type="float" office:value="11.447855" calcext:value-type="float">
            <text:p>11.447855</text:p>
          </table:table-cell>
          <table:table-cell office:value-type="float" office:value="11.363637" calcext:value-type="float">
            <text:p>11.363637</text:p>
          </table:table-cell>
          <table:table-cell office:value-type="float" office:value="11.401004" calcext:value-type="float">
            <text:p>11.401004</text:p>
          </table:table-cell>
          <table:table-cell office:value-type="float" office:value="11.491348" calcext:value-type="float">
            <text:p>11.491348</text:p>
          </table:table-cell>
          <table:table-cell office:value-type="float" office:value="11.51309" calcext:value-type="float">
            <text:p>11.51309</text:p>
          </table:table-cell>
          <table:table-cell office:value-type="float" office:value="11.472208" calcext:value-type="float">
            <text:p>11.472208</text:p>
          </table:table-cell>
          <table:table-cell office:value-type="float" office:value="11.543666" calcext:value-type="float">
            <text:p>11.543666</text:p>
          </table:table-cell>
          <table:table-cell office:value-type="float" office:value="11.589992" calcext:value-type="float">
            <text:p>11.589992</text:p>
          </table:table-cell>
          <table:table-cell office:value-type="float" office:value="11.618832" calcext:value-type="float">
            <text:p>11.618832</text:p>
          </table:table-cell>
          <table:table-cell office:value-type="float" office:value="11.628846" calcext:value-type="float">
            <text:p>11.628846</text:p>
          </table:table-cell>
          <table:table-cell office:value-type="float" office:value="11.704365" calcext:value-type="float">
            <text:p>11.704365</text:p>
          </table:table-cell>
          <table:table-cell office:value-type="float" office:value="11.69502" calcext:value-type="float">
            <text:p>11.69502</text:p>
          </table:table-cell>
          <table:table-cell office:value-type="float" office:value="11.735091" calcext:value-type="float">
            <text:p>11.735091</text:p>
          </table:table-cell>
          <table:table-cell office:value-type="float" office:value="11.737611" calcext:value-type="float">
            <text:p>11.737611</text:p>
          </table:table-cell>
          <table:table-cell office:value-type="float" office:value="11.700857" calcext:value-type="float">
            <text:p>11.700857</text:p>
          </table:table-cell>
          <table:table-cell office:value-type="float" office:value="11.749889" calcext:value-type="float">
            <text:p>11.749889</text:p>
          </table:table-cell>
          <table:table-cell office:value-type="float" office:value="11.75614" calcext:value-type="float">
            <text:p>11.75614</text:p>
          </table:table-cell>
          <table:table-cell office:value-type="float" office:value="11.787174" calcext:value-type="float">
            <text:p>11.787174</text:p>
          </table:table-cell>
          <table:table-cell office:value-type="float" office:value="11.807048" calcext:value-type="float">
            <text:p>11.807048</text:p>
          </table:table-cell>
          <table:table-cell office:value-type="float" office:value="11.833371" calcext:value-type="float">
            <text:p>11.833371</text:p>
          </table:table-cell>
          <table:table-cell office:value-type="float" office:value="11.848213" calcext:value-type="float">
            <text:p>11.848213</text:p>
          </table:table-cell>
          <table:table-cell office:value-type="float" office:value="11.886905" calcext:value-type="float">
            <text:p>11.886905</text:p>
          </table:table-cell>
          <table:table-cell office:value-type="float" office:value="11.940505" calcext:value-type="float">
            <text:p>11.940505</text:p>
          </table:table-cell>
          <table:table-cell office:value-type="float" office:value="11.945867" calcext:value-type="float">
            <text:p>11.945867</text:p>
          </table:table-cell>
          <table:table-cell office:value-type="float" office:value="11.951179" calcext:value-type="float">
            <text:p>11.951179</text:p>
          </table:table-cell>
          <table:table-cell office:value-type="float" office:value="11.995935" calcext:value-type="float">
            <text:p>11.995935</text:p>
          </table:table-cell>
          <table:table-cell office:value-type="float" office:value="12.104281" calcext:value-type="float">
            <text:p>12.104281</text:p>
          </table:table-cell>
          <table:table-cell office:value-type="float" office:value="12.064712" calcext:value-type="float">
            <text:p>12.064712</text:p>
          </table:table-cell>
          <table:table-cell office:value-type="float" office:value="12.058067" calcext:value-type="float">
            <text:p>12.058067</text:p>
          </table:table-cell>
          <table:table-cell office:value-type="float" office:value="12.091402" calcext:value-type="float">
            <text:p>12.091402</text:p>
          </table:table-cell>
          <table:table-cell office:value-type="float" office:value="12.105894" calcext:value-type="float">
            <text:p>12.105894</text:p>
          </table:table-cell>
          <table:table-cell office:value-type="float" office:value="12.142237" calcext:value-type="float">
            <text:p>12.142237</text:p>
          </table:table-cell>
          <table:table-cell office:value-type="float" office:value="12.152977" calcext:value-type="float">
            <text:p>12.152977</text:p>
          </table:table-cell>
          <table:table-cell office:value-type="float" office:value="12.194532" calcext:value-type="float">
            <text:p>12.194532</text:p>
          </table:table-cell>
          <table:table-cell office:value-type="float" office:value="12.218299" calcext:value-type="float">
            <text:p>12.218299</text:p>
          </table:table-cell>
          <table:table-cell office:value-type="float" office:value="12.235872" calcext:value-type="float">
            <text:p>12.235872</text:p>
          </table:table-cell>
          <table:table-cell office:value-type="float" office:value="12.26267" calcext:value-type="float">
            <text:p>12.26267</text:p>
          </table:table-cell>
          <table:table-cell office:value-type="float" office:value="12.290871" calcext:value-type="float">
            <text:p>12.290871</text:p>
          </table:table-cell>
          <table:table-cell office:value-type="float" office:value="12.315992" calcext:value-type="float">
            <text:p>12.315992</text:p>
          </table:table-cell>
          <table:table-cell office:value-type="float" office:value="12.34981" calcext:value-type="float">
            <text:p>12.34981</text:p>
          </table:table-cell>
          <table:table-cell office:value-type="float" office:value="12.372245" calcext:value-type="float">
            <text:p>12.372245</text:p>
          </table:table-cell>
          <table:table-cell office:value-type="float" office:value="12.384614" calcext:value-type="float">
            <text:p>12.384614</text:p>
          </table:table-cell>
          <table:table-cell office:value-type="float" office:value="12.475596" calcext:value-type="float">
            <text:p>12.475596</text:p>
          </table:table-cell>
          <table:table-cell office:value-type="float" office:value="12.449368" calcext:value-type="float">
            <text:p>12.449368</text:p>
          </table:table-cell>
          <table:table-cell office:value-type="float" office:value="12.481442" calcext:value-type="float">
            <text:p>12.481442</text:p>
          </table:table-cell>
          <table:table-cell office:value-type="float" office:value="12.505534" calcext:value-type="float">
            <text:p>12.505534</text:p>
          </table:table-cell>
          <table:table-cell office:value-type="float" office:value="12.526611" calcext:value-type="float">
            <text:p>12.526611</text:p>
          </table:table-cell>
          <table:table-cell office:value-type="float" office:value="12.563565" calcext:value-type="float">
            <text:p>12.563565</text:p>
          </table:table-cell>
          <table:table-cell office:value-type="float" office:value="12.592792" calcext:value-type="float">
            <text:p>12.592792</text:p>
          </table:table-cell>
          <table:table-cell office:value-type="float" office:value="12.610118" calcext:value-type="float">
            <text:p>12.610118</text:p>
          </table:table-cell>
          <table:table-cell office:value-type="float" office:value="12.638295" calcext:value-type="float">
            <text:p>12.638295</text:p>
          </table:table-cell>
          <table:table-cell office:value-type="float" office:value="12.652985" calcext:value-type="float">
            <text:p>12.652985</text:p>
          </table:table-cell>
          <table:table-cell office:value-type="float" office:value="12.688209" calcext:value-type="float">
            <text:p>12.688209</text:p>
          </table:table-cell>
          <table:table-cell office:value-type="float" office:value="12.708667" calcext:value-type="float">
            <text:p>12.708667</text:p>
          </table:table-cell>
          <table:table-cell office:value-type="float" office:value="12.738692" calcext:value-type="float">
            <text:p>12.738692</text:p>
          </table:table-cell>
          <table:table-cell office:value-type="float" office:value="12.764925" calcext:value-type="float">
            <text:p>12.764925</text:p>
          </table:table-cell>
          <table:table-cell office:value-type="float" office:value="12.790911" calcext:value-type="float">
            <text:p>12.790911</text:p>
          </table:table-cell>
          <table:table-cell office:value-type="float" office:value="12.825882" calcext:value-type="float">
            <text:p>12.825882</text:p>
          </table:table-cell>
          <table:table-cell office:value-type="float" office:value="12.848242" calcext:value-type="float">
            <text:p>12.848242</text:p>
          </table:table-cell>
          <table:table-cell office:value-type="float" office:value="12.867401" calcext:value-type="float">
            <text:p>12.867401</text:p>
          </table:table-cell>
          <table:table-cell office:value-type="float" office:value="12.895351" calcext:value-type="float">
            <text:p>12.895351</text:p>
          </table:table-cell>
          <table:table-cell office:value-type="float" office:value="12.911003" calcext:value-type="float">
            <text:p>12.911003</text:p>
          </table:table-cell>
          <table:table-cell office:value-type="float" office:value="12.945708" calcext:value-type="float">
            <text:p>12.945708</text:p>
          </table:table-cell>
          <table:table-cell office:value-type="float" office:value="12.978681" calcext:value-type="float">
            <text:p>12.978681</text:p>
          </table:table-cell>
          <table:table-cell office:value-type="float" office:value="12.994453" calcext:value-type="float">
            <text:p>12.994453</text:p>
          </table:table-cell>
          <table:table-cell office:value-type="float" office:value="13.022313" calcext:value-type="float">
            <text:p>13.022313</text:p>
          </table:table-cell>
          <table:table-cell office:value-type="float" office:value="13.057247" calcext:value-type="float">
            <text:p>13.057247</text:p>
          </table:table-cell>
          <table:table-cell office:value-type="float" office:value="13.087183" calcext:value-type="float">
            <text:p>13.087183</text:p>
          </table:table-cell>
          <table:table-cell office:value-type="float" office:value="13.104304" calcext:value-type="float">
            <text:p>13.104304</text:p>
          </table:table-cell>
          <table:table-cell office:value-type="float" office:value="13.134766" calcext:value-type="float">
            <text:p>13.134766</text:p>
          </table:table-cell>
          <table:table-cell office:value-type="float" office:value="13.163354" calcext:value-type="float">
            <text:p>13.163354</text:p>
          </table:table-cell>
          <table:table-cell office:value-type="float" office:value="13.188771" calcext:value-type="float">
            <text:p>13.188771</text:p>
          </table:table-cell>
          <table:table-cell office:value-type="float" office:value="13.207974" calcext:value-type="float">
            <text:p>13.207974</text:p>
          </table:table-cell>
          <table:table-cell office:value-type="float" office:value="13.2443" calcext:value-type="float">
            <text:p>13.2443</text:p>
          </table:table-cell>
          <table:table-cell office:value-type="float" office:value="13.266999" calcext:value-type="float">
            <text:p>13.266999</text:p>
          </table:table-cell>
          <table:table-cell office:value-type="float" office:value="13.29014" calcext:value-type="float">
            <text:p>13.29014</text:p>
          </table:table-cell>
          <table:table-cell office:value-type="float" office:value="13.320589" calcext:value-type="float">
            <text:p>13.320589</text:p>
          </table:table-cell>
          <table:table-cell office:value-type="float" office:value="13.350758" calcext:value-type="float">
            <text:p>13.350758</text:p>
          </table:table-cell>
          <table:table-cell office:value-type="float" office:value="13.376198" calcext:value-type="float">
            <text:p>13.376198</text:p>
          </table:table-cell>
          <table:table-cell office:value-type="float" office:value="13.392901" calcext:value-type="float">
            <text:p>13.392901</text:p>
          </table:table-cell>
          <table:table-cell office:value-type="float" office:value="13.425128" calcext:value-type="float">
            <text:p>13.425128</text:p>
          </table:table-cell>
          <table:table-cell office:value-type="float" office:value="13.455927" calcext:value-type="float">
            <text:p>13.455927</text:p>
          </table:table-cell>
          <table:table-cell office:value-type="float" office:value="13.488698" calcext:value-type="float">
            <text:p>13.488698</text:p>
          </table:table-cell>
          <table:table-cell office:value-type="float" office:value="13.504885" calcext:value-type="float">
            <text:p>13.504885</text:p>
          </table:table-cell>
          <table:table-cell office:value-type="float" office:value="13.532524" calcext:value-type="float">
            <text:p>13.532524</text:p>
          </table:table-cell>
          <table:table-cell office:value-type="float" office:value="13.561203" calcext:value-type="float">
            <text:p>13.561203</text:p>
          </table:table-cell>
          <table:table-cell office:value-type="float" office:value="13.59187" calcext:value-type="float">
            <text:p>13.59187</text:p>
          </table:table-cell>
          <table:table-cell office:value-type="float" office:value="13.610722" calcext:value-type="float">
            <text:p>13.610722</text:p>
          </table:table-cell>
          <table:table-cell office:value-type="float" office:value="13.63988" calcext:value-type="float">
            <text:p>13.63988</text:p>
          </table:table-cell>
          <table:table-cell office:value-type="float" office:value="13.657315" calcext:value-type="float">
            <text:p>13.657315</text:p>
          </table:table-cell>
          <table:table-cell office:value-type="float" office:value="13.696019" calcext:value-type="float">
            <text:p>13.696019</text:p>
          </table:table-cell>
          <table:table-cell office:value-type="float" office:value="13.730955" calcext:value-type="float">
            <text:p>13.730955</text:p>
          </table:table-cell>
          <table:table-cell office:value-type="float" office:value="13.735958" calcext:value-type="float">
            <text:p>13.735958</text:p>
          </table:table-cell>
          <table:table-cell office:value-type="float" office:value="13.771036" calcext:value-type="float">
            <text:p>13.771036</text:p>
          </table:table-cell>
          <table:table-cell office:value-type="float" office:value="13.799278" calcext:value-type="float">
            <text:p>13.799278</text:p>
          </table:table-cell>
          <table:table-cell office:value-type="float" office:value="13.834711" calcext:value-type="float">
            <text:p>13.834711</text:p>
          </table:table-cell>
          <table:table-cell office:value-type="float" office:value="13.860285" calcext:value-type="float">
            <text:p>13.860285</text:p>
          </table:table-cell>
          <table:table-cell office:value-type="float" office:value="13.878627" calcext:value-type="float">
            <text:p>13.878627</text:p>
          </table:table-cell>
          <table:table-cell office:value-type="float" office:value="13.908716" calcext:value-type="float">
            <text:p>13.908716</text:p>
          </table:table-cell>
          <table:table-cell office:value-type="float" office:value="13.945428" calcext:value-type="float">
            <text:p>13.945428</text:p>
          </table:table-cell>
          <table:table-cell office:value-type="float" office:value="13.961433" calcext:value-type="float">
            <text:p>13.961433</text:p>
          </table:table-cell>
          <table:table-cell office:value-type="float" office:value="13.993879" calcext:value-type="float">
            <text:p>13.993879</text:p>
          </table:table-cell>
          <table:table-cell office:value-type="float" office:value="14.005781" calcext:value-type="float">
            <text:p>14.005781</text:p>
          </table:table-cell>
          <table:table-cell office:value-type="float" office:value="14.04985" calcext:value-type="float">
            <text:p>14.04985</text:p>
          </table:table-cell>
          <table:table-cell office:value-type="float" office:value="14.072181" calcext:value-type="float">
            <text:p>14.072181</text:p>
          </table:table-cell>
          <table:table-cell office:value-type="float" office:value="14.089657" calcext:value-type="float">
            <text:p>14.089657</text:p>
          </table:table-cell>
          <table:table-cell office:value-type="float" office:value="14.129037" calcext:value-type="float">
            <text:p>14.129037</text:p>
          </table:table-cell>
          <table:table-cell office:value-type="float" office:value="14.149389" calcext:value-type="float">
            <text:p>14.149389</text:p>
          </table:table-cell>
          <table:table-cell office:value-type="float" office:value="14.185042" calcext:value-type="float">
            <text:p>14.185042</text:p>
          </table:table-cell>
          <table:table-cell office:value-type="float" office:value="14.200737" calcext:value-type="float">
            <text:p>14.200737</text:p>
          </table:table-cell>
          <table:table-cell office:value-type="float" office:value="14.232254" calcext:value-type="float">
            <text:p>14.232254</text:p>
          </table:table-cell>
          <table:table-cell office:value-type="float" office:value="14.266711" calcext:value-type="float">
            <text:p>14.266711</text:p>
          </table:table-cell>
          <table:table-cell office:value-type="float" office:value="14.292684" calcext:value-type="float">
            <text:p>14.292684</text:p>
          </table:table-cell>
          <table:table-cell office:value-type="float" office:value="14.320763" calcext:value-type="float">
            <text:p>14.320763</text:p>
          </table:table-cell>
          <table:table-cell office:value-type="float" office:value="14.349571" calcext:value-type="float">
            <text:p>14.349571</text:p>
          </table:table-cell>
          <table:table-cell office:value-type="float" office:value="14.375047" calcext:value-type="float">
            <text:p>14.375047</text:p>
          </table:table-cell>
          <table:table-cell office:value-type="float" office:value="14.41031" calcext:value-type="float">
            <text:p>14.41031</text:p>
          </table:table-cell>
          <table:table-cell office:value-type="float" office:value="14.423891" calcext:value-type="float">
            <text:p>14.423891</text:p>
          </table:table-cell>
          <table:table-cell office:value-type="float" office:value="14.464071" calcext:value-type="float">
            <text:p>14.464071</text:p>
          </table:table-cell>
          <table:table-cell office:value-type="float" office:value="14.494189" calcext:value-type="float">
            <text:p>14.494189</text:p>
          </table:table-cell>
          <table:table-cell office:value-type="float" office:value="14.513915" calcext:value-type="float">
            <text:p>14.513915</text:p>
          </table:table-cell>
          <table:table-cell office:value-type="float" office:value="14.539171" calcext:value-type="float">
            <text:p>14.539171</text:p>
          </table:table-cell>
          <table:table-cell office:value-type="float" office:value="14.565621" calcext:value-type="float">
            <text:p>14.565621</text:p>
          </table:table-cell>
          <table:table-cell office:value-type="float" office:value="14.584422" calcext:value-type="float">
            <text:p>14.584422</text:p>
          </table:table-cell>
          <table:table-cell office:value-type="float" office:value="14.614877" calcext:value-type="float">
            <text:p>14.614877</text:p>
          </table:table-cell>
          <table:table-cell office:value-type="float" office:value="14.669053" calcext:value-type="float">
            <text:p>14.669053</text:p>
          </table:table-cell>
          <table:table-cell office:value-type="float" office:value="14.674978" calcext:value-type="float">
            <text:p>14.674978</text:p>
          </table:table-cell>
          <table:table-cell office:value-type="float" office:value="14.70257" calcext:value-type="float">
            <text:p>14.70257</text:p>
          </table:table-cell>
          <table:table-cell office:value-type="float" office:value="14.735938" calcext:value-type="float">
            <text:p>14.735938</text:p>
          </table:table-cell>
          <table:table-cell office:value-type="float" office:value="14.763213" calcext:value-type="float">
            <text:p>14.763213</text:p>
          </table:table-cell>
          <table:table-cell office:value-type="float" office:value="14.789735" calcext:value-type="float">
            <text:p>14.789735</text:p>
          </table:table-cell>
          <table:table-cell office:value-type="float" office:value="14.807726" calcext:value-type="float">
            <text:p>14.807726</text:p>
          </table:table-cell>
          <table:table-cell office:value-type="float" office:value="14.837923" calcext:value-type="float">
            <text:p>14.837923</text:p>
          </table:table-cell>
          <table:table-cell office:value-type="float" office:value="14.888225" calcext:value-type="float">
            <text:p>14.888225</text:p>
          </table:table-cell>
          <table:table-cell office:value-type="float" office:value="14.898492" calcext:value-type="float">
            <text:p>14.898492</text:p>
          </table:table-cell>
          <table:table-cell office:value-type="float" office:value="14.923691" calcext:value-type="float">
            <text:p>14.923691</text:p>
          </table:table-cell>
          <table:table-cell office:value-type="float" office:value="14.958323" calcext:value-type="float">
            <text:p>14.958323</text:p>
          </table:table-cell>
          <table:table-cell office:value-type="float" office:value="14.979232" calcext:value-type="float">
            <text:p>14.979232</text:p>
          </table:table-cell>
          <table:table-cell office:value-type="float" office:value="15.010626" calcext:value-type="float">
            <text:p>15.010626</text:p>
          </table:table-cell>
          <table:table-cell office:value-type="float" office:value="15.036521" calcext:value-type="float">
            <text:p>15.036521</text:p>
          </table:table-cell>
          <table:table-cell office:value-type="float" office:value="15.071495" calcext:value-type="float">
            <text:p>15.071495</text:p>
          </table:table-cell>
          <table:table-cell office:value-type="float" office:value="15.097911" calcext:value-type="float">
            <text:p>15.097911</text:p>
          </table:table-cell>
          <table:table-cell office:value-type="float" office:value="15.112393" calcext:value-type="float">
            <text:p>15.112393</text:p>
          </table:table-cell>
          <table:table-cell office:value-type="float" office:value="15.148813" calcext:value-type="float">
            <text:p>15.148813</text:p>
          </table:table-cell>
          <table:table-cell office:value-type="float" office:value="15.176662" calcext:value-type="float">
            <text:p>15.176662</text:p>
          </table:table-cell>
          <table:table-cell office:value-type="float" office:value="15.188986" calcext:value-type="float">
            <text:p>15.188986</text:p>
          </table:table-cell>
          <table:table-cell office:value-type="float" office:value="15.233453" calcext:value-type="float">
            <text:p>15.233453</text:p>
          </table:table-cell>
          <table:table-cell office:value-type="float" office:value="15.261495" calcext:value-type="float">
            <text:p>15.261495</text:p>
          </table:table-cell>
          <table:table-cell office:value-type="float" office:value="15.293251" calcext:value-type="float">
            <text:p>15.293251</text:p>
          </table:table-cell>
          <table:table-cell office:value-type="float" office:value="15.317768" calcext:value-type="float">
            <text:p>15.317768</text:p>
          </table:table-cell>
          <table:table-cell office:value-type="float" office:value="15.346739" calcext:value-type="float">
            <text:p>15.346739</text:p>
          </table:table-cell>
          <table:table-cell office:value-type="float" office:value="15.354482" calcext:value-type="float">
            <text:p>15.354482</text:p>
          </table:table-cell>
          <table:table-cell office:value-type="float" office:value="15.387311" calcext:value-type="float">
            <text:p>15.387311</text:p>
          </table:table-cell>
          <table:table-cell office:value-type="float" office:value="15.413615" calcext:value-type="float">
            <text:p>15.413615</text:p>
          </table:table-cell>
          <table:table-cell office:value-type="float" office:value="15.453804" calcext:value-type="float">
            <text:p>15.453804</text:p>
          </table:table-cell>
          <table:table-cell office:value-type="float" office:value="15.469344" calcext:value-type="float">
            <text:p>15.469344</text:p>
          </table:table-cell>
          <table:table-cell office:value-type="float" office:value="15.516236" calcext:value-type="float">
            <text:p>15.516236</text:p>
          </table:table-cell>
          <table:table-cell office:value-type="float" office:value="15.539681" calcext:value-type="float">
            <text:p>15.539681</text:p>
          </table:table-cell>
          <table:table-cell office:value-type="float" office:value="15.560706" calcext:value-type="float">
            <text:p>15.560706</text:p>
          </table:table-cell>
          <table:table-cell office:value-type="float" office:value="15.591875" calcext:value-type="float">
            <text:p>15.591875</text:p>
          </table:table-cell>
          <table:table-cell office:value-type="float" office:value="15.630508" calcext:value-type="float">
            <text:p>15.630508</text:p>
          </table:table-cell>
          <table:table-cell office:value-type="float" office:value="15.651998" calcext:value-type="float">
            <text:p>15.651998</text:p>
          </table:table-cell>
          <table:table-cell office:value-type="float" office:value="15.681201" calcext:value-type="float">
            <text:p>15.681201</text:p>
          </table:table-cell>
          <table:table-cell office:value-type="float" office:value="15.71191" calcext:value-type="float">
            <text:p>15.71191</text:p>
          </table:table-cell>
          <table:table-cell office:value-type="float" office:value="15.742659" calcext:value-type="float">
            <text:p>15.742659</text:p>
          </table:table-cell>
          <table:table-cell office:value-type="float" office:value="15.766552" calcext:value-type="float">
            <text:p>15.766552</text:p>
          </table:table-cell>
          <table:table-cell office:value-type="float" office:value="15.795589" calcext:value-type="float">
            <text:p>15.795589</text:p>
          </table:table-cell>
          <table:table-cell office:value-type="float" office:value="15.895985" calcext:value-type="float">
            <text:p>15.895985</text:p>
          </table:table-cell>
          <table:table-cell office:value-type="float" office:value="16.334206" calcext:value-type="float">
            <text:p>16.334206</text:p>
          </table:table-cell>
          <table:table-cell office:value-type="float" office:value="15.878345" calcext:value-type="float">
            <text:p>15.878345</text:p>
          </table:table-cell>
          <table:table-cell office:value-type="float" office:value="15.909343" calcext:value-type="float">
            <text:p>15.909343</text:p>
          </table:table-cell>
          <table:table-cell office:value-type="float" office:value="15.937548" calcext:value-type="float">
            <text:p>15.937548</text:p>
          </table:table-cell>
          <table:table-cell office:value-type="float" office:value="15.982266" calcext:value-type="float">
            <text:p>15.982266</text:p>
          </table:table-cell>
          <table:table-cell office:value-type="float" office:value="15.990651" calcext:value-type="float">
            <text:p>15.990651</text:p>
          </table:table-cell>
          <table:table-cell office:value-type="float" office:value="16.014322" calcext:value-type="float">
            <text:p>16.014322</text:p>
          </table:table-cell>
          <table:table-cell office:value-type="float" office:value="16.048603" calcext:value-type="float">
            <text:p>16.048603</text:p>
          </table:table-cell>
          <table:table-cell office:value-type="float" office:value="16.079351" calcext:value-type="float">
            <text:p>16.079351</text:p>
          </table:table-cell>
          <table:table-cell office:value-type="float" office:value="16.106079" calcext:value-type="float">
            <text:p>16.106079</text:p>
          </table:table-cell>
          <table:table-cell office:value-type="float" office:value="16.141241" calcext:value-type="float">
            <text:p>16.141241</text:p>
          </table:table-cell>
          <table:table-cell office:value-type="float" office:value="16.163923" calcext:value-type="float">
            <text:p>16.163923</text:p>
          </table:table-cell>
          <table:table-cell office:value-type="float" office:value="16.187143" calcext:value-type="float">
            <text:p>16.187143</text:p>
          </table:table-cell>
          <table:table-cell office:value-type="float" office:value="16.226744" calcext:value-type="float">
            <text:p>16.226744</text:p>
          </table:table-cell>
          <table:table-cell office:value-type="float" office:value="16.255833" calcext:value-type="float">
            <text:p>16.255833</text:p>
          </table:table-cell>
          <table:table-cell office:value-type="float" office:value="16.267994" calcext:value-type="float">
            <text:p>16.267994</text:p>
          </table:table-cell>
          <table:table-cell office:value-type="float" office:value="16.309717" calcext:value-type="float">
            <text:p>16.309717</text:p>
          </table:table-cell>
          <table:table-cell office:value-type="float" office:value="16.338228" calcext:value-type="float">
            <text:p>16.338228</text:p>
          </table:table-cell>
          <table:table-cell office:value-type="float" office:value="16.372355" calcext:value-type="float">
            <text:p>16.372355</text:p>
          </table:table-cell>
          <table:table-cell office:value-type="float" office:value="16.397747" calcext:value-type="float">
            <text:p>16.397747</text:p>
          </table:table-cell>
          <table:table-cell office:value-type="float" office:value="16.422218" calcext:value-type="float">
            <text:p>16.422218</text:p>
          </table:table-cell>
          <table:table-cell office:value-type="float" office:value="16.458605" calcext:value-type="float">
            <text:p>16.458605</text:p>
          </table:table-cell>
          <table:table-cell office:value-type="float" office:value="16.465128" calcext:value-type="float">
            <text:p>16.465128</text:p>
          </table:table-cell>
          <table:table-cell office:value-type="float" office:value="16.509138" calcext:value-type="float">
            <text:p>16.509138</text:p>
          </table:table-cell>
          <table:table-cell office:value-type="float" office:value="16.53307" calcext:value-type="float">
            <text:p>16.53307</text:p>
          </table:table-cell>
          <table:table-cell office:value-type="float" office:value="16.568333" calcext:value-type="float">
            <text:p>16.568333</text:p>
          </table:table-cell>
          <table:table-cell office:value-type="float" office:value="16.603195" calcext:value-type="float">
            <text:p>16.603195</text:p>
          </table:table-cell>
          <table:table-cell office:value-type="float" office:value="16.613316" calcext:value-type="float">
            <text:p>16.613316</text:p>
          </table:table-cell>
          <table:table-cell office:value-type="float" office:value="16.660929" calcext:value-type="float">
            <text:p>16.660929</text:p>
          </table:table-cell>
          <table:table-cell office:value-type="float" office:value="16.682852" calcext:value-type="float">
            <text:p>16.682852</text:p>
          </table:table-cell>
          <table:table-cell office:value-type="float" office:value="16.709715" calcext:value-type="float">
            <text:p>16.709715</text:p>
          </table:table-cell>
          <table:table-cell office:value-type="float" office:value="16.734478" calcext:value-type="float">
            <text:p>16.734478</text:p>
          </table:table-cell>
          <table:table-cell office:value-type="float" office:value="16.763992" calcext:value-type="float">
            <text:p>16.763992</text:p>
          </table:table-cell>
          <table:table-cell office:value-type="float" office:value="16.804773" calcext:value-type="float">
            <text:p>16.804773</text:p>
          </table:table-cell>
          <table:table-cell office:value-type="float" office:value="16.813814" calcext:value-type="float">
            <text:p>16.813814</text:p>
          </table:table-cell>
          <table:table-cell office:value-type="float" office:value="16.854631" calcext:value-type="float">
            <text:p>16.854631</text:p>
          </table:table-cell>
          <table:table-cell office:value-type="float" office:value="16.874716" calcext:value-type="float">
            <text:p>16.874716</text:p>
          </table:table-cell>
          <table:table-cell office:value-type="float" office:value="16.916927" calcext:value-type="float">
            <text:p>16.916927</text:p>
          </table:table-cell>
          <table:table-cell office:value-type="float" office:value="16.922049" calcext:value-type="float">
            <text:p>16.922049</text:p>
          </table:table-cell>
          <table:table-cell office:value-type="float" office:value="16.97016" calcext:value-type="float">
            <text:p>16.97016</text:p>
          </table:table-cell>
          <table:table-cell office:value-type="float" office:value="16.999466" calcext:value-type="float">
            <text:p>16.999466</text:p>
          </table:table-cell>
          <table:table-cell office:value-type="float" office:value="17.080894" calcext:value-type="float">
            <text:p>17.080894</text:p>
          </table:table-cell>
          <table:table-cell office:value-type="float" office:value="17.05986" calcext:value-type="float">
            <text:p>17.05986</text:p>
          </table:table-cell>
          <table:table-cell office:value-type="float" office:value="17.073378" calcext:value-type="float">
            <text:p>17.073378</text:p>
          </table:table-cell>
          <table:table-cell office:value-type="float" office:value="17.100351" calcext:value-type="float">
            <text:p>17.100351</text:p>
          </table:table-cell>
          <table:table-cell office:value-type="float" office:value="17.14657" calcext:value-type="float">
            <text:p>17.14657</text:p>
          </table:table-cell>
          <table:table-cell office:value-type="float" office:value="17.187662" calcext:value-type="float">
            <text:p>17.187662</text:p>
          </table:table-cell>
          <table:table-cell office:value-type="float" office:value="17.324249" calcext:value-type="float">
            <text:p>17.324249</text:p>
          </table:table-cell>
          <table:table-cell office:value-type="float" office:value="17.21488" calcext:value-type="float">
            <text:p>17.21488</text:p>
          </table:table-cell>
          <table:table-cell office:value-type="float" office:value="17.257149" calcext:value-type="float">
            <text:p>17.257149</text:p>
          </table:table-cell>
          <table:table-cell office:value-type="float" office:value="17.331203" calcext:value-type="float">
            <text:p>17.331203</text:p>
          </table:table-cell>
          <table:table-cell office:value-type="float" office:value="17.34868" calcext:value-type="float">
            <text:p>17.34868</text:p>
          </table:table-cell>
          <table:table-cell office:value-type="float" office:value="17.351603" calcext:value-type="float">
            <text:p>17.351603</text:p>
          </table:table-cell>
          <table:table-cell office:value-type="float" office:value="17.378162" calcext:value-type="float">
            <text:p>17.378162</text:p>
          </table:table-cell>
          <table:table-cell office:value-type="float" office:value="17.485205" calcext:value-type="float">
            <text:p>17.485205</text:p>
          </table:table-cell>
          <table:table-cell office:value-type="float" office:value="17.497032" calcext:value-type="float">
            <text:p>17.497032</text:p>
          </table:table-cell>
          <table:table-cell office:value-type="float" office:value="17.455536" calcext:value-type="float">
            <text:p>17.455536</text:p>
          </table:table-cell>
          <table:table-cell office:value-type="float" office:value="17.503923" calcext:value-type="float">
            <text:p>17.503923</text:p>
          </table:table-cell>
          <table:table-cell office:value-type="float" office:value="17.519779" calcext:value-type="float">
            <text:p>17.519779</text:p>
          </table:table-cell>
          <table:table-cell office:value-type="float" office:value="17.550823" calcext:value-type="float">
            <text:p>17.550823</text:p>
          </table:table-cell>
          <table:table-cell office:value-type="float" office:value="17.588652" calcext:value-type="float">
            <text:p>17.588652</text:p>
          </table:table-cell>
          <table:table-cell office:value-type="float" office:value="17.631584" calcext:value-type="float">
            <text:p>17.631584</text:p>
          </table:table-cell>
          <table:table-cell office:value-type="float" office:value="17.633356" calcext:value-type="float">
            <text:p>17.633356</text:p>
          </table:table-cell>
          <table:table-cell office:value-type="float" office:value="17.677534" calcext:value-type="float">
            <text:p>17.677534</text:p>
          </table:table-cell>
          <table:table-cell office:value-type="float" office:value="17.703093" calcext:value-type="float">
            <text:p>17.703093</text:p>
          </table:table-cell>
          <table:table-cell office:value-type="float" office:value="17.720846" calcext:value-type="float">
            <text:p>17.720846</text:p>
          </table:table-cell>
          <table:table-cell office:value-type="float" office:value="17.762531" calcext:value-type="float">
            <text:p>17.762531</text:p>
          </table:table-cell>
          <table:table-cell office:value-type="float" office:value="17.7761" calcext:value-type="float">
            <text:p>17.7761</text:p>
          </table:table-cell>
          <table:table-cell office:value-type="float" office:value="17.845411" calcext:value-type="float">
            <text:p>17.845411</text:p>
          </table:table-cell>
          <table:table-cell office:value-type="float" office:value="17.837345" calcext:value-type="float">
            <text:p>17.837345</text:p>
          </table:table-cell>
          <table:table-cell office:value-type="float" office:value="17.869093" calcext:value-type="float">
            <text:p>17.869093</text:p>
          </table:table-cell>
          <table:table-cell office:value-type="float" office:value="17.898041" calcext:value-type="float">
            <text:p>17.898041</text:p>
          </table:table-cell>
          <table:table-cell office:value-type="float" office:value="17.935629" calcext:value-type="float">
            <text:p>17.935629</text:p>
          </table:table-cell>
          <table:table-cell office:value-type="float" office:value="17.955397" calcext:value-type="float">
            <text:p>17.955397</text:p>
          </table:table-cell>
          <table:table-cell office:value-type="float" office:value="17.991528" calcext:value-type="float">
            <text:p>17.991528</text:p>
          </table:table-cell>
          <table:table-cell office:value-type="float" office:value="18.016228" calcext:value-type="float">
            <text:p>18.016228</text:p>
          </table:table-cell>
          <table:table-cell office:value-type="float" office:value="18.04418" calcext:value-type="float">
            <text:p>18.04418</text:p>
          </table:table-cell>
          <table:table-cell office:value-type="float" office:value="18.086723" calcext:value-type="float">
            <text:p>18.086723</text:p>
          </table:table-cell>
          <table:table-cell office:value-type="float" office:value="18.196096" calcext:value-type="float">
            <text:p>18.196096</text:p>
          </table:table-cell>
          <table:table-cell office:value-type="float" office:value="18.126272" calcext:value-type="float">
            <text:p>18.126272</text:p>
          </table:table-cell>
          <table:table-cell office:value-type="float" office:value="18.205046" calcext:value-type="float">
            <text:p>18.205046</text:p>
          </table:table-cell>
          <table:table-cell office:value-type="float" office:value="18.200092" calcext:value-type="float">
            <text:p>18.200092</text:p>
          </table:table-cell>
          <table:table-cell office:value-type="float" office:value="18.254965" calcext:value-type="float">
            <text:p>18.254965</text:p>
          </table:table-cell>
          <table:table-cell office:value-type="float" office:value="18.257172" calcext:value-type="float">
            <text:p>18.257172</text:p>
          </table:table-cell>
          <table:table-cell office:value-type="float" office:value="18.288012" calcext:value-type="float">
            <text:p>18.288012</text:p>
          </table:table-cell>
          <table:table-cell office:value-type="float" office:value="18.320036" calcext:value-type="float">
            <text:p>18.320036</text:p>
          </table:table-cell>
          <table:table-cell office:value-type="float" office:value="18.345495" calcext:value-type="float">
            <text:p>18.345495</text:p>
          </table:table-cell>
          <table:table-cell office:value-type="float" office:value="18.381302" calcext:value-type="float">
            <text:p>18.381302</text:p>
          </table:table-cell>
          <table:table-cell office:value-type="float" office:value="18.404373" calcext:value-type="float">
            <text:p>18.404373</text:p>
          </table:table-cell>
          <table:table-cell office:value-type="float" office:value="18.43236" calcext:value-type="float">
            <text:p>18.43236</text:p>
          </table:table-cell>
          <table:table-cell office:value-type="float" office:value="18.488626" calcext:value-type="float">
            <text:p>18.488626</text:p>
          </table:table-cell>
          <table:table-cell office:value-type="float" office:value="18.495659" calcext:value-type="float">
            <text:p>18.495659</text:p>
          </table:table-cell>
          <table:table-cell office:value-type="float" office:value="18.587736" calcext:value-type="float">
            <text:p>18.587736</text:p>
          </table:table-cell>
          <table:table-cell office:value-type="float" office:value="18.556416" calcext:value-type="float">
            <text:p>18.556416</text:p>
          </table:table-cell>
          <table:table-cell office:value-type="float" office:value="18.591801" calcext:value-type="float">
            <text:p>18.591801</text:p>
          </table:table-cell>
          <table:table-cell office:value-type="float" office:value="18.61437" calcext:value-type="float">
            <text:p>18.61437</text:p>
          </table:table-cell>
          <table:table-cell office:value-type="float" office:value="18.746754" calcext:value-type="float">
            <text:p>18.746754</text:p>
          </table:table-cell>
          <table:table-cell office:value-type="float" office:value="18.691677" calcext:value-type="float">
            <text:p>18.691677</text:p>
          </table:table-cell>
          <table:table-cell office:value-type="float" office:value="18.699907" calcext:value-type="float">
            <text:p>18.699907</text:p>
          </table:table-cell>
          <table:table-cell office:value-type="float" office:value="18.730465" calcext:value-type="float">
            <text:p>18.730465</text:p>
          </table:table-cell>
          <table:table-cell office:value-type="float" office:value="18.798796" calcext:value-type="float">
            <text:p>18.798796</text:p>
          </table:table-cell>
          <table:table-cell office:value-type="float" office:value="18.801573" calcext:value-type="float">
            <text:p>18.801573</text:p>
          </table:table-cell>
          <table:table-cell office:value-type="float" office:value="18.815374" calcext:value-type="float">
            <text:p>18.815374</text:p>
          </table:table-cell>
          <table:table-cell office:value-type="float" office:value="18.859673" calcext:value-type="float">
            <text:p>18.859673</text:p>
          </table:table-cell>
          <table:table-cell office:value-type="float" office:value="18.891424" calcext:value-type="float">
            <text:p>18.891424</text:p>
          </table:table-cell>
          <table:table-cell office:value-type="float" office:value="18.921127" calcext:value-type="float">
            <text:p>18.921127</text:p>
          </table:table-cell>
          <table:table-cell office:value-type="float" office:value="18.936005" calcext:value-type="float">
            <text:p>18.936005</text:p>
          </table:table-cell>
          <table:table-cell office:value-type="float" office:value="19.00036" calcext:value-type="float">
            <text:p>19.00036</text:p>
          </table:table-cell>
          <table:table-cell office:value-type="float" office:value="19.005884" calcext:value-type="float">
            <text:p>19.005884</text:p>
          </table:table-cell>
          <table:table-cell office:value-type="float" office:value="19.05311" calcext:value-type="float">
            <text:p>19.05311</text:p>
          </table:table-cell>
          <table:table-cell office:value-type="float" office:value="19.06918" calcext:value-type="float">
            <text:p>19.06918</text:p>
          </table:table-cell>
          <table:table-cell office:value-type="float" office:value="19.245441" calcext:value-type="float">
            <text:p>19.245441</text:p>
          </table:table-cell>
          <table:table-cell office:value-type="float" office:value="19.131107" calcext:value-type="float">
            <text:p>19.131107</text:p>
          </table:table-cell>
          <table:table-cell office:value-type="float" office:value="19.161804" calcext:value-type="float">
            <text:p>19.161804</text:p>
          </table:table-cell>
          <table:table-cell office:value-type="float" office:value="19.185013" calcext:value-type="float">
            <text:p>19.185013</text:p>
          </table:table-cell>
          <table:table-cell office:value-type="float" office:value="19.21166" calcext:value-type="float">
            <text:p>19.21166</text:p>
          </table:table-cell>
          <table:table-cell office:value-type="float" office:value="19.249744" calcext:value-type="float">
            <text:p>19.249744</text:p>
          </table:table-cell>
          <table:table-cell office:value-type="float" office:value="19.264027" calcext:value-type="float">
            <text:p>19.264027</text:p>
          </table:table-cell>
          <table:table-cell office:value-type="float" office:value="19.310396" calcext:value-type="float">
            <text:p>19.310396</text:p>
          </table:table-cell>
          <table:table-cell office:value-type="float" office:value="19.344904" calcext:value-type="float">
            <text:p>19.344904</text:p>
          </table:table-cell>
          <table:table-cell office:value-type="float" office:value="19.372396" calcext:value-type="float">
            <text:p>19.372396</text:p>
          </table:table-cell>
          <table:table-cell office:value-type="float" office:value="19.405537" calcext:value-type="float">
            <text:p>19.405537</text:p>
          </table:table-cell>
          <table:table-cell office:value-type="float" office:value="19.435976" calcext:value-type="float">
            <text:p>19.435976</text:p>
          </table:table-cell>
          <table:table-cell office:value-type="float" office:value="19.458504" calcext:value-type="float">
            <text:p>19.458504</text:p>
          </table:table-cell>
          <table:table-cell office:value-type="float" office:value="19.486288" calcext:value-type="float">
            <text:p>19.486288</text:p>
          </table:table-cell>
          <table:table-cell office:value-type="float" office:value="19.529278" calcext:value-type="float">
            <text:p>19.529278</text:p>
          </table:table-cell>
          <table:table-cell office:value-type="float" office:value="19.565891" calcext:value-type="float">
            <text:p>19.565891</text:p>
          </table:table-cell>
          <table:table-cell office:value-type="float" office:value="19.603975" calcext:value-type="float">
            <text:p>19.603975</text:p>
          </table:table-cell>
          <table:table-cell office:value-type="float" office:value="19.614891" calcext:value-type="float">
            <text:p>19.614891</text:p>
          </table:table-cell>
          <table:table-cell office:value-type="float" office:value="19.643269" calcext:value-type="float">
            <text:p>19.643269</text:p>
          </table:table-cell>
          <table:table-cell office:value-type="float" office:value="19.675116" calcext:value-type="float">
            <text:p>19.675116</text:p>
          </table:table-cell>
          <table:table-cell office:value-type="float" office:value="19.714672" calcext:value-type="float">
            <text:p>19.714672</text:p>
          </table:table-cell>
          <table:table-cell office:value-type="float" office:value="19.742855" calcext:value-type="float">
            <text:p>19.742855</text:p>
          </table:table-cell>
          <table:table-cell office:value-type="float" office:value="19.766088" calcext:value-type="float">
            <text:p>19.766088</text:p>
          </table:table-cell>
          <table:table-cell office:value-type="float" office:value="19.820959" calcext:value-type="float">
            <text:p>19.820959</text:p>
          </table:table-cell>
          <table:table-cell office:value-type="float" office:value="19.815556" calcext:value-type="float">
            <text:p>19.815556</text:p>
          </table:table-cell>
          <table:table-cell office:value-type="float" office:value="19.867701" calcext:value-type="float">
            <text:p>19.867701</text:p>
          </table:table-cell>
          <table:table-cell office:value-type="float" office:value="19.898829" calcext:value-type="float">
            <text:p>19.898829</text:p>
          </table:table-cell>
          <table:table-cell office:value-type="float" office:value="19.940216" calcext:value-type="float">
            <text:p>19.940216</text:p>
          </table:table-cell>
          <table:table-cell office:value-type="float" office:value="20.059313" calcext:value-type="float">
            <text:p>20.059313</text:p>
          </table:table-cell>
          <table:table-cell office:value-type="float" office:value="19.999893" calcext:value-type="float">
            <text:p>19.999893</text:p>
          </table:table-cell>
          <table:table-cell office:value-type="float" office:value="20.132242" calcext:value-type="float">
            <text:p>20.132242</text:p>
          </table:table-cell>
          <table:table-cell office:value-type="float" office:value="20.090919" calcext:value-type="float">
            <text:p>20.090919</text:p>
          </table:table-cell>
          <table:table-cell office:value-type="float" office:value="20.14098" calcext:value-type="float">
            <text:p>20.14098</text:p>
          </table:table-cell>
          <table:table-cell office:value-type="float" office:value="20.157368" calcext:value-type="float">
            <text:p>20.157368</text:p>
          </table:table-cell>
          <table:table-cell office:value-type="float" office:value="20.126797" calcext:value-type="float">
            <text:p>20.126797</text:p>
          </table:table-cell>
          <table:table-cell office:value-type="float" office:value="20.194035" calcext:value-type="float">
            <text:p>20.194035</text:p>
          </table:table-cell>
          <table:table-cell office:value-type="float" office:value="20.250977" calcext:value-type="float">
            <text:p>20.250977</text:p>
          </table:table-cell>
          <table:table-cell office:value-type="float" office:value="20.211782" calcext:value-type="float">
            <text:p>20.211782</text:p>
          </table:table-cell>
          <table:table-cell office:value-type="float" office:value="20.276615" calcext:value-type="float">
            <text:p>20.276615</text:p>
          </table:table-cell>
          <table:table-cell office:value-type="float" office:value="20.304256" calcext:value-type="float">
            <text:p>20.304256</text:p>
          </table:table-cell>
          <table:table-cell office:value-type="float" office:value="20.351219" calcext:value-type="float">
            <text:p>20.351219</text:p>
          </table:table-cell>
        </table:table-row>
        <table:table-row table:style-name="ro1">
          <table:table-cell table:formula="of:=AVERAGE([.A1:.A3])" office:value-type="float" office:value="0.00287933333333333" calcext:value-type="float">
            <text:p>0.0028793333</text:p>
          </table:table-cell>
          <table:table-cell table:formula="of:=AVERAGE([.B1:.B3])" office:value-type="float" office:value="0.007225" calcext:value-type="float">
            <text:p>0.007225</text:p>
          </table:table-cell>
          <table:table-cell table:formula="of:=AVERAGE([.C1:.C3])" office:value-type="float" office:value="0.0114306666666667" calcext:value-type="float">
            <text:p>0.0114306667</text:p>
          </table:table-cell>
          <table:table-cell table:formula="of:=AVERAGE([.D1:.D3])" office:value-type="float" office:value="0.0153" calcext:value-type="float">
            <text:p>0.0153</text:p>
          </table:table-cell>
          <table:table-cell table:formula="of:=AVERAGE([.E1:.E3])" office:value-type="float" office:value="0.0156343333333333" calcext:value-type="float">
            <text:p>0.0156343333</text:p>
          </table:table-cell>
          <table:table-cell table:formula="of:=AVERAGE([.F1:.F3])" office:value-type="float" office:value="0.014841" calcext:value-type="float">
            <text:p>0.014841</text:p>
          </table:table-cell>
          <table:table-cell table:formula="of:=AVERAGE([.G1:.G3])" office:value-type="float" office:value="0.012834" calcext:value-type="float">
            <text:p>0.012834</text:p>
          </table:table-cell>
          <table:table-cell table:formula="of:=AVERAGE([.H1:.H3])" office:value-type="float" office:value="0.0218253333333333" calcext:value-type="float">
            <text:p>0.0218253333</text:p>
          </table:table-cell>
          <table:table-cell table:formula="of:=AVERAGE([.I1:.I3])" office:value-type="float" office:value="0.0251146666666667" calcext:value-type="float">
            <text:p>0.0251146667</text:p>
          </table:table-cell>
          <table:table-cell table:formula="of:=AVERAGE([.J1:.J3])" office:value-type="float" office:value="0.0240053333333333" calcext:value-type="float">
            <text:p>0.0240053333</text:p>
          </table:table-cell>
          <table:table-cell table:formula="of:=AVERAGE([.K1:.K3])" office:value-type="float" office:value="0.0229126666666667" calcext:value-type="float">
            <text:p>0.0229126667</text:p>
          </table:table-cell>
          <table:table-cell table:formula="of:=AVERAGE([.L1:.L3])" office:value-type="float" office:value="0.026014" calcext:value-type="float">
            <text:p>0.026014</text:p>
          </table:table-cell>
          <table:table-cell table:formula="of:=AVERAGE([.M1:.M3])" office:value-type="float" office:value="0.0300073333333333" calcext:value-type="float">
            <text:p>0.0300073333</text:p>
          </table:table-cell>
          <table:table-cell table:formula="of:=AVERAGE([.N1:.N3])" office:value-type="float" office:value="0.0328713333333333" calcext:value-type="float">
            <text:p>0.0328713333</text:p>
          </table:table-cell>
          <table:table-cell table:formula="of:=AVERAGE([.O1:.O3])" office:value-type="float" office:value="0.0367533333333333" calcext:value-type="float">
            <text:p>0.0367533333</text:p>
          </table:table-cell>
          <table:table-cell table:formula="of:=AVERAGE([.P1:.P3])" office:value-type="float" office:value="0.0397873333333333" calcext:value-type="float">
            <text:p>0.0397873333</text:p>
          </table:table-cell>
          <table:table-cell table:formula="of:=AVERAGE([.Q1:.Q3])" office:value-type="float" office:value="0.043401" calcext:value-type="float">
            <text:p>0.043401</text:p>
          </table:table-cell>
          <table:table-cell table:formula="of:=AVERAGE([.R1:.R3])" office:value-type="float" office:value="0.0480333333333333" calcext:value-type="float">
            <text:p>0.0480333333</text:p>
          </table:table-cell>
          <table:table-cell table:formula="of:=AVERAGE([.S1:.S3])" office:value-type="float" office:value="0.0524246666666667" calcext:value-type="float">
            <text:p>0.0524246667</text:p>
          </table:table-cell>
          <table:table-cell table:formula="of:=AVERAGE([.T1:.T3])" office:value-type="float" office:value="0.056006" calcext:value-type="float">
            <text:p>0.056006</text:p>
          </table:table-cell>
          <table:table-cell table:formula="of:=AVERAGE([.U1:.U3])" office:value-type="float" office:value="0.05947" calcext:value-type="float">
            <text:p>0.05947</text:p>
          </table:table-cell>
          <table:table-cell table:formula="of:=AVERAGE([.V1:.V3])" office:value-type="float" office:value="0.0642373333333333" calcext:value-type="float">
            <text:p>0.0642373333</text:p>
          </table:table-cell>
          <table:table-cell table:formula="of:=AVERAGE([.W1:.W3])" office:value-type="float" office:value="0.0685116666666667" calcext:value-type="float">
            <text:p>0.0685116667</text:p>
          </table:table-cell>
          <table:table-cell table:formula="of:=AVERAGE([.X1:.X3])" office:value-type="float" office:value="0.072556" calcext:value-type="float">
            <text:p>0.072556</text:p>
          </table:table-cell>
          <table:table-cell table:formula="of:=AVERAGE([.Y1:.Y3])" office:value-type="float" office:value="0.081758" calcext:value-type="float">
            <text:p>0.081758</text:p>
          </table:table-cell>
          <table:table-cell table:formula="of:=AVERAGE([.Z1:.Z3])" office:value-type="float" office:value="0.0836846666666667" calcext:value-type="float">
            <text:p>0.0836846667</text:p>
          </table:table-cell>
          <table:table-cell table:formula="of:=AVERAGE([.AA1:.AA3])" office:value-type="float" office:value="0.0880223333333333" calcext:value-type="float">
            <text:p>0.0880223333</text:p>
          </table:table-cell>
          <table:table-cell table:formula="of:=AVERAGE([.AB1:.AB3])" office:value-type="float" office:value="0.09265" calcext:value-type="float">
            <text:p>0.09265</text:p>
          </table:table-cell>
          <table:table-cell table:formula="of:=AVERAGE([.AC1:.AC3])" office:value-type="float" office:value="0.097213" calcext:value-type="float">
            <text:p>0.097213</text:p>
          </table:table-cell>
          <table:table-cell table:formula="of:=AVERAGE([.AD1:.AD3])" office:value-type="float" office:value="0.104570333333333" calcext:value-type="float">
            <text:p>0.1045703333</text:p>
          </table:table-cell>
          <table:table-cell table:formula="of:=AVERAGE([.AE1:.AE3])" office:value-type="float" office:value="0.106786666666667" calcext:value-type="float">
            <text:p>0.1067866667</text:p>
          </table:table-cell>
          <table:table-cell table:formula="of:=AVERAGE([.AF1:.AF3])" office:value-type="float" office:value="0.111785" calcext:value-type="float">
            <text:p>0.111785</text:p>
          </table:table-cell>
          <table:table-cell table:formula="of:=AVERAGE([.AG1:.AG3])" office:value-type="float" office:value="0.119108333333333" calcext:value-type="float">
            <text:p>0.1191083333</text:p>
          </table:table-cell>
          <table:table-cell table:formula="of:=AVERAGE([.AH1:.AH3])" office:value-type="float" office:value="0.12277" calcext:value-type="float">
            <text:p>0.12277</text:p>
          </table:table-cell>
          <table:table-cell table:formula="of:=AVERAGE([.AI1:.AI3])" office:value-type="float" office:value="0.130031" calcext:value-type="float">
            <text:p>0.130031</text:p>
          </table:table-cell>
          <table:table-cell table:formula="of:=AVERAGE([.AJ1:.AJ3])" office:value-type="float" office:value="0.140089666666667" calcext:value-type="float">
            <text:p>0.1400896667</text:p>
          </table:table-cell>
          <table:table-cell table:formula="of:=AVERAGE([.AK1:.AK3])" office:value-type="float" office:value="0.141284" calcext:value-type="float">
            <text:p>0.141284</text:p>
          </table:table-cell>
          <table:table-cell table:formula="of:=AVERAGE([.AL1:.AL3])" office:value-type="float" office:value="0.145649666666667" calcext:value-type="float">
            <text:p>0.1456496667</text:p>
          </table:table-cell>
          <table:table-cell table:formula="of:=AVERAGE([.AM1:.AM3])" office:value-type="float" office:value="0.152681333333333" calcext:value-type="float">
            <text:p>0.1526813333</text:p>
          </table:table-cell>
          <table:table-cell table:formula="of:=AVERAGE([.AN1:.AN3])" office:value-type="float" office:value="0.157754333333333" calcext:value-type="float">
            <text:p>0.1577543333</text:p>
          </table:table-cell>
          <table:table-cell table:formula="of:=AVERAGE([.AO1:.AO3])" office:value-type="float" office:value="0.163937333333333" calcext:value-type="float">
            <text:p>0.1639373333</text:p>
          </table:table-cell>
          <table:table-cell table:formula="of:=AVERAGE([.AP1:.AP3])" office:value-type="float" office:value="0.169827666666667" calcext:value-type="float">
            <text:p>0.1698276667</text:p>
          </table:table-cell>
          <table:table-cell table:formula="of:=AVERAGE([.AQ1:.AQ3])" office:value-type="float" office:value="0.175180666666667" calcext:value-type="float">
            <text:p>0.1751806667</text:p>
          </table:table-cell>
          <table:table-cell table:formula="of:=AVERAGE([.AR1:.AR3])" office:value-type="float" office:value="0.18825" calcext:value-type="float">
            <text:p>0.18825</text:p>
          </table:table-cell>
          <table:table-cell table:formula="of:=AVERAGE([.AS1:.AS3])" office:value-type="float" office:value="0.189805" calcext:value-type="float">
            <text:p>0.189805</text:p>
          </table:table-cell>
          <table:table-cell table:formula="of:=AVERAGE([.AT1:.AT3])" office:value-type="float" office:value="0.200788333333333" calcext:value-type="float">
            <text:p>0.2007883333</text:p>
          </table:table-cell>
          <table:table-cell table:formula="of:=AVERAGE([.AU1:.AU3])" office:value-type="float" office:value="0.200611333333333" calcext:value-type="float">
            <text:p>0.2006113333</text:p>
          </table:table-cell>
          <table:table-cell table:formula="of:=AVERAGE([.AV1:.AV3])" office:value-type="float" office:value="0.208554" calcext:value-type="float">
            <text:p>0.208554</text:p>
          </table:table-cell>
          <table:table-cell table:formula="of:=AVERAGE([.AW1:.AW3])" office:value-type="float" office:value="0.216537333333333" calcext:value-type="float">
            <text:p>0.2165373333</text:p>
          </table:table-cell>
          <table:table-cell table:formula="of:=AVERAGE([.AX1:.AX3])" office:value-type="float" office:value="0.227166333333333" calcext:value-type="float">
            <text:p>0.2271663333</text:p>
          </table:table-cell>
          <table:table-cell table:formula="of:=AVERAGE([.AY1:.AY3])" office:value-type="float" office:value="0.232811" calcext:value-type="float">
            <text:p>0.232811</text:p>
          </table:table-cell>
          <table:table-cell table:formula="of:=AVERAGE([.AZ1:.AZ3])" office:value-type="float" office:value="0.233458666666667" calcext:value-type="float">
            <text:p>0.2334586667</text:p>
          </table:table-cell>
          <table:table-cell table:formula="of:=AVERAGE([.BA1:.BA3])" office:value-type="float" office:value="0.239487666666667" calcext:value-type="float">
            <text:p>0.2394876667</text:p>
          </table:table-cell>
          <table:table-cell table:formula="of:=AVERAGE([.BB1:.BB3])" office:value-type="float" office:value="0.247283333333333" calcext:value-type="float">
            <text:p>0.2472833333</text:p>
          </table:table-cell>
          <table:table-cell table:formula="of:=AVERAGE([.BC1:.BC3])" office:value-type="float" office:value="0.256741" calcext:value-type="float">
            <text:p>0.256741</text:p>
          </table:table-cell>
          <table:table-cell table:formula="of:=AVERAGE([.BD1:.BD3])" office:value-type="float" office:value="0.264673333333333" calcext:value-type="float">
            <text:p>0.2646733333</text:p>
          </table:table-cell>
          <table:table-cell table:formula="of:=AVERAGE([.BE1:.BE3])" office:value-type="float" office:value="0.271217333333333" calcext:value-type="float">
            <text:p>0.2712173333</text:p>
          </table:table-cell>
          <table:table-cell table:formula="of:=AVERAGE([.BF1:.BF3])" office:value-type="float" office:value="0.281237333333333" calcext:value-type="float">
            <text:p>0.2812373333</text:p>
          </table:table-cell>
          <table:table-cell table:formula="of:=AVERAGE([.BG1:.BG3])" office:value-type="float" office:value="0.286987666666667" calcext:value-type="float">
            <text:p>0.2869876667</text:p>
          </table:table-cell>
          <table:table-cell table:formula="of:=AVERAGE([.BH1:.BH3])" office:value-type="float" office:value="0.299897" calcext:value-type="float">
            <text:p>0.299897</text:p>
          </table:table-cell>
          <table:table-cell table:formula="of:=AVERAGE([.BI1:.BI3])" office:value-type="float" office:value="0.307071333333333" calcext:value-type="float">
            <text:p>0.3070713333</text:p>
          </table:table-cell>
          <table:table-cell table:formula="of:=AVERAGE([.BJ1:.BJ3])" office:value-type="float" office:value="0.308905666666667" calcext:value-type="float">
            <text:p>0.3089056667</text:p>
          </table:table-cell>
          <table:table-cell table:formula="of:=AVERAGE([.BK1:.BK3])" office:value-type="float" office:value="0.313716333333333" calcext:value-type="float">
            <text:p>0.3137163333</text:p>
          </table:table-cell>
          <table:table-cell table:formula="of:=AVERAGE([.BL1:.BL3])" office:value-type="float" office:value="0.324185666666667" calcext:value-type="float">
            <text:p>0.3241856667</text:p>
          </table:table-cell>
          <table:table-cell table:formula="of:=AVERAGE([.BM1:.BM3])" office:value-type="float" office:value="0.333422666666667" calcext:value-type="float">
            <text:p>0.3334226667</text:p>
          </table:table-cell>
          <table:table-cell table:formula="of:=AVERAGE([.BN1:.BN3])" office:value-type="float" office:value="0.342871" calcext:value-type="float">
            <text:p>0.342871</text:p>
          </table:table-cell>
          <table:table-cell table:formula="of:=AVERAGE([.BO1:.BO3])" office:value-type="float" office:value="0.342187333333333" calcext:value-type="float">
            <text:p>0.3421873333</text:p>
          </table:table-cell>
          <table:table-cell table:formula="of:=AVERAGE([.BP1:.BP3])" office:value-type="float" office:value="0.355418" calcext:value-type="float">
            <text:p>0.355418</text:p>
          </table:table-cell>
          <table:table-cell table:formula="of:=AVERAGE([.BQ1:.BQ3])" office:value-type="float" office:value="0.369747666666667" calcext:value-type="float">
            <text:p>0.3697476667</text:p>
          </table:table-cell>
          <table:table-cell table:formula="of:=AVERAGE([.BR1:.BR3])" office:value-type="float" office:value="0.374466" calcext:value-type="float">
            <text:p>0.374466</text:p>
          </table:table-cell>
          <table:table-cell table:formula="of:=AVERAGE([.BS1:.BS3])" office:value-type="float" office:value="0.372385" calcext:value-type="float">
            <text:p>0.372385</text:p>
          </table:table-cell>
          <table:table-cell table:formula="of:=AVERAGE([.BT1:.BT3])" office:value-type="float" office:value="0.38015" calcext:value-type="float">
            <text:p>0.38015</text:p>
          </table:table-cell>
          <table:table-cell table:formula="of:=AVERAGE([.BU1:.BU3])" office:value-type="float" office:value="0.391483" calcext:value-type="float">
            <text:p>0.391483</text:p>
          </table:table-cell>
          <table:table-cell table:formula="of:=AVERAGE([.BV1:.BV3])" office:value-type="float" office:value="0.395873333333333" calcext:value-type="float">
            <text:p>0.3958733333</text:p>
          </table:table-cell>
          <table:table-cell table:formula="of:=AVERAGE([.BW1:.BW3])" office:value-type="float" office:value="0.40419" calcext:value-type="float">
            <text:p>0.40419</text:p>
          </table:table-cell>
          <table:table-cell table:formula="of:=AVERAGE([.BX1:.BX3])" office:value-type="float" office:value="0.412542333333333" calcext:value-type="float">
            <text:p>0.4125423333</text:p>
          </table:table-cell>
          <table:table-cell table:formula="of:=AVERAGE([.BY1:.BY3])" office:value-type="float" office:value="0.420766666666667" calcext:value-type="float">
            <text:p>0.4207666667</text:p>
          </table:table-cell>
          <table:table-cell table:formula="of:=AVERAGE([.BZ1:.BZ3])" office:value-type="float" office:value="0.42917" calcext:value-type="float">
            <text:p>0.42917</text:p>
          </table:table-cell>
          <table:table-cell table:formula="of:=AVERAGE([.CA1:.CA3])" office:value-type="float" office:value="0.437133666666667" calcext:value-type="float">
            <text:p>0.4371336667</text:p>
          </table:table-cell>
          <table:table-cell table:formula="of:=AVERAGE([.CB1:.CB3])" office:value-type="float" office:value="0.446001333333333" calcext:value-type="float">
            <text:p>0.4460013333</text:p>
          </table:table-cell>
          <table:table-cell table:formula="of:=AVERAGE([.CC1:.CC3])" office:value-type="float" office:value="0.455942666666667" calcext:value-type="float">
            <text:p>0.4559426667</text:p>
          </table:table-cell>
          <table:table-cell table:formula="of:=AVERAGE([.CD1:.CD3])" office:value-type="float" office:value="0.462586" calcext:value-type="float">
            <text:p>0.462586</text:p>
          </table:table-cell>
          <table:table-cell table:formula="of:=AVERAGE([.CE1:.CE3])" office:value-type="float" office:value="0.470536" calcext:value-type="float">
            <text:p>0.470536</text:p>
          </table:table-cell>
          <table:table-cell table:formula="of:=AVERAGE([.CF1:.CF3])" office:value-type="float" office:value="0.480506" calcext:value-type="float">
            <text:p>0.480506</text:p>
          </table:table-cell>
          <table:table-cell table:formula="of:=AVERAGE([.CG1:.CG3])" office:value-type="float" office:value="0.488907" calcext:value-type="float">
            <text:p>0.488907</text:p>
          </table:table-cell>
          <table:table-cell table:formula="of:=AVERAGE([.CH1:.CH3])" office:value-type="float" office:value="0.496978333333333" calcext:value-type="float">
            <text:p>0.4969783333</text:p>
          </table:table-cell>
          <table:table-cell table:formula="of:=AVERAGE([.CI1:.CI3])" office:value-type="float" office:value="0.506104666666667" calcext:value-type="float">
            <text:p>0.5061046667</text:p>
          </table:table-cell>
          <table:table-cell table:formula="of:=AVERAGE([.CJ1:.CJ3])" office:value-type="float" office:value="0.514242333333333" calcext:value-type="float">
            <text:p>0.5142423333</text:p>
          </table:table-cell>
          <table:table-cell table:formula="of:=AVERAGE([.CK1:.CK3])" office:value-type="float" office:value="0.523515" calcext:value-type="float">
            <text:p>0.523515</text:p>
          </table:table-cell>
          <table:table-cell table:formula="of:=AVERAGE([.CL1:.CL3])" office:value-type="float" office:value="0.537799666666667" calcext:value-type="float">
            <text:p>0.5377996667</text:p>
          </table:table-cell>
          <table:table-cell table:formula="of:=AVERAGE([.CM1:.CM3])" office:value-type="float" office:value="0.540853" calcext:value-type="float">
            <text:p>0.540853</text:p>
          </table:table-cell>
          <table:table-cell table:formula="of:=AVERAGE([.CN1:.CN3])" office:value-type="float" office:value="0.550955666666667" calcext:value-type="float">
            <text:p>0.5509556667</text:p>
          </table:table-cell>
          <table:table-cell table:formula="of:=AVERAGE([.CO1:.CO3])" office:value-type="float" office:value="0.559088666666667" calcext:value-type="float">
            <text:p>0.5590886667</text:p>
          </table:table-cell>
          <table:table-cell table:formula="of:=AVERAGE([.CP1:.CP3])" office:value-type="float" office:value="0.56814" calcext:value-type="float">
            <text:p>0.56814</text:p>
          </table:table-cell>
          <table:table-cell table:formula="of:=AVERAGE([.CQ1:.CQ3])" office:value-type="float" office:value="0.577907666666667" calcext:value-type="float">
            <text:p>0.5779076667</text:p>
          </table:table-cell>
          <table:table-cell table:formula="of:=AVERAGE([.CR1:.CR3])" office:value-type="float" office:value="0.586041666666667" calcext:value-type="float">
            <text:p>0.5860416667</text:p>
          </table:table-cell>
          <table:table-cell table:formula="of:=AVERAGE([.CS1:.CS3])" office:value-type="float" office:value="0.595872333333333" calcext:value-type="float">
            <text:p>0.5958723333</text:p>
          </table:table-cell>
          <table:table-cell table:formula="of:=AVERAGE([.CT1:.CT3])" office:value-type="float" office:value="0.604696333333333" calcext:value-type="float">
            <text:p>0.6046963333</text:p>
          </table:table-cell>
          <table:table-cell table:formula="of:=AVERAGE([.CU1:.CU3])" office:value-type="float" office:value="0.614510666666667" calcext:value-type="float">
            <text:p>0.6145106667</text:p>
          </table:table-cell>
          <table:table-cell table:formula="of:=AVERAGE([.CV1:.CV3])" office:value-type="float" office:value="0.624125333333333" calcext:value-type="float">
            <text:p>0.6241253333</text:p>
          </table:table-cell>
          <table:table-cell table:formula="of:=AVERAGE([.CW1:.CW3])" office:value-type="float" office:value="0.633403666666667" calcext:value-type="float">
            <text:p>0.6334036667</text:p>
          </table:table-cell>
          <table:table-cell table:formula="of:=AVERAGE([.CX1:.CX3])" office:value-type="float" office:value="0.642811" calcext:value-type="float">
            <text:p>0.642811</text:p>
          </table:table-cell>
          <table:table-cell table:formula="of:=AVERAGE([.CY1:.CY3])" office:value-type="float" office:value="0.652243666666667" calcext:value-type="float">
            <text:p>0.6522436667</text:p>
          </table:table-cell>
          <table:table-cell table:formula="of:=AVERAGE([.CZ1:.CZ3])" office:value-type="float" office:value="0.661494333333333" calcext:value-type="float">
            <text:p>0.6614943333</text:p>
          </table:table-cell>
          <table:table-cell table:formula="of:=AVERAGE([.DA1:.DA3])" office:value-type="float" office:value="0.67095" calcext:value-type="float">
            <text:p>0.67095</text:p>
          </table:table-cell>
          <table:table-cell table:formula="of:=AVERAGE([.DB1:.DB3])" office:value-type="float" office:value="0.682031666666667" calcext:value-type="float">
            <text:p>0.6820316667</text:p>
          </table:table-cell>
          <table:table-cell table:formula="of:=AVERAGE([.DC1:.DC3])" office:value-type="float" office:value="0.691597333333333" calcext:value-type="float">
            <text:p>0.6915973333</text:p>
          </table:table-cell>
          <table:table-cell table:formula="of:=AVERAGE([.DD1:.DD3])" office:value-type="float" office:value="0.701467666666667" calcext:value-type="float">
            <text:p>0.7014676667</text:p>
          </table:table-cell>
          <table:table-cell table:formula="of:=AVERAGE([.DE1:.DE3])" office:value-type="float" office:value="0.710658666666667" calcext:value-type="float">
            <text:p>0.7106586667</text:p>
          </table:table-cell>
          <table:table-cell table:formula="of:=AVERAGE([.DF1:.DF3])" office:value-type="float" office:value="0.72104" calcext:value-type="float">
            <text:p>0.72104</text:p>
          </table:table-cell>
          <table:table-cell table:formula="of:=AVERAGE([.DG1:.DG3])" office:value-type="float" office:value="0.734315333333333" calcext:value-type="float">
            <text:p>0.7343153333</text:p>
          </table:table-cell>
          <table:table-cell table:formula="of:=AVERAGE([.DH1:.DH3])" office:value-type="float" office:value="0.752441333333333" calcext:value-type="float">
            <text:p>0.7524413333</text:p>
          </table:table-cell>
          <table:table-cell table:formula="of:=AVERAGE([.DI1:.DI3])" office:value-type="float" office:value="0.761133" calcext:value-type="float">
            <text:p>0.761133</text:p>
          </table:table-cell>
          <table:table-cell table:formula="of:=AVERAGE([.DJ1:.DJ3])" office:value-type="float" office:value="0.764671" calcext:value-type="float">
            <text:p>0.764671</text:p>
          </table:table-cell>
          <table:table-cell table:formula="of:=AVERAGE([.DK1:.DK3])" office:value-type="float" office:value="0.778305666666667" calcext:value-type="float">
            <text:p>0.7783056667</text:p>
          </table:table-cell>
          <table:table-cell table:formula="of:=AVERAGE([.DL1:.DL3])" office:value-type="float" office:value="0.789531" calcext:value-type="float">
            <text:p>0.789531</text:p>
          </table:table-cell>
          <table:table-cell table:formula="of:=AVERAGE([.DM1:.DM3])" office:value-type="float" office:value="0.814014" calcext:value-type="float">
            <text:p>0.814014</text:p>
          </table:table-cell>
          <table:table-cell table:formula="of:=AVERAGE([.DN1:.DN3])" office:value-type="float" office:value="0.815295" calcext:value-type="float">
            <text:p>0.815295</text:p>
          </table:table-cell>
          <table:table-cell table:formula="of:=AVERAGE([.DO1:.DO3])" office:value-type="float" office:value="0.817450333333333" calcext:value-type="float">
            <text:p>0.8174503333</text:p>
          </table:table-cell>
          <table:table-cell table:formula="of:=AVERAGE([.DP1:.DP3])" office:value-type="float" office:value="0.822879333333333" calcext:value-type="float">
            <text:p>0.8228793333</text:p>
          </table:table-cell>
          <table:table-cell table:formula="of:=AVERAGE([.DQ1:.DQ3])" office:value-type="float" office:value="0.831468666666667" calcext:value-type="float">
            <text:p>0.8314686667</text:p>
          </table:table-cell>
          <table:table-cell table:formula="of:=AVERAGE([.DR1:.DR3])" office:value-type="float" office:value="0.842606333333333" calcext:value-type="float">
            <text:p>0.8426063333</text:p>
          </table:table-cell>
          <table:table-cell table:formula="of:=AVERAGE([.DS1:.DS3])" office:value-type="float" office:value="0.851273" calcext:value-type="float">
            <text:p>0.851273</text:p>
          </table:table-cell>
          <table:table-cell table:formula="of:=AVERAGE([.DT1:.DT3])" office:value-type="float" office:value="0.863801666666667" calcext:value-type="float">
            <text:p>0.8638016667</text:p>
          </table:table-cell>
          <table:table-cell table:formula="of:=AVERAGE([.DU1:.DU3])" office:value-type="float" office:value="0.874935666666667" calcext:value-type="float">
            <text:p>0.8749356667</text:p>
          </table:table-cell>
          <table:table-cell table:formula="of:=AVERAGE([.DV1:.DV3])" office:value-type="float" office:value="0.884713" calcext:value-type="float">
            <text:p>0.884713</text:p>
          </table:table-cell>
          <table:table-cell table:formula="of:=AVERAGE([.DW1:.DW3])" office:value-type="float" office:value="0.893435666666667" calcext:value-type="float">
            <text:p>0.8934356667</text:p>
          </table:table-cell>
          <table:table-cell table:formula="of:=AVERAGE([.DX1:.DX3])" office:value-type="float" office:value="0.923035333333333" calcext:value-type="float">
            <text:p>0.9230353333</text:p>
          </table:table-cell>
          <table:table-cell table:formula="of:=AVERAGE([.DY1:.DY3])" office:value-type="float" office:value="0.950027333333333" calcext:value-type="float">
            <text:p>0.9500273333</text:p>
          </table:table-cell>
          <table:table-cell table:formula="of:=AVERAGE([.DZ1:.DZ3])" office:value-type="float" office:value="0.945015666666667" calcext:value-type="float">
            <text:p>0.9450156667</text:p>
          </table:table-cell>
          <table:table-cell table:formula="of:=AVERAGE([.EA1:.EA3])" office:value-type="float" office:value="0.945329666666667" calcext:value-type="float">
            <text:p>0.9453296667</text:p>
          </table:table-cell>
          <table:table-cell table:formula="of:=AVERAGE([.EB1:.EB3])" office:value-type="float" office:value="0.972777333333333" calcext:value-type="float">
            <text:p>0.9727773333</text:p>
          </table:table-cell>
          <table:table-cell table:formula="of:=AVERAGE([.EC1:.EC3])" office:value-type="float" office:value="0.978853666666667" calcext:value-type="float">
            <text:p>0.9788536667</text:p>
          </table:table-cell>
          <table:table-cell table:formula="of:=AVERAGE([.ED1:.ED3])" office:value-type="float" office:value="0.981562666666667" calcext:value-type="float">
            <text:p>0.9815626667</text:p>
          </table:table-cell>
          <table:table-cell table:formula="of:=AVERAGE([.EE1:.EE3])" office:value-type="float" office:value="1.004787" calcext:value-type="float">
            <text:p>1.004787</text:p>
          </table:table-cell>
          <table:table-cell table:formula="of:=AVERAGE([.EF1:.EF3])" office:value-type="float" office:value="1.01099866666667" calcext:value-type="float">
            <text:p>1.0109986667</text:p>
          </table:table-cell>
          <table:table-cell table:formula="of:=AVERAGE([.EG1:.EG3])" office:value-type="float" office:value="1.010477" calcext:value-type="float">
            <text:p>1.010477</text:p>
          </table:table-cell>
          <table:table-cell table:formula="of:=AVERAGE([.EH1:.EH3])" office:value-type="float" office:value="1.023167" calcext:value-type="float">
            <text:p>1.023167</text:p>
          </table:table-cell>
          <table:table-cell table:formula="of:=AVERAGE([.EI1:.EI3])" office:value-type="float" office:value="1.03457266666667" calcext:value-type="float">
            <text:p>1.0345726667</text:p>
          </table:table-cell>
          <table:table-cell table:formula="of:=AVERAGE([.EJ1:.EJ3])" office:value-type="float" office:value="1.05035566666667" calcext:value-type="float">
            <text:p>1.0503556667</text:p>
          </table:table-cell>
          <table:table-cell table:formula="of:=AVERAGE([.EK1:.EK3])" office:value-type="float" office:value="1.06226733333333" calcext:value-type="float">
            <text:p>1.0622673333</text:p>
          </table:table-cell>
          <table:table-cell table:formula="of:=AVERAGE([.EL1:.EL3])" office:value-type="float" office:value="1.066313" calcext:value-type="float">
            <text:p>1.066313</text:p>
          </table:table-cell>
          <table:table-cell table:formula="of:=AVERAGE([.EM1:.EM3])" office:value-type="float" office:value="1.07797" calcext:value-type="float">
            <text:p>1.07797</text:p>
          </table:table-cell>
          <table:table-cell table:formula="of:=AVERAGE([.EN1:.EN3])" office:value-type="float" office:value="1.08944633333333" calcext:value-type="float">
            <text:p>1.0894463333</text:p>
          </table:table-cell>
          <table:table-cell table:formula="of:=AVERAGE([.EO1:.EO3])" office:value-type="float" office:value="1.10175066666667" calcext:value-type="float">
            <text:p>1.1017506667</text:p>
          </table:table-cell>
          <table:table-cell table:formula="of:=AVERAGE([.EP1:.EP3])" office:value-type="float" office:value="1.11165933333333" calcext:value-type="float">
            <text:p>1.1116593333</text:p>
          </table:table-cell>
          <table:table-cell table:formula="of:=AVERAGE([.EQ1:.EQ3])" office:value-type="float" office:value="1.12255833333333" calcext:value-type="float">
            <text:p>1.1225583333</text:p>
          </table:table-cell>
          <table:table-cell table:formula="of:=AVERAGE([.ER1:.ER3])" office:value-type="float" office:value="1.136237" calcext:value-type="float">
            <text:p>1.136237</text:p>
          </table:table-cell>
          <table:table-cell table:formula="of:=AVERAGE([.ES1:.ES3])" office:value-type="float" office:value="1.144906" calcext:value-type="float">
            <text:p>1.144906</text:p>
          </table:table-cell>
          <table:table-cell table:formula="of:=AVERAGE([.ET1:.ET3])" office:value-type="float" office:value="1.158375" calcext:value-type="float">
            <text:p>1.158375</text:p>
          </table:table-cell>
          <table:table-cell table:formula="of:=AVERAGE([.EU1:.EU3])" office:value-type="float" office:value="1.17009733333333" calcext:value-type="float">
            <text:p>1.1700973333</text:p>
          </table:table-cell>
          <table:table-cell table:formula="of:=AVERAGE([.EV1:.EV3])" office:value-type="float" office:value="1.178944" calcext:value-type="float">
            <text:p>1.178944</text:p>
          </table:table-cell>
          <table:table-cell table:formula="of:=AVERAGE([.EW1:.EW3])" office:value-type="float" office:value="1.19081833333333" calcext:value-type="float">
            <text:p>1.1908183333</text:p>
          </table:table-cell>
          <table:table-cell table:formula="of:=AVERAGE([.EX1:.EX3])" office:value-type="float" office:value="1.20584766666667" calcext:value-type="float">
            <text:p>1.2058476667</text:p>
          </table:table-cell>
          <table:table-cell table:formula="of:=AVERAGE([.EY1:.EY3])" office:value-type="float" office:value="1.217418" calcext:value-type="float">
            <text:p>1.217418</text:p>
          </table:table-cell>
          <table:table-cell table:formula="of:=AVERAGE([.EZ1:.EZ3])" office:value-type="float" office:value="1.22860533333333" calcext:value-type="float">
            <text:p>1.2286053333</text:p>
          </table:table-cell>
          <table:table-cell table:formula="of:=AVERAGE([.FA1:.FA3])" office:value-type="float" office:value="1.23921233333333" calcext:value-type="float">
            <text:p>1.2392123333</text:p>
          </table:table-cell>
          <table:table-cell table:formula="of:=AVERAGE([.FB1:.FB3])" office:value-type="float" office:value="1.25212666666667" calcext:value-type="float">
            <text:p>1.2521266667</text:p>
          </table:table-cell>
          <table:table-cell table:formula="of:=AVERAGE([.FC1:.FC3])" office:value-type="float" office:value="1.26372466666667" calcext:value-type="float">
            <text:p>1.2637246667</text:p>
          </table:table-cell>
          <table:table-cell table:formula="of:=AVERAGE([.FD1:.FD3])" office:value-type="float" office:value="1.27462966666667" calcext:value-type="float">
            <text:p>1.2746296667</text:p>
          </table:table-cell>
          <table:table-cell table:formula="of:=AVERAGE([.FE1:.FE3])" office:value-type="float" office:value="1.28820866666667" calcext:value-type="float">
            <text:p>1.2882086667</text:p>
          </table:table-cell>
          <table:table-cell table:formula="of:=AVERAGE([.FF1:.FF3])" office:value-type="float" office:value="1.29936966666667" calcext:value-type="float">
            <text:p>1.2993696667</text:p>
          </table:table-cell>
          <table:table-cell table:formula="of:=AVERAGE([.FG1:.FG3])" office:value-type="float" office:value="1.314947" calcext:value-type="float">
            <text:p>1.314947</text:p>
          </table:table-cell>
          <table:table-cell table:formula="of:=AVERAGE([.FH1:.FH3])" office:value-type="float" office:value="1.323976" calcext:value-type="float">
            <text:p>1.323976</text:p>
          </table:table-cell>
          <table:table-cell table:formula="of:=AVERAGE([.FI1:.FI3])" office:value-type="float" office:value="1.334502" calcext:value-type="float">
            <text:p>1.334502</text:p>
          </table:table-cell>
          <table:table-cell table:formula="of:=AVERAGE([.FJ1:.FJ3])" office:value-type="float" office:value="1.350044" calcext:value-type="float">
            <text:p>1.350044</text:p>
          </table:table-cell>
          <table:table-cell table:formula="of:=AVERAGE([.FK1:.FK3])" office:value-type="float" office:value="1.358845" calcext:value-type="float">
            <text:p>1.358845</text:p>
          </table:table-cell>
          <table:table-cell table:formula="of:=AVERAGE([.FL1:.FL3])" office:value-type="float" office:value="1.373012" calcext:value-type="float">
            <text:p>1.373012</text:p>
          </table:table-cell>
          <table:table-cell table:formula="of:=AVERAGE([.FM1:.FM3])" office:value-type="float" office:value="1.38426533333333" calcext:value-type="float">
            <text:p>1.3842653333</text:p>
          </table:table-cell>
          <table:table-cell table:formula="of:=AVERAGE([.FN1:.FN3])" office:value-type="float" office:value="1.39813033333333" calcext:value-type="float">
            <text:p>1.3981303333</text:p>
          </table:table-cell>
          <table:table-cell table:formula="of:=AVERAGE([.FO1:.FO3])" office:value-type="float" office:value="1.41811166666667" calcext:value-type="float">
            <text:p>1.4181116667</text:p>
          </table:table-cell>
          <table:table-cell table:formula="of:=AVERAGE([.FP1:.FP3])" office:value-type="float" office:value="1.43246866666667" calcext:value-type="float">
            <text:p>1.4324686667</text:p>
          </table:table-cell>
          <table:table-cell table:formula="of:=AVERAGE([.FQ1:.FQ3])" office:value-type="float" office:value="1.439546" calcext:value-type="float">
            <text:p>1.439546</text:p>
          </table:table-cell>
          <table:table-cell table:formula="of:=AVERAGE([.FR1:.FR3])" office:value-type="float" office:value="1.45134166666667" calcext:value-type="float">
            <text:p>1.4513416667</text:p>
          </table:table-cell>
          <table:table-cell table:formula="of:=AVERAGE([.FS1:.FS3])" office:value-type="float" office:value="1.459049" calcext:value-type="float">
            <text:p>1.459049</text:p>
          </table:table-cell>
          <table:table-cell table:formula="of:=AVERAGE([.FT1:.FT3])" office:value-type="float" office:value="1.47517533333333" calcext:value-type="float">
            <text:p>1.4751753333</text:p>
          </table:table-cell>
          <table:table-cell table:formula="of:=AVERAGE([.FU1:.FU3])" office:value-type="float" office:value="1.48642466666667" calcext:value-type="float">
            <text:p>1.4864246667</text:p>
          </table:table-cell>
          <table:table-cell table:formula="of:=AVERAGE([.FV1:.FV3])" office:value-type="float" office:value="1.49786233333333" calcext:value-type="float">
            <text:p>1.4978623333</text:p>
          </table:table-cell>
          <table:table-cell table:formula="of:=AVERAGE([.FW1:.FW3])" office:value-type="float" office:value="1.50991733333333" calcext:value-type="float">
            <text:p>1.5099173333</text:p>
          </table:table-cell>
          <table:table-cell table:formula="of:=AVERAGE([.FX1:.FX3])" office:value-type="float" office:value="1.526602" calcext:value-type="float">
            <text:p>1.526602</text:p>
          </table:table-cell>
          <table:table-cell table:formula="of:=AVERAGE([.FY1:.FY3])" office:value-type="float" office:value="1.53909" calcext:value-type="float">
            <text:p>1.53909</text:p>
          </table:table-cell>
          <table:table-cell table:formula="of:=AVERAGE([.FZ1:.FZ3])" office:value-type="float" office:value="1.55030766666667" calcext:value-type="float">
            <text:p>1.5503076667</text:p>
          </table:table-cell>
          <table:table-cell table:formula="of:=AVERAGE([.GA1:.GA3])" office:value-type="float" office:value="1.56128966666667" calcext:value-type="float">
            <text:p>1.5612896667</text:p>
          </table:table-cell>
          <table:table-cell table:formula="of:=AVERAGE([.GB1:.GB3])" office:value-type="float" office:value="1.576594" calcext:value-type="float">
            <text:p>1.576594</text:p>
          </table:table-cell>
          <table:table-cell table:formula="of:=AVERAGE([.GC1:.GC3])" office:value-type="float" office:value="1.596407" calcext:value-type="float">
            <text:p>1.596407</text:p>
          </table:table-cell>
          <table:table-cell table:formula="of:=AVERAGE([.GD1:.GD3])" office:value-type="float" office:value="1.60689466666667" calcext:value-type="float">
            <text:p>1.6068946667</text:p>
          </table:table-cell>
          <table:table-cell table:formula="of:=AVERAGE([.GE1:.GE3])" office:value-type="float" office:value="1.660999" calcext:value-type="float">
            <text:p>1.660999</text:p>
          </table:table-cell>
          <table:table-cell table:formula="of:=AVERAGE([.GF1:.GF3])" office:value-type="float" office:value="1.64950933333333" calcext:value-type="float">
            <text:p>1.6495093333</text:p>
          </table:table-cell>
          <table:table-cell table:formula="of:=AVERAGE([.GG1:.GG3])" office:value-type="float" office:value="1.65096166666667" calcext:value-type="float">
            <text:p>1.6509616667</text:p>
          </table:table-cell>
          <table:table-cell table:formula="of:=AVERAGE([.GH1:.GH3])" office:value-type="float" office:value="1.66823733333333" calcext:value-type="float">
            <text:p>1.6682373333</text:p>
          </table:table-cell>
          <table:table-cell table:formula="of:=AVERAGE([.GI1:.GI3])" office:value-type="float" office:value="1.71170633333333" calcext:value-type="float">
            <text:p>1.7117063333</text:p>
          </table:table-cell>
          <table:table-cell table:formula="of:=AVERAGE([.GJ1:.GJ3])" office:value-type="float" office:value="1.67962966666667" calcext:value-type="float">
            <text:p>1.6796296667</text:p>
          </table:table-cell>
          <table:table-cell table:formula="of:=AVERAGE([.GK1:.GK3])" office:value-type="float" office:value="1.68891733333333" calcext:value-type="float">
            <text:p>1.6889173333</text:p>
          </table:table-cell>
          <table:table-cell table:formula="of:=AVERAGE([.GL1:.GL3])" office:value-type="float" office:value="1.72428" calcext:value-type="float">
            <text:p>1.72428</text:p>
          </table:table-cell>
          <table:table-cell table:formula="of:=AVERAGE([.GM1:.GM3])" office:value-type="float" office:value="1.75694533333333" calcext:value-type="float">
            <text:p>1.7569453333</text:p>
          </table:table-cell>
          <table:table-cell table:formula="of:=AVERAGE([.GN1:.GN3])" office:value-type="float" office:value="1.73605366666667" calcext:value-type="float">
            <text:p>1.7360536667</text:p>
          </table:table-cell>
          <table:table-cell table:formula="of:=AVERAGE([.GO1:.GO3])" office:value-type="float" office:value="1.77264" calcext:value-type="float">
            <text:p>1.77264</text:p>
          </table:table-cell>
          <table:table-cell table:formula="of:=AVERAGE([.GP1:.GP3])" office:value-type="float" office:value="1.75663133333333" calcext:value-type="float">
            <text:p>1.7566313333</text:p>
          </table:table-cell>
          <table:table-cell table:formula="of:=AVERAGE([.GQ1:.GQ3])" office:value-type="float" office:value="1.79664766666667" calcext:value-type="float">
            <text:p>1.7966476667</text:p>
          </table:table-cell>
          <table:table-cell table:formula="of:=AVERAGE([.GR1:.GR3])" office:value-type="float" office:value="1.78496066666667" calcext:value-type="float">
            <text:p>1.7849606667</text:p>
          </table:table-cell>
          <table:table-cell table:formula="of:=AVERAGE([.GS1:.GS3])" office:value-type="float" office:value="1.79083233333333" calcext:value-type="float">
            <text:p>1.7908323333</text:p>
          </table:table-cell>
          <table:table-cell table:formula="of:=AVERAGE([.GT1:.GT3])" office:value-type="float" office:value="1.84199966666667" calcext:value-type="float">
            <text:p>1.8419996667</text:p>
          </table:table-cell>
          <table:table-cell table:formula="of:=AVERAGE([.GU1:.GU3])" office:value-type="float" office:value="1.83695666666667" calcext:value-type="float">
            <text:p>1.8369566667</text:p>
          </table:table-cell>
          <table:table-cell table:formula="of:=AVERAGE([.GV1:.GV3])" office:value-type="float" office:value="1.90734066666667" calcext:value-type="float">
            <text:p>1.9073406667</text:p>
          </table:table-cell>
          <table:table-cell table:formula="of:=AVERAGE([.GW1:.GW3])" office:value-type="float" office:value="1.89063566666667" calcext:value-type="float">
            <text:p>1.8906356667</text:p>
          </table:table-cell>
          <table:table-cell table:formula="of:=AVERAGE([.GX1:.GX3])" office:value-type="float" office:value="1.918482" calcext:value-type="float">
            <text:p>1.918482</text:p>
          </table:table-cell>
          <table:table-cell table:formula="of:=AVERAGE([.GY1:.GY3])" office:value-type="float" office:value="1.88938033333333" calcext:value-type="float">
            <text:p>1.8893803333</text:p>
          </table:table-cell>
          <table:table-cell table:formula="of:=AVERAGE([.GZ1:.GZ3])" office:value-type="float" office:value="1.93205" calcext:value-type="float">
            <text:p>1.93205</text:p>
          </table:table-cell>
          <table:table-cell table:formula="of:=AVERAGE([.HA1:.HA3])" office:value-type="float" office:value="1.92161366666667" calcext:value-type="float">
            <text:p>1.9216136667</text:p>
          </table:table-cell>
          <table:table-cell table:formula="of:=AVERAGE([.HB1:.HB3])" office:value-type="float" office:value="1.943328" calcext:value-type="float">
            <text:p>1.943328</text:p>
          </table:table-cell>
          <table:table-cell table:formula="of:=AVERAGE([.HC1:.HC3])" office:value-type="float" office:value="1.93316266666667" calcext:value-type="float">
            <text:p>1.9331626667</text:p>
          </table:table-cell>
          <table:table-cell table:formula="of:=AVERAGE([.HD1:.HD3])" office:value-type="float" office:value="1.976461" calcext:value-type="float">
            <text:p>1.976461</text:p>
          </table:table-cell>
          <table:table-cell table:formula="of:=AVERAGE([.HE1:.HE3])" office:value-type="float" office:value="1.977847" calcext:value-type="float">
            <text:p>1.977847</text:p>
          </table:table-cell>
          <table:table-cell table:formula="of:=AVERAGE([.HF1:.HF3])" office:value-type="float" office:value="2.02018433333333" calcext:value-type="float">
            <text:p>2.0201843333</text:p>
          </table:table-cell>
          <table:table-cell table:formula="of:=AVERAGE([.HG1:.HG3])" office:value-type="float" office:value="2.03791166666667" calcext:value-type="float">
            <text:p>2.0379116667</text:p>
          </table:table-cell>
          <table:table-cell table:formula="of:=AVERAGE([.HH1:.HH3])" office:value-type="float" office:value="2.01157866666667" calcext:value-type="float">
            <text:p>2.0115786667</text:p>
          </table:table-cell>
          <table:table-cell table:formula="of:=AVERAGE([.HI1:.HI3])" office:value-type="float" office:value="2.02254933333333" calcext:value-type="float">
            <text:p>2.0225493333</text:p>
          </table:table-cell>
          <table:table-cell table:formula="of:=AVERAGE([.HJ1:.HJ3])" office:value-type="float" office:value="2.08547533333333" calcext:value-type="float">
            <text:p>2.0854753333</text:p>
          </table:table-cell>
          <table:table-cell table:formula="of:=AVERAGE([.HK1:.HK3])" office:value-type="float" office:value="2.11352" calcext:value-type="float">
            <text:p>2.11352</text:p>
          </table:table-cell>
          <table:table-cell table:formula="of:=AVERAGE([.HL1:.HL3])" office:value-type="float" office:value="2.088354" calcext:value-type="float">
            <text:p>2.088354</text:p>
          </table:table-cell>
          <table:table-cell table:formula="of:=AVERAGE([.HM1:.HM3])" office:value-type="float" office:value="2.091366" calcext:value-type="float">
            <text:p>2.091366</text:p>
          </table:table-cell>
          <table:table-cell table:formula="of:=AVERAGE([.HN1:.HN3])" office:value-type="float" office:value="2.10586766666667" calcext:value-type="float">
            <text:p>2.1058676667</text:p>
          </table:table-cell>
          <table:table-cell table:formula="of:=AVERAGE([.HO1:.HO3])" office:value-type="float" office:value="2.115272" calcext:value-type="float">
            <text:p>2.115272</text:p>
          </table:table-cell>
          <table:table-cell table:formula="of:=AVERAGE([.HP1:.HP3])" office:value-type="float" office:value="2.12855" calcext:value-type="float">
            <text:p>2.12855</text:p>
          </table:table-cell>
          <table:table-cell table:formula="of:=AVERAGE([.HQ1:.HQ3])" office:value-type="float" office:value="2.14705266666667" calcext:value-type="float">
            <text:p>2.1470526667</text:p>
          </table:table-cell>
          <table:table-cell table:formula="of:=AVERAGE([.HR1:.HR3])" office:value-type="float" office:value="2.15508966666667" calcext:value-type="float">
            <text:p>2.1550896667</text:p>
          </table:table-cell>
          <table:table-cell table:formula="of:=AVERAGE([.HS1:.HS3])" office:value-type="float" office:value="2.172842" calcext:value-type="float">
            <text:p>2.172842</text:p>
          </table:table-cell>
          <table:table-cell table:formula="of:=AVERAGE([.HT1:.HT3])" office:value-type="float" office:value="2.18645666666667" calcext:value-type="float">
            <text:p>2.1864566667</text:p>
          </table:table-cell>
          <table:table-cell table:formula="of:=AVERAGE([.HU1:.HU3])" office:value-type="float" office:value="2.203391" calcext:value-type="float">
            <text:p>2.203391</text:p>
          </table:table-cell>
          <table:table-cell table:formula="of:=AVERAGE([.HV1:.HV3])" office:value-type="float" office:value="2.21276" calcext:value-type="float">
            <text:p>2.21276</text:p>
          </table:table-cell>
          <table:table-cell table:formula="of:=AVERAGE([.HW1:.HW3])" office:value-type="float" office:value="2.23199933333333" calcext:value-type="float">
            <text:p>2.2319993333</text:p>
          </table:table-cell>
          <table:table-cell table:formula="of:=AVERAGE([.HX1:.HX3])" office:value-type="float" office:value="2.253206" calcext:value-type="float">
            <text:p>2.253206</text:p>
          </table:table-cell>
          <table:table-cell table:formula="of:=AVERAGE([.HY1:.HY3])" office:value-type="float" office:value="2.25606133333333" calcext:value-type="float">
            <text:p>2.2560613333</text:p>
          </table:table-cell>
          <table:table-cell table:formula="of:=AVERAGE([.HZ1:.HZ3])" office:value-type="float" office:value="2.27331366666667" calcext:value-type="float">
            <text:p>2.2733136667</text:p>
          </table:table-cell>
          <table:table-cell table:formula="of:=AVERAGE([.IA1:.IA3])" office:value-type="float" office:value="2.29257966666667" calcext:value-type="float">
            <text:p>2.2925796667</text:p>
          </table:table-cell>
          <table:table-cell table:formula="of:=AVERAGE([.IB1:.IB3])" office:value-type="float" office:value="2.30579766666667" calcext:value-type="float">
            <text:p>2.3057976667</text:p>
          </table:table-cell>
          <table:table-cell table:formula="of:=AVERAGE([.IC1:.IC3])" office:value-type="float" office:value="2.31670433333333" calcext:value-type="float">
            <text:p>2.3167043333</text:p>
          </table:table-cell>
          <table:table-cell table:formula="of:=AVERAGE([.ID1:.ID3])" office:value-type="float" office:value="2.33266266666667" calcext:value-type="float">
            <text:p>2.3326626667</text:p>
          </table:table-cell>
          <table:table-cell table:formula="of:=AVERAGE([.IE1:.IE3])" office:value-type="float" office:value="2.352907" calcext:value-type="float">
            <text:p>2.352907</text:p>
          </table:table-cell>
          <table:table-cell table:formula="of:=AVERAGE([.IF1:.IF3])" office:value-type="float" office:value="2.35735866666667" calcext:value-type="float">
            <text:p>2.3573586667</text:p>
          </table:table-cell>
          <table:table-cell table:formula="of:=AVERAGE([.IG1:.IG3])" office:value-type="float" office:value="2.37473666666667" calcext:value-type="float">
            <text:p>2.3747366667</text:p>
          </table:table-cell>
          <table:table-cell table:formula="of:=AVERAGE([.IH1:.IH3])" office:value-type="float" office:value="2.39139" calcext:value-type="float">
            <text:p>2.39139</text:p>
          </table:table-cell>
          <table:table-cell table:formula="of:=AVERAGE([.II1:.II3])" office:value-type="float" office:value="2.411642" calcext:value-type="float">
            <text:p>2.411642</text:p>
          </table:table-cell>
          <table:table-cell table:formula="of:=AVERAGE([.IJ1:.IJ3])" office:value-type="float" office:value="2.420724" calcext:value-type="float">
            <text:p>2.420724</text:p>
          </table:table-cell>
          <table:table-cell table:formula="of:=AVERAGE([.IK1:.IK3])" office:value-type="float" office:value="2.44265033333333" calcext:value-type="float">
            <text:p>2.4426503333</text:p>
          </table:table-cell>
          <table:table-cell table:formula="of:=AVERAGE([.IL1:.IL3])" office:value-type="float" office:value="2.45077433333333" calcext:value-type="float">
            <text:p>2.4507743333</text:p>
          </table:table-cell>
          <table:table-cell table:formula="of:=AVERAGE([.IM1:.IM3])" office:value-type="float" office:value="2.464918" calcext:value-type="float">
            <text:p>2.464918</text:p>
          </table:table-cell>
          <table:table-cell table:formula="of:=AVERAGE([.IN1:.IN3])" office:value-type="float" office:value="2.47860833333333" calcext:value-type="float">
            <text:p>2.4786083333</text:p>
          </table:table-cell>
          <table:table-cell table:formula="of:=AVERAGE([.IO1:.IO3])" office:value-type="float" office:value="2.497176" calcext:value-type="float">
            <text:p>2.497176</text:p>
          </table:table-cell>
          <table:table-cell table:formula="of:=AVERAGE([.IP1:.IP3])" office:value-type="float" office:value="2.51186633333333" calcext:value-type="float">
            <text:p>2.5118663333</text:p>
          </table:table-cell>
          <table:table-cell table:formula="of:=AVERAGE([.IQ1:.IQ3])" office:value-type="float" office:value="2.53038766666667" calcext:value-type="float">
            <text:p>2.5303876667</text:p>
          </table:table-cell>
          <table:table-cell table:formula="of:=AVERAGE([.IR1:.IR3])" office:value-type="float" office:value="2.54397066666667" calcext:value-type="float">
            <text:p>2.5439706667</text:p>
          </table:table-cell>
          <table:table-cell table:formula="of:=AVERAGE([.IS1:.IS3])" office:value-type="float" office:value="2.55538266666667" calcext:value-type="float">
            <text:p>2.5553826667</text:p>
          </table:table-cell>
          <table:table-cell table:formula="of:=AVERAGE([.IT1:.IT3])" office:value-type="float" office:value="2.57197433333333" calcext:value-type="float">
            <text:p>2.5719743333</text:p>
          </table:table-cell>
          <table:table-cell table:formula="of:=AVERAGE([.IU1:.IU3])" office:value-type="float" office:value="2.583218" calcext:value-type="float">
            <text:p>2.583218</text:p>
          </table:table-cell>
          <table:table-cell table:formula="of:=AVERAGE([.IV1:.IV3])" office:value-type="float" office:value="2.60373433333333" calcext:value-type="float">
            <text:p>2.6037343333</text:p>
          </table:table-cell>
          <table:table-cell table:formula="of:=AVERAGE([.IW1:.IW3])" office:value-type="float" office:value="2.61828" calcext:value-type="float">
            <text:p>2.61828</text:p>
          </table:table-cell>
          <table:table-cell table:formula="of:=AVERAGE([.IX1:.IX3])" office:value-type="float" office:value="2.63150033333333" calcext:value-type="float">
            <text:p>2.6315003333</text:p>
          </table:table-cell>
          <table:table-cell table:formula="of:=AVERAGE([.IY1:.IY3])" office:value-type="float" office:value="2.647" calcext:value-type="float">
            <text:p>2.647</text:p>
          </table:table-cell>
          <table:table-cell table:formula="of:=AVERAGE([.IZ1:.IZ3])" office:value-type="float" office:value="2.66641033333333" calcext:value-type="float">
            <text:p>2.6664103333</text:p>
          </table:table-cell>
          <table:table-cell table:formula="of:=AVERAGE([.JA1:.JA3])" office:value-type="float" office:value="2.67881833333333" calcext:value-type="float">
            <text:p>2.6788183333</text:p>
          </table:table-cell>
          <table:table-cell table:formula="of:=AVERAGE([.JB1:.JB3])" office:value-type="float" office:value="2.693532" calcext:value-type="float">
            <text:p>2.693532</text:p>
          </table:table-cell>
          <table:table-cell table:formula="of:=AVERAGE([.JC1:.JC3])" office:value-type="float" office:value="2.713372" calcext:value-type="float">
            <text:p>2.713372</text:p>
          </table:table-cell>
          <table:table-cell table:formula="of:=AVERAGE([.JD1:.JD3])" office:value-type="float" office:value="2.73112" calcext:value-type="float">
            <text:p>2.73112</text:p>
          </table:table-cell>
          <table:table-cell table:formula="of:=AVERAGE([.JE1:.JE3])" office:value-type="float" office:value="2.74675033333333" calcext:value-type="float">
            <text:p>2.7467503333</text:p>
          </table:table-cell>
          <table:table-cell table:formula="of:=AVERAGE([.JF1:.JF3])" office:value-type="float" office:value="2.77890333333333" calcext:value-type="float">
            <text:p>2.7789033333</text:p>
          </table:table-cell>
          <table:table-cell table:formula="of:=AVERAGE([.JG1:.JG3])" office:value-type="float" office:value="2.80186766666667" calcext:value-type="float">
            <text:p>2.8018676667</text:p>
          </table:table-cell>
          <table:table-cell table:formula="of:=AVERAGE([.JH1:.JH3])" office:value-type="float" office:value="2.80776966666667" calcext:value-type="float">
            <text:p>2.8077696667</text:p>
          </table:table-cell>
          <table:table-cell table:formula="of:=AVERAGE([.JI1:.JI3])" office:value-type="float" office:value="2.81977766666667" calcext:value-type="float">
            <text:p>2.8197776667</text:p>
          </table:table-cell>
          <table:table-cell table:formula="of:=AVERAGE([.JJ1:.JJ3])" office:value-type="float" office:value="2.84038033333333" calcext:value-type="float">
            <text:p>2.8403803333</text:p>
          </table:table-cell>
          <table:table-cell table:formula="of:=AVERAGE([.JK1:.JK3])" office:value-type="float" office:value="2.84203366666667" calcext:value-type="float">
            <text:p>2.8420336667</text:p>
          </table:table-cell>
          <table:table-cell table:formula="of:=AVERAGE([.JL1:.JL3])" office:value-type="float" office:value="2.858519" calcext:value-type="float">
            <text:p>2.858519</text:p>
          </table:table-cell>
          <table:table-cell table:formula="of:=AVERAGE([.JM1:.JM3])" office:value-type="float" office:value="2.879903" calcext:value-type="float">
            <text:p>2.879903</text:p>
          </table:table-cell>
          <table:table-cell table:formula="of:=AVERAGE([.JN1:.JN3])" office:value-type="float" office:value="2.892044" calcext:value-type="float">
            <text:p>2.892044</text:p>
          </table:table-cell>
          <table:table-cell table:formula="of:=AVERAGE([.JO1:.JO3])" office:value-type="float" office:value="2.91370733333333" calcext:value-type="float">
            <text:p>2.9137073333</text:p>
          </table:table-cell>
          <table:table-cell table:formula="of:=AVERAGE([.JP1:.JP3])" office:value-type="float" office:value="2.92263533333333" calcext:value-type="float">
            <text:p>2.9226353333</text:p>
          </table:table-cell>
          <table:table-cell table:formula="of:=AVERAGE([.JQ1:.JQ3])" office:value-type="float" office:value="2.95546366666667" calcext:value-type="float">
            <text:p>2.9554636667</text:p>
          </table:table-cell>
          <table:table-cell table:formula="of:=AVERAGE([.JR1:.JR3])" office:value-type="float" office:value="2.958561" calcext:value-type="float">
            <text:p>2.958561</text:p>
          </table:table-cell>
          <table:table-cell table:formula="of:=AVERAGE([.JS1:.JS3])" office:value-type="float" office:value="2.97183966666667" calcext:value-type="float">
            <text:p>2.9718396667</text:p>
          </table:table-cell>
          <table:table-cell table:formula="of:=AVERAGE([.JT1:.JT3])" office:value-type="float" office:value="2.99088966666667" calcext:value-type="float">
            <text:p>2.9908896667</text:p>
          </table:table-cell>
          <table:table-cell table:formula="of:=AVERAGE([.JU1:.JU3])" office:value-type="float" office:value="3.007736" calcext:value-type="float">
            <text:p>3.007736</text:p>
          </table:table-cell>
          <table:table-cell table:formula="of:=AVERAGE([.JV1:.JV3])" office:value-type="float" office:value="3.024577" calcext:value-type="float">
            <text:p>3.024577</text:p>
          </table:table-cell>
          <table:table-cell table:formula="of:=AVERAGE([.JW1:.JW3])" office:value-type="float" office:value="3.042844" calcext:value-type="float">
            <text:p>3.042844</text:p>
          </table:table-cell>
          <table:table-cell table:formula="of:=AVERAGE([.JX1:.JX3])" office:value-type="float" office:value="3.056282" calcext:value-type="float">
            <text:p>3.056282</text:p>
          </table:table-cell>
          <table:table-cell table:formula="of:=AVERAGE([.JY1:.JY3])" office:value-type="float" office:value="3.070515" calcext:value-type="float">
            <text:p>3.070515</text:p>
          </table:table-cell>
          <table:table-cell table:formula="of:=AVERAGE([.JZ1:.JZ3])" office:value-type="float" office:value="3.08941333333333" calcext:value-type="float">
            <text:p>3.0894133333</text:p>
          </table:table-cell>
          <table:table-cell table:formula="of:=AVERAGE([.KA1:.KA3])" office:value-type="float" office:value="3.10687133333333" calcext:value-type="float">
            <text:p>3.1068713333</text:p>
          </table:table-cell>
          <table:table-cell table:formula="of:=AVERAGE([.KB1:.KB3])" office:value-type="float" office:value="3.11660433333333" calcext:value-type="float">
            <text:p>3.1166043333</text:p>
          </table:table-cell>
          <table:table-cell table:formula="of:=AVERAGE([.KC1:.KC3])" office:value-type="float" office:value="3.13911666666667" calcext:value-type="float">
            <text:p>3.1391166667</text:p>
          </table:table-cell>
          <table:table-cell table:formula="of:=AVERAGE([.KD1:.KD3])" office:value-type="float" office:value="3.15290566666667" calcext:value-type="float">
            <text:p>3.1529056667</text:p>
          </table:table-cell>
          <table:table-cell table:formula="of:=AVERAGE([.KE1:.KE3])" office:value-type="float" office:value="3.161533" calcext:value-type="float">
            <text:p>3.161533</text:p>
          </table:table-cell>
          <table:table-cell table:formula="of:=AVERAGE([.KF1:.KF3])" office:value-type="float" office:value="3.187514" calcext:value-type="float">
            <text:p>3.187514</text:p>
          </table:table-cell>
          <table:table-cell table:formula="of:=AVERAGE([.KG1:.KG3])" office:value-type="float" office:value="3.23693633333333" calcext:value-type="float">
            <text:p>3.2369363333</text:p>
          </table:table-cell>
          <table:table-cell table:formula="of:=AVERAGE([.KH1:.KH3])" office:value-type="float" office:value="3.325751" calcext:value-type="float">
            <text:p>3.325751</text:p>
          </table:table-cell>
          <table:table-cell table:formula="of:=AVERAGE([.KI1:.KI3])" office:value-type="float" office:value="3.334986" calcext:value-type="float">
            <text:p>3.334986</text:p>
          </table:table-cell>
          <table:table-cell table:formula="of:=AVERAGE([.KJ1:.KJ3])" office:value-type="float" office:value="3.24448333333333" calcext:value-type="float">
            <text:p>3.2444833333</text:p>
          </table:table-cell>
          <table:table-cell table:formula="of:=AVERAGE([.KK1:.KK3])" office:value-type="float" office:value="3.23406333333333" calcext:value-type="float">
            <text:p>3.2340633333</text:p>
          </table:table-cell>
          <table:table-cell table:formula="of:=AVERAGE([.KL1:.KL3])" office:value-type="float" office:value="3.24511366666667" calcext:value-type="float">
            <text:p>3.2451136667</text:p>
          </table:table-cell>
          <table:table-cell table:formula="of:=AVERAGE([.KM1:.KM3])" office:value-type="float" office:value="3.26139933333333" calcext:value-type="float">
            <text:p>3.2613993333</text:p>
          </table:table-cell>
          <table:table-cell table:formula="of:=AVERAGE([.KN1:.KN3])" office:value-type="float" office:value="3.295296" calcext:value-type="float">
            <text:p>3.295296</text:p>
          </table:table-cell>
          <table:table-cell table:formula="of:=AVERAGE([.KO1:.KO3])" office:value-type="float" office:value="3.352914" calcext:value-type="float">
            <text:p>3.352914</text:p>
          </table:table-cell>
          <table:table-cell table:formula="of:=AVERAGE([.KP1:.KP3])" office:value-type="float" office:value="3.354703" calcext:value-type="float">
            <text:p>3.354703</text:p>
          </table:table-cell>
          <table:table-cell table:formula="of:=AVERAGE([.KQ1:.KQ3])" office:value-type="float" office:value="3.40358833333333" calcext:value-type="float">
            <text:p>3.4035883333</text:p>
          </table:table-cell>
          <table:table-cell table:formula="of:=AVERAGE([.KR1:.KR3])" office:value-type="float" office:value="3.424795" calcext:value-type="float">
            <text:p>3.424795</text:p>
          </table:table-cell>
          <table:table-cell table:formula="of:=AVERAGE([.KS1:.KS3])" office:value-type="float" office:value="3.48808833333333" calcext:value-type="float">
            <text:p>3.4880883333</text:p>
          </table:table-cell>
          <table:table-cell table:formula="of:=AVERAGE([.KT1:.KT3])" office:value-type="float" office:value="3.482218" calcext:value-type="float">
            <text:p>3.482218</text:p>
          </table:table-cell>
          <table:table-cell table:formula="of:=AVERAGE([.KU1:.KU3])" office:value-type="float" office:value="3.43564933333333" calcext:value-type="float">
            <text:p>3.4356493333</text:p>
          </table:table-cell>
          <table:table-cell table:formula="of:=AVERAGE([.KV1:.KV3])" office:value-type="float" office:value="3.44747833333333" calcext:value-type="float">
            <text:p>3.4474783333</text:p>
          </table:table-cell>
          <table:table-cell table:formula="of:=AVERAGE([.KW1:.KW3])" office:value-type="float" office:value="3.46474866666667" calcext:value-type="float">
            <text:p>3.4647486667</text:p>
          </table:table-cell>
          <table:table-cell table:formula="of:=AVERAGE([.KX1:.KX3])" office:value-type="float" office:value="3.48436533333333" calcext:value-type="float">
            <text:p>3.4843653333</text:p>
          </table:table-cell>
          <table:table-cell table:formula="of:=AVERAGE([.KY1:.KY3])" office:value-type="float" office:value="3.49468466666667" calcext:value-type="float">
            <text:p>3.4946846667</text:p>
          </table:table-cell>
          <table:table-cell table:formula="of:=AVERAGE([.KZ1:.KZ3])" office:value-type="float" office:value="3.51665266666667" calcext:value-type="float">
            <text:p>3.5166526667</text:p>
          </table:table-cell>
          <table:table-cell table:formula="of:=AVERAGE([.LA1:.LA3])" office:value-type="float" office:value="3.530248" calcext:value-type="float">
            <text:p>3.530248</text:p>
          </table:table-cell>
          <table:table-cell table:formula="of:=AVERAGE([.LB1:.LB3])" office:value-type="float" office:value="3.55969833333333" calcext:value-type="float">
            <text:p>3.5596983333</text:p>
          </table:table-cell>
          <table:table-cell table:formula="of:=AVERAGE([.LC1:.LC3])" office:value-type="float" office:value="3.56469733333333" calcext:value-type="float">
            <text:p>3.5646973333</text:p>
          </table:table-cell>
          <table:table-cell table:formula="of:=AVERAGE([.LD1:.LD3])" office:value-type="float" office:value="3.59582633333333" calcext:value-type="float">
            <text:p>3.5958263333</text:p>
          </table:table-cell>
          <table:table-cell table:formula="of:=AVERAGE([.LE1:.LE3])" office:value-type="float" office:value="3.59887566666667" calcext:value-type="float">
            <text:p>3.5988756667</text:p>
          </table:table-cell>
          <table:table-cell table:formula="of:=AVERAGE([.LF1:.LF3])" office:value-type="float" office:value="3.60385333333333" calcext:value-type="float">
            <text:p>3.6038533333</text:p>
          </table:table-cell>
          <table:table-cell table:formula="of:=AVERAGE([.LG1:.LG3])" office:value-type="float" office:value="3.630797" calcext:value-type="float">
            <text:p>3.630797</text:p>
          </table:table-cell>
          <table:table-cell table:formula="of:=AVERAGE([.LH1:.LH3])" office:value-type="float" office:value="3.648081" calcext:value-type="float">
            <text:p>3.648081</text:p>
          </table:table-cell>
          <table:table-cell table:formula="of:=AVERAGE([.LI1:.LI3])" office:value-type="float" office:value="3.66450666666667" calcext:value-type="float">
            <text:p>3.6645066667</text:p>
          </table:table-cell>
          <table:table-cell table:formula="of:=AVERAGE([.LJ1:.LJ3])" office:value-type="float" office:value="3.67622866666667" calcext:value-type="float">
            <text:p>3.6762286667</text:p>
          </table:table-cell>
          <table:table-cell table:formula="of:=AVERAGE([.LK1:.LK3])" office:value-type="float" office:value="3.693086" calcext:value-type="float">
            <text:p>3.693086</text:p>
          </table:table-cell>
          <table:table-cell table:formula="of:=AVERAGE([.LL1:.LL3])" office:value-type="float" office:value="3.71183866666667" calcext:value-type="float">
            <text:p>3.7118386667</text:p>
          </table:table-cell>
          <table:table-cell table:formula="of:=AVERAGE([.LM1:.LM3])" office:value-type="float" office:value="3.72779766666667" calcext:value-type="float">
            <text:p>3.7277976667</text:p>
          </table:table-cell>
          <table:table-cell table:formula="of:=AVERAGE([.LN1:.LN3])" office:value-type="float" office:value="3.74397633333333" calcext:value-type="float">
            <text:p>3.7439763333</text:p>
          </table:table-cell>
          <table:table-cell table:formula="of:=AVERAGE([.LO1:.LO3])" office:value-type="float" office:value="3.76074133333333" calcext:value-type="float">
            <text:p>3.7607413333</text:p>
          </table:table-cell>
          <table:table-cell table:formula="of:=AVERAGE([.LP1:.LP3])" office:value-type="float" office:value="3.781628" calcext:value-type="float">
            <text:p>3.781628</text:p>
          </table:table-cell>
          <table:table-cell table:formula="of:=AVERAGE([.LQ1:.LQ3])" office:value-type="float" office:value="3.79705366666667" calcext:value-type="float">
            <text:p>3.7970536667</text:p>
          </table:table-cell>
          <table:table-cell table:formula="of:=AVERAGE([.LR1:.LR3])" office:value-type="float" office:value="3.81414133333333" calcext:value-type="float">
            <text:p>3.8141413333</text:p>
          </table:table-cell>
          <table:table-cell table:formula="of:=AVERAGE([.LS1:.LS3])" office:value-type="float" office:value="3.83205466666667" calcext:value-type="float">
            <text:p>3.8320546667</text:p>
          </table:table-cell>
          <table:table-cell table:formula="of:=AVERAGE([.LT1:.LT3])" office:value-type="float" office:value="3.850461" calcext:value-type="float">
            <text:p>3.850461</text:p>
          </table:table-cell>
          <table:table-cell table:formula="of:=AVERAGE([.LU1:.LU3])" office:value-type="float" office:value="3.878704" calcext:value-type="float">
            <text:p>3.878704</text:p>
          </table:table-cell>
          <table:table-cell table:formula="of:=AVERAGE([.LV1:.LV3])" office:value-type="float" office:value="3.89562533333333" calcext:value-type="float">
            <text:p>3.8956253333</text:p>
          </table:table-cell>
          <table:table-cell table:formula="of:=AVERAGE([.LW1:.LW3])" office:value-type="float" office:value="3.902968" calcext:value-type="float">
            <text:p>3.902968</text:p>
          </table:table-cell>
          <table:table-cell table:formula="of:=AVERAGE([.LX1:.LX3])" office:value-type="float" office:value="3.91657766666667" calcext:value-type="float">
            <text:p>3.9165776667</text:p>
          </table:table-cell>
          <table:table-cell table:formula="of:=AVERAGE([.LY1:.LY3])" office:value-type="float" office:value="3.945345" calcext:value-type="float">
            <text:p>3.945345</text:p>
          </table:table-cell>
          <table:table-cell table:formula="of:=AVERAGE([.LZ1:.LZ3])" office:value-type="float" office:value="3.96166466666667" calcext:value-type="float">
            <text:p>3.9616646667</text:p>
          </table:table-cell>
          <table:table-cell table:formula="of:=AVERAGE([.MA1:.MA3])" office:value-type="float" office:value="3.982781" calcext:value-type="float">
            <text:p>3.982781</text:p>
          </table:table-cell>
          <table:table-cell table:formula="of:=AVERAGE([.MB1:.MB3])" office:value-type="float" office:value="3.98849" calcext:value-type="float">
            <text:p>3.98849</text:p>
          </table:table-cell>
          <table:table-cell table:formula="of:=AVERAGE([.MC1:.MC3])" office:value-type="float" office:value="4.00880533333333" calcext:value-type="float">
            <text:p>4.0088053333</text:p>
          </table:table-cell>
          <table:table-cell table:formula="of:=AVERAGE([.MD1:.MD3])" office:value-type="float" office:value="4.03157233333333" calcext:value-type="float">
            <text:p>4.0315723333</text:p>
          </table:table-cell>
          <table:table-cell table:formula="of:=AVERAGE([.ME1:.ME3])" office:value-type="float" office:value="4.06043966666667" calcext:value-type="float">
            <text:p>4.0604396667</text:p>
          </table:table-cell>
          <table:table-cell table:formula="of:=AVERAGE([.MF1:.MF3])" office:value-type="float" office:value="4.07630133333333" calcext:value-type="float">
            <text:p>4.0763013333</text:p>
          </table:table-cell>
          <table:table-cell table:formula="of:=AVERAGE([.MG1:.MG3])" office:value-type="float" office:value="4.07886366666667" calcext:value-type="float">
            <text:p>4.0788636667</text:p>
          </table:table-cell>
          <table:table-cell table:formula="of:=AVERAGE([.MH1:.MH3])" office:value-type="float" office:value="4.138061" calcext:value-type="float">
            <text:p>4.138061</text:p>
          </table:table-cell>
          <table:table-cell table:formula="of:=AVERAGE([.MI1:.MI3])" office:value-type="float" office:value="4.169198" calcext:value-type="float">
            <text:p>4.169198</text:p>
          </table:table-cell>
          <table:table-cell table:formula="of:=AVERAGE([.MJ1:.MJ3])" office:value-type="float" office:value="4.22051033333333" calcext:value-type="float">
            <text:p>4.2205103333</text:p>
          </table:table-cell>
          <table:table-cell table:formula="of:=AVERAGE([.MK1:.MK3])" office:value-type="float" office:value="4.225702" calcext:value-type="float">
            <text:p>4.225702</text:p>
          </table:table-cell>
          <table:table-cell table:formula="of:=AVERAGE([.ML1:.ML3])" office:value-type="float" office:value="4.24558833333333" calcext:value-type="float">
            <text:p>4.2455883333</text:p>
          </table:table-cell>
          <table:table-cell table:formula="of:=AVERAGE([.MM1:.MM3])" office:value-type="float" office:value="4.21594833333333" calcext:value-type="float">
            <text:p>4.2159483333</text:p>
          </table:table-cell>
          <table:table-cell table:formula="of:=AVERAGE([.MN1:.MN3])" office:value-type="float" office:value="4.21962666666667" calcext:value-type="float">
            <text:p>4.2196266667</text:p>
          </table:table-cell>
          <table:table-cell table:formula="of:=AVERAGE([.MO1:.MO3])" office:value-type="float" office:value="4.23675966666667" calcext:value-type="float">
            <text:p>4.2367596667</text:p>
          </table:table-cell>
          <table:table-cell table:formula="of:=AVERAGE([.MP1:.MP3])" office:value-type="float" office:value="4.254201" calcext:value-type="float">
            <text:p>4.254201</text:p>
          </table:table-cell>
          <table:table-cell table:formula="of:=AVERAGE([.MQ1:.MQ3])" office:value-type="float" office:value="4.275348" calcext:value-type="float">
            <text:p>4.275348</text:p>
          </table:table-cell>
          <table:table-cell table:formula="of:=AVERAGE([.MR1:.MR3])" office:value-type="float" office:value="4.29360233333333" calcext:value-type="float">
            <text:p>4.2936023333</text:p>
          </table:table-cell>
          <table:table-cell table:formula="of:=AVERAGE([.MS1:.MS3])" office:value-type="float" office:value="4.31302733333333" calcext:value-type="float">
            <text:p>4.3130273333</text:p>
          </table:table-cell>
          <table:table-cell table:formula="of:=AVERAGE([.MT1:.MT3])" office:value-type="float" office:value="4.345221" calcext:value-type="float">
            <text:p>4.345221</text:p>
          </table:table-cell>
          <table:table-cell table:formula="of:=AVERAGE([.MU1:.MU3])" office:value-type="float" office:value="4.34407466666667" calcext:value-type="float">
            <text:p>4.3440746667</text:p>
          </table:table-cell>
          <table:table-cell table:formula="of:=AVERAGE([.MV1:.MV3])" office:value-type="float" office:value="4.36820333333333" calcext:value-type="float">
            <text:p>4.3682033333</text:p>
          </table:table-cell>
          <table:table-cell table:formula="of:=AVERAGE([.MW1:.MW3])" office:value-type="float" office:value="4.378817" calcext:value-type="float">
            <text:p>4.378817</text:p>
          </table:table-cell>
          <table:table-cell table:formula="of:=AVERAGE([.MX1:.MX3])" office:value-type="float" office:value="4.41363733333333" calcext:value-type="float">
            <text:p>4.4136373333</text:p>
          </table:table-cell>
          <table:table-cell table:formula="of:=AVERAGE([.MY1:.MY3])" office:value-type="float" office:value="4.43993066666667" calcext:value-type="float">
            <text:p>4.4399306667</text:p>
          </table:table-cell>
          <table:table-cell table:formula="of:=AVERAGE([.MZ1:.MZ3])" office:value-type="float" office:value="4.444588" calcext:value-type="float">
            <text:p>4.444588</text:p>
          </table:table-cell>
          <table:table-cell table:formula="of:=AVERAGE([.NA1:.NA3])" office:value-type="float" office:value="4.465353" calcext:value-type="float">
            <text:p>4.465353</text:p>
          </table:table-cell>
          <table:table-cell table:formula="of:=AVERAGE([.NB1:.NB3])" office:value-type="float" office:value="4.48361766666667" calcext:value-type="float">
            <text:p>4.4836176667</text:p>
          </table:table-cell>
          <table:table-cell table:formula="of:=AVERAGE([.NC1:.NC3])" office:value-type="float" office:value="4.504291" calcext:value-type="float">
            <text:p>4.504291</text:p>
          </table:table-cell>
          <table:table-cell table:formula="of:=AVERAGE([.ND1:.ND3])" office:value-type="float" office:value="4.521069" calcext:value-type="float">
            <text:p>4.521069</text:p>
          </table:table-cell>
          <table:table-cell table:formula="of:=AVERAGE([.NE1:.NE3])" office:value-type="float" office:value="4.53808033333333" calcext:value-type="float">
            <text:p>4.5380803333</text:p>
          </table:table-cell>
          <table:table-cell table:formula="of:=AVERAGE([.NF1:.NF3])" office:value-type="float" office:value="4.55593833333333" calcext:value-type="float">
            <text:p>4.5559383333</text:p>
          </table:table-cell>
          <table:table-cell table:formula="of:=AVERAGE([.NG1:.NG3])" office:value-type="float" office:value="4.576239" calcext:value-type="float">
            <text:p>4.576239</text:p>
          </table:table-cell>
          <table:table-cell table:formula="of:=AVERAGE([.NH1:.NH3])" office:value-type="float" office:value="4.58552933333333" calcext:value-type="float">
            <text:p>4.5855293333</text:p>
          </table:table-cell>
          <table:table-cell table:formula="of:=AVERAGE([.NI1:.NI3])" office:value-type="float" office:value="4.64202466666667" calcext:value-type="float">
            <text:p>4.6420246667</text:p>
          </table:table-cell>
          <table:table-cell table:formula="of:=AVERAGE([.NJ1:.NJ3])" office:value-type="float" office:value="4.63306933333333" calcext:value-type="float">
            <text:p>4.6330693333</text:p>
          </table:table-cell>
          <table:table-cell table:formula="of:=AVERAGE([.NK1:.NK3])" office:value-type="float" office:value="4.64120266666667" calcext:value-type="float">
            <text:p>4.6412026667</text:p>
          </table:table-cell>
          <table:table-cell table:formula="of:=AVERAGE([.NL1:.NL3])" office:value-type="float" office:value="4.68429766666667" calcext:value-type="float">
            <text:p>4.6842976667</text:p>
          </table:table-cell>
          <table:table-cell table:formula="of:=AVERAGE([.NM1:.NM3])" office:value-type="float" office:value="4.678318" calcext:value-type="float">
            <text:p>4.678318</text:p>
          </table:table-cell>
          <table:table-cell table:formula="of:=AVERAGE([.NN1:.NN3])" office:value-type="float" office:value="4.707004" calcext:value-type="float">
            <text:p>4.707004</text:p>
          </table:table-cell>
          <table:table-cell table:formula="of:=AVERAGE([.NO1:.NO3])" office:value-type="float" office:value="4.73510466666667" calcext:value-type="float">
            <text:p>4.7351046667</text:p>
          </table:table-cell>
          <table:table-cell table:formula="of:=AVERAGE([.NP1:.NP3])" office:value-type="float" office:value="4.73398633333333" calcext:value-type="float">
            <text:p>4.7339863333</text:p>
          </table:table-cell>
          <table:table-cell table:formula="of:=AVERAGE([.NQ1:.NQ3])" office:value-type="float" office:value="4.75752566666667" calcext:value-type="float">
            <text:p>4.7575256667</text:p>
          </table:table-cell>
          <table:table-cell table:formula="of:=AVERAGE([.NR1:.NR3])" office:value-type="float" office:value="4.780225" calcext:value-type="float">
            <text:p>4.780225</text:p>
          </table:table-cell>
          <table:table-cell table:formula="of:=AVERAGE([.NS1:.NS3])" office:value-type="float" office:value="4.798935" calcext:value-type="float">
            <text:p>4.798935</text:p>
          </table:table-cell>
          <table:table-cell table:formula="of:=AVERAGE([.NT1:.NT3])" office:value-type="float" office:value="4.826882" calcext:value-type="float">
            <text:p>4.826882</text:p>
          </table:table-cell>
          <table:table-cell table:formula="of:=AVERAGE([.NU1:.NU3])" office:value-type="float" office:value="4.83875366666667" calcext:value-type="float">
            <text:p>4.8387536667</text:p>
          </table:table-cell>
          <table:table-cell table:formula="of:=AVERAGE([.NV1:.NV3])" office:value-type="float" office:value="4.86131433333333" calcext:value-type="float">
            <text:p>4.8613143333</text:p>
          </table:table-cell>
          <table:table-cell table:formula="of:=AVERAGE([.NW1:.NW3])" office:value-type="float" office:value="4.87186433333333" calcext:value-type="float">
            <text:p>4.8718643333</text:p>
          </table:table-cell>
          <table:table-cell table:formula="of:=AVERAGE([.NX1:.NX3])" office:value-type="float" office:value="4.89839433333333" calcext:value-type="float">
            <text:p>4.8983943333</text:p>
          </table:table-cell>
          <table:table-cell table:formula="of:=AVERAGE([.NY1:.NY3])" office:value-type="float" office:value="4.907142" calcext:value-type="float">
            <text:p>4.907142</text:p>
          </table:table-cell>
          <table:table-cell table:formula="of:=AVERAGE([.NZ1:.NZ3])" office:value-type="float" office:value="4.93883466666667" calcext:value-type="float">
            <text:p>4.9388346667</text:p>
          </table:table-cell>
          <table:table-cell table:formula="of:=AVERAGE([.OA1:.OA3])" office:value-type="float" office:value="4.94948133333333" calcext:value-type="float">
            <text:p>4.9494813333</text:p>
          </table:table-cell>
          <table:table-cell table:formula="of:=AVERAGE([.OB1:.OB3])" office:value-type="float" office:value="4.96674466666667" calcext:value-type="float">
            <text:p>4.9667446667</text:p>
          </table:table-cell>
          <table:table-cell table:formula="of:=AVERAGE([.OC1:.OC3])" office:value-type="float" office:value="4.989824" calcext:value-type="float">
            <text:p>4.989824</text:p>
          </table:table-cell>
          <table:table-cell table:formula="of:=AVERAGE([.OD1:.OD3])" office:value-type="float" office:value="5.00270066666667" calcext:value-type="float">
            <text:p>5.0027006667</text:p>
          </table:table-cell>
          <table:table-cell table:formula="of:=AVERAGE([.OE1:.OE3])" office:value-type="float" office:value="5.021414" calcext:value-type="float">
            <text:p>5.021414</text:p>
          </table:table-cell>
          <table:table-cell table:formula="of:=AVERAGE([.OF1:.OF3])" office:value-type="float" office:value="5.04310733333333" calcext:value-type="float">
            <text:p>5.0431073333</text:p>
          </table:table-cell>
          <table:table-cell table:formula="of:=AVERAGE([.OG1:.OG3])" office:value-type="float" office:value="5.06259233333333" calcext:value-type="float">
            <text:p>5.0625923333</text:p>
          </table:table-cell>
          <table:table-cell table:formula="of:=AVERAGE([.OH1:.OH3])" office:value-type="float" office:value="5.07787766666667" calcext:value-type="float">
            <text:p>5.0778776667</text:p>
          </table:table-cell>
          <table:table-cell table:formula="of:=AVERAGE([.OI1:.OI3])" office:value-type="float" office:value="5.10686166666667" calcext:value-type="float">
            <text:p>5.1068616667</text:p>
          </table:table-cell>
          <table:table-cell table:formula="of:=AVERAGE([.OJ1:.OJ3])" office:value-type="float" office:value="5.11998" calcext:value-type="float">
            <text:p>5.11998</text:p>
          </table:table-cell>
          <table:table-cell table:formula="of:=AVERAGE([.OK1:.OK3])" office:value-type="float" office:value="5.139943" calcext:value-type="float">
            <text:p>5.139943</text:p>
          </table:table-cell>
          <table:table-cell table:formula="of:=AVERAGE([.OL1:.OL3])" office:value-type="float" office:value="5.171866" calcext:value-type="float">
            <text:p>5.171866</text:p>
          </table:table-cell>
          <table:table-cell table:formula="of:=AVERAGE([.OM1:.OM3])" office:value-type="float" office:value="5.18798833333333" calcext:value-type="float">
            <text:p>5.1879883333</text:p>
          </table:table-cell>
          <table:table-cell table:formula="of:=AVERAGE([.ON1:.ON3])" office:value-type="float" office:value="5.204422" calcext:value-type="float">
            <text:p>5.204422</text:p>
          </table:table-cell>
          <table:table-cell table:formula="of:=AVERAGE([.OO1:.OO3])" office:value-type="float" office:value="5.22357133333333" calcext:value-type="float">
            <text:p>5.2235713333</text:p>
          </table:table-cell>
          <table:table-cell table:formula="of:=AVERAGE([.OP1:.OP3])" office:value-type="float" office:value="5.229438" calcext:value-type="float">
            <text:p>5.229438</text:p>
          </table:table-cell>
          <table:table-cell table:formula="of:=AVERAGE([.OQ1:.OQ3])" office:value-type="float" office:value="5.263163" calcext:value-type="float">
            <text:p>5.263163</text:p>
          </table:table-cell>
          <table:table-cell table:formula="of:=AVERAGE([.OR1:.OR3])" office:value-type="float" office:value="5.28048133333333" calcext:value-type="float">
            <text:p>5.2804813333</text:p>
          </table:table-cell>
          <table:table-cell table:formula="of:=AVERAGE([.OS1:.OS3])" office:value-type="float" office:value="5.28859633333333" calcext:value-type="float">
            <text:p>5.2885963333</text:p>
          </table:table-cell>
          <table:table-cell table:formula="of:=AVERAGE([.OT1:.OT3])" office:value-type="float" office:value="5.31756633333333" calcext:value-type="float">
            <text:p>5.3175663333</text:p>
          </table:table-cell>
          <table:table-cell table:formula="of:=AVERAGE([.OU1:.OU3])" office:value-type="float" office:value="5.34713" calcext:value-type="float">
            <text:p>5.34713</text:p>
          </table:table-cell>
          <table:table-cell table:formula="of:=AVERAGE([.OV1:.OV3])" office:value-type="float" office:value="5.364783" calcext:value-type="float">
            <text:p>5.364783</text:p>
          </table:table-cell>
          <table:table-cell table:formula="of:=AVERAGE([.OW1:.OW3])" office:value-type="float" office:value="5.373714" calcext:value-type="float">
            <text:p>5.373714</text:p>
          </table:table-cell>
          <table:table-cell table:formula="of:=AVERAGE([.OX1:.OX3])" office:value-type="float" office:value="5.45131366666667" calcext:value-type="float">
            <text:p>5.4513136667</text:p>
          </table:table-cell>
          <table:table-cell table:formula="of:=AVERAGE([.OY1:.OY3])" office:value-type="float" office:value="5.42012566666667" calcext:value-type="float">
            <text:p>5.4201256667</text:p>
          </table:table-cell>
          <table:table-cell table:formula="of:=AVERAGE([.OZ1:.OZ3])" office:value-type="float" office:value="5.44836666666667" calcext:value-type="float">
            <text:p>5.4483666667</text:p>
          </table:table-cell>
          <table:table-cell table:formula="of:=AVERAGE([.PA1:.PA3])" office:value-type="float" office:value="5.45578833333333" calcext:value-type="float">
            <text:p>5.4557883333</text:p>
          </table:table-cell>
          <table:table-cell table:formula="of:=AVERAGE([.PB1:.PB3])" office:value-type="float" office:value="5.47874233333333" calcext:value-type="float">
            <text:p>5.4787423333</text:p>
          </table:table-cell>
          <table:table-cell table:formula="of:=AVERAGE([.PC1:.PC3])" office:value-type="float" office:value="5.51133033333333" calcext:value-type="float">
            <text:p>5.5113303333</text:p>
          </table:table-cell>
          <table:table-cell table:formula="of:=AVERAGE([.PD1:.PD3])" office:value-type="float" office:value="5.526519" calcext:value-type="float">
            <text:p>5.526519</text:p>
          </table:table-cell>
          <table:table-cell table:formula="of:=AVERAGE([.PE1:.PE3])" office:value-type="float" office:value="5.534052" calcext:value-type="float">
            <text:p>5.534052</text:p>
          </table:table-cell>
          <table:table-cell table:formula="of:=AVERAGE([.PF1:.PF3])" office:value-type="float" office:value="5.55054966666667" calcext:value-type="float">
            <text:p>5.5505496667</text:p>
          </table:table-cell>
          <table:table-cell table:formula="of:=AVERAGE([.PG1:.PG3])" office:value-type="float" office:value="5.583631" calcext:value-type="float">
            <text:p>5.583631</text:p>
          </table:table-cell>
          <table:table-cell table:formula="of:=AVERAGE([.PH1:.PH3])" office:value-type="float" office:value="5.59587166666667" calcext:value-type="float">
            <text:p>5.5958716667</text:p>
          </table:table-cell>
          <table:table-cell table:formula="of:=AVERAGE([.PI1:.PI3])" office:value-type="float" office:value="5.61882" calcext:value-type="float">
            <text:p>5.61882</text:p>
          </table:table-cell>
          <table:table-cell table:formula="of:=AVERAGE([.PJ1:.PJ3])" office:value-type="float" office:value="5.64536133333333" calcext:value-type="float">
            <text:p>5.6453613333</text:p>
          </table:table-cell>
          <table:table-cell table:formula="of:=AVERAGE([.PK1:.PK3])" office:value-type="float" office:value="5.66024833333333" calcext:value-type="float">
            <text:p>5.6602483333</text:p>
          </table:table-cell>
          <table:table-cell table:formula="of:=AVERAGE([.PL1:.PL3])" office:value-type="float" office:value="5.688367" calcext:value-type="float">
            <text:p>5.688367</text:p>
          </table:table-cell>
          <table:table-cell table:formula="of:=AVERAGE([.PM1:.PM3])" office:value-type="float" office:value="5.706238" calcext:value-type="float">
            <text:p>5.706238</text:p>
          </table:table-cell>
          <table:table-cell table:formula="of:=AVERAGE([.PN1:.PN3])" office:value-type="float" office:value="5.75087166666667" calcext:value-type="float">
            <text:p>5.7508716667</text:p>
          </table:table-cell>
          <table:table-cell table:formula="of:=AVERAGE([.PO1:.PO3])" office:value-type="float" office:value="5.755274" calcext:value-type="float">
            <text:p>5.755274</text:p>
          </table:table-cell>
          <table:table-cell table:formula="of:=AVERAGE([.PP1:.PP3])" office:value-type="float" office:value="5.78088566666667" calcext:value-type="float">
            <text:p>5.7808856667</text:p>
          </table:table-cell>
          <table:table-cell table:formula="of:=AVERAGE([.PQ1:.PQ3])" office:value-type="float" office:value="5.801201" calcext:value-type="float">
            <text:p>5.801201</text:p>
          </table:table-cell>
          <table:table-cell table:formula="of:=AVERAGE([.PR1:.PR3])" office:value-type="float" office:value="5.82117666666667" calcext:value-type="float">
            <text:p>5.8211766667</text:p>
          </table:table-cell>
          <table:table-cell table:formula="of:=AVERAGE([.PS1:.PS3])" office:value-type="float" office:value="5.90196266666667" calcext:value-type="float">
            <text:p>5.9019626667</text:p>
          </table:table-cell>
          <table:table-cell table:formula="of:=AVERAGE([.PT1:.PT3])" office:value-type="float" office:value="5.84198733333333" calcext:value-type="float">
            <text:p>5.8419873333</text:p>
          </table:table-cell>
          <table:table-cell table:formula="of:=AVERAGE([.PU1:.PU3])" office:value-type="float" office:value="5.83987366666667" calcext:value-type="float">
            <text:p>5.8398736667</text:p>
          </table:table-cell>
          <table:table-cell table:formula="of:=AVERAGE([.PV1:.PV3])" office:value-type="float" office:value="5.875262" calcext:value-type="float">
            <text:p>5.875262</text:p>
          </table:table-cell>
          <table:table-cell table:formula="of:=AVERAGE([.PW1:.PW3])" office:value-type="float" office:value="5.88584766666667" calcext:value-type="float">
            <text:p>5.8858476667</text:p>
          </table:table-cell>
          <table:table-cell table:formula="of:=AVERAGE([.PX1:.PX3])" office:value-type="float" office:value="5.90043233333333" calcext:value-type="float">
            <text:p>5.9004323333</text:p>
          </table:table-cell>
          <table:table-cell table:formula="of:=AVERAGE([.PY1:.PY3])" office:value-type="float" office:value="5.91703666666667" calcext:value-type="float">
            <text:p>5.9170366667</text:p>
          </table:table-cell>
          <table:table-cell table:formula="of:=AVERAGE([.PZ1:.PZ3])" office:value-type="float" office:value="5.94841066666667" calcext:value-type="float">
            <text:p>5.9484106667</text:p>
          </table:table-cell>
          <table:table-cell table:formula="of:=AVERAGE([.QA1:.QA3])" office:value-type="float" office:value="5.97538833333333" calcext:value-type="float">
            <text:p>5.9753883333</text:p>
          </table:table-cell>
          <table:table-cell table:formula="of:=AVERAGE([.QB1:.QB3])" office:value-type="float" office:value="5.985236" calcext:value-type="float">
            <text:p>5.985236</text:p>
          </table:table-cell>
          <table:table-cell table:formula="of:=AVERAGE([.QC1:.QC3])" office:value-type="float" office:value="6.00331366666667" calcext:value-type="float">
            <text:p>6.0033136667</text:p>
          </table:table-cell>
          <table:table-cell table:formula="of:=AVERAGE([.QD1:.QD3])" office:value-type="float" office:value="6.03150266666667" calcext:value-type="float">
            <text:p>6.0315026667</text:p>
          </table:table-cell>
          <table:table-cell table:formula="of:=AVERAGE([.QE1:.QE3])" office:value-type="float" office:value="6.06460166666667" calcext:value-type="float">
            <text:p>6.0646016667</text:p>
          </table:table-cell>
          <table:table-cell table:formula="of:=AVERAGE([.QF1:.QF3])" office:value-type="float" office:value="6.06381266666667" calcext:value-type="float">
            <text:p>6.0638126667</text:p>
          </table:table-cell>
          <table:table-cell table:formula="of:=AVERAGE([.QG1:.QG3])" office:value-type="float" office:value="6.08488266666667" calcext:value-type="float">
            <text:p>6.0848826667</text:p>
          </table:table-cell>
          <table:table-cell table:formula="of:=AVERAGE([.QH1:.QH3])" office:value-type="float" office:value="6.10068266666667" calcext:value-type="float">
            <text:p>6.1006826667</text:p>
          </table:table-cell>
          <table:table-cell table:formula="of:=AVERAGE([.QI1:.QI3])" office:value-type="float" office:value="6.1213" calcext:value-type="float">
            <text:p>6.1213</text:p>
          </table:table-cell>
          <table:table-cell table:formula="of:=AVERAGE([.QJ1:.QJ3])" office:value-type="float" office:value="6.142346" calcext:value-type="float">
            <text:p>6.142346</text:p>
          </table:table-cell>
          <table:table-cell table:formula="of:=AVERAGE([.QK1:.QK3])" office:value-type="float" office:value="6.18124233333333" calcext:value-type="float">
            <text:p>6.1812423333</text:p>
          </table:table-cell>
          <table:table-cell table:formula="of:=AVERAGE([.QL1:.QL3])" office:value-type="float" office:value="6.20111333333333" calcext:value-type="float">
            <text:p>6.2011133333</text:p>
          </table:table-cell>
          <table:table-cell table:formula="of:=AVERAGE([.QM1:.QM3])" office:value-type="float" office:value="6.21542533333333" calcext:value-type="float">
            <text:p>6.2154253333</text:p>
          </table:table-cell>
          <table:table-cell table:formula="of:=AVERAGE([.QN1:.QN3])" office:value-type="float" office:value="6.230155" calcext:value-type="float">
            <text:p>6.230155</text:p>
          </table:table-cell>
          <table:table-cell table:formula="of:=AVERAGE([.QO1:.QO3])" office:value-type="float" office:value="6.26114233333333" calcext:value-type="float">
            <text:p>6.2611423333</text:p>
          </table:table-cell>
          <table:table-cell table:formula="of:=AVERAGE([.QP1:.QP3])" office:value-type="float" office:value="6.29117733333333" calcext:value-type="float">
            <text:p>6.2911773333</text:p>
          </table:table-cell>
          <table:table-cell table:formula="of:=AVERAGE([.QQ1:.QQ3])" office:value-type="float" office:value="6.287208" calcext:value-type="float">
            <text:p>6.287208</text:p>
          </table:table-cell>
          <table:table-cell table:formula="of:=AVERAGE([.QR1:.QR3])" office:value-type="float" office:value="6.31907566666667" calcext:value-type="float">
            <text:p>6.3190756667</text:p>
          </table:table-cell>
          <table:table-cell table:formula="of:=AVERAGE([.QS1:.QS3])" office:value-type="float" office:value="6.3326" calcext:value-type="float">
            <text:p>6.3326</text:p>
          </table:table-cell>
          <table:table-cell table:formula="of:=AVERAGE([.QT1:.QT3])" office:value-type="float" office:value="6.36555033333333" calcext:value-type="float">
            <text:p>6.3655503333</text:p>
          </table:table-cell>
          <table:table-cell table:formula="of:=AVERAGE([.QU1:.QU3])" office:value-type="float" office:value="6.39554233333333" calcext:value-type="float">
            <text:p>6.3955423333</text:p>
          </table:table-cell>
          <table:table-cell table:formula="of:=AVERAGE([.QV1:.QV3])" office:value-type="float" office:value="6.405324" calcext:value-type="float">
            <text:p>6.405324</text:p>
          </table:table-cell>
          <table:table-cell table:formula="of:=AVERAGE([.QW1:.QW3])" office:value-type="float" office:value="6.42320233333333" calcext:value-type="float">
            <text:p>6.4232023333</text:p>
          </table:table-cell>
          <table:table-cell table:formula="of:=AVERAGE([.QX1:.QX3])" office:value-type="float" office:value="6.456317" calcext:value-type="float">
            <text:p>6.456317</text:p>
          </table:table-cell>
          <table:table-cell table:formula="of:=AVERAGE([.QY1:.QY3])" office:value-type="float" office:value="6.53220966666667" calcext:value-type="float">
            <text:p>6.5322096667</text:p>
          </table:table-cell>
          <table:table-cell table:formula="of:=AVERAGE([.QZ1:.QZ3])" office:value-type="float" office:value="6.51108033333333" calcext:value-type="float">
            <text:p>6.5110803333</text:p>
          </table:table-cell>
          <table:table-cell table:formula="of:=AVERAGE([.RA1:.RA3])" office:value-type="float" office:value="6.542324" calcext:value-type="float">
            <text:p>6.542324</text:p>
          </table:table-cell>
          <table:table-cell table:formula="of:=AVERAGE([.RB1:.RB3])" office:value-type="float" office:value="6.52162433333333" calcext:value-type="float">
            <text:p>6.5216243333</text:p>
          </table:table-cell>
          <table:table-cell table:formula="of:=AVERAGE([.RC1:.RC3])" office:value-type="float" office:value="6.54314433333333" calcext:value-type="float">
            <text:p>6.5431443333</text:p>
          </table:table-cell>
          <table:table-cell table:formula="of:=AVERAGE([.RD1:.RD3])" office:value-type="float" office:value="6.574783" calcext:value-type="float">
            <text:p>6.574783</text:p>
          </table:table-cell>
          <table:table-cell table:formula="of:=AVERAGE([.RE1:.RE3])" office:value-type="float" office:value="6.580714" calcext:value-type="float">
            <text:p>6.580714</text:p>
          </table:table-cell>
          <table:table-cell table:formula="of:=AVERAGE([.RF1:.RF3])" office:value-type="float" office:value="6.60353766666667" calcext:value-type="float">
            <text:p>6.6035376667</text:p>
          </table:table-cell>
          <table:table-cell table:formula="of:=AVERAGE([.RG1:.RG3])" office:value-type="float" office:value="6.63361066666667" calcext:value-type="float">
            <text:p>6.6336106667</text:p>
          </table:table-cell>
          <table:table-cell table:formula="of:=AVERAGE([.RH1:.RH3])" office:value-type="float" office:value="6.64203366666667" calcext:value-type="float">
            <text:p>6.6420336667</text:p>
          </table:table-cell>
          <table:table-cell table:formula="of:=AVERAGE([.RI1:.RI3])" office:value-type="float" office:value="6.6661" calcext:value-type="float">
            <text:p>6.6661</text:p>
          </table:table-cell>
          <table:table-cell table:formula="of:=AVERAGE([.RJ1:.RJ3])" office:value-type="float" office:value="6.69346966666667" calcext:value-type="float">
            <text:p>6.6934696667</text:p>
          </table:table-cell>
          <table:table-cell table:formula="of:=AVERAGE([.RK1:.RK3])" office:value-type="float" office:value="6.71178066666667" calcext:value-type="float">
            <text:p>6.7117806667</text:p>
          </table:table-cell>
          <table:table-cell table:formula="of:=AVERAGE([.RL1:.RL3])" office:value-type="float" office:value="6.72628133333333" calcext:value-type="float">
            <text:p>6.7262813333</text:p>
          </table:table-cell>
          <table:table-cell table:formula="of:=AVERAGE([.RM1:.RM3])" office:value-type="float" office:value="6.75075433333333" calcext:value-type="float">
            <text:p>6.7507543333</text:p>
          </table:table-cell>
          <table:table-cell table:formula="of:=AVERAGE([.RN1:.RN3])" office:value-type="float" office:value="6.77568633333333" calcext:value-type="float">
            <text:p>6.7756863333</text:p>
          </table:table-cell>
          <table:table-cell table:formula="of:=AVERAGE([.RO1:.RO3])" office:value-type="float" office:value="6.805998" calcext:value-type="float">
            <text:p>6.805998</text:p>
          </table:table-cell>
          <table:table-cell table:formula="of:=AVERAGE([.RP1:.RP3])" office:value-type="float" office:value="6.82621833333333" calcext:value-type="float">
            <text:p>6.8262183333</text:p>
          </table:table-cell>
          <table:table-cell table:formula="of:=AVERAGE([.RQ1:.RQ3])" office:value-type="float" office:value="6.85309833333333" calcext:value-type="float">
            <text:p>6.8530983333</text:p>
          </table:table-cell>
          <table:table-cell table:formula="of:=AVERAGE([.RR1:.RR3])" office:value-type="float" office:value="6.87010933333333" calcext:value-type="float">
            <text:p>6.8701093333</text:p>
          </table:table-cell>
          <table:table-cell table:formula="of:=AVERAGE([.RS1:.RS3])" office:value-type="float" office:value="6.90635633333333" calcext:value-type="float">
            <text:p>6.9063563333</text:p>
          </table:table-cell>
          <table:table-cell table:formula="of:=AVERAGE([.RT1:.RT3])" office:value-type="float" office:value="6.89363266666667" calcext:value-type="float">
            <text:p>6.8936326667</text:p>
          </table:table-cell>
          <table:table-cell table:formula="of:=AVERAGE([.RU1:.RU3])" office:value-type="float" office:value="6.92862466666667" calcext:value-type="float">
            <text:p>6.9286246667</text:p>
          </table:table-cell>
          <table:table-cell table:formula="of:=AVERAGE([.RV1:.RV3])" office:value-type="float" office:value="6.94478566666667" calcext:value-type="float">
            <text:p>6.9447856667</text:p>
          </table:table-cell>
          <table:table-cell table:formula="of:=AVERAGE([.RW1:.RW3])" office:value-type="float" office:value="6.97922866666667" calcext:value-type="float">
            <text:p>6.9792286667</text:p>
          </table:table-cell>
          <table:table-cell table:formula="of:=AVERAGE([.RX1:.RX3])" office:value-type="float" office:value="6.98606766666667" calcext:value-type="float">
            <text:p>6.9860676667</text:p>
          </table:table-cell>
          <table:table-cell table:formula="of:=AVERAGE([.RY1:.RY3])" office:value-type="float" office:value="7.028274" calcext:value-type="float">
            <text:p>7.028274</text:p>
          </table:table-cell>
          <table:table-cell table:formula="of:=AVERAGE([.RZ1:.RZ3])" office:value-type="float" office:value="7.05978833333333" calcext:value-type="float">
            <text:p>7.0597883333</text:p>
          </table:table-cell>
          <table:table-cell table:formula="of:=AVERAGE([.SA1:.SA3])" office:value-type="float" office:value="7.04698766666667" calcext:value-type="float">
            <text:p>7.0469876667</text:p>
          </table:table-cell>
          <table:table-cell table:formula="of:=AVERAGE([.SB1:.SB3])" office:value-type="float" office:value="7.09271666666667" calcext:value-type="float">
            <text:p>7.0927166667</text:p>
          </table:table-cell>
          <table:table-cell table:formula="of:=AVERAGE([.SC1:.SC3])" office:value-type="float" office:value="7.11417866666667" calcext:value-type="float">
            <text:p>7.1141786667</text:p>
          </table:table-cell>
          <table:table-cell table:formula="of:=AVERAGE([.SD1:.SD3])" office:value-type="float" office:value="7.14424766666667" calcext:value-type="float">
            <text:p>7.1442476667</text:p>
          </table:table-cell>
          <table:table-cell table:formula="of:=AVERAGE([.SE1:.SE3])" office:value-type="float" office:value="7.14272033333333" calcext:value-type="float">
            <text:p>7.1427203333</text:p>
          </table:table-cell>
          <table:table-cell table:formula="of:=AVERAGE([.SF1:.SF3])" office:value-type="float" office:value="7.163924" calcext:value-type="float">
            <text:p>7.163924</text:p>
          </table:table-cell>
          <table:table-cell table:formula="of:=AVERAGE([.SG1:.SG3])" office:value-type="float" office:value="7.18409033333333" calcext:value-type="float">
            <text:p>7.1840903333</text:p>
          </table:table-cell>
          <table:table-cell table:formula="of:=AVERAGE([.SH1:.SH3])" office:value-type="float" office:value="7.21905033333333" calcext:value-type="float">
            <text:p>7.2190503333</text:p>
          </table:table-cell>
          <table:table-cell table:formula="of:=AVERAGE([.SI1:.SI3])" office:value-type="float" office:value="7.240649" calcext:value-type="float">
            <text:p>7.240649</text:p>
          </table:table-cell>
          <table:table-cell table:formula="of:=AVERAGE([.SJ1:.SJ3])" office:value-type="float" office:value="7.27114366666667" calcext:value-type="float">
            <text:p>7.2711436667</text:p>
          </table:table-cell>
          <table:table-cell table:formula="of:=AVERAGE([.SK1:.SK3])" office:value-type="float" office:value="7.271278" calcext:value-type="float">
            <text:p>7.271278</text:p>
          </table:table-cell>
          <table:table-cell table:formula="of:=AVERAGE([.SL1:.SL3])" office:value-type="float" office:value="7.29024033333333" calcext:value-type="float">
            <text:p>7.2902403333</text:p>
          </table:table-cell>
          <table:table-cell table:formula="of:=AVERAGE([.SM1:.SM3])" office:value-type="float" office:value="7.314048" calcext:value-type="float">
            <text:p>7.314048</text:p>
          </table:table-cell>
          <table:table-cell table:formula="of:=AVERAGE([.SN1:.SN3])" office:value-type="float" office:value="7.34498666666667" calcext:value-type="float">
            <text:p>7.3449866667</text:p>
          </table:table-cell>
          <table:table-cell table:formula="of:=AVERAGE([.SO1:.SO3])" office:value-type="float" office:value="7.36465866666667" calcext:value-type="float">
            <text:p>7.3646586667</text:p>
          </table:table-cell>
          <table:table-cell table:formula="of:=AVERAGE([.SP1:.SP3])" office:value-type="float" office:value="7.37666066666667" calcext:value-type="float">
            <text:p>7.3766606667</text:p>
          </table:table-cell>
          <table:table-cell table:formula="of:=AVERAGE([.SQ1:.SQ3])" office:value-type="float" office:value="7.418118" calcext:value-type="float">
            <text:p>7.418118</text:p>
          </table:table-cell>
          <table:table-cell table:formula="of:=AVERAGE([.SR1:.SR3])" office:value-type="float" office:value="7.42409733333333" calcext:value-type="float">
            <text:p>7.4240973333</text:p>
          </table:table-cell>
          <table:table-cell table:formula="of:=AVERAGE([.SS1:.SS3])" office:value-type="float" office:value="7.46818933333333" calcext:value-type="float">
            <text:p>7.4681893333</text:p>
          </table:table-cell>
          <table:table-cell table:formula="of:=AVERAGE([.ST1:.ST3])" office:value-type="float" office:value="7.46877833333333" calcext:value-type="float">
            <text:p>7.4687783333</text:p>
          </table:table-cell>
          <table:table-cell table:formula="of:=AVERAGE([.SU1:.SU3])" office:value-type="float" office:value="7.48575733333333" calcext:value-type="float">
            <text:p>7.4857573333</text:p>
          </table:table-cell>
          <table:table-cell table:formula="of:=AVERAGE([.SV1:.SV3])" office:value-type="float" office:value="7.521407" calcext:value-type="float">
            <text:p>7.521407</text:p>
          </table:table-cell>
          <table:table-cell table:formula="of:=AVERAGE([.SW1:.SW3])" office:value-type="float" office:value="7.54283633333333" calcext:value-type="float">
            <text:p>7.5428363333</text:p>
          </table:table-cell>
          <table:table-cell table:formula="of:=AVERAGE([.SX1:.SX3])" office:value-type="float" office:value="7.56739266666667" calcext:value-type="float">
            <text:p>7.5673926667</text:p>
          </table:table-cell>
          <table:table-cell table:formula="of:=AVERAGE([.SY1:.SY3])" office:value-type="float" office:value="7.58817633333333" calcext:value-type="float">
            <text:p>7.5881763333</text:p>
          </table:table-cell>
          <table:table-cell table:formula="of:=AVERAGE([.SZ1:.SZ3])" office:value-type="float" office:value="7.60514833333333" calcext:value-type="float">
            <text:p>7.6051483333</text:p>
          </table:table-cell>
          <table:table-cell table:formula="of:=AVERAGE([.TA1:.TA3])" office:value-type="float" office:value="7.65618366666667" calcext:value-type="float">
            <text:p>7.6561836667</text:p>
          </table:table-cell>
          <table:table-cell table:formula="of:=AVERAGE([.TB1:.TB3])" office:value-type="float" office:value="7.66564533333333" calcext:value-type="float">
            <text:p>7.6656453333</text:p>
          </table:table-cell>
          <table:table-cell table:formula="of:=AVERAGE([.TC1:.TC3])" office:value-type="float" office:value="7.67832133333333" calcext:value-type="float">
            <text:p>7.6783213333</text:p>
          </table:table-cell>
          <table:table-cell table:formula="of:=AVERAGE([.TD1:.TD3])" office:value-type="float" office:value="7.702819" calcext:value-type="float">
            <text:p>7.702819</text:p>
          </table:table-cell>
          <table:table-cell table:formula="of:=AVERAGE([.TE1:.TE3])" office:value-type="float" office:value="7.731032" calcext:value-type="float">
            <text:p>7.731032</text:p>
          </table:table-cell>
          <table:table-cell table:formula="of:=AVERAGE([.TF1:.TF3])" office:value-type="float" office:value="7.73528333333333" calcext:value-type="float">
            <text:p>7.7352833333</text:p>
          </table:table-cell>
          <table:table-cell table:formula="of:=AVERAGE([.TG1:.TG3])" office:value-type="float" office:value="7.778352" calcext:value-type="float">
            <text:p>7.778352</text:p>
          </table:table-cell>
          <table:table-cell table:formula="of:=AVERAGE([.TH1:.TH3])" office:value-type="float" office:value="7.807001" calcext:value-type="float">
            <text:p>7.807001</text:p>
          </table:table-cell>
          <table:table-cell table:formula="of:=AVERAGE([.TI1:.TI3])" office:value-type="float" office:value="7.80891433333333" calcext:value-type="float">
            <text:p>7.8089143333</text:p>
          </table:table-cell>
          <table:table-cell table:formula="of:=AVERAGE([.TJ1:.TJ3])" office:value-type="float" office:value="7.83959633333333" calcext:value-type="float">
            <text:p>7.8395963333</text:p>
          </table:table-cell>
          <table:table-cell table:formula="of:=AVERAGE([.TK1:.TK3])" office:value-type="float" office:value="7.84959566666667" calcext:value-type="float">
            <text:p>7.8495956667</text:p>
          </table:table-cell>
          <table:table-cell table:formula="of:=AVERAGE([.TL1:.TL3])" office:value-type="float" office:value="7.88113533333333" calcext:value-type="float">
            <text:p>7.8811353333</text:p>
          </table:table-cell>
          <table:table-cell table:formula="of:=AVERAGE([.TM1:.TM3])" office:value-type="float" office:value="7.895763" calcext:value-type="float">
            <text:p>7.895763</text:p>
          </table:table-cell>
          <table:table-cell table:formula="of:=AVERAGE([.TN1:.TN3])" office:value-type="float" office:value="7.910687" calcext:value-type="float">
            <text:p>7.910687</text:p>
          </table:table-cell>
          <table:table-cell table:formula="of:=AVERAGE([.TO1:.TO3])" office:value-type="float" office:value="7.93875866666667" calcext:value-type="float">
            <text:p>7.9387586667</text:p>
          </table:table-cell>
          <table:table-cell table:formula="of:=AVERAGE([.TP1:.TP3])" office:value-type="float" office:value="7.96163266666667" calcext:value-type="float">
            <text:p>7.9616326667</text:p>
          </table:table-cell>
          <table:table-cell table:formula="of:=AVERAGE([.TQ1:.TQ3])" office:value-type="float" office:value="7.99233266666667" calcext:value-type="float">
            <text:p>7.9923326667</text:p>
          </table:table-cell>
          <table:table-cell table:formula="of:=AVERAGE([.TR1:.TR3])" office:value-type="float" office:value="8.00706733333333" calcext:value-type="float">
            <text:p>8.0070673333</text:p>
          </table:table-cell>
          <table:table-cell table:formula="of:=AVERAGE([.TS1:.TS3])" office:value-type="float" office:value="8.04209933333333" calcext:value-type="float">
            <text:p>8.0420993333</text:p>
          </table:table-cell>
          <table:table-cell table:formula="of:=AVERAGE([.TT1:.TT3])" office:value-type="float" office:value="8.061864" calcext:value-type="float">
            <text:p>8.061864</text:p>
          </table:table-cell>
          <table:table-cell table:formula="of:=AVERAGE([.TU1:.TU3])" office:value-type="float" office:value="8.07046433333333" calcext:value-type="float">
            <text:p>8.0704643333</text:p>
          </table:table-cell>
          <table:table-cell table:formula="of:=AVERAGE([.TV1:.TV3])" office:value-type="float" office:value="8.09582633333333" calcext:value-type="float">
            <text:p>8.0958263333</text:p>
          </table:table-cell>
          <table:table-cell table:formula="of:=AVERAGE([.TW1:.TW3])" office:value-type="float" office:value="8.11108033333333" calcext:value-type="float">
            <text:p>8.1110803333</text:p>
          </table:table-cell>
          <table:table-cell table:formula="of:=AVERAGE([.TX1:.TX3])" office:value-type="float" office:value="8.143028" calcext:value-type="float">
            <text:p>8.143028</text:p>
          </table:table-cell>
          <table:table-cell table:formula="of:=AVERAGE([.TY1:.TY3])" office:value-type="float" office:value="8.178323" calcext:value-type="float">
            <text:p>8.178323</text:p>
          </table:table-cell>
          <table:table-cell table:formula="of:=AVERAGE([.TZ1:.TZ3])" office:value-type="float" office:value="8.186841" calcext:value-type="float">
            <text:p>8.186841</text:p>
          </table:table-cell>
          <table:table-cell table:formula="of:=AVERAGE([.UA1:.UA3])" office:value-type="float" office:value="8.212356" calcext:value-type="float">
            <text:p>8.212356</text:p>
          </table:table-cell>
          <table:table-cell table:formula="of:=AVERAGE([.UB1:.UB3])" office:value-type="float" office:value="8.234188" calcext:value-type="float">
            <text:p>8.234188</text:p>
          </table:table-cell>
          <table:table-cell table:formula="of:=AVERAGE([.UC1:.UC3])" office:value-type="float" office:value="8.256923" calcext:value-type="float">
            <text:p>8.256923</text:p>
          </table:table-cell>
          <table:table-cell table:formula="of:=AVERAGE([.UD1:.UD3])" office:value-type="float" office:value="8.27230633333333" calcext:value-type="float">
            <text:p>8.2723063333</text:p>
          </table:table-cell>
          <table:table-cell table:formula="of:=AVERAGE([.UE1:.UE3])" office:value-type="float" office:value="8.299181" calcext:value-type="float">
            <text:p>8.299181</text:p>
          </table:table-cell>
          <table:table-cell table:formula="of:=AVERAGE([.UF1:.UF3])" office:value-type="float" office:value="8.31847833333333" calcext:value-type="float">
            <text:p>8.3184783333</text:p>
          </table:table-cell>
          <table:table-cell table:formula="of:=AVERAGE([.UG1:.UG3])" office:value-type="float" office:value="8.34321566666667" calcext:value-type="float">
            <text:p>8.3432156667</text:p>
          </table:table-cell>
          <table:table-cell table:formula="of:=AVERAGE([.UH1:.UH3])" office:value-type="float" office:value="8.39310466666667" calcext:value-type="float">
            <text:p>8.3931046667</text:p>
          </table:table-cell>
          <table:table-cell table:formula="of:=AVERAGE([.UI1:.UI3])" office:value-type="float" office:value="8.39824633333333" calcext:value-type="float">
            <text:p>8.3982463333</text:p>
          </table:table-cell>
          <table:table-cell table:formula="of:=AVERAGE([.UJ1:.UJ3])" office:value-type="float" office:value="8.42843766666667" calcext:value-type="float">
            <text:p>8.4284376667</text:p>
          </table:table-cell>
          <table:table-cell table:formula="of:=AVERAGE([.UK1:.UK3])" office:value-type="float" office:value="8.449104" calcext:value-type="float">
            <text:p>8.449104</text:p>
          </table:table-cell>
          <table:table-cell table:formula="of:=AVERAGE([.UL1:.UL3])" office:value-type="float" office:value="8.45334966666667" calcext:value-type="float">
            <text:p>8.4533496667</text:p>
          </table:table-cell>
          <table:table-cell table:formula="of:=AVERAGE([.UM1:.UM3])" office:value-type="float" office:value="8.486927" calcext:value-type="float">
            <text:p>8.486927</text:p>
          </table:table-cell>
          <table:table-cell table:formula="of:=AVERAGE([.UN1:.UN3])" office:value-type="float" office:value="8.52408333333333" calcext:value-type="float">
            <text:p>8.5240833333</text:p>
          </table:table-cell>
          <table:table-cell table:formula="of:=AVERAGE([.UO1:.UO3])" office:value-type="float" office:value="8.51997433333333" calcext:value-type="float">
            <text:p>8.5199743333</text:p>
          </table:table-cell>
          <table:table-cell table:formula="of:=AVERAGE([.UP1:.UP3])" office:value-type="float" office:value="8.56064233333333" calcext:value-type="float">
            <text:p>8.5606423333</text:p>
          </table:table-cell>
          <table:table-cell table:formula="of:=AVERAGE([.UQ1:.UQ3])" office:value-type="float" office:value="8.56868166666667" calcext:value-type="float">
            <text:p>8.5686816667</text:p>
          </table:table-cell>
          <table:table-cell table:formula="of:=AVERAGE([.UR1:.UR3])" office:value-type="float" office:value="8.60398266666667" calcext:value-type="float">
            <text:p>8.6039826667</text:p>
          </table:table-cell>
          <table:table-cell table:formula="of:=AVERAGE([.US1:.US3])" office:value-type="float" office:value="8.62384533333333" calcext:value-type="float">
            <text:p>8.6238453333</text:p>
          </table:table-cell>
          <table:table-cell table:formula="of:=AVERAGE([.UT1:.UT3])" office:value-type="float" office:value="8.65728166666667" calcext:value-type="float">
            <text:p>8.6572816667</text:p>
          </table:table-cell>
          <table:table-cell table:formula="of:=AVERAGE([.UU1:.UU3])" office:value-type="float" office:value="8.664555" calcext:value-type="float">
            <text:p>8.664555</text:p>
          </table:table-cell>
          <table:table-cell table:formula="of:=AVERAGE([.UV1:.UV3])" office:value-type="float" office:value="8.699594" calcext:value-type="float">
            <text:p>8.699594</text:p>
          </table:table-cell>
          <table:table-cell table:formula="of:=AVERAGE([.UW1:.UW3])" office:value-type="float" office:value="8.71174133333333" calcext:value-type="float">
            <text:p>8.7117413333</text:p>
          </table:table-cell>
          <table:table-cell table:formula="of:=AVERAGE([.UX1:.UX3])" office:value-type="float" office:value="8.734731" calcext:value-type="float">
            <text:p>8.734731</text:p>
          </table:table-cell>
          <table:table-cell table:formula="of:=AVERAGE([.UY1:.UY3])" office:value-type="float" office:value="8.76309" calcext:value-type="float">
            <text:p>8.76309</text:p>
          </table:table-cell>
          <table:table-cell table:formula="of:=AVERAGE([.UZ1:.UZ3])" office:value-type="float" office:value="8.77941666666667" calcext:value-type="float">
            <text:p>8.7794166667</text:p>
          </table:table-cell>
          <table:table-cell table:formula="of:=AVERAGE([.VA1:.VA3])" office:value-type="float" office:value="8.814426" calcext:value-type="float">
            <text:p>8.814426</text:p>
          </table:table-cell>
          <table:table-cell table:formula="of:=AVERAGE([.VB1:.VB3])" office:value-type="float" office:value="8.83841166666667" calcext:value-type="float">
            <text:p>8.8384116667</text:p>
          </table:table-cell>
          <table:table-cell table:formula="of:=AVERAGE([.VC1:.VC3])" office:value-type="float" office:value="8.86396033333333" calcext:value-type="float">
            <text:p>8.8639603333</text:p>
          </table:table-cell>
          <table:table-cell table:formula="of:=AVERAGE([.VD1:.VD3])" office:value-type="float" office:value="8.90199366666667" calcext:value-type="float">
            <text:p>8.9019936667</text:p>
          </table:table-cell>
          <table:table-cell table:formula="of:=AVERAGE([.VE1:.VE3])" office:value-type="float" office:value="8.922965" calcext:value-type="float">
            <text:p>8.922965</text:p>
          </table:table-cell>
          <table:table-cell table:formula="of:=AVERAGE([.VF1:.VF3])" office:value-type="float" office:value="8.94984866666667" calcext:value-type="float">
            <text:p>8.9498486667</text:p>
          </table:table-cell>
          <table:table-cell table:formula="of:=AVERAGE([.VG1:.VG3])" office:value-type="float" office:value="8.97035966666667" calcext:value-type="float">
            <text:p>8.9703596667</text:p>
          </table:table-cell>
          <table:table-cell table:formula="of:=AVERAGE([.VH1:.VH3])" office:value-type="float" office:value="9.005577" calcext:value-type="float">
            <text:p>9.005577</text:p>
          </table:table-cell>
          <table:table-cell table:formula="of:=AVERAGE([.VI1:.VI3])" office:value-type="float" office:value="9.01723866666667" calcext:value-type="float">
            <text:p>9.0172386667</text:p>
          </table:table-cell>
          <table:table-cell table:formula="of:=AVERAGE([.VJ1:.VJ3])" office:value-type="float" office:value="9.02990766666667" calcext:value-type="float">
            <text:p>9.0299076667</text:p>
          </table:table-cell>
          <table:table-cell table:formula="of:=AVERAGE([.VK1:.VK3])" office:value-type="float" office:value="9.064333" calcext:value-type="float">
            <text:p>9.064333</text:p>
          </table:table-cell>
          <table:table-cell table:formula="of:=AVERAGE([.VL1:.VL3])" office:value-type="float" office:value="9.058829" calcext:value-type="float">
            <text:p>9.058829</text:p>
          </table:table-cell>
          <table:table-cell table:formula="of:=AVERAGE([.VM1:.VM3])" office:value-type="float" office:value="9.08834833333333" calcext:value-type="float">
            <text:p>9.0883483333</text:p>
          </table:table-cell>
          <table:table-cell table:formula="of:=AVERAGE([.VN1:.VN3])" office:value-type="float" office:value="9.12919933333333" calcext:value-type="float">
            <text:p>9.1291993333</text:p>
          </table:table-cell>
          <table:table-cell table:formula="of:=AVERAGE([.VO1:.VO3])" office:value-type="float" office:value="9.128618" calcext:value-type="float">
            <text:p>9.128618</text:p>
          </table:table-cell>
          <table:table-cell table:formula="of:=AVERAGE([.VP1:.VP3])" office:value-type="float" office:value="9.151144" calcext:value-type="float">
            <text:p>9.151144</text:p>
          </table:table-cell>
          <table:table-cell table:formula="of:=AVERAGE([.VQ1:.VQ3])" office:value-type="float" office:value="9.18237266666667" calcext:value-type="float">
            <text:p>9.1823726667</text:p>
          </table:table-cell>
          <table:table-cell table:formula="of:=AVERAGE([.VR1:.VR3])" office:value-type="float" office:value="9.21375766666667" calcext:value-type="float">
            <text:p>9.2137576667</text:p>
          </table:table-cell>
          <table:table-cell table:formula="of:=AVERAGE([.VS1:.VS3])" office:value-type="float" office:value="9.23290533333333" calcext:value-type="float">
            <text:p>9.2329053333</text:p>
          </table:table-cell>
          <table:table-cell table:formula="of:=AVERAGE([.VT1:.VT3])" office:value-type="float" office:value="9.241008" calcext:value-type="float">
            <text:p>9.241008</text:p>
          </table:table-cell>
          <table:table-cell table:formula="of:=AVERAGE([.VU1:.VU3])" office:value-type="float" office:value="9.28292166666667" calcext:value-type="float">
            <text:p>9.2829216667</text:p>
          </table:table-cell>
          <table:table-cell table:formula="of:=AVERAGE([.VV1:.VV3])" office:value-type="float" office:value="9.315295" calcext:value-type="float">
            <text:p>9.315295</text:p>
          </table:table-cell>
          <table:table-cell table:formula="of:=AVERAGE([.VW1:.VW3])" office:value-type="float" office:value="9.355234" calcext:value-type="float">
            <text:p>9.355234</text:p>
          </table:table-cell>
          <table:table-cell table:formula="of:=AVERAGE([.VX1:.VX3])" office:value-type="float" office:value="9.36126566666667" calcext:value-type="float">
            <text:p>9.3612656667</text:p>
          </table:table-cell>
          <table:table-cell table:formula="of:=AVERAGE([.VY1:.VY3])" office:value-type="float" office:value="9.36398333333333" calcext:value-type="float">
            <text:p>9.3639833333</text:p>
          </table:table-cell>
          <table:table-cell table:formula="of:=AVERAGE([.VZ1:.VZ3])" office:value-type="float" office:value="9.402517" calcext:value-type="float">
            <text:p>9.402517</text:p>
          </table:table-cell>
          <table:table-cell table:formula="of:=AVERAGE([.WA1:.WA3])" office:value-type="float" office:value="9.41625266666667" calcext:value-type="float">
            <text:p>9.4162526667</text:p>
          </table:table-cell>
          <table:table-cell table:formula="of:=AVERAGE([.WB1:.WB3])" office:value-type="float" office:value="9.44335833333333" calcext:value-type="float">
            <text:p>9.4433583333</text:p>
          </table:table-cell>
          <table:table-cell table:formula="of:=AVERAGE([.WC1:.WC3])" office:value-type="float" office:value="9.47273333333333" calcext:value-type="float">
            <text:p>9.4727333333</text:p>
          </table:table-cell>
          <table:table-cell table:formula="of:=AVERAGE([.WD1:.WD3])" office:value-type="float" office:value="9.539025" calcext:value-type="float">
            <text:p>9.539025</text:p>
          </table:table-cell>
          <table:table-cell table:formula="of:=AVERAGE([.WE1:.WE3])" office:value-type="float" office:value="9.51446533333333" calcext:value-type="float">
            <text:p>9.5144653333</text:p>
          </table:table-cell>
          <table:table-cell table:formula="of:=AVERAGE([.WF1:.WF3])" office:value-type="float" office:value="9.53661333333334" calcext:value-type="float">
            <text:p>9.5366133333</text:p>
          </table:table-cell>
          <table:table-cell table:formula="of:=AVERAGE([.WG1:.WG3])" office:value-type="float" office:value="9.56870866666667" calcext:value-type="float">
            <text:p>9.5687086667</text:p>
          </table:table-cell>
          <table:table-cell table:formula="of:=AVERAGE([.WH1:.WH3])" office:value-type="float" office:value="9.618987" calcext:value-type="float">
            <text:p>9.618987</text:p>
          </table:table-cell>
          <table:table-cell table:formula="of:=AVERAGE([.WI1:.WI3])" office:value-type="float" office:value="9.65367966666667" calcext:value-type="float">
            <text:p>9.6536796667</text:p>
          </table:table-cell>
          <table:table-cell table:formula="of:=AVERAGE([.WJ1:.WJ3])" office:value-type="float" office:value="9.65833766666667" calcext:value-type="float">
            <text:p>9.6583376667</text:p>
          </table:table-cell>
          <table:table-cell table:formula="of:=AVERAGE([.WK1:.WK3])" office:value-type="float" office:value="9.67371833333333" calcext:value-type="float">
            <text:p>9.6737183333</text:p>
          </table:table-cell>
          <table:table-cell table:formula="of:=AVERAGE([.WL1:.WL3])" office:value-type="float" office:value="9.70638533333333" calcext:value-type="float">
            <text:p>9.7063853333</text:p>
          </table:table-cell>
          <table:table-cell table:formula="of:=AVERAGE([.WM1:.WM3])" office:value-type="float" office:value="9.716245" calcext:value-type="float">
            <text:p>9.716245</text:p>
          </table:table-cell>
          <table:table-cell table:formula="of:=AVERAGE([.WN1:.WN3])" office:value-type="float" office:value="9.75259666666667" calcext:value-type="float">
            <text:p>9.7525966667</text:p>
          </table:table-cell>
          <table:table-cell table:formula="of:=AVERAGE([.WO1:.WO3])" office:value-type="float" office:value="9.77307766666667" calcext:value-type="float">
            <text:p>9.7730776667</text:p>
          </table:table-cell>
          <table:table-cell table:formula="of:=AVERAGE([.WP1:.WP3])" office:value-type="float" office:value="9.84636166666667" calcext:value-type="float">
            <text:p>9.8463616667</text:p>
          </table:table-cell>
          <table:table-cell table:formula="of:=AVERAGE([.WQ1:.WQ3])" office:value-type="float" office:value="9.75417733333333" calcext:value-type="float">
            <text:p>9.7541773333</text:p>
          </table:table-cell>
          <table:table-cell table:formula="of:=AVERAGE([.WR1:.WR3])" office:value-type="float" office:value="9.779062" calcext:value-type="float">
            <text:p>9.779062</text:p>
          </table:table-cell>
          <table:table-cell table:formula="of:=AVERAGE([.WS1:.WS3])" office:value-type="float" office:value="9.84556433333333" calcext:value-type="float">
            <text:p>9.8455643333</text:p>
          </table:table-cell>
          <table:table-cell table:formula="of:=AVERAGE([.WT1:.WT3])" office:value-type="float" office:value="9.87603566666667" calcext:value-type="float">
            <text:p>9.8760356667</text:p>
          </table:table-cell>
          <table:table-cell table:formula="of:=AVERAGE([.WU1:.WU3])" office:value-type="float" office:value="9.925199" calcext:value-type="float">
            <text:p>9.925199</text:p>
          </table:table-cell>
          <table:table-cell table:formula="of:=AVERAGE([.WV1:.WV3])" office:value-type="float" office:value="9.917557" calcext:value-type="float">
            <text:p>9.917557</text:p>
          </table:table-cell>
          <table:table-cell table:formula="of:=AVERAGE([.WW1:.WW3])" office:value-type="float" office:value="9.96986033333333" calcext:value-type="float">
            <text:p>9.9698603333</text:p>
          </table:table-cell>
          <table:table-cell table:formula="of:=AVERAGE([.WX1:.WX3])" office:value-type="float" office:value="9.98466166666667" calcext:value-type="float">
            <text:p>9.9846616667</text:p>
          </table:table-cell>
          <table:table-cell table:formula="of:=AVERAGE([.WY1:.WY3])" office:value-type="float" office:value="9.99752033333333" calcext:value-type="float">
            <text:p>9.9975203333</text:p>
          </table:table-cell>
          <table:table-cell table:formula="of:=AVERAGE([.WZ1:.WZ3])" office:value-type="float" office:value="10.1548283333333" calcext:value-type="float">
            <text:p>10.1548283333</text:p>
          </table:table-cell>
          <table:table-cell table:formula="of:=AVERAGE([.XA1:.XA3])" office:value-type="float" office:value="10.0797086666667" calcext:value-type="float">
            <text:p>10.0797086667</text:p>
          </table:table-cell>
          <table:table-cell table:formula="of:=AVERAGE([.XB1:.XB3])" office:value-type="float" office:value="10.0507056666667" calcext:value-type="float">
            <text:p>10.0507056667</text:p>
          </table:table-cell>
          <table:table-cell table:formula="of:=AVERAGE([.XC1:.XC3])" office:value-type="float" office:value="10.0566193333333" calcext:value-type="float">
            <text:p>10.0566193333</text:p>
          </table:table-cell>
          <table:table-cell table:formula="of:=AVERAGE([.XD1:.XD3])" office:value-type="float" office:value="10.0726543333333" calcext:value-type="float">
            <text:p>10.0726543333</text:p>
          </table:table-cell>
          <table:table-cell table:formula="of:=AVERAGE([.XE1:.XE3])" office:value-type="float" office:value="10.0815023333333" calcext:value-type="float">
            <text:p>10.0815023333</text:p>
          </table:table-cell>
          <table:table-cell table:formula="of:=AVERAGE([.XF1:.XF3])" office:value-type="float" office:value="10.1087456666667" calcext:value-type="float">
            <text:p>10.1087456667</text:p>
          </table:table-cell>
          <table:table-cell table:formula="of:=AVERAGE([.XG1:.XG3])" office:value-type="float" office:value="10.146894" calcext:value-type="float">
            <text:p>10.146894</text:p>
          </table:table-cell>
          <table:table-cell table:formula="of:=AVERAGE([.XH1:.XH3])" office:value-type="float" office:value="10.174252" calcext:value-type="float">
            <text:p>10.174252</text:p>
          </table:table-cell>
          <table:table-cell table:formula="of:=AVERAGE([.XI1:.XI3])" office:value-type="float" office:value="10.198709" calcext:value-type="float">
            <text:p>10.198709</text:p>
          </table:table-cell>
          <table:table-cell table:formula="of:=AVERAGE([.XJ1:.XJ3])" office:value-type="float" office:value="10.2203993333333" calcext:value-type="float">
            <text:p>10.2203993333</text:p>
          </table:table-cell>
          <table:table-cell table:formula="of:=AVERAGE([.XK1:.XK3])" office:value-type="float" office:value="10.235213" calcext:value-type="float">
            <text:p>10.235213</text:p>
          </table:table-cell>
          <table:table-cell table:formula="of:=AVERAGE([.XL1:.XL3])" office:value-type="float" office:value="10.2663963333333" calcext:value-type="float">
            <text:p>10.2663963333</text:p>
          </table:table-cell>
          <table:table-cell table:formula="of:=AVERAGE([.XM1:.XM3])" office:value-type="float" office:value="10.3122176666667" calcext:value-type="float">
            <text:p>10.3122176667</text:p>
          </table:table-cell>
          <table:table-cell table:formula="of:=AVERAGE([.XN1:.XN3])" office:value-type="float" office:value="10.329041" calcext:value-type="float">
            <text:p>10.329041</text:p>
          </table:table-cell>
          <table:table-cell table:formula="of:=AVERAGE([.XO1:.XO3])" office:value-type="float" office:value="10.347189" calcext:value-type="float">
            <text:p>10.347189</text:p>
          </table:table-cell>
          <table:table-cell table:formula="of:=AVERAGE([.XP1:.XP3])" office:value-type="float" office:value="10.3887596666667" calcext:value-type="float">
            <text:p>10.3887596667</text:p>
          </table:table-cell>
          <table:table-cell table:formula="of:=AVERAGE([.XQ1:.XQ3])" office:value-type="float" office:value="10.4104586666667" calcext:value-type="float">
            <text:p>10.4104586667</text:p>
          </table:table-cell>
          <table:table-cell table:formula="of:=AVERAGE([.XR1:.XR3])" office:value-type="float" office:value="10.4013556666667" calcext:value-type="float">
            <text:p>10.4013556667</text:p>
          </table:table-cell>
          <table:table-cell table:formula="of:=AVERAGE([.XS1:.XS3])" office:value-type="float" office:value="10.4394443333333" calcext:value-type="float">
            <text:p>10.4394443333</text:p>
          </table:table-cell>
          <table:table-cell table:formula="of:=AVERAGE([.XT1:.XT3])" office:value-type="float" office:value="10.4558616666667" calcext:value-type="float">
            <text:p>10.4558616667</text:p>
          </table:table-cell>
          <table:table-cell table:formula="of:=AVERAGE([.XU1:.XU3])" office:value-type="float" office:value="10.5080393333333" calcext:value-type="float">
            <text:p>10.5080393333</text:p>
          </table:table-cell>
          <table:table-cell table:formula="of:=AVERAGE([.XV1:.XV3])" office:value-type="float" office:value="10.644914" calcext:value-type="float">
            <text:p>10.644914</text:p>
          </table:table-cell>
          <table:table-cell table:formula="of:=AVERAGE([.XW1:.XW3])" office:value-type="float" office:value="10.654906" calcext:value-type="float">
            <text:p>10.654906</text:p>
          </table:table-cell>
          <table:table-cell table:formula="of:=AVERAGE([.XX1:.XX3])" office:value-type="float" office:value="10.5505216666667" calcext:value-type="float">
            <text:p>10.5505216667</text:p>
          </table:table-cell>
          <table:table-cell table:formula="of:=AVERAGE([.XY1:.XY3])" office:value-type="float" office:value="10.5798183333333" calcext:value-type="float">
            <text:p>10.5798183333</text:p>
          </table:table-cell>
          <table:table-cell table:formula="of:=AVERAGE([.XZ1:.XZ3])" office:value-type="float" office:value="10.602984" calcext:value-type="float">
            <text:p>10.602984</text:p>
          </table:table-cell>
          <table:table-cell table:formula="of:=AVERAGE([.YA1:.YA3])" office:value-type="float" office:value="10.6593296666667" calcext:value-type="float">
            <text:p>10.6593296667</text:p>
          </table:table-cell>
          <table:table-cell table:formula="of:=AVERAGE([.YB1:.YB3])" office:value-type="float" office:value="10.656552" calcext:value-type="float">
            <text:p>10.656552</text:p>
          </table:table-cell>
          <table:table-cell table:formula="of:=AVERAGE([.YC1:.YC3])" office:value-type="float" office:value="10.68608" calcext:value-type="float">
            <text:p>10.68608</text:p>
          </table:table-cell>
          <table:table-cell table:formula="of:=AVERAGE([.YD1:.YD3])" office:value-type="float" office:value="10.7195303333333" calcext:value-type="float">
            <text:p>10.7195303333</text:p>
          </table:table-cell>
          <table:table-cell table:formula="of:=AVERAGE([.YE1:.YE3])" office:value-type="float" office:value="10.7232456666667" calcext:value-type="float">
            <text:p>10.7232456667</text:p>
          </table:table-cell>
          <table:table-cell table:formula="of:=AVERAGE([.YF1:.YF3])" office:value-type="float" office:value="10.7476733333333" calcext:value-type="float">
            <text:p>10.7476733333</text:p>
          </table:table-cell>
          <table:table-cell table:formula="of:=AVERAGE([.YG1:.YG3])" office:value-type="float" office:value="10.8108083333333" calcext:value-type="float">
            <text:p>10.8108083333</text:p>
          </table:table-cell>
          <table:table-cell table:formula="of:=AVERAGE([.YH1:.YH3])" office:value-type="float" office:value="10.8012753333333" calcext:value-type="float">
            <text:p>10.8012753333</text:p>
          </table:table-cell>
          <table:table-cell table:formula="of:=AVERAGE([.YI1:.YI3])" office:value-type="float" office:value="10.8420123333333" calcext:value-type="float">
            <text:p>10.8420123333</text:p>
          </table:table-cell>
          <table:table-cell table:formula="of:=AVERAGE([.YJ1:.YJ3])" office:value-type="float" office:value="10.8496116666667" calcext:value-type="float">
            <text:p>10.8496116667</text:p>
          </table:table-cell>
          <table:table-cell table:formula="of:=AVERAGE([.YK1:.YK3])" office:value-type="float" office:value="10.8736966666667" calcext:value-type="float">
            <text:p>10.8736966667</text:p>
          </table:table-cell>
          <table:table-cell table:formula="of:=AVERAGE([.YL1:.YL3])" office:value-type="float" office:value="10.9329376666667" calcext:value-type="float">
            <text:p>10.9329376667</text:p>
          </table:table-cell>
          <table:table-cell table:formula="of:=AVERAGE([.YM1:.YM3])" office:value-type="float" office:value="10.9476986666667" calcext:value-type="float">
            <text:p>10.9476986667</text:p>
          </table:table-cell>
          <table:table-cell table:formula="of:=AVERAGE([.YN1:.YN3])" office:value-type="float" office:value="10.9812273333333" calcext:value-type="float">
            <text:p>10.9812273333</text:p>
          </table:table-cell>
          <table:table-cell table:formula="of:=AVERAGE([.YO1:.YO3])" office:value-type="float" office:value="10.972072" calcext:value-type="float">
            <text:p>10.972072</text:p>
          </table:table-cell>
          <table:table-cell table:formula="of:=AVERAGE([.YP1:.YP3])" office:value-type="float" office:value="11.0048633333333" calcext:value-type="float">
            <text:p>11.0048633333</text:p>
          </table:table-cell>
          <table:table-cell table:formula="of:=AVERAGE([.YQ1:.YQ3])" office:value-type="float" office:value="11.0242986666667" calcext:value-type="float">
            <text:p>11.0242986667</text:p>
          </table:table-cell>
          <table:table-cell table:formula="of:=AVERAGE([.YR1:.YR3])" office:value-type="float" office:value="11.0616353333333" calcext:value-type="float">
            <text:p>11.0616353333</text:p>
          </table:table-cell>
          <table:table-cell table:formula="of:=AVERAGE([.YS1:.YS3])" office:value-type="float" office:value="11.0715636666667" calcext:value-type="float">
            <text:p>11.0715636667</text:p>
          </table:table-cell>
          <table:table-cell table:formula="of:=AVERAGE([.YT1:.YT3])" office:value-type="float" office:value="11.100779" calcext:value-type="float">
            <text:p>11.100779</text:p>
          </table:table-cell>
          <table:table-cell table:formula="of:=AVERAGE([.YU1:.YU3])" office:value-type="float" office:value="11.145558" calcext:value-type="float">
            <text:p>11.145558</text:p>
          </table:table-cell>
          <table:table-cell table:formula="of:=AVERAGE([.YV1:.YV3])" office:value-type="float" office:value="11.149454" calcext:value-type="float">
            <text:p>11.149454</text:p>
          </table:table-cell>
          <table:table-cell table:formula="of:=AVERAGE([.YW1:.YW3])" office:value-type="float" office:value="11.192301" calcext:value-type="float">
            <text:p>11.192301</text:p>
          </table:table-cell>
          <table:table-cell table:formula="of:=AVERAGE([.YX1:.YX3])" office:value-type="float" office:value="11.1983113333333" calcext:value-type="float">
            <text:p>11.1983113333</text:p>
          </table:table-cell>
          <table:table-cell table:formula="of:=AVERAGE([.YY1:.YY3])" office:value-type="float" office:value="11.264498" calcext:value-type="float">
            <text:p>11.264498</text:p>
          </table:table-cell>
          <table:table-cell table:formula="of:=AVERAGE([.YZ1:.YZ3])" office:value-type="float" office:value="11.2486613333333" calcext:value-type="float">
            <text:p>11.2486613333</text:p>
          </table:table-cell>
          <table:table-cell table:formula="of:=AVERAGE([.ZA1:.ZA3])" office:value-type="float" office:value="11.2860856666667" calcext:value-type="float">
            <text:p>11.2860856667</text:p>
          </table:table-cell>
          <table:table-cell table:formula="of:=AVERAGE([.ZB1:.ZB3])" office:value-type="float" office:value="11.2946763333333" calcext:value-type="float">
            <text:p>11.2946763333</text:p>
          </table:table-cell>
          <table:table-cell table:formula="of:=AVERAGE([.ZC1:.ZC3])" office:value-type="float" office:value="11.3435893333333" calcext:value-type="float">
            <text:p>11.3435893333</text:p>
          </table:table-cell>
          <table:table-cell table:formula="of:=AVERAGE([.ZD1:.ZD3])" office:value-type="float" office:value="11.3551133333333" calcext:value-type="float">
            <text:p>11.3551133333</text:p>
          </table:table-cell>
          <table:table-cell table:formula="of:=AVERAGE([.ZE1:.ZE3])" office:value-type="float" office:value="11.409039" calcext:value-type="float">
            <text:p>11.409039</text:p>
          </table:table-cell>
          <table:table-cell table:formula="of:=AVERAGE([.ZF1:.ZF3])" office:value-type="float" office:value="11.4071393333333" calcext:value-type="float">
            <text:p>11.4071393333</text:p>
          </table:table-cell>
          <table:table-cell table:formula="of:=AVERAGE([.ZG1:.ZG3])" office:value-type="float" office:value="11.432307" calcext:value-type="float">
            <text:p>11.432307</text:p>
          </table:table-cell>
          <table:table-cell table:formula="of:=AVERAGE([.ZH1:.ZH3])" office:value-type="float" office:value="11.484417" calcext:value-type="float">
            <text:p>11.484417</text:p>
          </table:table-cell>
          <table:table-cell table:formula="of:=AVERAGE([.ZI1:.ZI3])" office:value-type="float" office:value="11.5057963333333" calcext:value-type="float">
            <text:p>11.5057963333</text:p>
          </table:table-cell>
          <table:table-cell table:formula="of:=AVERAGE([.ZJ1:.ZJ3])" office:value-type="float" office:value="11.5028066666667" calcext:value-type="float">
            <text:p>11.5028066667</text:p>
          </table:table-cell>
          <table:table-cell table:formula="of:=AVERAGE([.ZK1:.ZK3])" office:value-type="float" office:value="11.550478" calcext:value-type="float">
            <text:p>11.550478</text:p>
          </table:table-cell>
          <table:table-cell table:formula="of:=AVERAGE([.ZL1:.ZL3])" office:value-type="float" office:value="11.577111" calcext:value-type="float">
            <text:p>11.577111</text:p>
          </table:table-cell>
          <table:table-cell table:formula="of:=AVERAGE([.ZM1:.ZM3])" office:value-type="float" office:value="11.6258706666667" calcext:value-type="float">
            <text:p>11.6258706667</text:p>
          </table:table-cell>
          <table:table-cell table:formula="of:=AVERAGE([.ZN1:.ZN3])" office:value-type="float" office:value="11.618071" calcext:value-type="float">
            <text:p>11.618071</text:p>
          </table:table-cell>
          <table:table-cell table:formula="of:=AVERAGE([.ZO1:.ZO3])" office:value-type="float" office:value="11.6939206666667" calcext:value-type="float">
            <text:p>11.6939206667</text:p>
          </table:table-cell>
          <table:table-cell table:formula="of:=AVERAGE([.ZP1:.ZP3])" office:value-type="float" office:value="11.689288" calcext:value-type="float">
            <text:p>11.689288</text:p>
          </table:table-cell>
          <table:table-cell table:formula="of:=AVERAGE([.ZQ1:.ZQ3])" office:value-type="float" office:value="11.7187906666667" calcext:value-type="float">
            <text:p>11.7187906667</text:p>
          </table:table-cell>
          <table:table-cell table:formula="of:=AVERAGE([.ZR1:.ZR3])" office:value-type="float" office:value="11.7255916666667" calcext:value-type="float">
            <text:p>11.7255916667</text:p>
          </table:table-cell>
          <table:table-cell table:formula="of:=AVERAGE([.ZS1:.ZS3])" office:value-type="float" office:value="11.7323596666667" calcext:value-type="float">
            <text:p>11.7323596667</text:p>
          </table:table-cell>
          <table:table-cell table:formula="of:=AVERAGE([.ZT1:.ZT3])" office:value-type="float" office:value="11.7717676666667" calcext:value-type="float">
            <text:p>11.7717676667</text:p>
          </table:table-cell>
          <table:table-cell table:formula="of:=AVERAGE([.ZU1:.ZU3])" office:value-type="float" office:value="11.8057343333333" calcext:value-type="float">
            <text:p>11.8057343333</text:p>
          </table:table-cell>
          <table:table-cell table:formula="of:=AVERAGE([.ZV1:.ZV3])" office:value-type="float" office:value="11.8152083333333" calcext:value-type="float">
            <text:p>11.8152083333</text:p>
          </table:table-cell>
          <table:table-cell table:formula="of:=AVERAGE([.ZW1:.ZW3])" office:value-type="float" office:value="11.8407506666667" calcext:value-type="float">
            <text:p>11.8407506667</text:p>
          </table:table-cell>
          <table:table-cell table:formula="of:=AVERAGE([.ZX1:.ZX3])" office:value-type="float" office:value="11.8551036666667" calcext:value-type="float">
            <text:p>11.8551036667</text:p>
          </table:table-cell>
          <table:table-cell table:formula="of:=AVERAGE([.ZY1:.ZY3])" office:value-type="float" office:value="11.8981556666667" calcext:value-type="float">
            <text:p>11.8981556667</text:p>
          </table:table-cell>
          <table:table-cell table:formula="of:=AVERAGE([.ZZ1:.ZZ3])" office:value-type="float" office:value="11.912864" calcext:value-type="float">
            <text:p>11.912864</text:p>
          </table:table-cell>
          <table:table-cell table:formula="of:=AVERAGE([.AAA1:.AAA3])" office:value-type="float" office:value="11.9565873333333" calcext:value-type="float">
            <text:p>11.9565873333</text:p>
          </table:table-cell>
          <table:table-cell table:formula="of:=AVERAGE([.AAB1:.AAB3])" office:value-type="float" office:value="11.9853436666667" calcext:value-type="float">
            <text:p>11.9853436667</text:p>
          </table:table-cell>
          <table:table-cell table:formula="of:=AVERAGE([.AAC1:.AAC3])" office:value-type="float" office:value="12.0088403333333" calcext:value-type="float">
            <text:p>12.0088403333</text:p>
          </table:table-cell>
          <table:table-cell table:formula="of:=AVERAGE([.AAD1:.AAD3])" office:value-type="float" office:value="12.1857833333333" calcext:value-type="float">
            <text:p>12.1857833333</text:p>
          </table:table-cell>
          <table:table-cell table:formula="of:=AVERAGE([.AAE1:.AAE3])" office:value-type="float" office:value="12.1480126666667" calcext:value-type="float">
            <text:p>12.1480126667</text:p>
          </table:table-cell>
          <table:table-cell table:formula="of:=AVERAGE([.AAF1:.AAF3])" office:value-type="float" office:value="12.2570863333333" calcext:value-type="float">
            <text:p>12.2570863333</text:p>
          </table:table-cell>
          <table:table-cell table:formula="of:=AVERAGE([.AAG1:.AAG3])" office:value-type="float" office:value="12.1778986666667" calcext:value-type="float">
            <text:p>12.1778986667</text:p>
          </table:table-cell>
          <table:table-cell table:formula="of:=AVERAGE([.AAH1:.AAH3])" office:value-type="float" office:value="12.2735266666667" calcext:value-type="float">
            <text:p>12.2735266667</text:p>
          </table:table-cell>
          <table:table-cell table:formula="of:=AVERAGE([.AAI1:.AAI3])" office:value-type="float" office:value="12.2381773333333" calcext:value-type="float">
            <text:p>12.2381773333</text:p>
          </table:table-cell>
          <table:table-cell table:formula="of:=AVERAGE([.AAJ1:.AAJ3])" office:value-type="float" office:value="12.225401" calcext:value-type="float">
            <text:p>12.225401</text:p>
          </table:table-cell>
          <table:table-cell table:formula="of:=AVERAGE([.AAK1:.AAK3])" office:value-type="float" office:value="12.280458" calcext:value-type="float">
            <text:p>12.280458</text:p>
          </table:table-cell>
          <table:table-cell table:formula="of:=AVERAGE([.AAL1:.AAL3])" office:value-type="float" office:value="12.332077" calcext:value-type="float">
            <text:p>12.332077</text:p>
          </table:table-cell>
          <table:table-cell table:formula="of:=AVERAGE([.AAM1:.AAM3])" office:value-type="float" office:value="12.2853396666667" calcext:value-type="float">
            <text:p>12.2853396667</text:p>
          </table:table-cell>
          <table:table-cell table:formula="of:=AVERAGE([.AAN1:.AAN3])" office:value-type="float" office:value="12.332628" calcext:value-type="float">
            <text:p>12.332628</text:p>
          </table:table-cell>
          <table:table-cell table:formula="of:=AVERAGE([.AAO1:.AAO3])" office:value-type="float" office:value="12.3060856666667" calcext:value-type="float">
            <text:p>12.3060856667</text:p>
          </table:table-cell>
          <table:table-cell table:formula="of:=AVERAGE([.AAP1:.AAP3])" office:value-type="float" office:value="12.3462693333333" calcext:value-type="float">
            <text:p>12.3462693333</text:p>
          </table:table-cell>
          <table:table-cell table:formula="of:=AVERAGE([.AAQ1:.AAQ3])" office:value-type="float" office:value="12.3855366666667" calcext:value-type="float">
            <text:p>12.3855366667</text:p>
          </table:table-cell>
          <table:table-cell table:formula="of:=AVERAGE([.AAR1:.AAR3])" office:value-type="float" office:value="12.522471" calcext:value-type="float">
            <text:p>12.522471</text:p>
          </table:table-cell>
          <table:table-cell table:formula="of:=AVERAGE([.AAS1:.AAS3])" office:value-type="float" office:value="12.6703483333333" calcext:value-type="float">
            <text:p>12.6703483333</text:p>
          </table:table-cell>
          <table:table-cell table:formula="of:=AVERAGE([.AAT1:.AAT3])" office:value-type="float" office:value="12.9521793333333" calcext:value-type="float">
            <text:p>12.9521793333</text:p>
          </table:table-cell>
          <table:table-cell table:formula="of:=AVERAGE([.AAU1:.AAU3])" office:value-type="float" office:value="12.9739313333333" calcext:value-type="float">
            <text:p>12.9739313333</text:p>
          </table:table-cell>
          <table:table-cell table:formula="of:=AVERAGE([.AAV1:.AAV3])" office:value-type="float" office:value="12.9535416666667" calcext:value-type="float">
            <text:p>12.9535416667</text:p>
          </table:table-cell>
          <table:table-cell table:formula="of:=AVERAGE([.AAW1:.AAW3])" office:value-type="float" office:value="12.9671433333333" calcext:value-type="float">
            <text:p>12.9671433333</text:p>
          </table:table-cell>
          <table:table-cell table:formula="of:=AVERAGE([.AAX1:.AAX3])" office:value-type="float" office:value="13.0109053333333" calcext:value-type="float">
            <text:p>13.0109053333</text:p>
          </table:table-cell>
          <table:table-cell table:formula="of:=AVERAGE([.AAY1:.AAY3])" office:value-type="float" office:value="13.0749836666667" calcext:value-type="float">
            <text:p>13.0749836667</text:p>
          </table:table-cell>
          <table:table-cell table:formula="of:=AVERAGE([.AAZ1:.AAZ3])" office:value-type="float" office:value="13.1068733333333" calcext:value-type="float">
            <text:p>13.1068733333</text:p>
          </table:table-cell>
          <table:table-cell table:formula="of:=AVERAGE([.ABA1:.ABA3])" office:value-type="float" office:value="12.7372623333333" calcext:value-type="float">
            <text:p>12.7372623333</text:p>
          </table:table-cell>
          <table:table-cell table:formula="of:=AVERAGE([.ABB1:.ABB3])" office:value-type="float" office:value="12.757161" calcext:value-type="float">
            <text:p>12.757161</text:p>
          </table:table-cell>
          <table:table-cell table:formula="of:=AVERAGE([.ABC1:.ABC3])" office:value-type="float" office:value="12.7715886666667" calcext:value-type="float">
            <text:p>12.7715886667</text:p>
          </table:table-cell>
          <table:table-cell table:formula="of:=AVERAGE([.ABD1:.ABD3])" office:value-type="float" office:value="12.7150406666667" calcext:value-type="float">
            <text:p>12.7150406667</text:p>
          </table:table-cell>
          <table:table-cell table:formula="of:=AVERAGE([.ABE1:.ABE3])" office:value-type="float" office:value="12.6938783333333" calcext:value-type="float">
            <text:p>12.6938783333</text:p>
          </table:table-cell>
          <table:table-cell table:formula="of:=AVERAGE([.ABF1:.ABF3])" office:value-type="float" office:value="12.715796" calcext:value-type="float">
            <text:p>12.715796</text:p>
          </table:table-cell>
          <table:table-cell table:formula="of:=AVERAGE([.ABG1:.ABG3])" office:value-type="float" office:value="12.7439646666667" calcext:value-type="float">
            <text:p>12.7439646667</text:p>
          </table:table-cell>
          <table:table-cell table:formula="of:=AVERAGE([.ABH1:.ABH3])" office:value-type="float" office:value="12.7673583333333" calcext:value-type="float">
            <text:p>12.7673583333</text:p>
          </table:table-cell>
          <table:table-cell table:formula="of:=AVERAGE([.ABI1:.ABI3])" office:value-type="float" office:value="12.7910183333333" calcext:value-type="float">
            <text:p>12.7910183333</text:p>
          </table:table-cell>
          <table:table-cell table:formula="of:=AVERAGE([.ABJ1:.ABJ3])" office:value-type="float" office:value="12.8171376666667" calcext:value-type="float">
            <text:p>12.8171376667</text:p>
          </table:table-cell>
          <table:table-cell table:formula="of:=AVERAGE([.ABK1:.ABK3])" office:value-type="float" office:value="12.844259" calcext:value-type="float">
            <text:p>12.844259</text:p>
          </table:table-cell>
          <table:table-cell table:formula="of:=AVERAGE([.ABL1:.ABL3])" office:value-type="float" office:value="12.867979" calcext:value-type="float">
            <text:p>12.867979</text:p>
          </table:table-cell>
          <table:table-cell table:formula="of:=AVERAGE([.ABM1:.ABM3])" office:value-type="float" office:value="12.9139163333333" calcext:value-type="float">
            <text:p>12.9139163333</text:p>
          </table:table-cell>
          <table:table-cell table:formula="of:=AVERAGE([.ABN1:.ABN3])" office:value-type="float" office:value="12.917119" calcext:value-type="float">
            <text:p>12.917119</text:p>
          </table:table-cell>
          <table:table-cell table:formula="of:=AVERAGE([.ABO1:.ABO3])" office:value-type="float" office:value="12.9451456666667" calcext:value-type="float">
            <text:p>12.9451456667</text:p>
          </table:table-cell>
          <table:table-cell table:formula="of:=AVERAGE([.ABP1:.ABP3])" office:value-type="float" office:value="12.9941563333333" calcext:value-type="float">
            <text:p>12.9941563333</text:p>
          </table:table-cell>
          <table:table-cell table:formula="of:=AVERAGE([.ABQ1:.ABQ3])" office:value-type="float" office:value="12.9924903333333" calcext:value-type="float">
            <text:p>12.9924903333</text:p>
          </table:table-cell>
          <table:table-cell table:formula="of:=AVERAGE([.ABR1:.ABR3])" office:value-type="float" office:value="13.0224006666667" calcext:value-type="float">
            <text:p>13.0224006667</text:p>
          </table:table-cell>
          <table:table-cell table:formula="of:=AVERAGE([.ABS1:.ABS3])" office:value-type="float" office:value="13.0737106666667" calcext:value-type="float">
            <text:p>13.0737106667</text:p>
          </table:table-cell>
          <table:table-cell table:formula="of:=AVERAGE([.ABT1:.ABT3])" office:value-type="float" office:value="13.095728" calcext:value-type="float">
            <text:p>13.095728</text:p>
          </table:table-cell>
          <table:table-cell table:formula="of:=AVERAGE([.ABU1:.ABU3])" office:value-type="float" office:value="13.1208093333333" calcext:value-type="float">
            <text:p>13.1208093333</text:p>
          </table:table-cell>
          <table:table-cell table:formula="of:=AVERAGE([.ABV1:.ABV3])" office:value-type="float" office:value="13.146213" calcext:value-type="float">
            <text:p>13.146213</text:p>
          </table:table-cell>
          <table:table-cell table:formula="of:=AVERAGE([.ABW1:.ABW3])" office:value-type="float" office:value="13.1600333333333" calcext:value-type="float">
            <text:p>13.1600333333</text:p>
          </table:table-cell>
          <table:table-cell table:formula="of:=AVERAGE([.ABX1:.ABX3])" office:value-type="float" office:value="13.1902966666667" calcext:value-type="float">
            <text:p>13.1902966667</text:p>
          </table:table-cell>
          <table:table-cell table:formula="of:=AVERAGE([.ABY1:.ABY3])" office:value-type="float" office:value="13.236857" calcext:value-type="float">
            <text:p>13.236857</text:p>
          </table:table-cell>
          <table:table-cell table:formula="of:=AVERAGE([.ABZ1:.ABZ3])" office:value-type="float" office:value="13.3203013333333" calcext:value-type="float">
            <text:p>13.3203013333</text:p>
          </table:table-cell>
          <table:table-cell table:formula="of:=AVERAGE([.ACA1:.ACA3])" office:value-type="float" office:value="13.3851623333333" calcext:value-type="float">
            <text:p>13.3851623333</text:p>
          </table:table-cell>
          <table:table-cell table:formula="of:=AVERAGE([.ACB1:.ACB3])" office:value-type="float" office:value="13.3261596666667" calcext:value-type="float">
            <text:p>13.3261596667</text:p>
          </table:table-cell>
          <table:table-cell table:formula="of:=AVERAGE([.ACC1:.ACC3])" office:value-type="float" office:value="13.3549056666667" calcext:value-type="float">
            <text:p>13.3549056667</text:p>
          </table:table-cell>
          <table:table-cell table:formula="of:=AVERAGE([.ACD1:.ACD3])" office:value-type="float" office:value="13.3495886666667" calcext:value-type="float">
            <text:p>13.3495886667</text:p>
          </table:table-cell>
          <table:table-cell table:formula="of:=AVERAGE([.ACE1:.ACE3])" office:value-type="float" office:value="13.374712" calcext:value-type="float">
            <text:p>13.374712</text:p>
          </table:table-cell>
          <table:table-cell table:formula="of:=AVERAGE([.ACF1:.ACF3])" office:value-type="float" office:value="13.4142423333333" calcext:value-type="float">
            <text:p>13.4142423333</text:p>
          </table:table-cell>
          <table:table-cell table:formula="of:=AVERAGE([.ACG1:.ACG3])" office:value-type="float" office:value="13.4746343333333" calcext:value-type="float">
            <text:p>13.4746343333</text:p>
          </table:table-cell>
          <table:table-cell table:formula="of:=AVERAGE([.ACH1:.ACH3])" office:value-type="float" office:value="13.4945916666667" calcext:value-type="float">
            <text:p>13.4945916667</text:p>
          </table:table-cell>
          <table:table-cell table:formula="of:=AVERAGE([.ACI1:.ACI3])" office:value-type="float" office:value="13.5135856666667" calcext:value-type="float">
            <text:p>13.5135856667</text:p>
          </table:table-cell>
          <table:table-cell table:formula="of:=AVERAGE([.ACJ1:.ACJ3])" office:value-type="float" office:value="13.537373" calcext:value-type="float">
            <text:p>13.537373</text:p>
          </table:table-cell>
          <table:table-cell table:formula="of:=AVERAGE([.ACK1:.ACK3])" office:value-type="float" office:value="13.556103" calcext:value-type="float">
            <text:p>13.556103</text:p>
          </table:table-cell>
          <table:table-cell table:formula="of:=AVERAGE([.ACL1:.ACL3])" office:value-type="float" office:value="13.591898" calcext:value-type="float">
            <text:p>13.591898</text:p>
          </table:table-cell>
          <table:table-cell table:formula="of:=AVERAGE([.ACM1:.ACM3])" office:value-type="float" office:value="13.6288566666667" calcext:value-type="float">
            <text:p>13.6288566667</text:p>
          </table:table-cell>
          <table:table-cell table:formula="of:=AVERAGE([.ACN1:.ACN3])" office:value-type="float" office:value="13.6521026666667" calcext:value-type="float">
            <text:p>13.6521026667</text:p>
          </table:table-cell>
          <table:table-cell table:formula="of:=AVERAGE([.ACO1:.ACO3])" office:value-type="float" office:value="13.6749356666667" calcext:value-type="float">
            <text:p>13.6749356667</text:p>
          </table:table-cell>
          <table:table-cell table:formula="of:=AVERAGE([.ACP1:.ACP3])" office:value-type="float" office:value="13.673945" calcext:value-type="float">
            <text:p>13.673945</text:p>
          </table:table-cell>
          <table:table-cell table:formula="of:=AVERAGE([.ACQ1:.ACQ3])" office:value-type="float" office:value="13.705423" calcext:value-type="float">
            <text:p>13.705423</text:p>
          </table:table-cell>
          <table:table-cell table:formula="of:=AVERAGE([.ACR1:.ACR3])" office:value-type="float" office:value="13.724823" calcext:value-type="float">
            <text:p>13.724823</text:p>
          </table:table-cell>
          <table:table-cell table:formula="of:=AVERAGE([.ACS1:.ACS3])" office:value-type="float" office:value="13.7450226666667" calcext:value-type="float">
            <text:p>13.7450226667</text:p>
          </table:table-cell>
          <table:table-cell table:formula="of:=AVERAGE([.ACT1:.ACT3])" office:value-type="float" office:value="13.775999" calcext:value-type="float">
            <text:p>13.775999</text:p>
          </table:table-cell>
          <table:table-cell table:formula="of:=AVERAGE([.ACU1:.ACU3])" office:value-type="float" office:value="13.8037026666667" calcext:value-type="float">
            <text:p>13.8037026667</text:p>
          </table:table-cell>
          <table:table-cell table:formula="of:=AVERAGE([.ACV1:.ACV3])" office:value-type="float" office:value="13.8375886666667" calcext:value-type="float">
            <text:p>13.8375886667</text:p>
          </table:table-cell>
          <table:table-cell table:formula="of:=AVERAGE([.ACW1:.ACW3])" office:value-type="float" office:value="13.86326" calcext:value-type="float">
            <text:p>13.86326</text:p>
          </table:table-cell>
          <table:table-cell table:formula="of:=AVERAGE([.ACX1:.ACX3])" office:value-type="float" office:value="13.960647" calcext:value-type="float">
            <text:p>13.960647</text:p>
          </table:table-cell>
          <table:table-cell table:formula="of:=AVERAGE([.ACY1:.ACY3])" office:value-type="float" office:value="13.92695" calcext:value-type="float">
            <text:p>13.92695</text:p>
          </table:table-cell>
          <table:table-cell table:formula="of:=AVERAGE([.ACZ1:.ACZ3])" office:value-type="float" office:value="13.9412703333333" calcext:value-type="float">
            <text:p>13.9412703333</text:p>
          </table:table-cell>
          <table:table-cell table:formula="of:=AVERAGE([.ADA1:.ADA3])" office:value-type="float" office:value="13.965322" calcext:value-type="float">
            <text:p>13.965322</text:p>
          </table:table-cell>
          <table:table-cell table:formula="of:=AVERAGE([.ADB1:.ADB3])" office:value-type="float" office:value="13.995943" calcext:value-type="float">
            <text:p>13.995943</text:p>
          </table:table-cell>
          <table:table-cell table:formula="of:=AVERAGE([.ADC1:.ADC3])" office:value-type="float" office:value="14.0271956666667" calcext:value-type="float">
            <text:p>14.0271956667</text:p>
          </table:table-cell>
          <table:table-cell table:formula="of:=AVERAGE([.ADD1:.ADD3])" office:value-type="float" office:value="14.0472643333333" calcext:value-type="float">
            <text:p>14.0472643333</text:p>
          </table:table-cell>
          <table:table-cell table:formula="of:=AVERAGE([.ADE1:.ADE3])" office:value-type="float" office:value="14.068779" calcext:value-type="float">
            <text:p>14.068779</text:p>
          </table:table-cell>
          <table:table-cell table:formula="of:=AVERAGE([.ADF1:.ADF3])" office:value-type="float" office:value="14.1015943333333" calcext:value-type="float">
            <text:p>14.1015943333</text:p>
          </table:table-cell>
          <table:table-cell table:formula="of:=AVERAGE([.ADG1:.ADG3])" office:value-type="float" office:value="14.1260906666667" calcext:value-type="float">
            <text:p>14.1260906667</text:p>
          </table:table-cell>
          <table:table-cell table:formula="of:=AVERAGE([.ADH1:.ADH3])" office:value-type="float" office:value="14.1629256666667" calcext:value-type="float">
            <text:p>14.1629256667</text:p>
          </table:table-cell>
          <table:table-cell table:formula="of:=AVERAGE([.ADI1:.ADI3])" office:value-type="float" office:value="14.182117" calcext:value-type="float">
            <text:p>14.182117</text:p>
          </table:table-cell>
          <table:table-cell table:formula="of:=AVERAGE([.ADJ1:.ADJ3])" office:value-type="float" office:value="14.2054953333333" calcext:value-type="float">
            <text:p>14.2054953333</text:p>
          </table:table-cell>
          <table:table-cell table:formula="of:=AVERAGE([.ADK1:.ADK3])" office:value-type="float" office:value="14.239829" calcext:value-type="float">
            <text:p>14.239829</text:p>
          </table:table-cell>
          <table:table-cell table:formula="of:=AVERAGE([.ADL1:.ADL3])" office:value-type="float" office:value="14.2624633333333" calcext:value-type="float">
            <text:p>14.2624633333</text:p>
          </table:table-cell>
          <table:table-cell table:formula="of:=AVERAGE([.ADM1:.ADM3])" office:value-type="float" office:value="14.2925113333333" calcext:value-type="float">
            <text:p>14.2925113333</text:p>
          </table:table-cell>
          <table:table-cell table:formula="of:=AVERAGE([.ADN1:.ADN3])" office:value-type="float" office:value="14.321527" calcext:value-type="float">
            <text:p>14.321527</text:p>
          </table:table-cell>
          <table:table-cell table:formula="of:=AVERAGE([.ADO1:.ADO3])" office:value-type="float" office:value="14.3473436666667" calcext:value-type="float">
            <text:p>14.3473436667</text:p>
          </table:table-cell>
          <table:table-cell table:formula="of:=AVERAGE([.ADP1:.ADP3])" office:value-type="float" office:value="14.3741406666667" calcext:value-type="float">
            <text:p>14.3741406667</text:p>
          </table:table-cell>
          <table:table-cell table:formula="of:=AVERAGE([.ADQ1:.ADQ3])" office:value-type="float" office:value="14.401304" calcext:value-type="float">
            <text:p>14.401304</text:p>
          </table:table-cell>
          <table:table-cell table:formula="of:=AVERAGE([.ADR1:.ADR3])" office:value-type="float" office:value="14.431198" calcext:value-type="float">
            <text:p>14.431198</text:p>
          </table:table-cell>
          <table:table-cell table:formula="of:=AVERAGE([.ADS1:.ADS3])" office:value-type="float" office:value="14.4554456666667" calcext:value-type="float">
            <text:p>14.4554456667</text:p>
          </table:table-cell>
          <table:table-cell table:formula="of:=AVERAGE([.ADT1:.ADT3])" office:value-type="float" office:value="14.4882233333333" calcext:value-type="float">
            <text:p>14.4882233333</text:p>
          </table:table-cell>
          <table:table-cell table:formula="of:=AVERAGE([.ADU1:.ADU3])" office:value-type="float" office:value="14.5120843333333" calcext:value-type="float">
            <text:p>14.5120843333</text:p>
          </table:table-cell>
          <table:table-cell table:formula="of:=AVERAGE([.ADV1:.ADV3])" office:value-type="float" office:value="14.537269" calcext:value-type="float">
            <text:p>14.537269</text:p>
          </table:table-cell>
          <table:table-cell table:formula="of:=AVERAGE([.ADW1:.ADW3])" office:value-type="float" office:value="14.573693" calcext:value-type="float">
            <text:p>14.573693</text:p>
          </table:table-cell>
          <table:table-cell table:formula="of:=AVERAGE([.ADX1:.ADX3])" office:value-type="float" office:value="14.5951863333333" calcext:value-type="float">
            <text:p>14.5951863333</text:p>
          </table:table-cell>
          <table:table-cell table:formula="of:=AVERAGE([.ADY1:.ADY3])" office:value-type="float" office:value="14.6228066666667" calcext:value-type="float">
            <text:p>14.6228066667</text:p>
          </table:table-cell>
          <table:table-cell table:formula="of:=AVERAGE([.ADZ1:.ADZ3])" office:value-type="float" office:value="14.6546726666667" calcext:value-type="float">
            <text:p>14.6546726667</text:p>
          </table:table-cell>
          <table:table-cell table:formula="of:=AVERAGE([.AEA1:.AEA3])" office:value-type="float" office:value="14.6737193333333" calcext:value-type="float">
            <text:p>14.6737193333</text:p>
          </table:table-cell>
          <table:table-cell table:formula="of:=AVERAGE([.AEB1:.AEB3])" office:value-type="float" office:value="14.712437" calcext:value-type="float">
            <text:p>14.712437</text:p>
          </table:table-cell>
          <table:table-cell table:formula="of:=AVERAGE([.AEC1:.AEC3])" office:value-type="float" office:value="14.7329386666667" calcext:value-type="float">
            <text:p>14.7329386667</text:p>
          </table:table-cell>
          <table:table-cell table:formula="of:=AVERAGE([.AED1:.AED3])" office:value-type="float" office:value="14.7620836666667" calcext:value-type="float">
            <text:p>14.7620836667</text:p>
          </table:table-cell>
          <table:table-cell table:formula="of:=AVERAGE([.AEE1:.AEE3])" office:value-type="float" office:value="14.787565" calcext:value-type="float">
            <text:p>14.787565</text:p>
          </table:table-cell>
          <table:table-cell table:formula="of:=AVERAGE([.AEF1:.AEF3])" office:value-type="float" office:value="14.818027" calcext:value-type="float">
            <text:p>14.818027</text:p>
          </table:table-cell>
          <table:table-cell table:formula="of:=AVERAGE([.AEG1:.AEG3])" office:value-type="float" office:value="14.8401683333333" calcext:value-type="float">
            <text:p>14.8401683333</text:p>
          </table:table-cell>
          <table:table-cell table:formula="of:=AVERAGE([.AEH1:.AEH3])" office:value-type="float" office:value="14.8920196666667" calcext:value-type="float">
            <text:p>14.8920196667</text:p>
          </table:table-cell>
          <table:table-cell table:formula="of:=AVERAGE([.AEI1:.AEI3])" office:value-type="float" office:value="14.8996406666667" calcext:value-type="float">
            <text:p>14.8996406667</text:p>
          </table:table-cell>
          <table:table-cell table:formula="of:=AVERAGE([.AEJ1:.AEJ3])" office:value-type="float" office:value="14.920067" calcext:value-type="float">
            <text:p>14.920067</text:p>
          </table:table-cell>
          <table:table-cell table:formula="of:=AVERAGE([.AEK1:.AEK3])" office:value-type="float" office:value="14.959064" calcext:value-type="float">
            <text:p>14.959064</text:p>
          </table:table-cell>
          <table:table-cell table:formula="of:=AVERAGE([.AEL1:.AEL3])" office:value-type="float" office:value="14.975981" calcext:value-type="float">
            <text:p>14.975981</text:p>
          </table:table-cell>
          <table:table-cell table:formula="of:=AVERAGE([.AEM1:.AEM3])" office:value-type="float" office:value="15.0096673333333" calcext:value-type="float">
            <text:p>15.0096673333</text:p>
          </table:table-cell>
          <table:table-cell table:formula="of:=AVERAGE([.AEN1:.AEN3])" office:value-type="float" office:value="15.035802" calcext:value-type="float">
            <text:p>15.035802</text:p>
          </table:table-cell>
          <table:table-cell table:formula="of:=AVERAGE([.AEO1:.AEO3])" office:value-type="float" office:value="15.067002" calcext:value-type="float">
            <text:p>15.067002</text:p>
          </table:table-cell>
          <table:table-cell table:formula="of:=AVERAGE([.AEP1:.AEP3])" office:value-type="float" office:value="15.095448" calcext:value-type="float">
            <text:p>15.095448</text:p>
          </table:table-cell>
          <table:table-cell table:formula="of:=AVERAGE([.AEQ1:.AEQ3])" office:value-type="float" office:value="15.1233563333333" calcext:value-type="float">
            <text:p>15.1233563333</text:p>
          </table:table-cell>
          <table:table-cell table:formula="of:=AVERAGE([.AER1:.AER3])" office:value-type="float" office:value="15.1517656666667" calcext:value-type="float">
            <text:p>15.1517656667</text:p>
          </table:table-cell>
          <table:table-cell table:formula="of:=AVERAGE([.AES1:.AES3])" office:value-type="float" office:value="15.1734806666667" calcext:value-type="float">
            <text:p>15.1734806667</text:p>
          </table:table-cell>
          <table:table-cell table:formula="of:=AVERAGE([.AET1:.AET3])" office:value-type="float" office:value="15.1998303333333" calcext:value-type="float">
            <text:p>15.1998303333</text:p>
          </table:table-cell>
          <table:table-cell table:formula="of:=AVERAGE([.AEU1:.AEU3])" office:value-type="float" office:value="15.2362396666667" calcext:value-type="float">
            <text:p>15.2362396667</text:p>
          </table:table-cell>
          <table:table-cell table:formula="of:=AVERAGE([.AEV1:.AEV3])" office:value-type="float" office:value="15.270684" calcext:value-type="float">
            <text:p>15.270684</text:p>
          </table:table-cell>
          <table:table-cell table:formula="of:=AVERAGE([.AEW1:.AEW3])" office:value-type="float" office:value="15.2917633333333" calcext:value-type="float">
            <text:p>15.2917633333</text:p>
          </table:table-cell>
          <table:table-cell table:formula="of:=AVERAGE([.AEX1:.AEX3])" office:value-type="float" office:value="15.3355773333333" calcext:value-type="float">
            <text:p>15.3355773333</text:p>
          </table:table-cell>
          <table:table-cell table:formula="of:=AVERAGE([.AEY1:.AEY3])" office:value-type="float" office:value="15.3413223333333" calcext:value-type="float">
            <text:p>15.3413223333</text:p>
          </table:table-cell>
          <table:table-cell table:formula="of:=AVERAGE([.AEZ1:.AEZ3])" office:value-type="float" office:value="15.3660833333333" calcext:value-type="float">
            <text:p>15.3660833333</text:p>
          </table:table-cell>
          <table:table-cell table:formula="of:=AVERAGE([.AFA1:.AFA3])" office:value-type="float" office:value="15.392071" calcext:value-type="float">
            <text:p>15.392071</text:p>
          </table:table-cell>
          <table:table-cell table:formula="of:=AVERAGE([.AFB1:.AFB3])" office:value-type="float" office:value="15.4200193333333" calcext:value-type="float">
            <text:p>15.4200193333</text:p>
          </table:table-cell>
          <table:table-cell table:formula="of:=AVERAGE([.AFC1:.AFC3])" office:value-type="float" office:value="15.4590976666667" calcext:value-type="float">
            <text:p>15.4590976667</text:p>
          </table:table-cell>
          <table:table-cell table:formula="of:=AVERAGE([.AFD1:.AFD3])" office:value-type="float" office:value="15.4763006666667" calcext:value-type="float">
            <text:p>15.4763006667</text:p>
          </table:table-cell>
          <table:table-cell table:formula="of:=AVERAGE([.AFE1:.AFE3])" office:value-type="float" office:value="15.5243876666667" calcext:value-type="float">
            <text:p>15.5243876667</text:p>
          </table:table-cell>
          <table:table-cell table:formula="of:=AVERAGE([.AFF1:.AFF3])" office:value-type="float" office:value="15.5358603333333" calcext:value-type="float">
            <text:p>15.5358603333</text:p>
          </table:table-cell>
          <table:table-cell table:formula="of:=AVERAGE([.AFG1:.AFG3])" office:value-type="float" office:value="15.5746236666667" calcext:value-type="float">
            <text:p>15.5746236667</text:p>
          </table:table-cell>
          <table:table-cell table:formula="of:=AVERAGE([.AFH1:.AFH3])" office:value-type="float" office:value="15.5967013333333" calcext:value-type="float">
            <text:p>15.5967013333</text:p>
          </table:table-cell>
          <table:table-cell table:formula="of:=AVERAGE([.AFI1:.AFI3])" office:value-type="float" office:value="15.6245936666667" calcext:value-type="float">
            <text:p>15.6245936667</text:p>
          </table:table-cell>
          <table:table-cell table:formula="of:=AVERAGE([.AFJ1:.AFJ3])" office:value-type="float" office:value="15.6519993333333" calcext:value-type="float">
            <text:p>15.6519993333</text:p>
          </table:table-cell>
          <table:table-cell table:formula="of:=AVERAGE([.AFK1:.AFK3])" office:value-type="float" office:value="15.683963" calcext:value-type="float">
            <text:p>15.683963</text:p>
          </table:table-cell>
          <table:table-cell table:formula="of:=AVERAGE([.AFL1:.AFL3])" office:value-type="float" office:value="15.70702" calcext:value-type="float">
            <text:p>15.70702</text:p>
          </table:table-cell>
          <table:table-cell table:formula="of:=AVERAGE([.AFM1:.AFM3])" office:value-type="float" office:value="15.7407153333333" calcext:value-type="float">
            <text:p>15.7407153333</text:p>
          </table:table-cell>
          <table:table-cell table:formula="of:=AVERAGE([.AFN1:.AFN3])" office:value-type="float" office:value="15.766981" calcext:value-type="float">
            <text:p>15.766981</text:p>
          </table:table-cell>
          <table:table-cell table:formula="of:=AVERAGE([.AFO1:.AFO3])" office:value-type="float" office:value="15.7936686666667" calcext:value-type="float">
            <text:p>15.7936686667</text:p>
          </table:table-cell>
          <table:table-cell table:formula="of:=AVERAGE([.AFP1:.AFP3])" office:value-type="float" office:value="15.8485306666667" calcext:value-type="float">
            <text:p>15.8485306667</text:p>
          </table:table-cell>
          <table:table-cell table:formula="of:=AVERAGE([.AFQ1:.AFQ3])" office:value-type="float" office:value="16.0232666666667" calcext:value-type="float">
            <text:p>16.0232666667</text:p>
          </table:table-cell>
          <table:table-cell table:formula="of:=AVERAGE([.AFR1:.AFR3])" office:value-type="float" office:value="15.874138" calcext:value-type="float">
            <text:p>15.874138</text:p>
          </table:table-cell>
          <table:table-cell table:formula="of:=AVERAGE([.AFS1:.AFS3])" office:value-type="float" office:value="15.9065446666667" calcext:value-type="float">
            <text:p>15.9065446667</text:p>
          </table:table-cell>
          <table:table-cell table:formula="of:=AVERAGE([.AFT1:.AFT3])" office:value-type="float" office:value="15.9489723333333" calcext:value-type="float">
            <text:p>15.9489723333</text:p>
          </table:table-cell>
          <table:table-cell table:formula="of:=AVERAGE([.AFU1:.AFU3])" office:value-type="float" office:value="15.9741826666667" calcext:value-type="float">
            <text:p>15.9741826667</text:p>
          </table:table-cell>
          <table:table-cell table:formula="of:=AVERAGE([.AFV1:.AFV3])" office:value-type="float" office:value="15.9884363333333" calcext:value-type="float">
            <text:p>15.9884363333</text:p>
          </table:table-cell>
          <table:table-cell table:formula="of:=AVERAGE([.AFW1:.AFW3])" office:value-type="float" office:value="16.0137263333333" calcext:value-type="float">
            <text:p>16.0137263333</text:p>
          </table:table-cell>
          <table:table-cell table:formula="of:=AVERAGE([.AFX1:.AFX3])" office:value-type="float" office:value="16.041481" calcext:value-type="float">
            <text:p>16.041481</text:p>
          </table:table-cell>
          <table:table-cell table:formula="of:=AVERAGE([.AFY1:.AFY3])" office:value-type="float" office:value="16.0767406666667" calcext:value-type="float">
            <text:p>16.0767406667</text:p>
          </table:table-cell>
          <table:table-cell table:formula="of:=AVERAGE([.AFZ1:.AFZ3])" office:value-type="float" office:value="16.101495" calcext:value-type="float">
            <text:p>16.101495</text:p>
          </table:table-cell>
          <table:table-cell table:formula="of:=AVERAGE([.AGA1:.AGA3])" office:value-type="float" office:value="16.1317386666667" calcext:value-type="float">
            <text:p>16.1317386667</text:p>
          </table:table-cell>
          <table:table-cell table:formula="of:=AVERAGE([.AGB1:.AGB3])" office:value-type="float" office:value="16.1572703333333" calcext:value-type="float">
            <text:p>16.1572703333</text:p>
          </table:table-cell>
          <table:table-cell table:formula="of:=AVERAGE([.AGC1:.AGC3])" office:value-type="float" office:value="16.192595" calcext:value-type="float">
            <text:p>16.192595</text:p>
          </table:table-cell>
          <table:table-cell table:formula="of:=AVERAGE([.AGD1:.AGD3])" office:value-type="float" office:value="16.21771" calcext:value-type="float">
            <text:p>16.21771</text:p>
          </table:table-cell>
          <table:table-cell table:formula="of:=AVERAGE([.AGE1:.AGE3])" office:value-type="float" office:value="16.249106" calcext:value-type="float">
            <text:p>16.249106</text:p>
          </table:table-cell>
          <table:table-cell table:formula="of:=AVERAGE([.AGF1:.AGF3])" office:value-type="float" office:value="16.2739296666667" calcext:value-type="float">
            <text:p>16.2739296667</text:p>
          </table:table-cell>
          <table:table-cell table:formula="of:=AVERAGE([.AGG1:.AGG3])" office:value-type="float" office:value="16.3277866666667" calcext:value-type="float">
            <text:p>16.3277866667</text:p>
          </table:table-cell>
          <table:table-cell table:formula="of:=AVERAGE([.AGH1:.AGH3])" office:value-type="float" office:value="16.330592" calcext:value-type="float">
            <text:p>16.330592</text:p>
          </table:table-cell>
          <table:table-cell table:formula="of:=AVERAGE([.AGI1:.AGI3])" office:value-type="float" office:value="16.365821" calcext:value-type="float">
            <text:p>16.365821</text:p>
          </table:table-cell>
          <table:table-cell table:formula="of:=AVERAGE([.AGJ1:.AGJ3])" office:value-type="float" office:value="16.392695" calcext:value-type="float">
            <text:p>16.392695</text:p>
          </table:table-cell>
          <table:table-cell table:formula="of:=AVERAGE([.AGK1:.AGK3])" office:value-type="float" office:value="16.4271543333333" calcext:value-type="float">
            <text:p>16.4271543333</text:p>
          </table:table-cell>
          <table:table-cell table:formula="of:=AVERAGE([.AGL1:.AGL3])" office:value-type="float" office:value="16.4554176666667" calcext:value-type="float">
            <text:p>16.4554176667</text:p>
          </table:table-cell>
          <table:table-cell table:formula="of:=AVERAGE([.AGM1:.AGM3])" office:value-type="float" office:value="16.4659563333333" calcext:value-type="float">
            <text:p>16.4659563333</text:p>
          </table:table-cell>
          <table:table-cell table:formula="of:=AVERAGE([.AGN1:.AGN3])" office:value-type="float" office:value="16.5005106666667" calcext:value-type="float">
            <text:p>16.5005106667</text:p>
          </table:table-cell>
          <table:table-cell table:formula="of:=AVERAGE([.AGO1:.AGO3])" office:value-type="float" office:value="16.545019" calcext:value-type="float">
            <text:p>16.545019</text:p>
          </table:table-cell>
          <table:table-cell table:formula="of:=AVERAGE([.AGP1:.AGP3])" office:value-type="float" office:value="16.5624906666667" calcext:value-type="float">
            <text:p>16.5624906667</text:p>
          </table:table-cell>
          <table:table-cell table:formula="of:=AVERAGE([.AGQ1:.AGQ3])" office:value-type="float" office:value="16.5988813333333" calcext:value-type="float">
            <text:p>16.5988813333</text:p>
          </table:table-cell>
          <table:table-cell table:formula="of:=AVERAGE([.AGR1:.AGR3])" office:value-type="float" office:value="16.61719" calcext:value-type="float">
            <text:p>16.61719</text:p>
          </table:table-cell>
          <table:table-cell table:formula="of:=AVERAGE([.AGS1:.AGS3])" office:value-type="float" office:value="16.6478133333333" calcext:value-type="float">
            <text:p>16.6478133333</text:p>
          </table:table-cell>
          <table:table-cell table:formula="of:=AVERAGE([.AGT1:.AGT3])" office:value-type="float" office:value="16.6824976666667" calcext:value-type="float">
            <text:p>16.6824976667</text:p>
          </table:table-cell>
          <table:table-cell table:formula="of:=AVERAGE([.AGU1:.AGU3])" office:value-type="float" office:value="16.7089476666667" calcext:value-type="float">
            <text:p>16.7089476667</text:p>
          </table:table-cell>
          <table:table-cell table:formula="of:=AVERAGE([.AGV1:.AGV3])" office:value-type="float" office:value="16.7402633333333" calcext:value-type="float">
            <text:p>16.7402633333</text:p>
          </table:table-cell>
          <table:table-cell table:formula="of:=AVERAGE([.AGW1:.AGW3])" office:value-type="float" office:value="16.758319" calcext:value-type="float">
            <text:p>16.758319</text:p>
          </table:table-cell>
          <table:table-cell table:formula="of:=AVERAGE([.AGX1:.AGX3])" office:value-type="float" office:value="16.797465" calcext:value-type="float">
            <text:p>16.797465</text:p>
          </table:table-cell>
          <table:table-cell table:formula="of:=AVERAGE([.AGY1:.AGY3])" office:value-type="float" office:value="16.8158506666667" calcext:value-type="float">
            <text:p>16.8158506667</text:p>
          </table:table-cell>
          <table:table-cell table:formula="of:=AVERAGE([.AGZ1:.AGZ3])" office:value-type="float" office:value="16.8464793333333" calcext:value-type="float">
            <text:p>16.8464793333</text:p>
          </table:table-cell>
          <table:table-cell table:formula="of:=AVERAGE([.AHA1:.AHA3])" office:value-type="float" office:value="16.875288" calcext:value-type="float">
            <text:p>16.875288</text:p>
          </table:table-cell>
          <table:table-cell table:formula="of:=AVERAGE([.AHB1:.AHB3])" office:value-type="float" office:value="16.909146" calcext:value-type="float">
            <text:p>16.909146</text:p>
          </table:table-cell>
          <table:table-cell table:formula="of:=AVERAGE([.AHC1:.AHC3])" office:value-type="float" office:value="16.9340943333333" calcext:value-type="float">
            <text:p>16.9340943333</text:p>
          </table:table-cell>
          <table:table-cell table:formula="of:=AVERAGE([.AHD1:.AHD3])" office:value-type="float" office:value="16.9674123333333" calcext:value-type="float">
            <text:p>16.9674123333</text:p>
          </table:table-cell>
          <table:table-cell table:formula="of:=AVERAGE([.AHE1:.AHE3])" office:value-type="float" office:value="16.995106" calcext:value-type="float">
            <text:p>16.995106</text:p>
          </table:table-cell>
          <table:table-cell table:formula="of:=AVERAGE([.AHF1:.AHF3])" office:value-type="float" office:value="17.0392186666667" calcext:value-type="float">
            <text:p>17.0392186667</text:p>
          </table:table-cell>
          <table:table-cell table:formula="of:=AVERAGE([.AHG1:.AHG3])" office:value-type="float" office:value="17.049308" calcext:value-type="float">
            <text:p>17.049308</text:p>
          </table:table-cell>
          <table:table-cell table:formula="of:=AVERAGE([.AHH1:.AHH3])" office:value-type="float" office:value="17.0795396666667" calcext:value-type="float">
            <text:p>17.0795396667</text:p>
          </table:table-cell>
          <table:table-cell table:formula="of:=AVERAGE([.AHI1:.AHI3])" office:value-type="float" office:value="17.1090843333333" calcext:value-type="float">
            <text:p>17.1090843333</text:p>
          </table:table-cell>
          <table:table-cell table:formula="of:=AVERAGE([.AHJ1:.AHJ3])" office:value-type="float" office:value="17.1415393333333" calcext:value-type="float">
            <text:p>17.1415393333</text:p>
          </table:table-cell>
          <table:table-cell table:formula="of:=AVERAGE([.AHK1:.AHK3])" office:value-type="float" office:value="17.1789036666667" calcext:value-type="float">
            <text:p>17.1789036667</text:p>
          </table:table-cell>
          <table:table-cell table:formula="of:=AVERAGE([.AHL1:.AHL3])" office:value-type="float" office:value="17.2434776666667" calcext:value-type="float">
            <text:p>17.2434776667</text:p>
          </table:table-cell>
          <table:table-cell table:formula="of:=AVERAGE([.AHM1:.AHM3])" office:value-type="float" office:value="17.226226" calcext:value-type="float">
            <text:p>17.226226</text:p>
          </table:table-cell>
          <table:table-cell table:formula="of:=AVERAGE([.AHN1:.AHN3])" office:value-type="float" office:value="17.267127" calcext:value-type="float">
            <text:p>17.267127</text:p>
          </table:table-cell>
          <table:table-cell table:formula="of:=AVERAGE([.AHO1:.AHO3])" office:value-type="float" office:value="17.3012223333333" calcext:value-type="float">
            <text:p>17.3012223333</text:p>
          </table:table-cell>
          <table:table-cell table:formula="of:=AVERAGE([.AHP1:.AHP3])" office:value-type="float" office:value="17.3262786666667" calcext:value-type="float">
            <text:p>17.3262786667</text:p>
          </table:table-cell>
          <table:table-cell table:formula="of:=AVERAGE([.AHQ1:.AHQ3])" office:value-type="float" office:value="17.357703" calcext:value-type="float">
            <text:p>17.357703</text:p>
          </table:table-cell>
          <table:table-cell table:formula="of:=AVERAGE([.AHR1:.AHR3])" office:value-type="float" office:value="17.3738446666667" calcext:value-type="float">
            <text:p>17.3738446667</text:p>
          </table:table-cell>
          <table:table-cell table:formula="of:=AVERAGE([.AHS1:.AHS3])" office:value-type="float" office:value="17.4282723333333" calcext:value-type="float">
            <text:p>17.4282723333</text:p>
          </table:table-cell>
          <table:table-cell table:formula="of:=AVERAGE([.AHT1:.AHT3])" office:value-type="float" office:value="17.4537923333333" calcext:value-type="float">
            <text:p>17.4537923333</text:p>
          </table:table-cell>
          <table:table-cell table:formula="of:=AVERAGE([.AHU1:.AHU3])" office:value-type="float" office:value="17.4626686666667" calcext:value-type="float">
            <text:p>17.4626686667</text:p>
          </table:table-cell>
          <table:table-cell table:formula="of:=AVERAGE([.AHV1:.AHV3])" office:value-type="float" office:value="17.492277" calcext:value-type="float">
            <text:p>17.492277</text:p>
          </table:table-cell>
          <table:table-cell table:formula="of:=AVERAGE([.AHW1:.AHW3])" office:value-type="float" office:value="17.522803" calcext:value-type="float">
            <text:p>17.522803</text:p>
          </table:table-cell>
          <table:table-cell table:formula="of:=AVERAGE([.AHX1:.AHX3])" office:value-type="float" office:value="17.5469416666667" calcext:value-type="float">
            <text:p>17.5469416667</text:p>
          </table:table-cell>
          <table:table-cell table:formula="of:=AVERAGE([.AHY1:.AHY3])" office:value-type="float" office:value="17.5733776666667" calcext:value-type="float">
            <text:p>17.5733776667</text:p>
          </table:table-cell>
          <table:table-cell table:formula="of:=AVERAGE([.AHZ1:.AHZ3])" office:value-type="float" office:value="17.6181896666667" calcext:value-type="float">
            <text:p>17.6181896667</text:p>
          </table:table-cell>
          <table:table-cell table:formula="of:=AVERAGE([.AIA1:.AIA3])" office:value-type="float" office:value="17.6308926666667" calcext:value-type="float">
            <text:p>17.6308926667</text:p>
          </table:table-cell>
          <table:table-cell table:formula="of:=AVERAGE([.AIB1:.AIB3])" office:value-type="float" office:value="17.6659433333333" calcext:value-type="float">
            <text:p>17.6659433333</text:p>
          </table:table-cell>
          <table:table-cell table:formula="of:=AVERAGE([.AIC1:.AIC3])" office:value-type="float" office:value="17.6989713333333" calcext:value-type="float">
            <text:p>17.6989713333</text:p>
          </table:table-cell>
          <table:table-cell table:formula="of:=AVERAGE([.AID1:.AID3])" office:value-type="float" office:value="17.7301856666667" calcext:value-type="float">
            <text:p>17.7301856667</text:p>
          </table:table-cell>
          <table:table-cell table:formula="of:=AVERAGE([.AIE1:.AIE3])" office:value-type="float" office:value="17.7558096666667" calcext:value-type="float">
            <text:p>17.7558096667</text:p>
          </table:table-cell>
          <table:table-cell table:formula="of:=AVERAGE([.AIF1:.AIF3])" office:value-type="float" office:value="17.7793693333333" calcext:value-type="float">
            <text:p>17.7793693333</text:p>
          </table:table-cell>
          <table:table-cell table:formula="of:=AVERAGE([.AIG1:.AIG3])" office:value-type="float" office:value="17.820657" calcext:value-type="float">
            <text:p>17.820657</text:p>
          </table:table-cell>
          <table:table-cell table:formula="of:=AVERAGE([.AIH1:.AIH3])" office:value-type="float" office:value="17.8447583333333" calcext:value-type="float">
            <text:p>17.8447583333</text:p>
          </table:table-cell>
          <table:table-cell table:formula="of:=AVERAGE([.AII1:.AII3])" office:value-type="float" office:value="17.870874" calcext:value-type="float">
            <text:p>17.870874</text:p>
          </table:table-cell>
          <table:table-cell table:formula="of:=AVERAGE([.AIJ1:.AIJ3])" office:value-type="float" office:value="17.902799" calcext:value-type="float">
            <text:p>17.902799</text:p>
          </table:table-cell>
          <table:table-cell table:formula="of:=AVERAGE([.AIK1:.AIK3])" office:value-type="float" office:value="17.9361863333333" calcext:value-type="float">
            <text:p>17.9361863333</text:p>
          </table:table-cell>
          <table:table-cell table:formula="of:=AVERAGE([.AIL1:.AIL3])" office:value-type="float" office:value="17.958069" calcext:value-type="float">
            <text:p>17.958069</text:p>
          </table:table-cell>
          <table:table-cell table:formula="of:=AVERAGE([.AIM1:.AIM3])" office:value-type="float" office:value="17.9881866666667" calcext:value-type="float">
            <text:p>17.9881866667</text:p>
          </table:table-cell>
          <table:table-cell table:formula="of:=AVERAGE([.AIN1:.AIN3])" office:value-type="float" office:value="18.0126076666667" calcext:value-type="float">
            <text:p>18.0126076667</text:p>
          </table:table-cell>
          <table:table-cell table:formula="of:=AVERAGE([.AIO1:.AIO3])" office:value-type="float" office:value="18.0503926666667" calcext:value-type="float">
            <text:p>18.0503926667</text:p>
          </table:table-cell>
          <table:table-cell table:formula="of:=AVERAGE([.AIP1:.AIP3])" office:value-type="float" office:value="18.07942" calcext:value-type="float">
            <text:p>18.07942</text:p>
          </table:table-cell>
          <table:table-cell table:formula="of:=AVERAGE([.AIQ1:.AIQ3])" office:value-type="float" office:value="18.1301346666667" calcext:value-type="float">
            <text:p>18.1301346667</text:p>
          </table:table-cell>
          <table:table-cell table:formula="of:=AVERAGE([.AIR1:.AIR3])" office:value-type="float" office:value="18.1374793333333" calcext:value-type="float">
            <text:p>18.1374793333</text:p>
          </table:table-cell>
          <table:table-cell table:formula="of:=AVERAGE([.AIS1:.AIS3])" office:value-type="float" office:value="18.1753463333333" calcext:value-type="float">
            <text:p>18.1753463333</text:p>
          </table:table-cell>
          <table:table-cell table:formula="of:=AVERAGE([.AIT1:.AIT3])" office:value-type="float" office:value="18.20058" calcext:value-type="float">
            <text:p>18.20058</text:p>
          </table:table-cell>
          <table:table-cell table:formula="of:=AVERAGE([.AIU1:.AIU3])" office:value-type="float" office:value="18.226585" calcext:value-type="float">
            <text:p>18.226585</text:p>
          </table:table-cell>
          <table:table-cell table:formula="of:=AVERAGE([.AIV1:.AIV3])" office:value-type="float" office:value="18.2487863333333" calcext:value-type="float">
            <text:p>18.2487863333</text:p>
          </table:table-cell>
          <table:table-cell table:formula="of:=AVERAGE([.AIW1:.AIW3])" office:value-type="float" office:value="18.2848476666667" calcext:value-type="float">
            <text:p>18.2848476667</text:p>
          </table:table-cell>
          <table:table-cell table:formula="of:=AVERAGE([.AIX1:.AIX3])" office:value-type="float" office:value="18.3181736666667" calcext:value-type="float">
            <text:p>18.3181736667</text:p>
          </table:table-cell>
          <table:table-cell table:formula="of:=AVERAGE([.AIY1:.AIY3])" office:value-type="float" office:value="18.3463433333333" calcext:value-type="float">
            <text:p>18.3463433333</text:p>
          </table:table-cell>
          <table:table-cell table:formula="of:=AVERAGE([.AIZ1:.AIZ3])" office:value-type="float" office:value="18.376712" calcext:value-type="float">
            <text:p>18.376712</text:p>
          </table:table-cell>
          <table:table-cell table:formula="of:=AVERAGE([.AJA1:.AJA3])" office:value-type="float" office:value="18.4060553333333" calcext:value-type="float">
            <text:p>18.4060553333</text:p>
          </table:table-cell>
          <table:table-cell table:formula="of:=AVERAGE([.AJB1:.AJB3])" office:value-type="float" office:value="18.4354993333333" calcext:value-type="float">
            <text:p>18.4354993333</text:p>
          </table:table-cell>
          <table:table-cell table:formula="of:=AVERAGE([.AJC1:.AJC3])" office:value-type="float" office:value="18.4767963333333" calcext:value-type="float">
            <text:p>18.4767963333</text:p>
          </table:table-cell>
          <table:table-cell table:formula="of:=AVERAGE([.AJD1:.AJD3])" office:value-type="float" office:value="18.4901436666667" calcext:value-type="float">
            <text:p>18.4901436667</text:p>
          </table:table-cell>
          <table:table-cell table:formula="of:=AVERAGE([.AJE1:.AJE3])" office:value-type="float" office:value="18.5455183333333" calcext:value-type="float">
            <text:p>18.5455183333</text:p>
          </table:table-cell>
          <table:table-cell table:formula="of:=AVERAGE([.AJF1:.AJF3])" office:value-type="float" office:value="18.5549266666667" calcext:value-type="float">
            <text:p>18.5549266667</text:p>
          </table:table-cell>
          <table:table-cell table:formula="of:=AVERAGE([.AJG1:.AJG3])" office:value-type="float" office:value="18.5801743333333" calcext:value-type="float">
            <text:p>18.5801743333</text:p>
          </table:table-cell>
          <table:table-cell table:formula="of:=AVERAGE([.AJH1:.AJH3])" office:value-type="float" office:value="18.6134463333333" calcext:value-type="float">
            <text:p>18.6134463333</text:p>
          </table:table-cell>
          <table:table-cell table:formula="of:=AVERAGE([.AJI1:.AJI3])" office:value-type="float" office:value="18.6735726666667" calcext:value-type="float">
            <text:p>18.6735726667</text:p>
          </table:table-cell>
          <table:table-cell table:formula="of:=AVERAGE([.AJJ1:.AJJ3])" office:value-type="float" office:value="18.6685646666667" calcext:value-type="float">
            <text:p>18.6685646667</text:p>
          </table:table-cell>
          <table:table-cell table:formula="of:=AVERAGE([.AJK1:.AJK3])" office:value-type="float" office:value="18.703252" calcext:value-type="float">
            <text:p>18.703252</text:p>
          </table:table-cell>
          <table:table-cell table:formula="of:=AVERAGE([.AJL1:.AJL3])" office:value-type="float" office:value="18.742876" calcext:value-type="float">
            <text:p>18.742876</text:p>
          </table:table-cell>
          <table:table-cell table:formula="of:=AVERAGE([.AJM1:.AJM3])" office:value-type="float" office:value="18.7939886666667" calcext:value-type="float">
            <text:p>18.7939886667</text:p>
          </table:table-cell>
          <table:table-cell table:formula="of:=AVERAGE([.AJN1:.AJN3])" office:value-type="float" office:value="18.815092" calcext:value-type="float">
            <text:p>18.815092</text:p>
          </table:table-cell>
          <table:table-cell table:formula="of:=AVERAGE([.AJO1:.AJO3])" office:value-type="float" office:value="18.815848" calcext:value-type="float">
            <text:p>18.815848</text:p>
          </table:table-cell>
          <table:table-cell table:formula="of:=AVERAGE([.AJP1:.AJP3])" office:value-type="float" office:value="18.870692" calcext:value-type="float">
            <text:p>18.870692</text:p>
          </table:table-cell>
          <table:table-cell table:formula="of:=AVERAGE([.AJQ1:.AJQ3])" office:value-type="float" office:value="18.946844" calcext:value-type="float">
            <text:p>18.946844</text:p>
          </table:table-cell>
          <table:table-cell table:formula="of:=AVERAGE([.AJR1:.AJR3])" office:value-type="float" office:value="18.9501443333333" calcext:value-type="float">
            <text:p>18.9501443333</text:p>
          </table:table-cell>
          <table:table-cell table:formula="of:=AVERAGE([.AJS1:.AJS3])" office:value-type="float" office:value="18.9327306666667" calcext:value-type="float">
            <text:p>18.9327306667</text:p>
          </table:table-cell>
          <table:table-cell table:formula="of:=AVERAGE([.AJT1:.AJT3])" office:value-type="float" office:value="18.9822316666667" calcext:value-type="float">
            <text:p>18.9822316667</text:p>
          </table:table-cell>
          <table:table-cell table:formula="of:=AVERAGE([.AJU1:.AJU3])" office:value-type="float" office:value="19.006841" calcext:value-type="float">
            <text:p>19.006841</text:p>
          </table:table-cell>
          <table:table-cell table:formula="of:=AVERAGE([.AJV1:.AJV3])" office:value-type="float" office:value="19.0393213333333" calcext:value-type="float">
            <text:p>19.0393213333</text:p>
          </table:table-cell>
          <table:table-cell table:formula="of:=AVERAGE([.AJW1:.AJW3])" office:value-type="float" office:value="19.0601676666667" calcext:value-type="float">
            <text:p>19.0601676667</text:p>
          </table:table-cell>
          <table:table-cell table:formula="of:=AVERAGE([.AJX1:.AJX3])" office:value-type="float" office:value="19.1452583333333" calcext:value-type="float">
            <text:p>19.1452583333</text:p>
          </table:table-cell>
          <table:table-cell table:formula="of:=AVERAGE([.AJY1:.AJY3])" office:value-type="float" office:value="19.1251336666667" calcext:value-type="float">
            <text:p>19.1251336667</text:p>
          </table:table-cell>
          <table:table-cell table:formula="of:=AVERAGE([.AJZ1:.AJZ3])" office:value-type="float" office:value="19.1979616666667" calcext:value-type="float">
            <text:p>19.1979616667</text:p>
          </table:table-cell>
          <table:table-cell table:formula="of:=AVERAGE([.AKA1:.AKA3])" office:value-type="float" office:value="19.1825626666667" calcext:value-type="float">
            <text:p>19.1825626667</text:p>
          </table:table-cell>
          <table:table-cell table:formula="of:=AVERAGE([.AKB1:.AKB3])" office:value-type="float" office:value="19.2117996666667" calcext:value-type="float">
            <text:p>19.2117996667</text:p>
          </table:table-cell>
          <table:table-cell table:formula="of:=AVERAGE([.AKC1:.AKC3])" office:value-type="float" office:value="19.256132" calcext:value-type="float">
            <text:p>19.256132</text:p>
          </table:table-cell>
          <table:table-cell table:formula="of:=AVERAGE([.AKD1:.AKD3])" office:value-type="float" office:value="19.2867586666667" calcext:value-type="float">
            <text:p>19.2867586667</text:p>
          </table:table-cell>
          <table:table-cell table:formula="of:=AVERAGE([.AKE1:.AKE3])" office:value-type="float" office:value="19.366838" calcext:value-type="float">
            <text:p>19.366838</text:p>
          </table:table-cell>
          <table:table-cell table:formula="of:=AVERAGE([.AKF1:.AKF3])" office:value-type="float" office:value="19.3782926666667" calcext:value-type="float">
            <text:p>19.3782926667</text:p>
          </table:table-cell>
          <table:table-cell table:formula="of:=AVERAGE([.AKG1:.AKG3])" office:value-type="float" office:value="19.4085933333333" calcext:value-type="float">
            <text:p>19.4085933333</text:p>
          </table:table-cell>
          <table:table-cell table:formula="of:=AVERAGE([.AKH1:.AKH3])" office:value-type="float" office:value="19.4586976666667" calcext:value-type="float">
            <text:p>19.4586976667</text:p>
          </table:table-cell>
          <table:table-cell table:formula="of:=AVERAGE([.AKI1:.AKI3])" office:value-type="float" office:value="19.480681" calcext:value-type="float">
            <text:p>19.480681</text:p>
          </table:table-cell>
          <table:table-cell table:formula="of:=AVERAGE([.AKJ1:.AKJ3])" office:value-type="float" office:value="19.507203" calcext:value-type="float">
            <text:p>19.507203</text:p>
          </table:table-cell>
          <table:table-cell table:formula="of:=AVERAGE([.AKK1:.AKK3])" office:value-type="float" office:value="19.5453816666667" calcext:value-type="float">
            <text:p>19.5453816667</text:p>
          </table:table-cell>
          <table:table-cell table:formula="of:=AVERAGE([.AKL1:.AKL3])" office:value-type="float" office:value="19.596856" calcext:value-type="float">
            <text:p>19.596856</text:p>
          </table:table-cell>
          <table:table-cell table:formula="of:=AVERAGE([.AKM1:.AKM3])" office:value-type="float" office:value="19.553206" calcext:value-type="float">
            <text:p>19.553206</text:p>
          </table:table-cell>
          <table:table-cell table:formula="of:=AVERAGE([.AKN1:.AKN3])" office:value-type="float" office:value="19.575462" calcext:value-type="float">
            <text:p>19.575462</text:p>
          </table:table-cell>
          <table:table-cell table:formula="of:=AVERAGE([.AKO1:.AKO3])" office:value-type="float" office:value="19.6200593333333" calcext:value-type="float">
            <text:p>19.6200593333</text:p>
          </table:table-cell>
          <table:table-cell table:formula="of:=AVERAGE([.AKP1:.AKP3])" office:value-type="float" office:value="19.641048" calcext:value-type="float">
            <text:p>19.641048</text:p>
          </table:table-cell>
          <table:table-cell table:formula="of:=AVERAGE([.AKQ1:.AKQ3])" office:value-type="float" office:value="19.684353" calcext:value-type="float">
            <text:p>19.684353</text:p>
          </table:table-cell>
          <table:table-cell table:formula="of:=AVERAGE([.AKR1:.AKR3])" office:value-type="float" office:value="19.7024066666667" calcext:value-type="float">
            <text:p>19.7024066667</text:p>
          </table:table-cell>
          <table:table-cell table:formula="of:=AVERAGE([.AKS1:.AKS3])" office:value-type="float" office:value="19.7448286666667" calcext:value-type="float">
            <text:p>19.7448286667</text:p>
          </table:table-cell>
          <table:table-cell table:formula="of:=AVERAGE([.AKT1:.AKT3])" office:value-type="float" office:value="19.777665" calcext:value-type="float">
            <text:p>19.777665</text:p>
          </table:table-cell>
          <table:table-cell table:formula="of:=AVERAGE([.AKU1:.AKU3])" office:value-type="float" office:value="19.8670253333333" calcext:value-type="float">
            <text:p>19.8670253333</text:p>
          </table:table-cell>
          <table:table-cell table:formula="of:=AVERAGE([.AKV1:.AKV3])" office:value-type="float" office:value="19.8668056666667" calcext:value-type="float">
            <text:p>19.8668056667</text:p>
          </table:table-cell>
          <table:table-cell table:formula="of:=AVERAGE([.AKW1:.AKW3])" office:value-type="float" office:value="19.9084703333333" calcext:value-type="float">
            <text:p>19.9084703333</text:p>
          </table:table-cell>
          <table:table-cell table:formula="of:=AVERAGE([.AKX1:.AKX3])" office:value-type="float" office:value="19.9072263333333" calcext:value-type="float">
            <text:p>19.9072263333</text:p>
          </table:table-cell>
          <table:table-cell table:formula="of:=AVERAGE([.AKY1:.AKY3])" office:value-type="float" office:value="19.915509" calcext:value-type="float">
            <text:p>19.915509</text:p>
          </table:table-cell>
          <table:table-cell table:formula="of:=AVERAGE([.AKZ1:.AKZ3])" office:value-type="float" office:value="19.981395" calcext:value-type="float">
            <text:p>19.981395</text:p>
          </table:table-cell>
          <table:table-cell table:formula="of:=AVERAGE([.ALA1:.ALA3])" office:value-type="float" office:value="19.979372" calcext:value-type="float">
            <text:p>19.979372</text:p>
          </table:table-cell>
          <table:table-cell table:formula="of:=AVERAGE([.ALB1:.ALB3])" office:value-type="float" office:value="20.0466073333333" calcext:value-type="float">
            <text:p>20.0466073333</text:p>
          </table:table-cell>
          <table:table-cell table:formula="of:=AVERAGE([.ALC1:.ALC3])" office:value-type="float" office:value="20.0526743333333" calcext:value-type="float">
            <text:p>20.0526743333</text:p>
          </table:table-cell>
          <table:table-cell table:formula="of:=AVERAGE([.ALD1:.ALD3])" office:value-type="float" office:value="20.0882213333333" calcext:value-type="float">
            <text:p>20.0882213333</text:p>
          </table:table-cell>
          <table:table-cell table:formula="of:=AVERAGE([.ALE1:.ALE3])" office:value-type="float" office:value="20.1139616666667" calcext:value-type="float">
            <text:p>20.1139616667</text:p>
          </table:table-cell>
          <table:table-cell table:formula="of:=AVERAGE([.ALF1:.ALF3])" office:value-type="float" office:value="20.1248296666667" calcext:value-type="float">
            <text:p>20.1248296667</text:p>
          </table:table-cell>
          <table:table-cell table:formula="of:=AVERAGE([.ALG1:.ALG3])" office:value-type="float" office:value="20.1697236666667" calcext:value-type="float">
            <text:p>20.1697236667</text:p>
          </table:table-cell>
          <table:table-cell table:formula="of:=AVERAGE([.ALH1:.ALH3])" office:value-type="float" office:value="20.2147706666667" calcext:value-type="float">
            <text:p>20.2147706667</text:p>
          </table:table-cell>
          <table:table-cell table:formula="of:=AVERAGE([.ALI1:.ALI3])" office:value-type="float" office:value="20.2325976666667" calcext:value-type="float">
            <text:p>20.2325976667</text:p>
          </table:table-cell>
          <table:table-cell table:formula="of:=AVERAGE([.ALJ1:.ALJ3])" office:value-type="float" office:value="20.2725086666667" calcext:value-type="float">
            <text:p>20.2725086667</text:p>
          </table:table-cell>
          <table:table-cell table:formula="of:=AVERAGE([.ALK1:.ALK3])" office:value-type="float" office:value="20.341461" calcext:value-type="float">
            <text:p>20.341461</text:p>
          </table:table-cell>
          <table:table-cell table:formula="of:=AVERAGE([.ALL1:.ALL3])" office:value-type="float" office:value="20.3800866666667" calcext:value-type="float">
            <text:p>20.38008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2:15:56.396977743</dc:date>
    <meta:editing-duration>PT2M34S</meta:editing-duration>
    <meta:editing-cycles>1</meta:editing-cycles>
    <meta:document-statistic meta:table-count="1" meta:cell-count="4000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768cm" svg:y="0.316cm" chart:style-name="ch2">
          <text:p>computation times modern CPU</text:p>
        </chart:title>
        <chart:plot-area chart:style-name="ch3" table:cell-range-address="'modern-all'.A4:'modern-all'.ALL4" svg:x="1.331cm" svg:y="1.275cm" svg:width="14.349cm" svg:height="6.564cm">
          <chartooo:coordinate-region svg:x="1.952cm" svg:y="1.275cm" svg:width="13.728cm" svg:height="5.441cm"/>
          <chart:axis chart:dimension="x" chart:name="primary-x" chart:style-name="ch4">
            <chart:title svg:x="6.384cm" svg:y="8.019cm" chart:style-name="ch5">
              <text:p># of primes computed X1000</text:p>
            </chart:title>
          </chart:axis>
          <chart:axis chart:dimension="y" chart:name="primary-y" chart:style-name="ch4">
            <chart:title svg:x="0.451cm" svg:y="6.175cm" chart:style-name="ch6">
              <text:p>time taken in seconds</text:p>
            </chart:title>
            <chart:grid chart:style-name="ch7" chart:class="major"/>
          </chart:axis>
          <chart:series chart:style-name="ch8" chart:values-cell-range-address="'modern-all'.A4:'modern-all'.ALL4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0.00287933333333333">
                <text:p>0.00287933333333333</text:p>
                <draw:g>
                  <svg:desc>'modern-all'.A4:'modern-all'.ALL4</svg:desc>
                </draw:g>
              </table:table-cell>
              <table:table-cell office:value-type="float" office:value="0.007225">
                <text:p>0.007225</text:p>
              </table:table-cell>
              <table:table-cell office:value-type="float" office:value="0.0114306666666667">
                <text:p>0.0114306666666667</text:p>
              </table:table-cell>
              <table:table-cell office:value-type="float" office:value="0.0153">
                <text:p>0.0153</text:p>
              </table:table-cell>
              <table:table-cell office:value-type="float" office:value="0.0156343333333333">
                <text:p>0.0156343333333333</text:p>
              </table:table-cell>
              <table:table-cell office:value-type="float" office:value="0.014841">
                <text:p>0.014841</text:p>
              </table:table-cell>
              <table:table-cell office:value-type="float" office:value="0.012834">
                <text:p>0.012834</text:p>
              </table:table-cell>
              <table:table-cell office:value-type="float" office:value="0.0218253333333333">
                <text:p>0.0218253333333333</text:p>
              </table:table-cell>
              <table:table-cell office:value-type="float" office:value="0.0251146666666667">
                <text:p>0.0251146666666667</text:p>
              </table:table-cell>
              <table:table-cell office:value-type="float" office:value="0.0240053333333333">
                <text:p>0.0240053333333333</text:p>
              </table:table-cell>
              <table:table-cell office:value-type="float" office:value="0.0229126666666667">
                <text:p>0.0229126666666667</text:p>
              </table:table-cell>
              <table:table-cell office:value-type="float" office:value="0.026014">
                <text:p>0.026014</text:p>
              </table:table-cell>
              <table:table-cell office:value-type="float" office:value="0.0300073333333333">
                <text:p>0.0300073333333333</text:p>
              </table:table-cell>
              <table:table-cell office:value-type="float" office:value="0.0328713333333333">
                <text:p>0.0328713333333333</text:p>
              </table:table-cell>
              <table:table-cell office:value-type="float" office:value="0.0367533333333333">
                <text:p>0.0367533333333333</text:p>
              </table:table-cell>
              <table:table-cell office:value-type="float" office:value="0.0397873333333333">
                <text:p>0.0397873333333333</text:p>
              </table:table-cell>
              <table:table-cell office:value-type="float" office:value="0.043401">
                <text:p>0.043401</text:p>
              </table:table-cell>
              <table:table-cell office:value-type="float" office:value="0.0480333333333333">
                <text:p>0.0480333333333333</text:p>
              </table:table-cell>
              <table:table-cell office:value-type="float" office:value="0.0524246666666667">
                <text:p>0.0524246666666667</text:p>
              </table:table-cell>
              <table:table-cell office:value-type="float" office:value="0.056006">
                <text:p>0.056006</text:p>
              </table:table-cell>
              <table:table-cell office:value-type="float" office:value="0.05947">
                <text:p>0.05947</text:p>
              </table:table-cell>
              <table:table-cell office:value-type="float" office:value="0.0642373333333333">
                <text:p>0.0642373333333333</text:p>
              </table:table-cell>
              <table:table-cell office:value-type="float" office:value="0.0685116666666667">
                <text:p>0.0685116666666667</text:p>
              </table:table-cell>
              <table:table-cell office:value-type="float" office:value="0.072556">
                <text:p>0.072556</text:p>
              </table:table-cell>
              <table:table-cell office:value-type="float" office:value="0.081758">
                <text:p>0.081758</text:p>
              </table:table-cell>
              <table:table-cell office:value-type="float" office:value="0.0836846666666667">
                <text:p>0.0836846666666667</text:p>
              </table:table-cell>
              <table:table-cell office:value-type="float" office:value="0.0880223333333333">
                <text:p>0.0880223333333333</text:p>
              </table:table-cell>
              <table:table-cell office:value-type="float" office:value="0.09265">
                <text:p>0.09265</text:p>
              </table:table-cell>
              <table:table-cell office:value-type="float" office:value="0.097213">
                <text:p>0.097213</text:p>
              </table:table-cell>
              <table:table-cell office:value-type="float" office:value="0.104570333333333">
                <text:p>0.104570333333333</text:p>
              </table:table-cell>
              <table:table-cell office:value-type="float" office:value="0.106786666666667">
                <text:p>0.106786666666667</text:p>
              </table:table-cell>
              <table:table-cell office:value-type="float" office:value="0.111785">
                <text:p>0.111785</text:p>
              </table:table-cell>
              <table:table-cell office:value-type="float" office:value="0.119108333333333">
                <text:p>0.119108333333333</text:p>
              </table:table-cell>
              <table:table-cell office:value-type="float" office:value="0.12277">
                <text:p>0.12277</text:p>
              </table:table-cell>
              <table:table-cell office:value-type="float" office:value="0.130031">
                <text:p>0.130031</text:p>
              </table:table-cell>
              <table:table-cell office:value-type="float" office:value="0.140089666666667">
                <text:p>0.140089666666667</text:p>
              </table:table-cell>
              <table:table-cell office:value-type="float" office:value="0.141284">
                <text:p>0.141284</text:p>
              </table:table-cell>
              <table:table-cell office:value-type="float" office:value="0.145649666666667">
                <text:p>0.145649666666667</text:p>
              </table:table-cell>
              <table:table-cell office:value-type="float" office:value="0.152681333333333">
                <text:p>0.152681333333333</text:p>
              </table:table-cell>
              <table:table-cell office:value-type="float" office:value="0.157754333333333">
                <text:p>0.157754333333333</text:p>
              </table:table-cell>
              <table:table-cell office:value-type="float" office:value="0.163937333333333">
                <text:p>0.163937333333333</text:p>
              </table:table-cell>
              <table:table-cell office:value-type="float" office:value="0.169827666666667">
                <text:p>0.169827666666667</text:p>
              </table:table-cell>
              <table:table-cell office:value-type="float" office:value="0.175180666666667">
                <text:p>0.175180666666667</text:p>
              </table:table-cell>
              <table:table-cell office:value-type="float" office:value="0.18825">
                <text:p>0.18825</text:p>
              </table:table-cell>
              <table:table-cell office:value-type="float" office:value="0.189805">
                <text:p>0.189805</text:p>
              </table:table-cell>
              <table:table-cell office:value-type="float" office:value="0.200788333333333">
                <text:p>0.200788333333333</text:p>
              </table:table-cell>
              <table:table-cell office:value-type="float" office:value="0.200611333333333">
                <text:p>0.200611333333333</text:p>
              </table:table-cell>
              <table:table-cell office:value-type="float" office:value="0.208554">
                <text:p>0.208554</text:p>
              </table:table-cell>
              <table:table-cell office:value-type="float" office:value="0.216537333333333">
                <text:p>0.216537333333333</text:p>
              </table:table-cell>
              <table:table-cell office:value-type="float" office:value="0.227166333333333">
                <text:p>0.227166333333333</text:p>
              </table:table-cell>
              <table:table-cell office:value-type="float" office:value="0.232811">
                <text:p>0.232811</text:p>
              </table:table-cell>
              <table:table-cell office:value-type="float" office:value="0.233458666666667">
                <text:p>0.233458666666667</text:p>
              </table:table-cell>
              <table:table-cell office:value-type="float" office:value="0.239487666666667">
                <text:p>0.239487666666667</text:p>
              </table:table-cell>
              <table:table-cell office:value-type="float" office:value="0.247283333333333">
                <text:p>0.247283333333333</text:p>
              </table:table-cell>
              <table:table-cell office:value-type="float" office:value="0.256741">
                <text:p>0.256741</text:p>
              </table:table-cell>
              <table:table-cell office:value-type="float" office:value="0.264673333333333">
                <text:p>0.264673333333333</text:p>
              </table:table-cell>
              <table:table-cell office:value-type="float" office:value="0.271217333333333">
                <text:p>0.271217333333333</text:p>
              </table:table-cell>
              <table:table-cell office:value-type="float" office:value="0.281237333333333">
                <text:p>0.281237333333333</text:p>
              </table:table-cell>
              <table:table-cell office:value-type="float" office:value="0.286987666666667">
                <text:p>0.286987666666667</text:p>
              </table:table-cell>
              <table:table-cell office:value-type="float" office:value="0.299897">
                <text:p>0.299897</text:p>
              </table:table-cell>
              <table:table-cell office:value-type="float" office:value="0.307071333333333">
                <text:p>0.307071333333333</text:p>
              </table:table-cell>
              <table:table-cell office:value-type="float" office:value="0.308905666666667">
                <text:p>0.308905666666667</text:p>
              </table:table-cell>
              <table:table-cell office:value-type="float" office:value="0.313716333333333">
                <text:p>0.313716333333333</text:p>
              </table:table-cell>
              <table:table-cell office:value-type="float" office:value="0.324185666666667">
                <text:p>0.324185666666667</text:p>
              </table:table-cell>
              <table:table-cell office:value-type="float" office:value="0.333422666666667">
                <text:p>0.333422666666667</text:p>
              </table:table-cell>
              <table:table-cell office:value-type="float" office:value="0.342871">
                <text:p>0.342871</text:p>
              </table:table-cell>
              <table:table-cell office:value-type="float" office:value="0.342187333333333">
                <text:p>0.342187333333333</text:p>
              </table:table-cell>
              <table:table-cell office:value-type="float" office:value="0.355418">
                <text:p>0.355418</text:p>
              </table:table-cell>
              <table:table-cell office:value-type="float" office:value="0.369747666666667">
                <text:p>0.369747666666667</text:p>
              </table:table-cell>
              <table:table-cell office:value-type="float" office:value="0.374466">
                <text:p>0.374466</text:p>
              </table:table-cell>
              <table:table-cell office:value-type="float" office:value="0.372385">
                <text:p>0.372385</text:p>
              </table:table-cell>
              <table:table-cell office:value-type="float" office:value="0.38015">
                <text:p>0.38015</text:p>
              </table:table-cell>
              <table:table-cell office:value-type="float" office:value="0.391483">
                <text:p>0.391483</text:p>
              </table:table-cell>
              <table:table-cell office:value-type="float" office:value="0.395873333333333">
                <text:p>0.395873333333333</text:p>
              </table:table-cell>
              <table:table-cell office:value-type="float" office:value="0.40419">
                <text:p>0.40419</text:p>
              </table:table-cell>
              <table:table-cell office:value-type="float" office:value="0.412542333333333">
                <text:p>0.412542333333333</text:p>
              </table:table-cell>
              <table:table-cell office:value-type="float" office:value="0.420766666666667">
                <text:p>0.420766666666667</text:p>
              </table:table-cell>
              <table:table-cell office:value-type="float" office:value="0.42917">
                <text:p>0.42917</text:p>
              </table:table-cell>
              <table:table-cell office:value-type="float" office:value="0.437133666666667">
                <text:p>0.437133666666667</text:p>
              </table:table-cell>
              <table:table-cell office:value-type="float" office:value="0.446001333333333">
                <text:p>0.446001333333333</text:p>
              </table:table-cell>
              <table:table-cell office:value-type="float" office:value="0.455942666666667">
                <text:p>0.455942666666667</text:p>
              </table:table-cell>
              <table:table-cell office:value-type="float" office:value="0.462586">
                <text:p>0.462586</text:p>
              </table:table-cell>
              <table:table-cell office:value-type="float" office:value="0.470536">
                <text:p>0.470536</text:p>
              </table:table-cell>
              <table:table-cell office:value-type="float" office:value="0.480506">
                <text:p>0.480506</text:p>
              </table:table-cell>
              <table:table-cell office:value-type="float" office:value="0.488907">
                <text:p>0.488907</text:p>
              </table:table-cell>
              <table:table-cell office:value-type="float" office:value="0.496978333333333">
                <text:p>0.496978333333333</text:p>
              </table:table-cell>
              <table:table-cell office:value-type="float" office:value="0.506104666666667">
                <text:p>0.506104666666667</text:p>
              </table:table-cell>
              <table:table-cell office:value-type="float" office:value="0.514242333333333">
                <text:p>0.514242333333333</text:p>
              </table:table-cell>
              <table:table-cell office:value-type="float" office:value="0.523515">
                <text:p>0.523515</text:p>
              </table:table-cell>
              <table:table-cell office:value-type="float" office:value="0.537799666666667">
                <text:p>0.537799666666667</text:p>
              </table:table-cell>
              <table:table-cell office:value-type="float" office:value="0.540853">
                <text:p>0.540853</text:p>
              </table:table-cell>
              <table:table-cell office:value-type="float" office:value="0.550955666666667">
                <text:p>0.550955666666667</text:p>
              </table:table-cell>
              <table:table-cell office:value-type="float" office:value="0.559088666666667">
                <text:p>0.559088666666667</text:p>
              </table:table-cell>
              <table:table-cell office:value-type="float" office:value="0.56814">
                <text:p>0.56814</text:p>
              </table:table-cell>
              <table:table-cell office:value-type="float" office:value="0.577907666666667">
                <text:p>0.577907666666667</text:p>
              </table:table-cell>
              <table:table-cell office:value-type="float" office:value="0.586041666666667">
                <text:p>0.586041666666667</text:p>
              </table:table-cell>
              <table:table-cell office:value-type="float" office:value="0.595872333333333">
                <text:p>0.595872333333333</text:p>
              </table:table-cell>
              <table:table-cell office:value-type="float" office:value="0.604696333333333">
                <text:p>0.604696333333333</text:p>
              </table:table-cell>
              <table:table-cell office:value-type="float" office:value="0.614510666666667">
                <text:p>0.614510666666667</text:p>
              </table:table-cell>
              <table:table-cell office:value-type="float" office:value="0.624125333333333">
                <text:p>0.624125333333333</text:p>
              </table:table-cell>
              <table:table-cell office:value-type="float" office:value="0.633403666666667">
                <text:p>0.633403666666667</text:p>
              </table:table-cell>
              <table:table-cell office:value-type="float" office:value="0.642811">
                <text:p>0.642811</text:p>
              </table:table-cell>
              <table:table-cell office:value-type="float" office:value="0.652243666666667">
                <text:p>0.652243666666667</text:p>
              </table:table-cell>
              <table:table-cell office:value-type="float" office:value="0.661494333333333">
                <text:p>0.661494333333333</text:p>
              </table:table-cell>
              <table:table-cell office:value-type="float" office:value="0.67095">
                <text:p>0.67095</text:p>
              </table:table-cell>
              <table:table-cell office:value-type="float" office:value="0.682031666666667">
                <text:p>0.682031666666667</text:p>
              </table:table-cell>
              <table:table-cell office:value-type="float" office:value="0.691597333333333">
                <text:p>0.691597333333333</text:p>
              </table:table-cell>
              <table:table-cell office:value-type="float" office:value="0.701467666666667">
                <text:p>0.701467666666667</text:p>
              </table:table-cell>
              <table:table-cell office:value-type="float" office:value="0.710658666666667">
                <text:p>0.710658666666667</text:p>
              </table:table-cell>
              <table:table-cell office:value-type="float" office:value="0.72104">
                <text:p>0.72104</text:p>
              </table:table-cell>
              <table:table-cell office:value-type="float" office:value="0.734315333333333">
                <text:p>0.734315333333333</text:p>
              </table:table-cell>
              <table:table-cell office:value-type="float" office:value="0.752441333333333">
                <text:p>0.752441333333333</text:p>
              </table:table-cell>
              <table:table-cell office:value-type="float" office:value="0.761133">
                <text:p>0.761133</text:p>
              </table:table-cell>
              <table:table-cell office:value-type="float" office:value="0.764671">
                <text:p>0.764671</text:p>
              </table:table-cell>
              <table:table-cell office:value-type="float" office:value="0.778305666666667">
                <text:p>0.778305666666667</text:p>
              </table:table-cell>
              <table:table-cell office:value-type="float" office:value="0.789531">
                <text:p>0.789531</text:p>
              </table:table-cell>
              <table:table-cell office:value-type="float" office:value="0.814014">
                <text:p>0.814014</text:p>
              </table:table-cell>
              <table:table-cell office:value-type="float" office:value="0.815295">
                <text:p>0.815295</text:p>
              </table:table-cell>
              <table:table-cell office:value-type="float" office:value="0.817450333333333">
                <text:p>0.817450333333333</text:p>
              </table:table-cell>
              <table:table-cell office:value-type="float" office:value="0.822879333333333">
                <text:p>0.822879333333333</text:p>
              </table:table-cell>
              <table:table-cell office:value-type="float" office:value="0.831468666666667">
                <text:p>0.831468666666667</text:p>
              </table:table-cell>
              <table:table-cell office:value-type="float" office:value="0.842606333333333">
                <text:p>0.842606333333333</text:p>
              </table:table-cell>
              <table:table-cell office:value-type="float" office:value="0.851273">
                <text:p>0.851273</text:p>
              </table:table-cell>
              <table:table-cell office:value-type="float" office:value="0.863801666666667">
                <text:p>0.863801666666667</text:p>
              </table:table-cell>
              <table:table-cell office:value-type="float" office:value="0.874935666666667">
                <text:p>0.874935666666667</text:p>
              </table:table-cell>
              <table:table-cell office:value-type="float" office:value="0.884713">
                <text:p>0.884713</text:p>
              </table:table-cell>
              <table:table-cell office:value-type="float" office:value="0.893435666666667">
                <text:p>0.893435666666667</text:p>
              </table:table-cell>
              <table:table-cell office:value-type="float" office:value="0.923035333333333">
                <text:p>0.923035333333333</text:p>
              </table:table-cell>
              <table:table-cell office:value-type="float" office:value="0.950027333333333">
                <text:p>0.950027333333333</text:p>
              </table:table-cell>
              <table:table-cell office:value-type="float" office:value="0.945015666666667">
                <text:p>0.945015666666667</text:p>
              </table:table-cell>
              <table:table-cell office:value-type="float" office:value="0.945329666666667">
                <text:p>0.945329666666667</text:p>
              </table:table-cell>
              <table:table-cell office:value-type="float" office:value="0.972777333333333">
                <text:p>0.972777333333333</text:p>
              </table:table-cell>
              <table:table-cell office:value-type="float" office:value="0.978853666666667">
                <text:p>0.978853666666667</text:p>
              </table:table-cell>
              <table:table-cell office:value-type="float" office:value="0.981562666666667">
                <text:p>0.981562666666667</text:p>
              </table:table-cell>
              <table:table-cell office:value-type="float" office:value="1.004787">
                <text:p>1.004787</text:p>
              </table:table-cell>
              <table:table-cell office:value-type="float" office:value="1.01099866666667">
                <text:p>1.01099866666667</text:p>
              </table:table-cell>
              <table:table-cell office:value-type="float" office:value="1.010477">
                <text:p>1.010477</text:p>
              </table:table-cell>
              <table:table-cell office:value-type="float" office:value="1.023167">
                <text:p>1.023167</text:p>
              </table:table-cell>
              <table:table-cell office:value-type="float" office:value="1.03457266666667">
                <text:p>1.03457266666667</text:p>
              </table:table-cell>
              <table:table-cell office:value-type="float" office:value="1.05035566666667">
                <text:p>1.05035566666667</text:p>
              </table:table-cell>
              <table:table-cell office:value-type="float" office:value="1.06226733333333">
                <text:p>1.06226733333333</text:p>
              </table:table-cell>
              <table:table-cell office:value-type="float" office:value="1.066313">
                <text:p>1.066313</text:p>
              </table:table-cell>
              <table:table-cell office:value-type="float" office:value="1.07797">
                <text:p>1.07797</text:p>
              </table:table-cell>
              <table:table-cell office:value-type="float" office:value="1.08944633333333">
                <text:p>1.08944633333333</text:p>
              </table:table-cell>
              <table:table-cell office:value-type="float" office:value="1.10175066666667">
                <text:p>1.10175066666667</text:p>
              </table:table-cell>
              <table:table-cell office:value-type="float" office:value="1.11165933333333">
                <text:p>1.11165933333333</text:p>
              </table:table-cell>
              <table:table-cell office:value-type="float" office:value="1.12255833333333">
                <text:p>1.12255833333333</text:p>
              </table:table-cell>
              <table:table-cell office:value-type="float" office:value="1.136237">
                <text:p>1.136237</text:p>
              </table:table-cell>
              <table:table-cell office:value-type="float" office:value="1.144906">
                <text:p>1.144906</text:p>
              </table:table-cell>
              <table:table-cell office:value-type="float" office:value="1.158375">
                <text:p>1.158375</text:p>
              </table:table-cell>
              <table:table-cell office:value-type="float" office:value="1.17009733333333">
                <text:p>1.17009733333333</text:p>
              </table:table-cell>
              <table:table-cell office:value-type="float" office:value="1.178944">
                <text:p>1.178944</text:p>
              </table:table-cell>
              <table:table-cell office:value-type="float" office:value="1.19081833333333">
                <text:p>1.19081833333333</text:p>
              </table:table-cell>
              <table:table-cell office:value-type="float" office:value="1.20584766666667">
                <text:p>1.20584766666667</text:p>
              </table:table-cell>
              <table:table-cell office:value-type="float" office:value="1.217418">
                <text:p>1.217418</text:p>
              </table:table-cell>
              <table:table-cell office:value-type="float" office:value="1.22860533333333">
                <text:p>1.22860533333333</text:p>
              </table:table-cell>
              <table:table-cell office:value-type="float" office:value="1.23921233333333">
                <text:p>1.23921233333333</text:p>
              </table:table-cell>
              <table:table-cell office:value-type="float" office:value="1.25212666666667">
                <text:p>1.25212666666667</text:p>
              </table:table-cell>
              <table:table-cell office:value-type="float" office:value="1.26372466666667">
                <text:p>1.26372466666667</text:p>
              </table:table-cell>
              <table:table-cell office:value-type="float" office:value="1.27462966666667">
                <text:p>1.27462966666667</text:p>
              </table:table-cell>
              <table:table-cell office:value-type="float" office:value="1.28820866666667">
                <text:p>1.28820866666667</text:p>
              </table:table-cell>
              <table:table-cell office:value-type="float" office:value="1.29936966666667">
                <text:p>1.29936966666667</text:p>
              </table:table-cell>
              <table:table-cell office:value-type="float" office:value="1.314947">
                <text:p>1.314947</text:p>
              </table:table-cell>
              <table:table-cell office:value-type="float" office:value="1.323976">
                <text:p>1.323976</text:p>
              </table:table-cell>
              <table:table-cell office:value-type="float" office:value="1.334502">
                <text:p>1.334502</text:p>
              </table:table-cell>
              <table:table-cell office:value-type="float" office:value="1.350044">
                <text:p>1.350044</text:p>
              </table:table-cell>
              <table:table-cell office:value-type="float" office:value="1.358845">
                <text:p>1.358845</text:p>
              </table:table-cell>
              <table:table-cell office:value-type="float" office:value="1.373012">
                <text:p>1.373012</text:p>
              </table:table-cell>
              <table:table-cell office:value-type="float" office:value="1.38426533333333">
                <text:p>1.38426533333333</text:p>
              </table:table-cell>
              <table:table-cell office:value-type="float" office:value="1.39813033333333">
                <text:p>1.39813033333333</text:p>
              </table:table-cell>
              <table:table-cell office:value-type="float" office:value="1.41811166666667">
                <text:p>1.41811166666667</text:p>
              </table:table-cell>
              <table:table-cell office:value-type="float" office:value="1.43246866666667">
                <text:p>1.43246866666667</text:p>
              </table:table-cell>
              <table:table-cell office:value-type="float" office:value="1.439546">
                <text:p>1.439546</text:p>
              </table:table-cell>
              <table:table-cell office:value-type="float" office:value="1.45134166666667">
                <text:p>1.45134166666667</text:p>
              </table:table-cell>
              <table:table-cell office:value-type="float" office:value="1.459049">
                <text:p>1.459049</text:p>
              </table:table-cell>
              <table:table-cell office:value-type="float" office:value="1.47517533333333">
                <text:p>1.47517533333333</text:p>
              </table:table-cell>
              <table:table-cell office:value-type="float" office:value="1.48642466666667">
                <text:p>1.48642466666667</text:p>
              </table:table-cell>
              <table:table-cell office:value-type="float" office:value="1.49786233333333">
                <text:p>1.49786233333333</text:p>
              </table:table-cell>
              <table:table-cell office:value-type="float" office:value="1.50991733333333">
                <text:p>1.50991733333333</text:p>
              </table:table-cell>
              <table:table-cell office:value-type="float" office:value="1.526602">
                <text:p>1.526602</text:p>
              </table:table-cell>
              <table:table-cell office:value-type="float" office:value="1.53909">
                <text:p>1.53909</text:p>
              </table:table-cell>
              <table:table-cell office:value-type="float" office:value="1.55030766666667">
                <text:p>1.55030766666667</text:p>
              </table:table-cell>
              <table:table-cell office:value-type="float" office:value="1.56128966666667">
                <text:p>1.56128966666667</text:p>
              </table:table-cell>
              <table:table-cell office:value-type="float" office:value="1.576594">
                <text:p>1.576594</text:p>
              </table:table-cell>
              <table:table-cell office:value-type="float" office:value="1.596407">
                <text:p>1.596407</text:p>
              </table:table-cell>
              <table:table-cell office:value-type="float" office:value="1.60689466666667">
                <text:p>1.60689466666667</text:p>
              </table:table-cell>
              <table:table-cell office:value-type="float" office:value="1.660999">
                <text:p>1.660999</text:p>
              </table:table-cell>
              <table:table-cell office:value-type="float" office:value="1.64950933333333">
                <text:p>1.64950933333333</text:p>
              </table:table-cell>
              <table:table-cell office:value-type="float" office:value="1.65096166666667">
                <text:p>1.65096166666667</text:p>
              </table:table-cell>
              <table:table-cell office:value-type="float" office:value="1.66823733333333">
                <text:p>1.66823733333333</text:p>
              </table:table-cell>
              <table:table-cell office:value-type="float" office:value="1.71170633333333">
                <text:p>1.71170633333333</text:p>
              </table:table-cell>
              <table:table-cell office:value-type="float" office:value="1.67962966666667">
                <text:p>1.67962966666667</text:p>
              </table:table-cell>
              <table:table-cell office:value-type="float" office:value="1.68891733333333">
                <text:p>1.68891733333333</text:p>
              </table:table-cell>
              <table:table-cell office:value-type="float" office:value="1.72428">
                <text:p>1.72428</text:p>
              </table:table-cell>
              <table:table-cell office:value-type="float" office:value="1.75694533333333">
                <text:p>1.75694533333333</text:p>
              </table:table-cell>
              <table:table-cell office:value-type="float" office:value="1.73605366666667">
                <text:p>1.73605366666667</text:p>
              </table:table-cell>
              <table:table-cell office:value-type="float" office:value="1.77264">
                <text:p>1.77264</text:p>
              </table:table-cell>
              <table:table-cell office:value-type="float" office:value="1.75663133333333">
                <text:p>1.75663133333333</text:p>
              </table:table-cell>
              <table:table-cell office:value-type="float" office:value="1.79664766666667">
                <text:p>1.79664766666667</text:p>
              </table:table-cell>
              <table:table-cell office:value-type="float" office:value="1.78496066666667">
                <text:p>1.78496066666667</text:p>
              </table:table-cell>
              <table:table-cell office:value-type="float" office:value="1.79083233333333">
                <text:p>1.79083233333333</text:p>
              </table:table-cell>
              <table:table-cell office:value-type="float" office:value="1.84199966666667">
                <text:p>1.84199966666667</text:p>
              </table:table-cell>
              <table:table-cell office:value-type="float" office:value="1.83695666666667">
                <text:p>1.83695666666667</text:p>
              </table:table-cell>
              <table:table-cell office:value-type="float" office:value="1.90734066666667">
                <text:p>1.90734066666667</text:p>
              </table:table-cell>
              <table:table-cell office:value-type="float" office:value="1.89063566666667">
                <text:p>1.89063566666667</text:p>
              </table:table-cell>
              <table:table-cell office:value-type="float" office:value="1.918482">
                <text:p>1.918482</text:p>
              </table:table-cell>
              <table:table-cell office:value-type="float" office:value="1.88938033333333">
                <text:p>1.88938033333333</text:p>
              </table:table-cell>
              <table:table-cell office:value-type="float" office:value="1.93205">
                <text:p>1.93205</text:p>
              </table:table-cell>
              <table:table-cell office:value-type="float" office:value="1.92161366666667">
                <text:p>1.92161366666667</text:p>
              </table:table-cell>
              <table:table-cell office:value-type="float" office:value="1.943328">
                <text:p>1.943328</text:p>
              </table:table-cell>
              <table:table-cell office:value-type="float" office:value="1.93316266666667">
                <text:p>1.93316266666667</text:p>
              </table:table-cell>
              <table:table-cell office:value-type="float" office:value="1.976461">
                <text:p>1.976461</text:p>
              </table:table-cell>
              <table:table-cell office:value-type="float" office:value="1.977847">
                <text:p>1.977847</text:p>
              </table:table-cell>
              <table:table-cell office:value-type="float" office:value="2.02018433333333">
                <text:p>2.02018433333333</text:p>
              </table:table-cell>
              <table:table-cell office:value-type="float" office:value="2.03791166666667">
                <text:p>2.03791166666667</text:p>
              </table:table-cell>
              <table:table-cell office:value-type="float" office:value="2.01157866666667">
                <text:p>2.01157866666667</text:p>
              </table:table-cell>
              <table:table-cell office:value-type="float" office:value="2.02254933333333">
                <text:p>2.02254933333333</text:p>
              </table:table-cell>
              <table:table-cell office:value-type="float" office:value="2.08547533333333">
                <text:p>2.08547533333333</text:p>
              </table:table-cell>
              <table:table-cell office:value-type="float" office:value="2.11352">
                <text:p>2.11352</text:p>
              </table:table-cell>
              <table:table-cell office:value-type="float" office:value="2.088354">
                <text:p>2.088354</text:p>
              </table:table-cell>
              <table:table-cell office:value-type="float" office:value="2.091366">
                <text:p>2.091366</text:p>
              </table:table-cell>
              <table:table-cell office:value-type="float" office:value="2.10586766666667">
                <text:p>2.10586766666667</text:p>
              </table:table-cell>
              <table:table-cell office:value-type="float" office:value="2.115272">
                <text:p>2.115272</text:p>
              </table:table-cell>
              <table:table-cell office:value-type="float" office:value="2.12855">
                <text:p>2.12855</text:p>
              </table:table-cell>
              <table:table-cell office:value-type="float" office:value="2.14705266666667">
                <text:p>2.14705266666667</text:p>
              </table:table-cell>
              <table:table-cell office:value-type="float" office:value="2.15508966666667">
                <text:p>2.15508966666667</text:p>
              </table:table-cell>
              <table:table-cell office:value-type="float" office:value="2.172842">
                <text:p>2.172842</text:p>
              </table:table-cell>
              <table:table-cell office:value-type="float" office:value="2.18645666666667">
                <text:p>2.18645666666667</text:p>
              </table:table-cell>
              <table:table-cell office:value-type="float" office:value="2.203391">
                <text:p>2.203391</text:p>
              </table:table-cell>
              <table:table-cell office:value-type="float" office:value="2.21276">
                <text:p>2.21276</text:p>
              </table:table-cell>
              <table:table-cell office:value-type="float" office:value="2.23199933333333">
                <text:p>2.23199933333333</text:p>
              </table:table-cell>
              <table:table-cell office:value-type="float" office:value="2.253206">
                <text:p>2.253206</text:p>
              </table:table-cell>
              <table:table-cell office:value-type="float" office:value="2.25606133333333">
                <text:p>2.25606133333333</text:p>
              </table:table-cell>
              <table:table-cell office:value-type="float" office:value="2.27331366666667">
                <text:p>2.27331366666667</text:p>
              </table:table-cell>
              <table:table-cell office:value-type="float" office:value="2.29257966666667">
                <text:p>2.29257966666667</text:p>
              </table:table-cell>
              <table:table-cell office:value-type="float" office:value="2.30579766666667">
                <text:p>2.30579766666667</text:p>
              </table:table-cell>
              <table:table-cell office:value-type="float" office:value="2.31670433333333">
                <text:p>2.31670433333333</text:p>
              </table:table-cell>
              <table:table-cell office:value-type="float" office:value="2.33266266666667">
                <text:p>2.33266266666667</text:p>
              </table:table-cell>
              <table:table-cell office:value-type="float" office:value="2.352907">
                <text:p>2.352907</text:p>
              </table:table-cell>
              <table:table-cell office:value-type="float" office:value="2.35735866666667">
                <text:p>2.35735866666667</text:p>
              </table:table-cell>
              <table:table-cell office:value-type="float" office:value="2.37473666666667">
                <text:p>2.37473666666667</text:p>
              </table:table-cell>
              <table:table-cell office:value-type="float" office:value="2.39139">
                <text:p>2.39139</text:p>
              </table:table-cell>
              <table:table-cell office:value-type="float" office:value="2.411642">
                <text:p>2.411642</text:p>
              </table:table-cell>
              <table:table-cell office:value-type="float" office:value="2.420724">
                <text:p>2.420724</text:p>
              </table:table-cell>
              <table:table-cell office:value-type="float" office:value="2.44265033333333">
                <text:p>2.44265033333333</text:p>
              </table:table-cell>
              <table:table-cell office:value-type="float" office:value="2.45077433333333">
                <text:p>2.45077433333333</text:p>
              </table:table-cell>
              <table:table-cell office:value-type="float" office:value="2.464918">
                <text:p>2.464918</text:p>
              </table:table-cell>
              <table:table-cell office:value-type="float" office:value="2.47860833333333">
                <text:p>2.47860833333333</text:p>
              </table:table-cell>
              <table:table-cell office:value-type="float" office:value="2.497176">
                <text:p>2.497176</text:p>
              </table:table-cell>
              <table:table-cell office:value-type="float" office:value="2.51186633333333">
                <text:p>2.51186633333333</text:p>
              </table:table-cell>
              <table:table-cell office:value-type="float" office:value="2.53038766666667">
                <text:p>2.53038766666667</text:p>
              </table:table-cell>
              <table:table-cell office:value-type="float" office:value="2.54397066666667">
                <text:p>2.54397066666667</text:p>
              </table:table-cell>
              <table:table-cell office:value-type="float" office:value="2.55538266666667">
                <text:p>2.55538266666667</text:p>
              </table:table-cell>
              <table:table-cell office:value-type="float" office:value="2.57197433333333">
                <text:p>2.57197433333333</text:p>
              </table:table-cell>
              <table:table-cell office:value-type="float" office:value="2.583218">
                <text:p>2.583218</text:p>
              </table:table-cell>
              <table:table-cell office:value-type="float" office:value="2.60373433333333">
                <text:p>2.60373433333333</text:p>
              </table:table-cell>
              <table:table-cell office:value-type="float" office:value="2.61828">
                <text:p>2.61828</text:p>
              </table:table-cell>
              <table:table-cell office:value-type="float" office:value="2.63150033333333">
                <text:p>2.63150033333333</text:p>
              </table:table-cell>
              <table:table-cell office:value-type="float" office:value="2.647">
                <text:p>2.647</text:p>
              </table:table-cell>
              <table:table-cell office:value-type="float" office:value="2.66641033333333">
                <text:p>2.66641033333333</text:p>
              </table:table-cell>
              <table:table-cell office:value-type="float" office:value="2.67881833333333">
                <text:p>2.67881833333333</text:p>
              </table:table-cell>
              <table:table-cell office:value-type="float" office:value="2.693532">
                <text:p>2.693532</text:p>
              </table:table-cell>
              <table:table-cell office:value-type="float" office:value="2.713372">
                <text:p>2.713372</text:p>
              </table:table-cell>
              <table:table-cell office:value-type="float" office:value="2.73112">
                <text:p>2.73112</text:p>
              </table:table-cell>
              <table:table-cell office:value-type="float" office:value="2.74675033333333">
                <text:p>2.74675033333333</text:p>
              </table:table-cell>
              <table:table-cell office:value-type="float" office:value="2.77890333333333">
                <text:p>2.77890333333333</text:p>
              </table:table-cell>
              <table:table-cell office:value-type="float" office:value="2.80186766666667">
                <text:p>2.80186766666667</text:p>
              </table:table-cell>
              <table:table-cell office:value-type="float" office:value="2.80776966666667">
                <text:p>2.80776966666667</text:p>
              </table:table-cell>
              <table:table-cell office:value-type="float" office:value="2.81977766666667">
                <text:p>2.81977766666667</text:p>
              </table:table-cell>
              <table:table-cell office:value-type="float" office:value="2.84038033333333">
                <text:p>2.84038033333333</text:p>
              </table:table-cell>
              <table:table-cell office:value-type="float" office:value="2.84203366666667">
                <text:p>2.84203366666667</text:p>
              </table:table-cell>
              <table:table-cell office:value-type="float" office:value="2.858519">
                <text:p>2.858519</text:p>
              </table:table-cell>
              <table:table-cell office:value-type="float" office:value="2.879903">
                <text:p>2.879903</text:p>
              </table:table-cell>
              <table:table-cell office:value-type="float" office:value="2.892044">
                <text:p>2.892044</text:p>
              </table:table-cell>
              <table:table-cell office:value-type="float" office:value="2.91370733333333">
                <text:p>2.91370733333333</text:p>
              </table:table-cell>
              <table:table-cell office:value-type="float" office:value="2.92263533333333">
                <text:p>2.92263533333333</text:p>
              </table:table-cell>
              <table:table-cell office:value-type="float" office:value="2.95546366666667">
                <text:p>2.95546366666667</text:p>
              </table:table-cell>
              <table:table-cell office:value-type="float" office:value="2.958561">
                <text:p>2.958561</text:p>
              </table:table-cell>
              <table:table-cell office:value-type="float" office:value="2.97183966666667">
                <text:p>2.97183966666667</text:p>
              </table:table-cell>
              <table:table-cell office:value-type="float" office:value="2.99088966666667">
                <text:p>2.99088966666667</text:p>
              </table:table-cell>
              <table:table-cell office:value-type="float" office:value="3.007736">
                <text:p>3.007736</text:p>
              </table:table-cell>
              <table:table-cell office:value-type="float" office:value="3.024577">
                <text:p>3.024577</text:p>
              </table:table-cell>
              <table:table-cell office:value-type="float" office:value="3.042844">
                <text:p>3.042844</text:p>
              </table:table-cell>
              <table:table-cell office:value-type="float" office:value="3.056282">
                <text:p>3.056282</text:p>
              </table:table-cell>
              <table:table-cell office:value-type="float" office:value="3.070515">
                <text:p>3.070515</text:p>
              </table:table-cell>
              <table:table-cell office:value-type="float" office:value="3.08941333333333">
                <text:p>3.08941333333333</text:p>
              </table:table-cell>
              <table:table-cell office:value-type="float" office:value="3.10687133333333">
                <text:p>3.10687133333333</text:p>
              </table:table-cell>
              <table:table-cell office:value-type="float" office:value="3.11660433333333">
                <text:p>3.11660433333333</text:p>
              </table:table-cell>
              <table:table-cell office:value-type="float" office:value="3.13911666666667">
                <text:p>3.13911666666667</text:p>
              </table:table-cell>
              <table:table-cell office:value-type="float" office:value="3.15290566666667">
                <text:p>3.15290566666667</text:p>
              </table:table-cell>
              <table:table-cell office:value-type="float" office:value="3.161533">
                <text:p>3.161533</text:p>
              </table:table-cell>
              <table:table-cell office:value-type="float" office:value="3.187514">
                <text:p>3.187514</text:p>
              </table:table-cell>
              <table:table-cell office:value-type="float" office:value="3.23693633333333">
                <text:p>3.23693633333333</text:p>
              </table:table-cell>
              <table:table-cell office:value-type="float" office:value="3.325751">
                <text:p>3.325751</text:p>
              </table:table-cell>
              <table:table-cell office:value-type="float" office:value="3.334986">
                <text:p>3.334986</text:p>
              </table:table-cell>
              <table:table-cell office:value-type="float" office:value="3.24448333333333">
                <text:p>3.24448333333333</text:p>
              </table:table-cell>
              <table:table-cell office:value-type="float" office:value="3.23406333333333">
                <text:p>3.23406333333333</text:p>
              </table:table-cell>
              <table:table-cell office:value-type="float" office:value="3.24511366666667">
                <text:p>3.24511366666667</text:p>
              </table:table-cell>
              <table:table-cell office:value-type="float" office:value="3.26139933333333">
                <text:p>3.26139933333333</text:p>
              </table:table-cell>
              <table:table-cell office:value-type="float" office:value="3.295296">
                <text:p>3.295296</text:p>
              </table:table-cell>
              <table:table-cell office:value-type="float" office:value="3.352914">
                <text:p>3.352914</text:p>
              </table:table-cell>
              <table:table-cell office:value-type="float" office:value="3.354703">
                <text:p>3.354703</text:p>
              </table:table-cell>
              <table:table-cell office:value-type="float" office:value="3.40358833333333">
                <text:p>3.40358833333333</text:p>
              </table:table-cell>
              <table:table-cell office:value-type="float" office:value="3.424795">
                <text:p>3.424795</text:p>
              </table:table-cell>
              <table:table-cell office:value-type="float" office:value="3.48808833333333">
                <text:p>3.48808833333333</text:p>
              </table:table-cell>
              <table:table-cell office:value-type="float" office:value="3.482218">
                <text:p>3.482218</text:p>
              </table:table-cell>
              <table:table-cell office:value-type="float" office:value="3.43564933333333">
                <text:p>3.43564933333333</text:p>
              </table:table-cell>
              <table:table-cell office:value-type="float" office:value="3.44747833333333">
                <text:p>3.44747833333333</text:p>
              </table:table-cell>
              <table:table-cell office:value-type="float" office:value="3.46474866666667">
                <text:p>3.46474866666667</text:p>
              </table:table-cell>
              <table:table-cell office:value-type="float" office:value="3.48436533333333">
                <text:p>3.48436533333333</text:p>
              </table:table-cell>
              <table:table-cell office:value-type="float" office:value="3.49468466666667">
                <text:p>3.49468466666667</text:p>
              </table:table-cell>
              <table:table-cell office:value-type="float" office:value="3.51665266666667">
                <text:p>3.51665266666667</text:p>
              </table:table-cell>
              <table:table-cell office:value-type="float" office:value="3.530248">
                <text:p>3.530248</text:p>
              </table:table-cell>
              <table:table-cell office:value-type="float" office:value="3.55969833333333">
                <text:p>3.55969833333333</text:p>
              </table:table-cell>
              <table:table-cell office:value-type="float" office:value="3.56469733333333">
                <text:p>3.56469733333333</text:p>
              </table:table-cell>
              <table:table-cell office:value-type="float" office:value="3.59582633333333">
                <text:p>3.59582633333333</text:p>
              </table:table-cell>
              <table:table-cell office:value-type="float" office:value="3.59887566666667">
                <text:p>3.59887566666667</text:p>
              </table:table-cell>
              <table:table-cell office:value-type="float" office:value="3.60385333333333">
                <text:p>3.60385333333333</text:p>
              </table:table-cell>
              <table:table-cell office:value-type="float" office:value="3.630797">
                <text:p>3.630797</text:p>
              </table:table-cell>
              <table:table-cell office:value-type="float" office:value="3.648081">
                <text:p>3.648081</text:p>
              </table:table-cell>
              <table:table-cell office:value-type="float" office:value="3.66450666666667">
                <text:p>3.66450666666667</text:p>
              </table:table-cell>
              <table:table-cell office:value-type="float" office:value="3.67622866666667">
                <text:p>3.67622866666667</text:p>
              </table:table-cell>
              <table:table-cell office:value-type="float" office:value="3.693086">
                <text:p>3.693086</text:p>
              </table:table-cell>
              <table:table-cell office:value-type="float" office:value="3.71183866666667">
                <text:p>3.71183866666667</text:p>
              </table:table-cell>
              <table:table-cell office:value-type="float" office:value="3.72779766666667">
                <text:p>3.72779766666667</text:p>
              </table:table-cell>
              <table:table-cell office:value-type="float" office:value="3.74397633333333">
                <text:p>3.74397633333333</text:p>
              </table:table-cell>
              <table:table-cell office:value-type="float" office:value="3.76074133333333">
                <text:p>3.76074133333333</text:p>
              </table:table-cell>
              <table:table-cell office:value-type="float" office:value="3.781628">
                <text:p>3.781628</text:p>
              </table:table-cell>
              <table:table-cell office:value-type="float" office:value="3.79705366666667">
                <text:p>3.79705366666667</text:p>
              </table:table-cell>
              <table:table-cell office:value-type="float" office:value="3.81414133333333">
                <text:p>3.81414133333333</text:p>
              </table:table-cell>
              <table:table-cell office:value-type="float" office:value="3.83205466666667">
                <text:p>3.83205466666667</text:p>
              </table:table-cell>
              <table:table-cell office:value-type="float" office:value="3.850461">
                <text:p>3.850461</text:p>
              </table:table-cell>
              <table:table-cell office:value-type="float" office:value="3.878704">
                <text:p>3.878704</text:p>
              </table:table-cell>
              <table:table-cell office:value-type="float" office:value="3.89562533333333">
                <text:p>3.89562533333333</text:p>
              </table:table-cell>
              <table:table-cell office:value-type="float" office:value="3.902968">
                <text:p>3.902968</text:p>
              </table:table-cell>
              <table:table-cell office:value-type="float" office:value="3.91657766666667">
                <text:p>3.91657766666667</text:p>
              </table:table-cell>
              <table:table-cell office:value-type="float" office:value="3.945345">
                <text:p>3.945345</text:p>
              </table:table-cell>
              <table:table-cell office:value-type="float" office:value="3.96166466666667">
                <text:p>3.96166466666667</text:p>
              </table:table-cell>
              <table:table-cell office:value-type="float" office:value="3.982781">
                <text:p>3.982781</text:p>
              </table:table-cell>
              <table:table-cell office:value-type="float" office:value="3.98849">
                <text:p>3.98849</text:p>
              </table:table-cell>
              <table:table-cell office:value-type="float" office:value="4.00880533333333">
                <text:p>4.00880533333333</text:p>
              </table:table-cell>
              <table:table-cell office:value-type="float" office:value="4.03157233333333">
                <text:p>4.03157233333333</text:p>
              </table:table-cell>
              <table:table-cell office:value-type="float" office:value="4.06043966666667">
                <text:p>4.06043966666667</text:p>
              </table:table-cell>
              <table:table-cell office:value-type="float" office:value="4.07630133333333">
                <text:p>4.07630133333333</text:p>
              </table:table-cell>
              <table:table-cell office:value-type="float" office:value="4.07886366666667">
                <text:p>4.07886366666667</text:p>
              </table:table-cell>
              <table:table-cell office:value-type="float" office:value="4.138061">
                <text:p>4.138061</text:p>
              </table:table-cell>
              <table:table-cell office:value-type="float" office:value="4.169198">
                <text:p>4.169198</text:p>
              </table:table-cell>
              <table:table-cell office:value-type="float" office:value="4.22051033333333">
                <text:p>4.22051033333333</text:p>
              </table:table-cell>
              <table:table-cell office:value-type="float" office:value="4.225702">
                <text:p>4.225702</text:p>
              </table:table-cell>
              <table:table-cell office:value-type="float" office:value="4.24558833333333">
                <text:p>4.24558833333333</text:p>
              </table:table-cell>
              <table:table-cell office:value-type="float" office:value="4.21594833333333">
                <text:p>4.21594833333333</text:p>
              </table:table-cell>
              <table:table-cell office:value-type="float" office:value="4.21962666666667">
                <text:p>4.21962666666667</text:p>
              </table:table-cell>
              <table:table-cell office:value-type="float" office:value="4.23675966666667">
                <text:p>4.23675966666667</text:p>
              </table:table-cell>
              <table:table-cell office:value-type="float" office:value="4.254201">
                <text:p>4.254201</text:p>
              </table:table-cell>
              <table:table-cell office:value-type="float" office:value="4.275348">
                <text:p>4.275348</text:p>
              </table:table-cell>
              <table:table-cell office:value-type="float" office:value="4.29360233333333">
                <text:p>4.29360233333333</text:p>
              </table:table-cell>
              <table:table-cell office:value-type="float" office:value="4.31302733333333">
                <text:p>4.31302733333333</text:p>
              </table:table-cell>
              <table:table-cell office:value-type="float" office:value="4.345221">
                <text:p>4.345221</text:p>
              </table:table-cell>
              <table:table-cell office:value-type="float" office:value="4.34407466666667">
                <text:p>4.34407466666667</text:p>
              </table:table-cell>
              <table:table-cell office:value-type="float" office:value="4.36820333333333">
                <text:p>4.36820333333333</text:p>
              </table:table-cell>
              <table:table-cell office:value-type="float" office:value="4.378817">
                <text:p>4.378817</text:p>
              </table:table-cell>
              <table:table-cell office:value-type="float" office:value="4.41363733333333">
                <text:p>4.41363733333333</text:p>
              </table:table-cell>
              <table:table-cell office:value-type="float" office:value="4.43993066666667">
                <text:p>4.43993066666667</text:p>
              </table:table-cell>
              <table:table-cell office:value-type="float" office:value="4.444588">
                <text:p>4.444588</text:p>
              </table:table-cell>
              <table:table-cell office:value-type="float" office:value="4.465353">
                <text:p>4.465353</text:p>
              </table:table-cell>
              <table:table-cell office:value-type="float" office:value="4.48361766666667">
                <text:p>4.48361766666667</text:p>
              </table:table-cell>
              <table:table-cell office:value-type="float" office:value="4.504291">
                <text:p>4.504291</text:p>
              </table:table-cell>
              <table:table-cell office:value-type="float" office:value="4.521069">
                <text:p>4.521069</text:p>
              </table:table-cell>
              <table:table-cell office:value-type="float" office:value="4.53808033333333">
                <text:p>4.53808033333333</text:p>
              </table:table-cell>
              <table:table-cell office:value-type="float" office:value="4.55593833333333">
                <text:p>4.55593833333333</text:p>
              </table:table-cell>
              <table:table-cell office:value-type="float" office:value="4.576239">
                <text:p>4.576239</text:p>
              </table:table-cell>
              <table:table-cell office:value-type="float" office:value="4.58552933333333">
                <text:p>4.58552933333333</text:p>
              </table:table-cell>
              <table:table-cell office:value-type="float" office:value="4.64202466666667">
                <text:p>4.64202466666667</text:p>
              </table:table-cell>
              <table:table-cell office:value-type="float" office:value="4.63306933333333">
                <text:p>4.63306933333333</text:p>
              </table:table-cell>
              <table:table-cell office:value-type="float" office:value="4.64120266666667">
                <text:p>4.64120266666667</text:p>
              </table:table-cell>
              <table:table-cell office:value-type="float" office:value="4.68429766666667">
                <text:p>4.68429766666667</text:p>
              </table:table-cell>
              <table:table-cell office:value-type="float" office:value="4.678318">
                <text:p>4.678318</text:p>
              </table:table-cell>
              <table:table-cell office:value-type="float" office:value="4.707004">
                <text:p>4.707004</text:p>
              </table:table-cell>
              <table:table-cell office:value-type="float" office:value="4.73510466666667">
                <text:p>4.73510466666667</text:p>
              </table:table-cell>
              <table:table-cell office:value-type="float" office:value="4.73398633333333">
                <text:p>4.73398633333333</text:p>
              </table:table-cell>
              <table:table-cell office:value-type="float" office:value="4.75752566666667">
                <text:p>4.75752566666667</text:p>
              </table:table-cell>
              <table:table-cell office:value-type="float" office:value="4.780225">
                <text:p>4.780225</text:p>
              </table:table-cell>
              <table:table-cell office:value-type="float" office:value="4.798935">
                <text:p>4.798935</text:p>
              </table:table-cell>
              <table:table-cell office:value-type="float" office:value="4.826882">
                <text:p>4.826882</text:p>
              </table:table-cell>
              <table:table-cell office:value-type="float" office:value="4.83875366666667">
                <text:p>4.83875366666667</text:p>
              </table:table-cell>
              <table:table-cell office:value-type="float" office:value="4.86131433333333">
                <text:p>4.86131433333333</text:p>
              </table:table-cell>
              <table:table-cell office:value-type="float" office:value="4.87186433333333">
                <text:p>4.87186433333333</text:p>
              </table:table-cell>
              <table:table-cell office:value-type="float" office:value="4.89839433333333">
                <text:p>4.89839433333333</text:p>
              </table:table-cell>
              <table:table-cell office:value-type="float" office:value="4.907142">
                <text:p>4.907142</text:p>
              </table:table-cell>
              <table:table-cell office:value-type="float" office:value="4.93883466666667">
                <text:p>4.93883466666667</text:p>
              </table:table-cell>
              <table:table-cell office:value-type="float" office:value="4.94948133333333">
                <text:p>4.94948133333333</text:p>
              </table:table-cell>
              <table:table-cell office:value-type="float" office:value="4.96674466666667">
                <text:p>4.96674466666667</text:p>
              </table:table-cell>
              <table:table-cell office:value-type="float" office:value="4.989824">
                <text:p>4.989824</text:p>
              </table:table-cell>
              <table:table-cell office:value-type="float" office:value="5.00270066666667">
                <text:p>5.00270066666667</text:p>
              </table:table-cell>
              <table:table-cell office:value-type="float" office:value="5.021414">
                <text:p>5.021414</text:p>
              </table:table-cell>
              <table:table-cell office:value-type="float" office:value="5.04310733333333">
                <text:p>5.04310733333333</text:p>
              </table:table-cell>
              <table:table-cell office:value-type="float" office:value="5.06259233333333">
                <text:p>5.06259233333333</text:p>
              </table:table-cell>
              <table:table-cell office:value-type="float" office:value="5.07787766666667">
                <text:p>5.07787766666667</text:p>
              </table:table-cell>
              <table:table-cell office:value-type="float" office:value="5.10686166666667">
                <text:p>5.10686166666667</text:p>
              </table:table-cell>
              <table:table-cell office:value-type="float" office:value="5.11998">
                <text:p>5.11998</text:p>
              </table:table-cell>
              <table:table-cell office:value-type="float" office:value="5.139943">
                <text:p>5.139943</text:p>
              </table:table-cell>
              <table:table-cell office:value-type="float" office:value="5.171866">
                <text:p>5.171866</text:p>
              </table:table-cell>
              <table:table-cell office:value-type="float" office:value="5.18798833333333">
                <text:p>5.18798833333333</text:p>
              </table:table-cell>
              <table:table-cell office:value-type="float" office:value="5.204422">
                <text:p>5.204422</text:p>
              </table:table-cell>
              <table:table-cell office:value-type="float" office:value="5.22357133333333">
                <text:p>5.22357133333333</text:p>
              </table:table-cell>
              <table:table-cell office:value-type="float" office:value="5.229438">
                <text:p>5.229438</text:p>
              </table:table-cell>
              <table:table-cell office:value-type="float" office:value="5.263163">
                <text:p>5.263163</text:p>
              </table:table-cell>
              <table:table-cell office:value-type="float" office:value="5.28048133333333">
                <text:p>5.28048133333333</text:p>
              </table:table-cell>
              <table:table-cell office:value-type="float" office:value="5.28859633333333">
                <text:p>5.28859633333333</text:p>
              </table:table-cell>
              <table:table-cell office:value-type="float" office:value="5.31756633333333">
                <text:p>5.31756633333333</text:p>
              </table:table-cell>
              <table:table-cell office:value-type="float" office:value="5.34713">
                <text:p>5.34713</text:p>
              </table:table-cell>
              <table:table-cell office:value-type="float" office:value="5.364783">
                <text:p>5.364783</text:p>
              </table:table-cell>
              <table:table-cell office:value-type="float" office:value="5.373714">
                <text:p>5.373714</text:p>
              </table:table-cell>
              <table:table-cell office:value-type="float" office:value="5.45131366666667">
                <text:p>5.45131366666667</text:p>
              </table:table-cell>
              <table:table-cell office:value-type="float" office:value="5.42012566666667">
                <text:p>5.42012566666667</text:p>
              </table:table-cell>
              <table:table-cell office:value-type="float" office:value="5.44836666666667">
                <text:p>5.44836666666667</text:p>
              </table:table-cell>
              <table:table-cell office:value-type="float" office:value="5.45578833333333">
                <text:p>5.45578833333333</text:p>
              </table:table-cell>
              <table:table-cell office:value-type="float" office:value="5.47874233333333">
                <text:p>5.47874233333333</text:p>
              </table:table-cell>
              <table:table-cell office:value-type="float" office:value="5.51133033333333">
                <text:p>5.51133033333333</text:p>
              </table:table-cell>
              <table:table-cell office:value-type="float" office:value="5.526519">
                <text:p>5.526519</text:p>
              </table:table-cell>
              <table:table-cell office:value-type="float" office:value="5.534052">
                <text:p>5.534052</text:p>
              </table:table-cell>
              <table:table-cell office:value-type="float" office:value="5.55054966666667">
                <text:p>5.55054966666667</text:p>
              </table:table-cell>
              <table:table-cell office:value-type="float" office:value="5.583631">
                <text:p>5.583631</text:p>
              </table:table-cell>
              <table:table-cell office:value-type="float" office:value="5.59587166666667">
                <text:p>5.59587166666667</text:p>
              </table:table-cell>
              <table:table-cell office:value-type="float" office:value="5.61882">
                <text:p>5.61882</text:p>
              </table:table-cell>
              <table:table-cell office:value-type="float" office:value="5.64536133333333">
                <text:p>5.64536133333333</text:p>
              </table:table-cell>
              <table:table-cell office:value-type="float" office:value="5.66024833333333">
                <text:p>5.66024833333333</text:p>
              </table:table-cell>
              <table:table-cell office:value-type="float" office:value="5.688367">
                <text:p>5.688367</text:p>
              </table:table-cell>
              <table:table-cell office:value-type="float" office:value="5.706238">
                <text:p>5.706238</text:p>
              </table:table-cell>
              <table:table-cell office:value-type="float" office:value="5.75087166666667">
                <text:p>5.75087166666667</text:p>
              </table:table-cell>
              <table:table-cell office:value-type="float" office:value="5.755274">
                <text:p>5.755274</text:p>
              </table:table-cell>
              <table:table-cell office:value-type="float" office:value="5.78088566666667">
                <text:p>5.78088566666667</text:p>
              </table:table-cell>
              <table:table-cell office:value-type="float" office:value="5.801201">
                <text:p>5.801201</text:p>
              </table:table-cell>
              <table:table-cell office:value-type="float" office:value="5.82117666666667">
                <text:p>5.82117666666667</text:p>
              </table:table-cell>
              <table:table-cell office:value-type="float" office:value="5.90196266666667">
                <text:p>5.90196266666667</text:p>
              </table:table-cell>
              <table:table-cell office:value-type="float" office:value="5.84198733333333">
                <text:p>5.84198733333333</text:p>
              </table:table-cell>
              <table:table-cell office:value-type="float" office:value="5.83987366666667">
                <text:p>5.83987366666667</text:p>
              </table:table-cell>
              <table:table-cell office:value-type="float" office:value="5.875262">
                <text:p>5.875262</text:p>
              </table:table-cell>
              <table:table-cell office:value-type="float" office:value="5.88584766666667">
                <text:p>5.88584766666667</text:p>
              </table:table-cell>
              <table:table-cell office:value-type="float" office:value="5.90043233333333">
                <text:p>5.90043233333333</text:p>
              </table:table-cell>
              <table:table-cell office:value-type="float" office:value="5.91703666666667">
                <text:p>5.91703666666667</text:p>
              </table:table-cell>
              <table:table-cell office:value-type="float" office:value="5.94841066666667">
                <text:p>5.94841066666667</text:p>
              </table:table-cell>
              <table:table-cell office:value-type="float" office:value="5.97538833333333">
                <text:p>5.97538833333333</text:p>
              </table:table-cell>
              <table:table-cell office:value-type="float" office:value="5.985236">
                <text:p>5.985236</text:p>
              </table:table-cell>
              <table:table-cell office:value-type="float" office:value="6.00331366666667">
                <text:p>6.00331366666667</text:p>
              </table:table-cell>
              <table:table-cell office:value-type="float" office:value="6.03150266666667">
                <text:p>6.03150266666667</text:p>
              </table:table-cell>
              <table:table-cell office:value-type="float" office:value="6.06460166666667">
                <text:p>6.06460166666667</text:p>
              </table:table-cell>
              <table:table-cell office:value-type="float" office:value="6.06381266666667">
                <text:p>6.06381266666667</text:p>
              </table:table-cell>
              <table:table-cell office:value-type="float" office:value="6.08488266666667">
                <text:p>6.08488266666667</text:p>
              </table:table-cell>
              <table:table-cell office:value-type="float" office:value="6.10068266666667">
                <text:p>6.10068266666667</text:p>
              </table:table-cell>
              <table:table-cell office:value-type="float" office:value="6.1213">
                <text:p>6.1213</text:p>
              </table:table-cell>
              <table:table-cell office:value-type="float" office:value="6.142346">
                <text:p>6.142346</text:p>
              </table:table-cell>
              <table:table-cell office:value-type="float" office:value="6.18124233333333">
                <text:p>6.18124233333333</text:p>
              </table:table-cell>
              <table:table-cell office:value-type="float" office:value="6.20111333333333">
                <text:p>6.20111333333333</text:p>
              </table:table-cell>
              <table:table-cell office:value-type="float" office:value="6.21542533333333">
                <text:p>6.21542533333333</text:p>
              </table:table-cell>
              <table:table-cell office:value-type="float" office:value="6.230155">
                <text:p>6.230155</text:p>
              </table:table-cell>
              <table:table-cell office:value-type="float" office:value="6.26114233333333">
                <text:p>6.26114233333333</text:p>
              </table:table-cell>
              <table:table-cell office:value-type="float" office:value="6.29117733333333">
                <text:p>6.29117733333333</text:p>
              </table:table-cell>
              <table:table-cell office:value-type="float" office:value="6.287208">
                <text:p>6.287208</text:p>
              </table:table-cell>
              <table:table-cell office:value-type="float" office:value="6.31907566666667">
                <text:p>6.31907566666667</text:p>
              </table:table-cell>
              <table:table-cell office:value-type="float" office:value="6.3326">
                <text:p>6.3326</text:p>
              </table:table-cell>
              <table:table-cell office:value-type="float" office:value="6.36555033333333">
                <text:p>6.36555033333333</text:p>
              </table:table-cell>
              <table:table-cell office:value-type="float" office:value="6.39554233333333">
                <text:p>6.39554233333333</text:p>
              </table:table-cell>
              <table:table-cell office:value-type="float" office:value="6.405324">
                <text:p>6.405324</text:p>
              </table:table-cell>
              <table:table-cell office:value-type="float" office:value="6.42320233333333">
                <text:p>6.42320233333333</text:p>
              </table:table-cell>
              <table:table-cell office:value-type="float" office:value="6.456317">
                <text:p>6.456317</text:p>
              </table:table-cell>
              <table:table-cell office:value-type="float" office:value="6.53220966666667">
                <text:p>6.53220966666667</text:p>
              </table:table-cell>
              <table:table-cell office:value-type="float" office:value="6.51108033333333">
                <text:p>6.51108033333333</text:p>
              </table:table-cell>
              <table:table-cell office:value-type="float" office:value="6.542324">
                <text:p>6.542324</text:p>
              </table:table-cell>
              <table:table-cell office:value-type="float" office:value="6.52162433333333">
                <text:p>6.52162433333333</text:p>
              </table:table-cell>
              <table:table-cell office:value-type="float" office:value="6.54314433333333">
                <text:p>6.54314433333333</text:p>
              </table:table-cell>
              <table:table-cell office:value-type="float" office:value="6.574783">
                <text:p>6.574783</text:p>
              </table:table-cell>
              <table:table-cell office:value-type="float" office:value="6.580714">
                <text:p>6.580714</text:p>
              </table:table-cell>
              <table:table-cell office:value-type="float" office:value="6.60353766666667">
                <text:p>6.60353766666667</text:p>
              </table:table-cell>
              <table:table-cell office:value-type="float" office:value="6.63361066666667">
                <text:p>6.63361066666667</text:p>
              </table:table-cell>
              <table:table-cell office:value-type="float" office:value="6.64203366666667">
                <text:p>6.64203366666667</text:p>
              </table:table-cell>
              <table:table-cell office:value-type="float" office:value="6.6661">
                <text:p>6.6661</text:p>
              </table:table-cell>
              <table:table-cell office:value-type="float" office:value="6.69346966666667">
                <text:p>6.69346966666667</text:p>
              </table:table-cell>
              <table:table-cell office:value-type="float" office:value="6.71178066666667">
                <text:p>6.71178066666667</text:p>
              </table:table-cell>
              <table:table-cell office:value-type="float" office:value="6.72628133333333">
                <text:p>6.72628133333333</text:p>
              </table:table-cell>
              <table:table-cell office:value-type="float" office:value="6.75075433333333">
                <text:p>6.75075433333333</text:p>
              </table:table-cell>
              <table:table-cell office:value-type="float" office:value="6.77568633333333">
                <text:p>6.77568633333333</text:p>
              </table:table-cell>
              <table:table-cell office:value-type="float" office:value="6.805998">
                <text:p>6.805998</text:p>
              </table:table-cell>
              <table:table-cell office:value-type="float" office:value="6.82621833333333">
                <text:p>6.82621833333333</text:p>
              </table:table-cell>
              <table:table-cell office:value-type="float" office:value="6.85309833333333">
                <text:p>6.85309833333333</text:p>
              </table:table-cell>
              <table:table-cell office:value-type="float" office:value="6.87010933333333">
                <text:p>6.87010933333333</text:p>
              </table:table-cell>
              <table:table-cell office:value-type="float" office:value="6.90635633333333">
                <text:p>6.90635633333333</text:p>
              </table:table-cell>
              <table:table-cell office:value-type="float" office:value="6.89363266666667">
                <text:p>6.89363266666667</text:p>
              </table:table-cell>
              <table:table-cell office:value-type="float" office:value="6.92862466666667">
                <text:p>6.92862466666667</text:p>
              </table:table-cell>
              <table:table-cell office:value-type="float" office:value="6.94478566666667">
                <text:p>6.94478566666667</text:p>
              </table:table-cell>
              <table:table-cell office:value-type="float" office:value="6.97922866666667">
                <text:p>6.97922866666667</text:p>
              </table:table-cell>
              <table:table-cell office:value-type="float" office:value="6.98606766666667">
                <text:p>6.98606766666667</text:p>
              </table:table-cell>
              <table:table-cell office:value-type="float" office:value="7.028274">
                <text:p>7.028274</text:p>
              </table:table-cell>
              <table:table-cell office:value-type="float" office:value="7.05978833333333">
                <text:p>7.05978833333333</text:p>
              </table:table-cell>
              <table:table-cell office:value-type="float" office:value="7.04698766666667">
                <text:p>7.04698766666667</text:p>
              </table:table-cell>
              <table:table-cell office:value-type="float" office:value="7.09271666666667">
                <text:p>7.09271666666667</text:p>
              </table:table-cell>
              <table:table-cell office:value-type="float" office:value="7.11417866666667">
                <text:p>7.11417866666667</text:p>
              </table:table-cell>
              <table:table-cell office:value-type="float" office:value="7.14424766666667">
                <text:p>7.14424766666667</text:p>
              </table:table-cell>
              <table:table-cell office:value-type="float" office:value="7.14272033333333">
                <text:p>7.14272033333333</text:p>
              </table:table-cell>
              <table:table-cell office:value-type="float" office:value="7.163924">
                <text:p>7.163924</text:p>
              </table:table-cell>
              <table:table-cell office:value-type="float" office:value="7.18409033333333">
                <text:p>7.18409033333333</text:p>
              </table:table-cell>
              <table:table-cell office:value-type="float" office:value="7.21905033333333">
                <text:p>7.21905033333333</text:p>
              </table:table-cell>
              <table:table-cell office:value-type="float" office:value="7.240649">
                <text:p>7.240649</text:p>
              </table:table-cell>
              <table:table-cell office:value-type="float" office:value="7.27114366666667">
                <text:p>7.27114366666667</text:p>
              </table:table-cell>
              <table:table-cell office:value-type="float" office:value="7.271278">
                <text:p>7.271278</text:p>
              </table:table-cell>
              <table:table-cell office:value-type="float" office:value="7.29024033333333">
                <text:p>7.29024033333333</text:p>
              </table:table-cell>
              <table:table-cell office:value-type="float" office:value="7.314048">
                <text:p>7.314048</text:p>
              </table:table-cell>
              <table:table-cell office:value-type="float" office:value="7.34498666666667">
                <text:p>7.34498666666667</text:p>
              </table:table-cell>
              <table:table-cell office:value-type="float" office:value="7.36465866666667">
                <text:p>7.36465866666667</text:p>
              </table:table-cell>
              <table:table-cell office:value-type="float" office:value="7.37666066666667">
                <text:p>7.37666066666667</text:p>
              </table:table-cell>
              <table:table-cell office:value-type="float" office:value="7.418118">
                <text:p>7.418118</text:p>
              </table:table-cell>
              <table:table-cell office:value-type="float" office:value="7.42409733333333">
                <text:p>7.42409733333333</text:p>
              </table:table-cell>
              <table:table-cell office:value-type="float" office:value="7.46818933333333">
                <text:p>7.46818933333333</text:p>
              </table:table-cell>
              <table:table-cell office:value-type="float" office:value="7.46877833333333">
                <text:p>7.46877833333333</text:p>
              </table:table-cell>
              <table:table-cell office:value-type="float" office:value="7.48575733333333">
                <text:p>7.48575733333333</text:p>
              </table:table-cell>
              <table:table-cell office:value-type="float" office:value="7.521407">
                <text:p>7.521407</text:p>
              </table:table-cell>
              <table:table-cell office:value-type="float" office:value="7.54283633333333">
                <text:p>7.54283633333333</text:p>
              </table:table-cell>
              <table:table-cell office:value-type="float" office:value="7.56739266666667">
                <text:p>7.56739266666667</text:p>
              </table:table-cell>
              <table:table-cell office:value-type="float" office:value="7.58817633333333">
                <text:p>7.58817633333333</text:p>
              </table:table-cell>
              <table:table-cell office:value-type="float" office:value="7.60514833333333">
                <text:p>7.60514833333333</text:p>
              </table:table-cell>
              <table:table-cell office:value-type="float" office:value="7.65618366666667">
                <text:p>7.65618366666667</text:p>
              </table:table-cell>
              <table:table-cell office:value-type="float" office:value="7.66564533333333">
                <text:p>7.66564533333333</text:p>
              </table:table-cell>
              <table:table-cell office:value-type="float" office:value="7.67832133333333">
                <text:p>7.67832133333333</text:p>
              </table:table-cell>
              <table:table-cell office:value-type="float" office:value="7.702819">
                <text:p>7.702819</text:p>
              </table:table-cell>
              <table:table-cell office:value-type="float" office:value="7.731032">
                <text:p>7.731032</text:p>
              </table:table-cell>
              <table:table-cell office:value-type="float" office:value="7.73528333333333">
                <text:p>7.73528333333333</text:p>
              </table:table-cell>
              <table:table-cell office:value-type="float" office:value="7.778352">
                <text:p>7.778352</text:p>
              </table:table-cell>
              <table:table-cell office:value-type="float" office:value="7.807001">
                <text:p>7.807001</text:p>
              </table:table-cell>
              <table:table-cell office:value-type="float" office:value="7.80891433333333">
                <text:p>7.80891433333333</text:p>
              </table:table-cell>
              <table:table-cell office:value-type="float" office:value="7.83959633333333">
                <text:p>7.83959633333333</text:p>
              </table:table-cell>
              <table:table-cell office:value-type="float" office:value="7.84959566666667">
                <text:p>7.84959566666667</text:p>
              </table:table-cell>
              <table:table-cell office:value-type="float" office:value="7.88113533333333">
                <text:p>7.88113533333333</text:p>
              </table:table-cell>
              <table:table-cell office:value-type="float" office:value="7.895763">
                <text:p>7.895763</text:p>
              </table:table-cell>
              <table:table-cell office:value-type="float" office:value="7.910687">
                <text:p>7.910687</text:p>
              </table:table-cell>
              <table:table-cell office:value-type="float" office:value="7.93875866666667">
                <text:p>7.93875866666667</text:p>
              </table:table-cell>
              <table:table-cell office:value-type="float" office:value="7.96163266666667">
                <text:p>7.96163266666667</text:p>
              </table:table-cell>
              <table:table-cell office:value-type="float" office:value="7.99233266666667">
                <text:p>7.99233266666667</text:p>
              </table:table-cell>
              <table:table-cell office:value-type="float" office:value="8.00706733333333">
                <text:p>8.00706733333333</text:p>
              </table:table-cell>
              <table:table-cell office:value-type="float" office:value="8.04209933333333">
                <text:p>8.04209933333333</text:p>
              </table:table-cell>
              <table:table-cell office:value-type="float" office:value="8.061864">
                <text:p>8.061864</text:p>
              </table:table-cell>
              <table:table-cell office:value-type="float" office:value="8.07046433333333">
                <text:p>8.07046433333333</text:p>
              </table:table-cell>
              <table:table-cell office:value-type="float" office:value="8.09582633333333">
                <text:p>8.09582633333333</text:p>
              </table:table-cell>
              <table:table-cell office:value-type="float" office:value="8.11108033333333">
                <text:p>8.11108033333333</text:p>
              </table:table-cell>
              <table:table-cell office:value-type="float" office:value="8.143028">
                <text:p>8.143028</text:p>
              </table:table-cell>
              <table:table-cell office:value-type="float" office:value="8.178323">
                <text:p>8.178323</text:p>
              </table:table-cell>
              <table:table-cell office:value-type="float" office:value="8.186841">
                <text:p>8.186841</text:p>
              </table:table-cell>
              <table:table-cell office:value-type="float" office:value="8.212356">
                <text:p>8.212356</text:p>
              </table:table-cell>
              <table:table-cell office:value-type="float" office:value="8.234188">
                <text:p>8.234188</text:p>
              </table:table-cell>
              <table:table-cell office:value-type="float" office:value="8.256923">
                <text:p>8.256923</text:p>
              </table:table-cell>
              <table:table-cell office:value-type="float" office:value="8.27230633333333">
                <text:p>8.27230633333333</text:p>
              </table:table-cell>
              <table:table-cell office:value-type="float" office:value="8.299181">
                <text:p>8.299181</text:p>
              </table:table-cell>
              <table:table-cell office:value-type="float" office:value="8.31847833333333">
                <text:p>8.31847833333333</text:p>
              </table:table-cell>
              <table:table-cell office:value-type="float" office:value="8.34321566666667">
                <text:p>8.34321566666667</text:p>
              </table:table-cell>
              <table:table-cell office:value-type="float" office:value="8.39310466666667">
                <text:p>8.39310466666667</text:p>
              </table:table-cell>
              <table:table-cell office:value-type="float" office:value="8.39824633333333">
                <text:p>8.39824633333333</text:p>
              </table:table-cell>
              <table:table-cell office:value-type="float" office:value="8.42843766666667">
                <text:p>8.42843766666667</text:p>
              </table:table-cell>
              <table:table-cell office:value-type="float" office:value="8.449104">
                <text:p>8.449104</text:p>
              </table:table-cell>
              <table:table-cell office:value-type="float" office:value="8.45334966666667">
                <text:p>8.45334966666667</text:p>
              </table:table-cell>
              <table:table-cell office:value-type="float" office:value="8.486927">
                <text:p>8.486927</text:p>
              </table:table-cell>
              <table:table-cell office:value-type="float" office:value="8.52408333333333">
                <text:p>8.52408333333333</text:p>
              </table:table-cell>
              <table:table-cell office:value-type="float" office:value="8.51997433333333">
                <text:p>8.51997433333333</text:p>
              </table:table-cell>
              <table:table-cell office:value-type="float" office:value="8.56064233333333">
                <text:p>8.56064233333333</text:p>
              </table:table-cell>
              <table:table-cell office:value-type="float" office:value="8.56868166666667">
                <text:p>8.56868166666667</text:p>
              </table:table-cell>
              <table:table-cell office:value-type="float" office:value="8.60398266666667">
                <text:p>8.60398266666667</text:p>
              </table:table-cell>
              <table:table-cell office:value-type="float" office:value="8.62384533333333">
                <text:p>8.62384533333333</text:p>
              </table:table-cell>
              <table:table-cell office:value-type="float" office:value="8.65728166666667">
                <text:p>8.65728166666667</text:p>
              </table:table-cell>
              <table:table-cell office:value-type="float" office:value="8.664555">
                <text:p>8.664555</text:p>
              </table:table-cell>
              <table:table-cell office:value-type="float" office:value="8.699594">
                <text:p>8.699594</text:p>
              </table:table-cell>
              <table:table-cell office:value-type="float" office:value="8.71174133333333">
                <text:p>8.71174133333333</text:p>
              </table:table-cell>
              <table:table-cell office:value-type="float" office:value="8.734731">
                <text:p>8.734731</text:p>
              </table:table-cell>
              <table:table-cell office:value-type="float" office:value="8.76309">
                <text:p>8.76309</text:p>
              </table:table-cell>
              <table:table-cell office:value-type="float" office:value="8.77941666666667">
                <text:p>8.77941666666667</text:p>
              </table:table-cell>
              <table:table-cell office:value-type="float" office:value="8.814426">
                <text:p>8.814426</text:p>
              </table:table-cell>
              <table:table-cell office:value-type="float" office:value="8.83841166666667">
                <text:p>8.83841166666667</text:p>
              </table:table-cell>
              <table:table-cell office:value-type="float" office:value="8.86396033333333">
                <text:p>8.86396033333333</text:p>
              </table:table-cell>
              <table:table-cell office:value-type="float" office:value="8.90199366666667">
                <text:p>8.90199366666667</text:p>
              </table:table-cell>
              <table:table-cell office:value-type="float" office:value="8.922965">
                <text:p>8.922965</text:p>
              </table:table-cell>
              <table:table-cell office:value-type="float" office:value="8.94984866666667">
                <text:p>8.94984866666667</text:p>
              </table:table-cell>
              <table:table-cell office:value-type="float" office:value="8.97035966666667">
                <text:p>8.97035966666667</text:p>
              </table:table-cell>
              <table:table-cell office:value-type="float" office:value="9.005577">
                <text:p>9.005577</text:p>
              </table:table-cell>
              <table:table-cell office:value-type="float" office:value="9.01723866666667">
                <text:p>9.01723866666667</text:p>
              </table:table-cell>
              <table:table-cell office:value-type="float" office:value="9.02990766666667">
                <text:p>9.02990766666667</text:p>
              </table:table-cell>
              <table:table-cell office:value-type="float" office:value="9.064333">
                <text:p>9.064333</text:p>
              </table:table-cell>
              <table:table-cell office:value-type="float" office:value="9.058829">
                <text:p>9.058829</text:p>
              </table:table-cell>
              <table:table-cell office:value-type="float" office:value="9.08834833333333">
                <text:p>9.08834833333333</text:p>
              </table:table-cell>
              <table:table-cell office:value-type="float" office:value="9.12919933333333">
                <text:p>9.12919933333333</text:p>
              </table:table-cell>
              <table:table-cell office:value-type="float" office:value="9.128618">
                <text:p>9.128618</text:p>
              </table:table-cell>
              <table:table-cell office:value-type="float" office:value="9.151144">
                <text:p>9.151144</text:p>
              </table:table-cell>
              <table:table-cell office:value-type="float" office:value="9.18237266666667">
                <text:p>9.18237266666667</text:p>
              </table:table-cell>
              <table:table-cell office:value-type="float" office:value="9.21375766666667">
                <text:p>9.21375766666667</text:p>
              </table:table-cell>
              <table:table-cell office:value-type="float" office:value="9.23290533333333">
                <text:p>9.23290533333333</text:p>
              </table:table-cell>
              <table:table-cell office:value-type="float" office:value="9.241008">
                <text:p>9.241008</text:p>
              </table:table-cell>
              <table:table-cell office:value-type="float" office:value="9.28292166666667">
                <text:p>9.28292166666667</text:p>
              </table:table-cell>
              <table:table-cell office:value-type="float" office:value="9.315295">
                <text:p>9.315295</text:p>
              </table:table-cell>
              <table:table-cell office:value-type="float" office:value="9.355234">
                <text:p>9.355234</text:p>
              </table:table-cell>
              <table:table-cell office:value-type="float" office:value="9.36126566666667">
                <text:p>9.36126566666667</text:p>
              </table:table-cell>
              <table:table-cell office:value-type="float" office:value="9.36398333333333">
                <text:p>9.36398333333333</text:p>
              </table:table-cell>
              <table:table-cell office:value-type="float" office:value="9.402517">
                <text:p>9.402517</text:p>
              </table:table-cell>
              <table:table-cell office:value-type="float" office:value="9.41625266666667">
                <text:p>9.41625266666667</text:p>
              </table:table-cell>
              <table:table-cell office:value-type="float" office:value="9.44335833333333">
                <text:p>9.44335833333333</text:p>
              </table:table-cell>
              <table:table-cell office:value-type="float" office:value="9.47273333333333">
                <text:p>9.47273333333333</text:p>
              </table:table-cell>
              <table:table-cell office:value-type="float" office:value="9.539025">
                <text:p>9.539025</text:p>
              </table:table-cell>
              <table:table-cell office:value-type="float" office:value="9.51446533333333">
                <text:p>9.51446533333333</text:p>
              </table:table-cell>
              <table:table-cell office:value-type="float" office:value="9.53661333333334">
                <text:p>9.53661333333334</text:p>
              </table:table-cell>
              <table:table-cell office:value-type="float" office:value="9.56870866666667">
                <text:p>9.56870866666667</text:p>
              </table:table-cell>
              <table:table-cell office:value-type="float" office:value="9.618987">
                <text:p>9.618987</text:p>
              </table:table-cell>
              <table:table-cell office:value-type="float" office:value="9.65367966666667">
                <text:p>9.65367966666667</text:p>
              </table:table-cell>
              <table:table-cell office:value-type="float" office:value="9.65833766666667">
                <text:p>9.65833766666667</text:p>
              </table:table-cell>
              <table:table-cell office:value-type="float" office:value="9.67371833333333">
                <text:p>9.67371833333333</text:p>
              </table:table-cell>
              <table:table-cell office:value-type="float" office:value="9.70638533333333">
                <text:p>9.70638533333333</text:p>
              </table:table-cell>
              <table:table-cell office:value-type="float" office:value="9.716245">
                <text:p>9.716245</text:p>
              </table:table-cell>
              <table:table-cell office:value-type="float" office:value="9.75259666666667">
                <text:p>9.75259666666667</text:p>
              </table:table-cell>
              <table:table-cell office:value-type="float" office:value="9.77307766666667">
                <text:p>9.77307766666667</text:p>
              </table:table-cell>
              <table:table-cell office:value-type="float" office:value="9.84636166666667">
                <text:p>9.84636166666667</text:p>
              </table:table-cell>
              <table:table-cell office:value-type="float" office:value="9.75417733333333">
                <text:p>9.75417733333333</text:p>
              </table:table-cell>
              <table:table-cell office:value-type="float" office:value="9.779062">
                <text:p>9.779062</text:p>
              </table:table-cell>
              <table:table-cell office:value-type="float" office:value="9.84556433333333">
                <text:p>9.84556433333333</text:p>
              </table:table-cell>
              <table:table-cell office:value-type="float" office:value="9.87603566666667">
                <text:p>9.87603566666667</text:p>
              </table:table-cell>
              <table:table-cell office:value-type="float" office:value="9.925199">
                <text:p>9.925199</text:p>
              </table:table-cell>
              <table:table-cell office:value-type="float" office:value="9.917557">
                <text:p>9.917557</text:p>
              </table:table-cell>
              <table:table-cell office:value-type="float" office:value="9.96986033333333">
                <text:p>9.96986033333333</text:p>
              </table:table-cell>
              <table:table-cell office:value-type="float" office:value="9.98466166666667">
                <text:p>9.98466166666667</text:p>
              </table:table-cell>
              <table:table-cell office:value-type="float" office:value="9.99752033333333">
                <text:p>9.99752033333333</text:p>
              </table:table-cell>
              <table:table-cell office:value-type="float" office:value="10.1548283333333">
                <text:p>10.1548283333333</text:p>
              </table:table-cell>
              <table:table-cell office:value-type="float" office:value="10.0797086666667">
                <text:p>10.0797086666667</text:p>
              </table:table-cell>
              <table:table-cell office:value-type="float" office:value="10.0507056666667">
                <text:p>10.0507056666667</text:p>
              </table:table-cell>
              <table:table-cell office:value-type="float" office:value="10.0566193333333">
                <text:p>10.0566193333333</text:p>
              </table:table-cell>
              <table:table-cell office:value-type="float" office:value="10.0726543333333">
                <text:p>10.0726543333333</text:p>
              </table:table-cell>
              <table:table-cell office:value-type="float" office:value="10.0815023333333">
                <text:p>10.0815023333333</text:p>
              </table:table-cell>
              <table:table-cell office:value-type="float" office:value="10.1087456666667">
                <text:p>10.1087456666667</text:p>
              </table:table-cell>
              <table:table-cell office:value-type="float" office:value="10.146894">
                <text:p>10.146894</text:p>
              </table:table-cell>
              <table:table-cell office:value-type="float" office:value="10.174252">
                <text:p>10.174252</text:p>
              </table:table-cell>
              <table:table-cell office:value-type="float" office:value="10.198709">
                <text:p>10.198709</text:p>
              </table:table-cell>
              <table:table-cell office:value-type="float" office:value="10.2203993333333">
                <text:p>10.2203993333333</text:p>
              </table:table-cell>
              <table:table-cell office:value-type="float" office:value="10.235213">
                <text:p>10.235213</text:p>
              </table:table-cell>
              <table:table-cell office:value-type="float" office:value="10.2663963333333">
                <text:p>10.2663963333333</text:p>
              </table:table-cell>
              <table:table-cell office:value-type="float" office:value="10.3122176666667">
                <text:p>10.3122176666667</text:p>
              </table:table-cell>
              <table:table-cell office:value-type="float" office:value="10.329041">
                <text:p>10.329041</text:p>
              </table:table-cell>
              <table:table-cell office:value-type="float" office:value="10.347189">
                <text:p>10.347189</text:p>
              </table:table-cell>
              <table:table-cell office:value-type="float" office:value="10.3887596666667">
                <text:p>10.3887596666667</text:p>
              </table:table-cell>
              <table:table-cell office:value-type="float" office:value="10.4104586666667">
                <text:p>10.4104586666667</text:p>
              </table:table-cell>
              <table:table-cell office:value-type="float" office:value="10.4013556666667">
                <text:p>10.4013556666667</text:p>
              </table:table-cell>
              <table:table-cell office:value-type="float" office:value="10.4394443333333">
                <text:p>10.4394443333333</text:p>
              </table:table-cell>
              <table:table-cell office:value-type="float" office:value="10.4558616666667">
                <text:p>10.4558616666667</text:p>
              </table:table-cell>
              <table:table-cell office:value-type="float" office:value="10.5080393333333">
                <text:p>10.5080393333333</text:p>
              </table:table-cell>
              <table:table-cell office:value-type="float" office:value="10.644914">
                <text:p>10.644914</text:p>
              </table:table-cell>
              <table:table-cell office:value-type="float" office:value="10.654906">
                <text:p>10.654906</text:p>
              </table:table-cell>
              <table:table-cell office:value-type="float" office:value="10.5505216666667">
                <text:p>10.5505216666667</text:p>
              </table:table-cell>
              <table:table-cell office:value-type="float" office:value="10.5798183333333">
                <text:p>10.5798183333333</text:p>
              </table:table-cell>
              <table:table-cell office:value-type="float" office:value="10.602984">
                <text:p>10.602984</text:p>
              </table:table-cell>
              <table:table-cell office:value-type="float" office:value="10.6593296666667">
                <text:p>10.6593296666667</text:p>
              </table:table-cell>
              <table:table-cell office:value-type="float" office:value="10.656552">
                <text:p>10.656552</text:p>
              </table:table-cell>
              <table:table-cell office:value-type="float" office:value="10.68608">
                <text:p>10.68608</text:p>
              </table:table-cell>
              <table:table-cell office:value-type="float" office:value="10.7195303333333">
                <text:p>10.7195303333333</text:p>
              </table:table-cell>
              <table:table-cell office:value-type="float" office:value="10.7232456666667">
                <text:p>10.7232456666667</text:p>
              </table:table-cell>
              <table:table-cell office:value-type="float" office:value="10.7476733333333">
                <text:p>10.7476733333333</text:p>
              </table:table-cell>
              <table:table-cell office:value-type="float" office:value="10.8108083333333">
                <text:p>10.8108083333333</text:p>
              </table:table-cell>
              <table:table-cell office:value-type="float" office:value="10.8012753333333">
                <text:p>10.8012753333333</text:p>
              </table:table-cell>
              <table:table-cell office:value-type="float" office:value="10.8420123333333">
                <text:p>10.8420123333333</text:p>
              </table:table-cell>
              <table:table-cell office:value-type="float" office:value="10.8496116666667">
                <text:p>10.8496116666667</text:p>
              </table:table-cell>
              <table:table-cell office:value-type="float" office:value="10.8736966666667">
                <text:p>10.8736966666667</text:p>
              </table:table-cell>
              <table:table-cell office:value-type="float" office:value="10.9329376666667">
                <text:p>10.9329376666667</text:p>
              </table:table-cell>
              <table:table-cell office:value-type="float" office:value="10.9476986666667">
                <text:p>10.9476986666667</text:p>
              </table:table-cell>
              <table:table-cell office:value-type="float" office:value="10.9812273333333">
                <text:p>10.9812273333333</text:p>
              </table:table-cell>
              <table:table-cell office:value-type="float" office:value="10.972072">
                <text:p>10.972072</text:p>
              </table:table-cell>
              <table:table-cell office:value-type="float" office:value="11.0048633333333">
                <text:p>11.0048633333333</text:p>
              </table:table-cell>
              <table:table-cell office:value-type="float" office:value="11.0242986666667">
                <text:p>11.0242986666667</text:p>
              </table:table-cell>
              <table:table-cell office:value-type="float" office:value="11.0616353333333">
                <text:p>11.0616353333333</text:p>
              </table:table-cell>
              <table:table-cell office:value-type="float" office:value="11.0715636666667">
                <text:p>11.0715636666667</text:p>
              </table:table-cell>
              <table:table-cell office:value-type="float" office:value="11.100779">
                <text:p>11.100779</text:p>
              </table:table-cell>
              <table:table-cell office:value-type="float" office:value="11.145558">
                <text:p>11.145558</text:p>
              </table:table-cell>
              <table:table-cell office:value-type="float" office:value="11.149454">
                <text:p>11.149454</text:p>
              </table:table-cell>
              <table:table-cell office:value-type="float" office:value="11.192301">
                <text:p>11.192301</text:p>
              </table:table-cell>
              <table:table-cell office:value-type="float" office:value="11.1983113333333">
                <text:p>11.1983113333333</text:p>
              </table:table-cell>
              <table:table-cell office:value-type="float" office:value="11.264498">
                <text:p>11.264498</text:p>
              </table:table-cell>
              <table:table-cell office:value-type="float" office:value="11.2486613333333">
                <text:p>11.2486613333333</text:p>
              </table:table-cell>
              <table:table-cell office:value-type="float" office:value="11.2860856666667">
                <text:p>11.2860856666667</text:p>
              </table:table-cell>
              <table:table-cell office:value-type="float" office:value="11.2946763333333">
                <text:p>11.2946763333333</text:p>
              </table:table-cell>
              <table:table-cell office:value-type="float" office:value="11.3435893333333">
                <text:p>11.3435893333333</text:p>
              </table:table-cell>
              <table:table-cell office:value-type="float" office:value="11.3551133333333">
                <text:p>11.3551133333333</text:p>
              </table:table-cell>
              <table:table-cell office:value-type="float" office:value="11.409039">
                <text:p>11.409039</text:p>
              </table:table-cell>
              <table:table-cell office:value-type="float" office:value="11.4071393333333">
                <text:p>11.4071393333333</text:p>
              </table:table-cell>
              <table:table-cell office:value-type="float" office:value="11.432307">
                <text:p>11.432307</text:p>
              </table:table-cell>
              <table:table-cell office:value-type="float" office:value="11.484417">
                <text:p>11.484417</text:p>
              </table:table-cell>
              <table:table-cell office:value-type="float" office:value="11.5057963333333">
                <text:p>11.5057963333333</text:p>
              </table:table-cell>
              <table:table-cell office:value-type="float" office:value="11.5028066666667">
                <text:p>11.5028066666667</text:p>
              </table:table-cell>
              <table:table-cell office:value-type="float" office:value="11.550478">
                <text:p>11.550478</text:p>
              </table:table-cell>
              <table:table-cell office:value-type="float" office:value="11.577111">
                <text:p>11.577111</text:p>
              </table:table-cell>
              <table:table-cell office:value-type="float" office:value="11.6258706666667">
                <text:p>11.6258706666667</text:p>
              </table:table-cell>
              <table:table-cell office:value-type="float" office:value="11.618071">
                <text:p>11.618071</text:p>
              </table:table-cell>
              <table:table-cell office:value-type="float" office:value="11.6939206666667">
                <text:p>11.6939206666667</text:p>
              </table:table-cell>
              <table:table-cell office:value-type="float" office:value="11.689288">
                <text:p>11.689288</text:p>
              </table:table-cell>
              <table:table-cell office:value-type="float" office:value="11.7187906666667">
                <text:p>11.7187906666667</text:p>
              </table:table-cell>
              <table:table-cell office:value-type="float" office:value="11.7255916666667">
                <text:p>11.7255916666667</text:p>
              </table:table-cell>
              <table:table-cell office:value-type="float" office:value="11.7323596666667">
                <text:p>11.7323596666667</text:p>
              </table:table-cell>
              <table:table-cell office:value-type="float" office:value="11.7717676666667">
                <text:p>11.7717676666667</text:p>
              </table:table-cell>
              <table:table-cell office:value-type="float" office:value="11.8057343333333">
                <text:p>11.8057343333333</text:p>
              </table:table-cell>
              <table:table-cell office:value-type="float" office:value="11.8152083333333">
                <text:p>11.8152083333333</text:p>
              </table:table-cell>
              <table:table-cell office:value-type="float" office:value="11.8407506666667">
                <text:p>11.8407506666667</text:p>
              </table:table-cell>
              <table:table-cell office:value-type="float" office:value="11.8551036666667">
                <text:p>11.8551036666667</text:p>
              </table:table-cell>
              <table:table-cell office:value-type="float" office:value="11.8981556666667">
                <text:p>11.8981556666667</text:p>
              </table:table-cell>
              <table:table-cell office:value-type="float" office:value="11.912864">
                <text:p>11.912864</text:p>
              </table:table-cell>
              <table:table-cell office:value-type="float" office:value="11.9565873333333">
                <text:p>11.9565873333333</text:p>
              </table:table-cell>
              <table:table-cell office:value-type="float" office:value="11.9853436666667">
                <text:p>11.9853436666667</text:p>
              </table:table-cell>
              <table:table-cell office:value-type="float" office:value="12.0088403333333">
                <text:p>12.0088403333333</text:p>
              </table:table-cell>
              <table:table-cell office:value-type="float" office:value="12.1857833333333">
                <text:p>12.1857833333333</text:p>
              </table:table-cell>
              <table:table-cell office:value-type="float" office:value="12.1480126666667">
                <text:p>12.1480126666667</text:p>
              </table:table-cell>
              <table:table-cell office:value-type="float" office:value="12.2570863333333">
                <text:p>12.2570863333333</text:p>
              </table:table-cell>
              <table:table-cell office:value-type="float" office:value="12.1778986666667">
                <text:p>12.1778986666667</text:p>
              </table:table-cell>
              <table:table-cell office:value-type="float" office:value="12.2735266666667">
                <text:p>12.2735266666667</text:p>
              </table:table-cell>
              <table:table-cell office:value-type="float" office:value="12.2381773333333">
                <text:p>12.2381773333333</text:p>
              </table:table-cell>
              <table:table-cell office:value-type="float" office:value="12.225401">
                <text:p>12.225401</text:p>
              </table:table-cell>
              <table:table-cell office:value-type="float" office:value="12.280458">
                <text:p>12.280458</text:p>
              </table:table-cell>
              <table:table-cell office:value-type="float" office:value="12.332077">
                <text:p>12.332077</text:p>
              </table:table-cell>
              <table:table-cell office:value-type="float" office:value="12.2853396666667">
                <text:p>12.2853396666667</text:p>
              </table:table-cell>
              <table:table-cell office:value-type="float" office:value="12.332628">
                <text:p>12.332628</text:p>
              </table:table-cell>
              <table:table-cell office:value-type="float" office:value="12.3060856666667">
                <text:p>12.3060856666667</text:p>
              </table:table-cell>
              <table:table-cell office:value-type="float" office:value="12.3462693333333">
                <text:p>12.3462693333333</text:p>
              </table:table-cell>
              <table:table-cell office:value-type="float" office:value="12.3855366666667">
                <text:p>12.3855366666667</text:p>
              </table:table-cell>
              <table:table-cell office:value-type="float" office:value="12.522471">
                <text:p>12.522471</text:p>
              </table:table-cell>
              <table:table-cell office:value-type="float" office:value="12.6703483333333">
                <text:p>12.6703483333333</text:p>
              </table:table-cell>
              <table:table-cell office:value-type="float" office:value="12.9521793333333">
                <text:p>12.9521793333333</text:p>
              </table:table-cell>
              <table:table-cell office:value-type="float" office:value="12.9739313333333">
                <text:p>12.9739313333333</text:p>
              </table:table-cell>
              <table:table-cell office:value-type="float" office:value="12.9535416666667">
                <text:p>12.9535416666667</text:p>
              </table:table-cell>
              <table:table-cell office:value-type="float" office:value="12.9671433333333">
                <text:p>12.9671433333333</text:p>
              </table:table-cell>
              <table:table-cell office:value-type="float" office:value="13.0109053333333">
                <text:p>13.0109053333333</text:p>
              </table:table-cell>
              <table:table-cell office:value-type="float" office:value="13.0749836666667">
                <text:p>13.0749836666667</text:p>
              </table:table-cell>
              <table:table-cell office:value-type="float" office:value="13.1068733333333">
                <text:p>13.1068733333333</text:p>
              </table:table-cell>
              <table:table-cell office:value-type="float" office:value="12.7372623333333">
                <text:p>12.7372623333333</text:p>
              </table:table-cell>
              <table:table-cell office:value-type="float" office:value="12.757161">
                <text:p>12.757161</text:p>
              </table:table-cell>
              <table:table-cell office:value-type="float" office:value="12.7715886666667">
                <text:p>12.7715886666667</text:p>
              </table:table-cell>
              <table:table-cell office:value-type="float" office:value="12.7150406666667">
                <text:p>12.7150406666667</text:p>
              </table:table-cell>
              <table:table-cell office:value-type="float" office:value="12.6938783333333">
                <text:p>12.6938783333333</text:p>
              </table:table-cell>
              <table:table-cell office:value-type="float" office:value="12.715796">
                <text:p>12.715796</text:p>
              </table:table-cell>
              <table:table-cell office:value-type="float" office:value="12.7439646666667">
                <text:p>12.7439646666667</text:p>
              </table:table-cell>
              <table:table-cell office:value-type="float" office:value="12.7673583333333">
                <text:p>12.7673583333333</text:p>
              </table:table-cell>
              <table:table-cell office:value-type="float" office:value="12.7910183333333">
                <text:p>12.7910183333333</text:p>
              </table:table-cell>
              <table:table-cell office:value-type="float" office:value="12.8171376666667">
                <text:p>12.8171376666667</text:p>
              </table:table-cell>
              <table:table-cell office:value-type="float" office:value="12.844259">
                <text:p>12.844259</text:p>
              </table:table-cell>
              <table:table-cell office:value-type="float" office:value="12.867979">
                <text:p>12.867979</text:p>
              </table:table-cell>
              <table:table-cell office:value-type="float" office:value="12.9139163333333">
                <text:p>12.9139163333333</text:p>
              </table:table-cell>
              <table:table-cell office:value-type="float" office:value="12.917119">
                <text:p>12.917119</text:p>
              </table:table-cell>
              <table:table-cell office:value-type="float" office:value="12.9451456666667">
                <text:p>12.9451456666667</text:p>
              </table:table-cell>
              <table:table-cell office:value-type="float" office:value="12.9941563333333">
                <text:p>12.9941563333333</text:p>
              </table:table-cell>
              <table:table-cell office:value-type="float" office:value="12.9924903333333">
                <text:p>12.9924903333333</text:p>
              </table:table-cell>
              <table:table-cell office:value-type="float" office:value="13.0224006666667">
                <text:p>13.0224006666667</text:p>
              </table:table-cell>
              <table:table-cell office:value-type="float" office:value="13.0737106666667">
                <text:p>13.0737106666667</text:p>
              </table:table-cell>
              <table:table-cell office:value-type="float" office:value="13.095728">
                <text:p>13.095728</text:p>
              </table:table-cell>
              <table:table-cell office:value-type="float" office:value="13.1208093333333">
                <text:p>13.1208093333333</text:p>
              </table:table-cell>
              <table:table-cell office:value-type="float" office:value="13.146213">
                <text:p>13.146213</text:p>
              </table:table-cell>
              <table:table-cell office:value-type="float" office:value="13.1600333333333">
                <text:p>13.1600333333333</text:p>
              </table:table-cell>
              <table:table-cell office:value-type="float" office:value="13.1902966666667">
                <text:p>13.1902966666667</text:p>
              </table:table-cell>
              <table:table-cell office:value-type="float" office:value="13.236857">
                <text:p>13.236857</text:p>
              </table:table-cell>
              <table:table-cell office:value-type="float" office:value="13.3203013333333">
                <text:p>13.3203013333333</text:p>
              </table:table-cell>
              <table:table-cell office:value-type="float" office:value="13.3851623333333">
                <text:p>13.3851623333333</text:p>
              </table:table-cell>
              <table:table-cell office:value-type="float" office:value="13.3261596666667">
                <text:p>13.3261596666667</text:p>
              </table:table-cell>
              <table:table-cell office:value-type="float" office:value="13.3549056666667">
                <text:p>13.3549056666667</text:p>
              </table:table-cell>
              <table:table-cell office:value-type="float" office:value="13.3495886666667">
                <text:p>13.3495886666667</text:p>
              </table:table-cell>
              <table:table-cell office:value-type="float" office:value="13.374712">
                <text:p>13.374712</text:p>
              </table:table-cell>
              <table:table-cell office:value-type="float" office:value="13.4142423333333">
                <text:p>13.4142423333333</text:p>
              </table:table-cell>
              <table:table-cell office:value-type="float" office:value="13.4746343333333">
                <text:p>13.4746343333333</text:p>
              </table:table-cell>
              <table:table-cell office:value-type="float" office:value="13.4945916666667">
                <text:p>13.4945916666667</text:p>
              </table:table-cell>
              <table:table-cell office:value-type="float" office:value="13.5135856666667">
                <text:p>13.5135856666667</text:p>
              </table:table-cell>
              <table:table-cell office:value-type="float" office:value="13.537373">
                <text:p>13.537373</text:p>
              </table:table-cell>
              <table:table-cell office:value-type="float" office:value="13.556103">
                <text:p>13.556103</text:p>
              </table:table-cell>
              <table:table-cell office:value-type="float" office:value="13.591898">
                <text:p>13.591898</text:p>
              </table:table-cell>
              <table:table-cell office:value-type="float" office:value="13.6288566666667">
                <text:p>13.6288566666667</text:p>
              </table:table-cell>
              <table:table-cell office:value-type="float" office:value="13.6521026666667">
                <text:p>13.6521026666667</text:p>
              </table:table-cell>
              <table:table-cell office:value-type="float" office:value="13.6749356666667">
                <text:p>13.6749356666667</text:p>
              </table:table-cell>
              <table:table-cell office:value-type="float" office:value="13.673945">
                <text:p>13.673945</text:p>
              </table:table-cell>
              <table:table-cell office:value-type="float" office:value="13.705423">
                <text:p>13.705423</text:p>
              </table:table-cell>
              <table:table-cell office:value-type="float" office:value="13.724823">
                <text:p>13.724823</text:p>
              </table:table-cell>
              <table:table-cell office:value-type="float" office:value="13.7450226666667">
                <text:p>13.7450226666667</text:p>
              </table:table-cell>
              <table:table-cell office:value-type="float" office:value="13.775999">
                <text:p>13.775999</text:p>
              </table:table-cell>
              <table:table-cell office:value-type="float" office:value="13.8037026666667">
                <text:p>13.8037026666667</text:p>
              </table:table-cell>
              <table:table-cell office:value-type="float" office:value="13.8375886666667">
                <text:p>13.8375886666667</text:p>
              </table:table-cell>
              <table:table-cell office:value-type="float" office:value="13.86326">
                <text:p>13.86326</text:p>
              </table:table-cell>
              <table:table-cell office:value-type="float" office:value="13.960647">
                <text:p>13.960647</text:p>
              </table:table-cell>
              <table:table-cell office:value-type="float" office:value="13.92695">
                <text:p>13.92695</text:p>
              </table:table-cell>
              <table:table-cell office:value-type="float" office:value="13.9412703333333">
                <text:p>13.9412703333333</text:p>
              </table:table-cell>
              <table:table-cell office:value-type="float" office:value="13.965322">
                <text:p>13.965322</text:p>
              </table:table-cell>
              <table:table-cell office:value-type="float" office:value="13.995943">
                <text:p>13.995943</text:p>
              </table:table-cell>
              <table:table-cell office:value-type="float" office:value="14.0271956666667">
                <text:p>14.0271956666667</text:p>
              </table:table-cell>
              <table:table-cell office:value-type="float" office:value="14.0472643333333">
                <text:p>14.0472643333333</text:p>
              </table:table-cell>
              <table:table-cell office:value-type="float" office:value="14.068779">
                <text:p>14.068779</text:p>
              </table:table-cell>
              <table:table-cell office:value-type="float" office:value="14.1015943333333">
                <text:p>14.1015943333333</text:p>
              </table:table-cell>
              <table:table-cell office:value-type="float" office:value="14.1260906666667">
                <text:p>14.1260906666667</text:p>
              </table:table-cell>
              <table:table-cell office:value-type="float" office:value="14.1629256666667">
                <text:p>14.1629256666667</text:p>
              </table:table-cell>
              <table:table-cell office:value-type="float" office:value="14.182117">
                <text:p>14.182117</text:p>
              </table:table-cell>
              <table:table-cell office:value-type="float" office:value="14.2054953333333">
                <text:p>14.2054953333333</text:p>
              </table:table-cell>
              <table:table-cell office:value-type="float" office:value="14.239829">
                <text:p>14.239829</text:p>
              </table:table-cell>
              <table:table-cell office:value-type="float" office:value="14.2624633333333">
                <text:p>14.2624633333333</text:p>
              </table:table-cell>
              <table:table-cell office:value-type="float" office:value="14.2925113333333">
                <text:p>14.2925113333333</text:p>
              </table:table-cell>
              <table:table-cell office:value-type="float" office:value="14.321527">
                <text:p>14.321527</text:p>
              </table:table-cell>
              <table:table-cell office:value-type="float" office:value="14.3473436666667">
                <text:p>14.3473436666667</text:p>
              </table:table-cell>
              <table:table-cell office:value-type="float" office:value="14.3741406666667">
                <text:p>14.3741406666667</text:p>
              </table:table-cell>
              <table:table-cell office:value-type="float" office:value="14.401304">
                <text:p>14.401304</text:p>
              </table:table-cell>
              <table:table-cell office:value-type="float" office:value="14.431198">
                <text:p>14.431198</text:p>
              </table:table-cell>
              <table:table-cell office:value-type="float" office:value="14.4554456666667">
                <text:p>14.4554456666667</text:p>
              </table:table-cell>
              <table:table-cell office:value-type="float" office:value="14.4882233333333">
                <text:p>14.4882233333333</text:p>
              </table:table-cell>
              <table:table-cell office:value-type="float" office:value="14.5120843333333">
                <text:p>14.5120843333333</text:p>
              </table:table-cell>
              <table:table-cell office:value-type="float" office:value="14.537269">
                <text:p>14.537269</text:p>
              </table:table-cell>
              <table:table-cell office:value-type="float" office:value="14.573693">
                <text:p>14.573693</text:p>
              </table:table-cell>
              <table:table-cell office:value-type="float" office:value="14.5951863333333">
                <text:p>14.5951863333333</text:p>
              </table:table-cell>
              <table:table-cell office:value-type="float" office:value="14.6228066666667">
                <text:p>14.6228066666667</text:p>
              </table:table-cell>
              <table:table-cell office:value-type="float" office:value="14.6546726666667">
                <text:p>14.6546726666667</text:p>
              </table:table-cell>
              <table:table-cell office:value-type="float" office:value="14.6737193333333">
                <text:p>14.6737193333333</text:p>
              </table:table-cell>
              <table:table-cell office:value-type="float" office:value="14.712437">
                <text:p>14.712437</text:p>
              </table:table-cell>
              <table:table-cell office:value-type="float" office:value="14.7329386666667">
                <text:p>14.7329386666667</text:p>
              </table:table-cell>
              <table:table-cell office:value-type="float" office:value="14.7620836666667">
                <text:p>14.7620836666667</text:p>
              </table:table-cell>
              <table:table-cell office:value-type="float" office:value="14.787565">
                <text:p>14.787565</text:p>
              </table:table-cell>
              <table:table-cell office:value-type="float" office:value="14.818027">
                <text:p>14.818027</text:p>
              </table:table-cell>
              <table:table-cell office:value-type="float" office:value="14.8401683333333">
                <text:p>14.8401683333333</text:p>
              </table:table-cell>
              <table:table-cell office:value-type="float" office:value="14.8920196666667">
                <text:p>14.8920196666667</text:p>
              </table:table-cell>
              <table:table-cell office:value-type="float" office:value="14.8996406666667">
                <text:p>14.8996406666667</text:p>
              </table:table-cell>
              <table:table-cell office:value-type="float" office:value="14.920067">
                <text:p>14.920067</text:p>
              </table:table-cell>
              <table:table-cell office:value-type="float" office:value="14.959064">
                <text:p>14.959064</text:p>
              </table:table-cell>
              <table:table-cell office:value-type="float" office:value="14.975981">
                <text:p>14.975981</text:p>
              </table:table-cell>
              <table:table-cell office:value-type="float" office:value="15.0096673333333">
                <text:p>15.0096673333333</text:p>
              </table:table-cell>
              <table:table-cell office:value-type="float" office:value="15.035802">
                <text:p>15.035802</text:p>
              </table:table-cell>
              <table:table-cell office:value-type="float" office:value="15.067002">
                <text:p>15.067002</text:p>
              </table:table-cell>
              <table:table-cell office:value-type="float" office:value="15.095448">
                <text:p>15.095448</text:p>
              </table:table-cell>
              <table:table-cell office:value-type="float" office:value="15.1233563333333">
                <text:p>15.1233563333333</text:p>
              </table:table-cell>
              <table:table-cell office:value-type="float" office:value="15.1517656666667">
                <text:p>15.1517656666667</text:p>
              </table:table-cell>
              <table:table-cell office:value-type="float" office:value="15.1734806666667">
                <text:p>15.1734806666667</text:p>
              </table:table-cell>
              <table:table-cell office:value-type="float" office:value="15.1998303333333">
                <text:p>15.1998303333333</text:p>
              </table:table-cell>
              <table:table-cell office:value-type="float" office:value="15.2362396666667">
                <text:p>15.2362396666667</text:p>
              </table:table-cell>
              <table:table-cell office:value-type="float" office:value="15.270684">
                <text:p>15.270684</text:p>
              </table:table-cell>
              <table:table-cell office:value-type="float" office:value="15.2917633333333">
                <text:p>15.2917633333333</text:p>
              </table:table-cell>
              <table:table-cell office:value-type="float" office:value="15.3355773333333">
                <text:p>15.3355773333333</text:p>
              </table:table-cell>
              <table:table-cell office:value-type="float" office:value="15.3413223333333">
                <text:p>15.3413223333333</text:p>
              </table:table-cell>
              <table:table-cell office:value-type="float" office:value="15.3660833333333">
                <text:p>15.3660833333333</text:p>
              </table:table-cell>
              <table:table-cell office:value-type="float" office:value="15.392071">
                <text:p>15.392071</text:p>
              </table:table-cell>
              <table:table-cell office:value-type="float" office:value="15.4200193333333">
                <text:p>15.4200193333333</text:p>
              </table:table-cell>
              <table:table-cell office:value-type="float" office:value="15.4590976666667">
                <text:p>15.4590976666667</text:p>
              </table:table-cell>
              <table:table-cell office:value-type="float" office:value="15.4763006666667">
                <text:p>15.4763006666667</text:p>
              </table:table-cell>
              <table:table-cell office:value-type="float" office:value="15.5243876666667">
                <text:p>15.5243876666667</text:p>
              </table:table-cell>
              <table:table-cell office:value-type="float" office:value="15.5358603333333">
                <text:p>15.5358603333333</text:p>
              </table:table-cell>
              <table:table-cell office:value-type="float" office:value="15.5746236666667">
                <text:p>15.5746236666667</text:p>
              </table:table-cell>
              <table:table-cell office:value-type="float" office:value="15.5967013333333">
                <text:p>15.5967013333333</text:p>
              </table:table-cell>
              <table:table-cell office:value-type="float" office:value="15.6245936666667">
                <text:p>15.6245936666667</text:p>
              </table:table-cell>
              <table:table-cell office:value-type="float" office:value="15.6519993333333">
                <text:p>15.6519993333333</text:p>
              </table:table-cell>
              <table:table-cell office:value-type="float" office:value="15.683963">
                <text:p>15.683963</text:p>
              </table:table-cell>
              <table:table-cell office:value-type="float" office:value="15.70702">
                <text:p>15.70702</text:p>
              </table:table-cell>
              <table:table-cell office:value-type="float" office:value="15.7407153333333">
                <text:p>15.7407153333333</text:p>
              </table:table-cell>
              <table:table-cell office:value-type="float" office:value="15.766981">
                <text:p>15.766981</text:p>
              </table:table-cell>
              <table:table-cell office:value-type="float" office:value="15.7936686666667">
                <text:p>15.7936686666667</text:p>
              </table:table-cell>
              <table:table-cell office:value-type="float" office:value="15.8485306666667">
                <text:p>15.8485306666667</text:p>
              </table:table-cell>
              <table:table-cell office:value-type="float" office:value="16.0232666666667">
                <text:p>16.0232666666667</text:p>
              </table:table-cell>
              <table:table-cell office:value-type="float" office:value="15.874138">
                <text:p>15.874138</text:p>
              </table:table-cell>
              <table:table-cell office:value-type="float" office:value="15.9065446666667">
                <text:p>15.9065446666667</text:p>
              </table:table-cell>
              <table:table-cell office:value-type="float" office:value="15.9489723333333">
                <text:p>15.9489723333333</text:p>
              </table:table-cell>
              <table:table-cell office:value-type="float" office:value="15.9741826666667">
                <text:p>15.9741826666667</text:p>
              </table:table-cell>
              <table:table-cell office:value-type="float" office:value="15.9884363333333">
                <text:p>15.9884363333333</text:p>
              </table:table-cell>
              <table:table-cell office:value-type="float" office:value="16.0137263333333">
                <text:p>16.0137263333333</text:p>
              </table:table-cell>
              <table:table-cell office:value-type="float" office:value="16.041481">
                <text:p>16.041481</text:p>
              </table:table-cell>
              <table:table-cell office:value-type="float" office:value="16.0767406666667">
                <text:p>16.0767406666667</text:p>
              </table:table-cell>
              <table:table-cell office:value-type="float" office:value="16.101495">
                <text:p>16.101495</text:p>
              </table:table-cell>
              <table:table-cell office:value-type="float" office:value="16.1317386666667">
                <text:p>16.1317386666667</text:p>
              </table:table-cell>
              <table:table-cell office:value-type="float" office:value="16.1572703333333">
                <text:p>16.1572703333333</text:p>
              </table:table-cell>
              <table:table-cell office:value-type="float" office:value="16.192595">
                <text:p>16.192595</text:p>
              </table:table-cell>
              <table:table-cell office:value-type="float" office:value="16.21771">
                <text:p>16.21771</text:p>
              </table:table-cell>
              <table:table-cell office:value-type="float" office:value="16.249106">
                <text:p>16.249106</text:p>
              </table:table-cell>
              <table:table-cell office:value-type="float" office:value="16.2739296666667">
                <text:p>16.2739296666667</text:p>
              </table:table-cell>
              <table:table-cell office:value-type="float" office:value="16.3277866666667">
                <text:p>16.3277866666667</text:p>
              </table:table-cell>
              <table:table-cell office:value-type="float" office:value="16.330592">
                <text:p>16.330592</text:p>
              </table:table-cell>
              <table:table-cell office:value-type="float" office:value="16.365821">
                <text:p>16.365821</text:p>
              </table:table-cell>
              <table:table-cell office:value-type="float" office:value="16.392695">
                <text:p>16.392695</text:p>
              </table:table-cell>
              <table:table-cell office:value-type="float" office:value="16.4271543333333">
                <text:p>16.4271543333333</text:p>
              </table:table-cell>
              <table:table-cell office:value-type="float" office:value="16.4554176666667">
                <text:p>16.4554176666667</text:p>
              </table:table-cell>
              <table:table-cell office:value-type="float" office:value="16.4659563333333">
                <text:p>16.4659563333333</text:p>
              </table:table-cell>
              <table:table-cell office:value-type="float" office:value="16.5005106666667">
                <text:p>16.5005106666667</text:p>
              </table:table-cell>
              <table:table-cell office:value-type="float" office:value="16.545019">
                <text:p>16.545019</text:p>
              </table:table-cell>
              <table:table-cell office:value-type="float" office:value="16.5624906666667">
                <text:p>16.5624906666667</text:p>
              </table:table-cell>
              <table:table-cell office:value-type="float" office:value="16.5988813333333">
                <text:p>16.5988813333333</text:p>
              </table:table-cell>
              <table:table-cell office:value-type="float" office:value="16.61719">
                <text:p>16.61719</text:p>
              </table:table-cell>
              <table:table-cell office:value-type="float" office:value="16.6478133333333">
                <text:p>16.6478133333333</text:p>
              </table:table-cell>
              <table:table-cell office:value-type="float" office:value="16.6824976666667">
                <text:p>16.6824976666667</text:p>
              </table:table-cell>
              <table:table-cell office:value-type="float" office:value="16.7089476666667">
                <text:p>16.7089476666667</text:p>
              </table:table-cell>
              <table:table-cell office:value-type="float" office:value="16.7402633333333">
                <text:p>16.7402633333333</text:p>
              </table:table-cell>
              <table:table-cell office:value-type="float" office:value="16.758319">
                <text:p>16.758319</text:p>
              </table:table-cell>
              <table:table-cell office:value-type="float" office:value="16.797465">
                <text:p>16.797465</text:p>
              </table:table-cell>
              <table:table-cell office:value-type="float" office:value="16.8158506666667">
                <text:p>16.8158506666667</text:p>
              </table:table-cell>
              <table:table-cell office:value-type="float" office:value="16.8464793333333">
                <text:p>16.8464793333333</text:p>
              </table:table-cell>
              <table:table-cell office:value-type="float" office:value="16.875288">
                <text:p>16.875288</text:p>
              </table:table-cell>
              <table:table-cell office:value-type="float" office:value="16.909146">
                <text:p>16.909146</text:p>
              </table:table-cell>
              <table:table-cell office:value-type="float" office:value="16.9340943333333">
                <text:p>16.9340943333333</text:p>
              </table:table-cell>
              <table:table-cell office:value-type="float" office:value="16.9674123333333">
                <text:p>16.9674123333333</text:p>
              </table:table-cell>
              <table:table-cell office:value-type="float" office:value="16.995106">
                <text:p>16.995106</text:p>
              </table:table-cell>
              <table:table-cell office:value-type="float" office:value="17.0392186666667">
                <text:p>17.0392186666667</text:p>
              </table:table-cell>
              <table:table-cell office:value-type="float" office:value="17.049308">
                <text:p>17.049308</text:p>
              </table:table-cell>
              <table:table-cell office:value-type="float" office:value="17.0795396666667">
                <text:p>17.0795396666667</text:p>
              </table:table-cell>
              <table:table-cell office:value-type="float" office:value="17.1090843333333">
                <text:p>17.1090843333333</text:p>
              </table:table-cell>
              <table:table-cell office:value-type="float" office:value="17.1415393333333">
                <text:p>17.1415393333333</text:p>
              </table:table-cell>
              <table:table-cell office:value-type="float" office:value="17.1789036666667">
                <text:p>17.1789036666667</text:p>
              </table:table-cell>
              <table:table-cell office:value-type="float" office:value="17.2434776666667">
                <text:p>17.2434776666667</text:p>
              </table:table-cell>
              <table:table-cell office:value-type="float" office:value="17.226226">
                <text:p>17.226226</text:p>
              </table:table-cell>
              <table:table-cell office:value-type="float" office:value="17.267127">
                <text:p>17.267127</text:p>
              </table:table-cell>
              <table:table-cell office:value-type="float" office:value="17.3012223333333">
                <text:p>17.3012223333333</text:p>
              </table:table-cell>
              <table:table-cell office:value-type="float" office:value="17.3262786666667">
                <text:p>17.3262786666667</text:p>
              </table:table-cell>
              <table:table-cell office:value-type="float" office:value="17.357703">
                <text:p>17.357703</text:p>
              </table:table-cell>
              <table:table-cell office:value-type="float" office:value="17.3738446666667">
                <text:p>17.3738446666667</text:p>
              </table:table-cell>
              <table:table-cell office:value-type="float" office:value="17.4282723333333">
                <text:p>17.4282723333333</text:p>
              </table:table-cell>
              <table:table-cell office:value-type="float" office:value="17.4537923333333">
                <text:p>17.4537923333333</text:p>
              </table:table-cell>
              <table:table-cell office:value-type="float" office:value="17.4626686666667">
                <text:p>17.4626686666667</text:p>
              </table:table-cell>
              <table:table-cell office:value-type="float" office:value="17.492277">
                <text:p>17.492277</text:p>
              </table:table-cell>
              <table:table-cell office:value-type="float" office:value="17.522803">
                <text:p>17.522803</text:p>
              </table:table-cell>
              <table:table-cell office:value-type="float" office:value="17.5469416666667">
                <text:p>17.5469416666667</text:p>
              </table:table-cell>
              <table:table-cell office:value-type="float" office:value="17.5733776666667">
                <text:p>17.5733776666667</text:p>
              </table:table-cell>
              <table:table-cell office:value-type="float" office:value="17.6181896666667">
                <text:p>17.6181896666667</text:p>
              </table:table-cell>
              <table:table-cell office:value-type="float" office:value="17.6308926666667">
                <text:p>17.6308926666667</text:p>
              </table:table-cell>
              <table:table-cell office:value-type="float" office:value="17.6659433333333">
                <text:p>17.6659433333333</text:p>
              </table:table-cell>
              <table:table-cell office:value-type="float" office:value="17.6989713333333">
                <text:p>17.6989713333333</text:p>
              </table:table-cell>
              <table:table-cell office:value-type="float" office:value="17.7301856666667">
                <text:p>17.7301856666667</text:p>
              </table:table-cell>
              <table:table-cell office:value-type="float" office:value="17.7558096666667">
                <text:p>17.7558096666667</text:p>
              </table:table-cell>
              <table:table-cell office:value-type="float" office:value="17.7793693333333">
                <text:p>17.7793693333333</text:p>
              </table:table-cell>
              <table:table-cell office:value-type="float" office:value="17.820657">
                <text:p>17.820657</text:p>
              </table:table-cell>
              <table:table-cell office:value-type="float" office:value="17.8447583333333">
                <text:p>17.8447583333333</text:p>
              </table:table-cell>
              <table:table-cell office:value-type="float" office:value="17.870874">
                <text:p>17.870874</text:p>
              </table:table-cell>
              <table:table-cell office:value-type="float" office:value="17.902799">
                <text:p>17.902799</text:p>
              </table:table-cell>
              <table:table-cell office:value-type="float" office:value="17.9361863333333">
                <text:p>17.9361863333333</text:p>
              </table:table-cell>
              <table:table-cell office:value-type="float" office:value="17.958069">
                <text:p>17.958069</text:p>
              </table:table-cell>
              <table:table-cell office:value-type="float" office:value="17.9881866666667">
                <text:p>17.9881866666667</text:p>
              </table:table-cell>
              <table:table-cell office:value-type="float" office:value="18.0126076666667">
                <text:p>18.0126076666667</text:p>
              </table:table-cell>
              <table:table-cell office:value-type="float" office:value="18.0503926666667">
                <text:p>18.0503926666667</text:p>
              </table:table-cell>
              <table:table-cell office:value-type="float" office:value="18.07942">
                <text:p>18.07942</text:p>
              </table:table-cell>
              <table:table-cell office:value-type="float" office:value="18.1301346666667">
                <text:p>18.1301346666667</text:p>
              </table:table-cell>
              <table:table-cell office:value-type="float" office:value="18.1374793333333">
                <text:p>18.1374793333333</text:p>
              </table:table-cell>
              <table:table-cell office:value-type="float" office:value="18.1753463333333">
                <text:p>18.1753463333333</text:p>
              </table:table-cell>
              <table:table-cell office:value-type="float" office:value="18.20058">
                <text:p>18.20058</text:p>
              </table:table-cell>
              <table:table-cell office:value-type="float" office:value="18.226585">
                <text:p>18.226585</text:p>
              </table:table-cell>
              <table:table-cell office:value-type="float" office:value="18.2487863333333">
                <text:p>18.2487863333333</text:p>
              </table:table-cell>
              <table:table-cell office:value-type="float" office:value="18.2848476666667">
                <text:p>18.2848476666667</text:p>
              </table:table-cell>
              <table:table-cell office:value-type="float" office:value="18.3181736666667">
                <text:p>18.3181736666667</text:p>
              </table:table-cell>
              <table:table-cell office:value-type="float" office:value="18.3463433333333">
                <text:p>18.3463433333333</text:p>
              </table:table-cell>
              <table:table-cell office:value-type="float" office:value="18.376712">
                <text:p>18.376712</text:p>
              </table:table-cell>
              <table:table-cell office:value-type="float" office:value="18.4060553333333">
                <text:p>18.4060553333333</text:p>
              </table:table-cell>
              <table:table-cell office:value-type="float" office:value="18.4354993333333">
                <text:p>18.4354993333333</text:p>
              </table:table-cell>
              <table:table-cell office:value-type="float" office:value="18.4767963333333">
                <text:p>18.4767963333333</text:p>
              </table:table-cell>
              <table:table-cell office:value-type="float" office:value="18.4901436666667">
                <text:p>18.4901436666667</text:p>
              </table:table-cell>
              <table:table-cell office:value-type="float" office:value="18.5455183333333">
                <text:p>18.5455183333333</text:p>
              </table:table-cell>
              <table:table-cell office:value-type="float" office:value="18.5549266666667">
                <text:p>18.5549266666667</text:p>
              </table:table-cell>
              <table:table-cell office:value-type="float" office:value="18.5801743333333">
                <text:p>18.5801743333333</text:p>
              </table:table-cell>
              <table:table-cell office:value-type="float" office:value="18.6134463333333">
                <text:p>18.6134463333333</text:p>
              </table:table-cell>
              <table:table-cell office:value-type="float" office:value="18.6735726666667">
                <text:p>18.6735726666667</text:p>
              </table:table-cell>
              <table:table-cell office:value-type="float" office:value="18.6685646666667">
                <text:p>18.6685646666667</text:p>
              </table:table-cell>
              <table:table-cell office:value-type="float" office:value="18.703252">
                <text:p>18.703252</text:p>
              </table:table-cell>
              <table:table-cell office:value-type="float" office:value="18.742876">
                <text:p>18.742876</text:p>
              </table:table-cell>
              <table:table-cell office:value-type="float" office:value="18.7939886666667">
                <text:p>18.7939886666667</text:p>
              </table:table-cell>
              <table:table-cell office:value-type="float" office:value="18.815092">
                <text:p>18.815092</text:p>
              </table:table-cell>
              <table:table-cell office:value-type="float" office:value="18.815848">
                <text:p>18.815848</text:p>
              </table:table-cell>
              <table:table-cell office:value-type="float" office:value="18.870692">
                <text:p>18.870692</text:p>
              </table:table-cell>
              <table:table-cell office:value-type="float" office:value="18.946844">
                <text:p>18.946844</text:p>
              </table:table-cell>
              <table:table-cell office:value-type="float" office:value="18.9501443333333">
                <text:p>18.9501443333333</text:p>
              </table:table-cell>
              <table:table-cell office:value-type="float" office:value="18.9327306666667">
                <text:p>18.9327306666667</text:p>
              </table:table-cell>
              <table:table-cell office:value-type="float" office:value="18.9822316666667">
                <text:p>18.9822316666667</text:p>
              </table:table-cell>
              <table:table-cell office:value-type="float" office:value="19.006841">
                <text:p>19.006841</text:p>
              </table:table-cell>
              <table:table-cell office:value-type="float" office:value="19.0393213333333">
                <text:p>19.0393213333333</text:p>
              </table:table-cell>
              <table:table-cell office:value-type="float" office:value="19.0601676666667">
                <text:p>19.0601676666667</text:p>
              </table:table-cell>
              <table:table-cell office:value-type="float" office:value="19.1452583333333">
                <text:p>19.1452583333333</text:p>
              </table:table-cell>
              <table:table-cell office:value-type="float" office:value="19.1251336666667">
                <text:p>19.1251336666667</text:p>
              </table:table-cell>
              <table:table-cell office:value-type="float" office:value="19.1979616666667">
                <text:p>19.1979616666667</text:p>
              </table:table-cell>
              <table:table-cell office:value-type="float" office:value="19.1825626666667">
                <text:p>19.1825626666667</text:p>
              </table:table-cell>
              <table:table-cell office:value-type="float" office:value="19.2117996666667">
                <text:p>19.2117996666667</text:p>
              </table:table-cell>
              <table:table-cell office:value-type="float" office:value="19.256132">
                <text:p>19.256132</text:p>
              </table:table-cell>
              <table:table-cell office:value-type="float" office:value="19.2867586666667">
                <text:p>19.2867586666667</text:p>
              </table:table-cell>
              <table:table-cell office:value-type="float" office:value="19.366838">
                <text:p>19.366838</text:p>
              </table:table-cell>
              <table:table-cell office:value-type="float" office:value="19.3782926666667">
                <text:p>19.3782926666667</text:p>
              </table:table-cell>
              <table:table-cell office:value-type="float" office:value="19.4085933333333">
                <text:p>19.4085933333333</text:p>
              </table:table-cell>
              <table:table-cell office:value-type="float" office:value="19.4586976666667">
                <text:p>19.4586976666667</text:p>
              </table:table-cell>
              <table:table-cell office:value-type="float" office:value="19.480681">
                <text:p>19.480681</text:p>
              </table:table-cell>
              <table:table-cell office:value-type="float" office:value="19.507203">
                <text:p>19.507203</text:p>
              </table:table-cell>
              <table:table-cell office:value-type="float" office:value="19.5453816666667">
                <text:p>19.5453816666667</text:p>
              </table:table-cell>
              <table:table-cell office:value-type="float" office:value="19.596856">
                <text:p>19.596856</text:p>
              </table:table-cell>
              <table:table-cell office:value-type="float" office:value="19.553206">
                <text:p>19.553206</text:p>
              </table:table-cell>
              <table:table-cell office:value-type="float" office:value="19.575462">
                <text:p>19.575462</text:p>
              </table:table-cell>
              <table:table-cell office:value-type="float" office:value="19.6200593333333">
                <text:p>19.6200593333333</text:p>
              </table:table-cell>
              <table:table-cell office:value-type="float" office:value="19.641048">
                <text:p>19.641048</text:p>
              </table:table-cell>
              <table:table-cell office:value-type="float" office:value="19.684353">
                <text:p>19.684353</text:p>
              </table:table-cell>
              <table:table-cell office:value-type="float" office:value="19.7024066666667">
                <text:p>19.7024066666667</text:p>
              </table:table-cell>
              <table:table-cell office:value-type="float" office:value="19.7448286666667">
                <text:p>19.7448286666667</text:p>
              </table:table-cell>
              <table:table-cell office:value-type="float" office:value="19.777665">
                <text:p>19.777665</text:p>
              </table:table-cell>
              <table:table-cell office:value-type="float" office:value="19.8670253333333">
                <text:p>19.8670253333333</text:p>
              </table:table-cell>
              <table:table-cell office:value-type="float" office:value="19.8668056666667">
                <text:p>19.8668056666667</text:p>
              </table:table-cell>
              <table:table-cell office:value-type="float" office:value="19.9084703333333">
                <text:p>19.9084703333333</text:p>
              </table:table-cell>
              <table:table-cell office:value-type="float" office:value="19.9072263333333">
                <text:p>19.9072263333333</text:p>
              </table:table-cell>
              <table:table-cell office:value-type="float" office:value="19.915509">
                <text:p>19.915509</text:p>
              </table:table-cell>
              <table:table-cell office:value-type="float" office:value="19.981395">
                <text:p>19.981395</text:p>
              </table:table-cell>
              <table:table-cell office:value-type="float" office:value="19.979372">
                <text:p>19.979372</text:p>
              </table:table-cell>
              <table:table-cell office:value-type="float" office:value="20.0466073333333">
                <text:p>20.0466073333333</text:p>
              </table:table-cell>
              <table:table-cell office:value-type="float" office:value="20.0526743333333">
                <text:p>20.0526743333333</text:p>
              </table:table-cell>
              <table:table-cell office:value-type="float" office:value="20.0882213333333">
                <text:p>20.0882213333333</text:p>
              </table:table-cell>
              <table:table-cell office:value-type="float" office:value="20.1139616666667">
                <text:p>20.1139616666667</text:p>
              </table:table-cell>
              <table:table-cell office:value-type="float" office:value="20.1248296666667">
                <text:p>20.1248296666667</text:p>
              </table:table-cell>
              <table:table-cell office:value-type="float" office:value="20.1697236666667">
                <text:p>20.1697236666667</text:p>
              </table:table-cell>
              <table:table-cell office:value-type="float" office:value="20.2147706666667">
                <text:p>20.2147706666667</text:p>
              </table:table-cell>
              <table:table-cell office:value-type="float" office:value="20.2325976666667">
                <text:p>20.2325976666667</text:p>
              </table:table-cell>
              <table:table-cell office:value-type="float" office:value="20.2725086666667">
                <text:p>20.2725086666667</text:p>
              </table:table-cell>
              <table:table-cell office:value-type="float" office:value="20.341461">
                <text:p>20.341461</text:p>
              </table:table-cell>
              <table:table-cell office:value-type="float" office:value="20.3800866666667">
                <text:p>20.38008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